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3.254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order-bottom="2.24pt solid #000000" fo:background-color="#1e90ff" fo:border-left="2.24pt solid #000000" fo:border-right="0.74pt solid #000000" fo:border-top="2.2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0">
      <style:table-cell-properties fo:border-bottom="2.24pt solid #000000" fo:background-color="#1e90ff" fo:border-left="0.74pt solid #000000" fo:border-right="0.74pt solid #000000" fo:border-top="2.2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2.24pt solid #000000" fo:background-color="#1e90ff" style:text-align-source="fix" style:repeat-content="false" fo:border-left="0.74pt solid #000000" fo:border-right="0.74pt solid #000000" fo:border-top="2.24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2.24pt solid #000000" fo:background-color="#1e90ff" fo:border-left="0.74pt solid #000000" fo:border-right="2.24pt solid #000000" fo:border-top="2.2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2" table:default-cell-style-name="ce2"/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Produit</text:p>
          </table:table-cell>
          <table:table-cell table:style-name="ce9" office:value-type="string" calcext:value-type="string">
            <text:p>Identifiant</text:p>
          </table:table-cell>
          <table:table-cell table:style-name="ce11" office:value-type="string" calcext:value-type="string">
            <text:p>Date de vente</text:p>
          </table:table-cell>
          <table:table-cell table:style-name="ce9" office:value-type="string" calcext:value-type="string">
            <text:p>Région</text:p>
          </table:table-cell>
          <table:table-cell table:style-name="ce9" office:value-type="string" calcext:value-type="string">
            <text:p>Ville</text:p>
          </table:table-cell>
          <table:table-cell table:style-name="ce9" office:value-type="string" calcext:value-type="string">
            <text:p>Client pot</text:p>
          </table:table-cell>
          <table:table-cell table:style-name="ce9" office:value-type="string" calcext:value-type="string">
            <text:p>Prix Unit</text:p>
          </table:table-cell>
          <table:table-cell table:style-name="ce9" office:value-type="string" calcext:value-type="string">
            <text:p>Nombre Vendu</text:p>
          </table:table-cell>
          <table:table-cell table:style-name="ce9" office:value-type="string" calcext:value-type="string">
            <text:p>Total Vente</text:p>
          </table:table-cell>
          <table:table-cell table:style-name="ce9" office:value-type="string" calcext:value-type="string">
            <text:p>Vente Espérer</text:p>
          </table:table-cell>
          <table:table-cell table:style-name="ce9" office:value-type="string" calcext:value-type="string">
            <text:p>Différence</text:p>
          </table:table-cell>
          <table:table-cell table:style-name="ce13" office:value-type="string" calcext:value-type="string">
            <text:p>Statistiqu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28" calcext:value-type="float">
            <text:p>10114528</text:p>
          </table:table-cell>
          <table:table-cell table:style-name="ce12" office:value-type="date" office:date-value="2024-05-31" calcext:value-type="date">
            <text:p>31/05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0" calcext:value-type="float">
            <text:p>3700</text:p>
          </table:table-cell>
          <table:table-cell table:style-name="ce8" table:formula="of:=PRODUCT([.G3:.H3])" office:value-type="float" office:value="11100000" calcext:value-type="float">
            <text:p>11100000</text:p>
          </table:table-cell>
          <table:table-cell table:style-name="ce8" table:formula="of:=5000*[.G3]" office:value-type="float" office:value="15000000" calcext:value-type="float">
            <text:p>15000000</text:p>
          </table:table-cell>
          <table:table-cell table:style-name="ce8" table:formula="of:=[.I3]-[.J3]" office:value-type="float" office:value="-3900000" calcext:value-type="float">
            <text:p>-3900000</text:p>
          </table:table-cell>
          <table:table-cell table:style-name="ce8" table:formula="of:=IF([.I3]&lt;[.J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29" calcext:value-type="float">
            <text:p>10114529</text:p>
          </table:table-cell>
          <table:table-cell table:style-name="ce12" office:value-type="date" office:date-value="2024-06-01" calcext:value-type="date">
            <text:p>01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1" calcext:value-type="float">
            <text:p>3701</text:p>
          </table:table-cell>
          <table:table-cell table:style-name="ce8" table:formula="of:=PRODUCT([.G4:.H4])" office:value-type="float" office:value="11103000" calcext:value-type="float">
            <text:p>11103000</text:p>
          </table:table-cell>
          <table:table-cell table:style-name="ce8" table:formula="of:=5000*[.G4]" office:value-type="float" office:value="15000000" calcext:value-type="float">
            <text:p>15000000</text:p>
          </table:table-cell>
          <table:table-cell table:style-name="ce8" table:formula="of:=[.I4]-[.J4]" office:value-type="float" office:value="-3897000" calcext:value-type="float">
            <text:p>-3897000</text:p>
          </table:table-cell>
          <table:table-cell table:style-name="ce8" table:formula="of:=IF([.I4]&lt;[.J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0" calcext:value-type="float">
            <text:p>10114530</text:p>
          </table:table-cell>
          <table:table-cell table:style-name="ce12" office:value-type="date" office:date-value="2024-06-02" calcext:value-type="date">
            <text:p>02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2" calcext:value-type="float">
            <text:p>3702</text:p>
          </table:table-cell>
          <table:table-cell table:style-name="ce8" table:formula="of:=PRODUCT([.G5:.H5])" office:value-type="float" office:value="11106000" calcext:value-type="float">
            <text:p>11106000</text:p>
          </table:table-cell>
          <table:table-cell table:style-name="ce8" table:formula="of:=5000*[.G5]" office:value-type="float" office:value="15000000" calcext:value-type="float">
            <text:p>15000000</text:p>
          </table:table-cell>
          <table:table-cell table:style-name="ce8" table:formula="of:=[.I5]-[.J5]" office:value-type="float" office:value="-3894000" calcext:value-type="float">
            <text:p>-3894000</text:p>
          </table:table-cell>
          <table:table-cell table:style-name="ce8" table:formula="of:=IF([.I5]&lt;[.J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1" calcext:value-type="float">
            <text:p>10114531</text:p>
          </table:table-cell>
          <table:table-cell table:style-name="ce12" office:value-type="date" office:date-value="2024-06-03" calcext:value-type="date">
            <text:p>03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3" calcext:value-type="float">
            <text:p>3703</text:p>
          </table:table-cell>
          <table:table-cell table:style-name="ce8" table:formula="of:=PRODUCT([.G6:.H6])" office:value-type="float" office:value="11109000" calcext:value-type="float">
            <text:p>11109000</text:p>
          </table:table-cell>
          <table:table-cell table:style-name="ce8" table:formula="of:=5000*[.G6]" office:value-type="float" office:value="15000000" calcext:value-type="float">
            <text:p>15000000</text:p>
          </table:table-cell>
          <table:table-cell table:style-name="ce8" table:formula="of:=[.I6]-[.J6]" office:value-type="float" office:value="-3891000" calcext:value-type="float">
            <text:p>-3891000</text:p>
          </table:table-cell>
          <table:table-cell table:style-name="ce8" table:formula="of:=IF([.I6]&lt;[.J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2" calcext:value-type="float">
            <text:p>10114532</text:p>
          </table:table-cell>
          <table:table-cell table:style-name="ce12" office:value-type="date" office:date-value="2024-06-04" calcext:value-type="date">
            <text:p>04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4" calcext:value-type="float">
            <text:p>3704</text:p>
          </table:table-cell>
          <table:table-cell table:style-name="ce8" table:formula="of:=PRODUCT([.G7:.H7])" office:value-type="float" office:value="11112000" calcext:value-type="float">
            <text:p>11112000</text:p>
          </table:table-cell>
          <table:table-cell table:style-name="ce8" table:formula="of:=5000*[.G7]" office:value-type="float" office:value="15000000" calcext:value-type="float">
            <text:p>15000000</text:p>
          </table:table-cell>
          <table:table-cell table:style-name="ce8" table:formula="of:=[.I7]-[.J7]" office:value-type="float" office:value="-3888000" calcext:value-type="float">
            <text:p>-3888000</text:p>
          </table:table-cell>
          <table:table-cell table:style-name="ce8" table:formula="of:=IF([.I7]&lt;[.J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3" calcext:value-type="float">
            <text:p>10114533</text:p>
          </table:table-cell>
          <table:table-cell table:style-name="ce12" office:value-type="date" office:date-value="2024-06-05" calcext:value-type="date">
            <text:p>05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5" calcext:value-type="float">
            <text:p>3705</text:p>
          </table:table-cell>
          <table:table-cell table:style-name="ce8" table:formula="of:=PRODUCT([.G8:.H8])" office:value-type="float" office:value="11115000" calcext:value-type="float">
            <text:p>11115000</text:p>
          </table:table-cell>
          <table:table-cell table:style-name="ce8" table:formula="of:=5000*[.G8]" office:value-type="float" office:value="15000000" calcext:value-type="float">
            <text:p>15000000</text:p>
          </table:table-cell>
          <table:table-cell table:style-name="ce8" table:formula="of:=[.I8]-[.J8]" office:value-type="float" office:value="-3885000" calcext:value-type="float">
            <text:p>-3885000</text:p>
          </table:table-cell>
          <table:table-cell table:style-name="ce8" table:formula="of:=IF([.I8]&lt;[.J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4" calcext:value-type="float">
            <text:p>10114534</text:p>
          </table:table-cell>
          <table:table-cell table:style-name="ce12" office:value-type="date" office:date-value="2024-06-06" calcext:value-type="date">
            <text:p>06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6" calcext:value-type="float">
            <text:p>3706</text:p>
          </table:table-cell>
          <table:table-cell table:style-name="ce8" table:formula="of:=PRODUCT([.G9:.H9])" office:value-type="float" office:value="11118000" calcext:value-type="float">
            <text:p>11118000</text:p>
          </table:table-cell>
          <table:table-cell table:style-name="ce8" table:formula="of:=5000*[.G9]" office:value-type="float" office:value="15000000" calcext:value-type="float">
            <text:p>15000000</text:p>
          </table:table-cell>
          <table:table-cell table:style-name="ce8" table:formula="of:=[.I9]-[.J9]" office:value-type="float" office:value="-3882000" calcext:value-type="float">
            <text:p>-3882000</text:p>
          </table:table-cell>
          <table:table-cell table:style-name="ce8" table:formula="of:=IF([.I9]&lt;[.J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5" calcext:value-type="float">
            <text:p>10114535</text:p>
          </table:table-cell>
          <table:table-cell table:style-name="ce12" office:value-type="date" office:date-value="2024-06-07" calcext:value-type="date">
            <text:p>07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Bongor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7" calcext:value-type="float">
            <text:p>3707</text:p>
          </table:table-cell>
          <table:table-cell table:style-name="ce8" table:formula="of:=PRODUCT([.G10:.H10])" office:value-type="float" office:value="11121000" calcext:value-type="float">
            <text:p>11121000</text:p>
          </table:table-cell>
          <table:table-cell table:style-name="ce8" table:formula="of:=5000*[.G10]" office:value-type="float" office:value="15000000" calcext:value-type="float">
            <text:p>15000000</text:p>
          </table:table-cell>
          <table:table-cell table:style-name="ce8" table:formula="of:=[.I10]-[.J10]" office:value-type="float" office:value="-3879000" calcext:value-type="float">
            <text:p>-3879000</text:p>
          </table:table-cell>
          <table:table-cell table:style-name="ce8" table:formula="of:=IF([.I10]&lt;[.J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6" calcext:value-type="float">
            <text:p>10114536</text:p>
          </table:table-cell>
          <table:table-cell table:style-name="ce12" office:value-type="date" office:date-value="2024-06-08" calcext:value-type="date">
            <text:p>08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8" calcext:value-type="float">
            <text:p>3708</text:p>
          </table:table-cell>
          <table:table-cell table:style-name="ce8" table:formula="of:=PRODUCT([.G11:.H11])" office:value-type="float" office:value="11124000" calcext:value-type="float">
            <text:p>11124000</text:p>
          </table:table-cell>
          <table:table-cell table:style-name="ce8" table:formula="of:=5000*[.G11]" office:value-type="float" office:value="15000000" calcext:value-type="float">
            <text:p>15000000</text:p>
          </table:table-cell>
          <table:table-cell table:style-name="ce8" table:formula="of:=[.I11]-[.J11]" office:value-type="float" office:value="-3876000" calcext:value-type="float">
            <text:p>-3876000</text:p>
          </table:table-cell>
          <table:table-cell table:style-name="ce8" table:formula="of:=IF([.I11]&lt;[.J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7" calcext:value-type="float">
            <text:p>10114537</text:p>
          </table:table-cell>
          <table:table-cell table:style-name="ce12" office:value-type="date" office:date-value="2024-06-09" calcext:value-type="date">
            <text:p>09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09" calcext:value-type="float">
            <text:p>3709</text:p>
          </table:table-cell>
          <table:table-cell table:style-name="ce8" table:formula="of:=PRODUCT([.G12:.H12])" office:value-type="float" office:value="11127000" calcext:value-type="float">
            <text:p>11127000</text:p>
          </table:table-cell>
          <table:table-cell table:style-name="ce8" table:formula="of:=5000*[.G12]" office:value-type="float" office:value="15000000" calcext:value-type="float">
            <text:p>15000000</text:p>
          </table:table-cell>
          <table:table-cell table:style-name="ce8" table:formula="of:=[.I12]-[.J12]" office:value-type="float" office:value="-3873000" calcext:value-type="float">
            <text:p>-3873000</text:p>
          </table:table-cell>
          <table:table-cell table:style-name="ce8" table:formula="of:=IF([.I12]&lt;[.J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8" calcext:value-type="float">
            <text:p>10114538</text:p>
          </table:table-cell>
          <table:table-cell table:style-name="ce12" office:value-type="date" office:date-value="2024-06-10" calcext:value-type="date">
            <text:p>10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7710" calcext:value-type="float">
            <text:p>7710</text:p>
          </table:table-cell>
          <table:table-cell table:style-name="ce8" table:formula="of:=PRODUCT([.G13:.H13])" office:value-type="float" office:value="23130000" calcext:value-type="float">
            <text:p>23130000</text:p>
          </table:table-cell>
          <table:table-cell table:style-name="ce8" table:formula="of:=5000*[.G13]" office:value-type="float" office:value="15000000" calcext:value-type="float">
            <text:p>15000000</text:p>
          </table:table-cell>
          <table:table-cell table:style-name="ce8" table:formula="of:=[.I13]-[.J13]" office:value-type="float" office:value="8130000" calcext:value-type="float">
            <text:p>8130000</text:p>
          </table:table-cell>
          <table:table-cell table:style-name="ce8" table:formula="of:=IF([.I13]&lt;[.J1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39" calcext:value-type="float">
            <text:p>10114539</text:p>
          </table:table-cell>
          <table:table-cell table:style-name="ce12" office:value-type="date" office:date-value="2024-06-11" calcext:value-type="date">
            <text:p>11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table:formula="of:=PRODUCT([.G14:.H14])" office:value-type="float" office:value="23133000" calcext:value-type="float">
            <text:p>23133000</text:p>
          </table:table-cell>
          <table:table-cell table:style-name="ce8" table:formula="of:=5000*[.G14]" office:value-type="float" office:value="15000000" calcext:value-type="float">
            <text:p>15000000</text:p>
          </table:table-cell>
          <table:table-cell table:style-name="ce8" table:formula="of:=[.I14]-[.J14]" office:value-type="float" office:value="8133000" calcext:value-type="float">
            <text:p>8133000</text:p>
          </table:table-cell>
          <table:table-cell table:style-name="ce8" table:formula="of:=IF([.I14]&lt;[.J1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0" calcext:value-type="float">
            <text:p>10114540</text:p>
          </table:table-cell>
          <table:table-cell table:style-name="ce12" office:value-type="date" office:date-value="2024-06-12" calcext:value-type="date">
            <text:p>12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7712" calcext:value-type="float">
            <text:p>7712</text:p>
          </table:table-cell>
          <table:table-cell table:style-name="ce8" table:formula="of:=PRODUCT([.G15:.H15])" office:value-type="float" office:value="23136000" calcext:value-type="float">
            <text:p>23136000</text:p>
          </table:table-cell>
          <table:table-cell table:style-name="ce8" table:formula="of:=5000*[.G15]" office:value-type="float" office:value="15000000" calcext:value-type="float">
            <text:p>15000000</text:p>
          </table:table-cell>
          <table:table-cell table:style-name="ce8" table:formula="of:=[.I15]-[.J15]" office:value-type="float" office:value="8136000" calcext:value-type="float">
            <text:p>8136000</text:p>
          </table:table-cell>
          <table:table-cell table:style-name="ce8" table:formula="of:=IF([.I15]&lt;[.J1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1" calcext:value-type="float">
            <text:p>10114541</text:p>
          </table:table-cell>
          <table:table-cell table:style-name="ce12" office:value-type="date" office:date-value="2024-06-13" calcext:value-type="date">
            <text:p>13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13" calcext:value-type="float">
            <text:p>3713</text:p>
          </table:table-cell>
          <table:table-cell table:style-name="ce8" table:formula="of:=PRODUCT([.G16:.H16])" office:value-type="float" office:value="11139000" calcext:value-type="float">
            <text:p>11139000</text:p>
          </table:table-cell>
          <table:table-cell table:style-name="ce8" table:formula="of:=5000*[.G16]" office:value-type="float" office:value="15000000" calcext:value-type="float">
            <text:p>15000000</text:p>
          </table:table-cell>
          <table:table-cell table:style-name="ce8" table:formula="of:=[.I16]-[.J16]" office:value-type="float" office:value="-3861000" calcext:value-type="float">
            <text:p>-3861000</text:p>
          </table:table-cell>
          <table:table-cell table:style-name="ce8" table:formula="of:=IF([.I16]&lt;[.J1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2" calcext:value-type="float">
            <text:p>10114542</text:p>
          </table:table-cell>
          <table:table-cell table:style-name="ce12" office:value-type="date" office:date-value="2024-06-14" calcext:value-type="date">
            <text:p>14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14" calcext:value-type="float">
            <text:p>3714</text:p>
          </table:table-cell>
          <table:table-cell table:style-name="ce8" table:formula="of:=PRODUCT([.G17:.H17])" office:value-type="float" office:value="11142000" calcext:value-type="float">
            <text:p>11142000</text:p>
          </table:table-cell>
          <table:table-cell table:style-name="ce8" table:formula="of:=5000*[.G17]" office:value-type="float" office:value="15000000" calcext:value-type="float">
            <text:p>15000000</text:p>
          </table:table-cell>
          <table:table-cell table:style-name="ce8" table:formula="of:=[.I17]-[.J17]" office:value-type="float" office:value="-3858000" calcext:value-type="float">
            <text:p>-3858000</text:p>
          </table:table-cell>
          <table:table-cell table:style-name="ce8" table:formula="of:=IF([.I17]&lt;[.J1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3" calcext:value-type="float">
            <text:p>10114543</text:p>
          </table:table-cell>
          <table:table-cell table:style-name="ce12" office:value-type="date" office:date-value="2024-06-15" calcext:value-type="date">
            <text:p>15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15" calcext:value-type="float">
            <text:p>3715</text:p>
          </table:table-cell>
          <table:table-cell table:style-name="ce8" table:formula="of:=PRODUCT([.G18:.H18])" office:value-type="float" office:value="11145000" calcext:value-type="float">
            <text:p>11145000</text:p>
          </table:table-cell>
          <table:table-cell table:style-name="ce8" table:formula="of:=5000*[.G18]" office:value-type="float" office:value="15000000" calcext:value-type="float">
            <text:p>15000000</text:p>
          </table:table-cell>
          <table:table-cell table:style-name="ce8" table:formula="of:=[.I18]-[.J18]" office:value-type="float" office:value="-3855000" calcext:value-type="float">
            <text:p>-3855000</text:p>
          </table:table-cell>
          <table:table-cell table:style-name="ce8" table:formula="of:=IF([.I18]&lt;[.J1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4" calcext:value-type="float">
            <text:p>10114544</text:p>
          </table:table-cell>
          <table:table-cell table:style-name="ce12" office:value-type="date" office:date-value="2024-06-16" calcext:value-type="date">
            <text:p>16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16" calcext:value-type="float">
            <text:p>3716</text:p>
          </table:table-cell>
          <table:table-cell table:style-name="ce8" table:formula="of:=PRODUCT([.G19:.H19])" office:value-type="float" office:value="11148000" calcext:value-type="float">
            <text:p>11148000</text:p>
          </table:table-cell>
          <table:table-cell table:style-name="ce8" table:formula="of:=5000*[.G19]" office:value-type="float" office:value="15000000" calcext:value-type="float">
            <text:p>15000000</text:p>
          </table:table-cell>
          <table:table-cell table:style-name="ce8" table:formula="of:=[.I19]-[.J19]" office:value-type="float" office:value="-3852000" calcext:value-type="float">
            <text:p>-3852000</text:p>
          </table:table-cell>
          <table:table-cell table:style-name="ce8" table:formula="of:=IF([.I19]&lt;[.J1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5" calcext:value-type="float">
            <text:p>10114545</text:p>
          </table:table-cell>
          <table:table-cell table:style-name="ce12" office:value-type="date" office:date-value="2024-06-17" calcext:value-type="date">
            <text:p>17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17" calcext:value-type="float">
            <text:p>3717</text:p>
          </table:table-cell>
          <table:table-cell table:style-name="ce8" table:formula="of:=PRODUCT([.G20:.H20])" office:value-type="float" office:value="11151000" calcext:value-type="float">
            <text:p>11151000</text:p>
          </table:table-cell>
          <table:table-cell table:style-name="ce8" table:formula="of:=5000*[.G20]" office:value-type="float" office:value="15000000" calcext:value-type="float">
            <text:p>15000000</text:p>
          </table:table-cell>
          <table:table-cell table:style-name="ce8" table:formula="of:=[.I20]-[.J20]" office:value-type="float" office:value="-3849000" calcext:value-type="float">
            <text:p>-3849000</text:p>
          </table:table-cell>
          <table:table-cell table:style-name="ce8" table:formula="of:=IF([.I20]&lt;[.J2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6" calcext:value-type="float">
            <text:p>10114546</text:p>
          </table:table-cell>
          <table:table-cell table:style-name="ce12" office:value-type="date" office:date-value="2024-06-18" calcext:value-type="date">
            <text:p>18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918" calcext:value-type="float">
            <text:p>3918</text:p>
          </table:table-cell>
          <table:table-cell table:style-name="ce8" table:formula="of:=PRODUCT([.G21:.H21])" office:value-type="float" office:value="11754000" calcext:value-type="float">
            <text:p>11754000</text:p>
          </table:table-cell>
          <table:table-cell table:style-name="ce8" table:formula="of:=5000*[.G21]" office:value-type="float" office:value="15000000" calcext:value-type="float">
            <text:p>15000000</text:p>
          </table:table-cell>
          <table:table-cell table:style-name="ce8" table:formula="of:=[.I21]-[.J21]" office:value-type="float" office:value="-3246000" calcext:value-type="float">
            <text:p>-3246000</text:p>
          </table:table-cell>
          <table:table-cell table:style-name="ce8" table:formula="of:=IF([.I21]&lt;[.J2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7" calcext:value-type="float">
            <text:p>10114547</text:p>
          </table:table-cell>
          <table:table-cell table:style-name="ce12" office:value-type="date" office:date-value="2024-06-19" calcext:value-type="date">
            <text:p>19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919" calcext:value-type="float">
            <text:p>3919</text:p>
          </table:table-cell>
          <table:table-cell table:style-name="ce8" table:formula="of:=PRODUCT([.G22:.H22])" office:value-type="float" office:value="11757000" calcext:value-type="float">
            <text:p>11757000</text:p>
          </table:table-cell>
          <table:table-cell table:style-name="ce8" table:formula="of:=5000*[.G22]" office:value-type="float" office:value="15000000" calcext:value-type="float">
            <text:p>15000000</text:p>
          </table:table-cell>
          <table:table-cell table:style-name="ce8" table:formula="of:=[.I22]-[.J22]" office:value-type="float" office:value="-3243000" calcext:value-type="float">
            <text:p>-3243000</text:p>
          </table:table-cell>
          <table:table-cell table:style-name="ce8" table:formula="of:=IF([.I22]&lt;[.J2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8" calcext:value-type="float">
            <text:p>10114548</text:p>
          </table:table-cell>
          <table:table-cell table:style-name="ce12" office:value-type="date" office:date-value="2024-06-20" calcext:value-type="date">
            <text:p>20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20" calcext:value-type="float">
            <text:p>3720</text:p>
          </table:table-cell>
          <table:table-cell table:style-name="ce8" table:formula="of:=PRODUCT([.G23:.H23])" office:value-type="float" office:value="11160000" calcext:value-type="float">
            <text:p>11160000</text:p>
          </table:table-cell>
          <table:table-cell table:style-name="ce8" table:formula="of:=5000*[.G23]" office:value-type="float" office:value="15000000" calcext:value-type="float">
            <text:p>15000000</text:p>
          </table:table-cell>
          <table:table-cell table:style-name="ce8" table:formula="of:=[.I23]-[.J23]" office:value-type="float" office:value="-3840000" calcext:value-type="float">
            <text:p>-3840000</text:p>
          </table:table-cell>
          <table:table-cell table:style-name="ce8" table:formula="of:=IF([.I23]&lt;[.J2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49" calcext:value-type="float">
            <text:p>10114549</text:p>
          </table:table-cell>
          <table:table-cell table:style-name="ce12" office:value-type="date" office:date-value="2024-06-21" calcext:value-type="date">
            <text:p>21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21" calcext:value-type="float">
            <text:p>3721</text:p>
          </table:table-cell>
          <table:table-cell table:style-name="ce8" table:formula="of:=PRODUCT([.G24:.H24])" office:value-type="float" office:value="11163000" calcext:value-type="float">
            <text:p>11163000</text:p>
          </table:table-cell>
          <table:table-cell table:style-name="ce8" table:formula="of:=5000*[.G24]" office:value-type="float" office:value="15000000" calcext:value-type="float">
            <text:p>15000000</text:p>
          </table:table-cell>
          <table:table-cell table:style-name="ce8" table:formula="of:=[.I24]-[.J24]" office:value-type="float" office:value="-3837000" calcext:value-type="float">
            <text:p>-3837000</text:p>
          </table:table-cell>
          <table:table-cell table:style-name="ce8" table:formula="of:=IF([.I24]&lt;[.J2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0" calcext:value-type="float">
            <text:p>10114550</text:p>
          </table:table-cell>
          <table:table-cell table:style-name="ce12" office:value-type="date" office:date-value="2024-06-22" calcext:value-type="date">
            <text:p>22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22" calcext:value-type="float">
            <text:p>3722</text:p>
          </table:table-cell>
          <table:table-cell table:style-name="ce8" table:formula="of:=PRODUCT([.G25:.H25])" office:value-type="float" office:value="11166000" calcext:value-type="float">
            <text:p>11166000</text:p>
          </table:table-cell>
          <table:table-cell table:style-name="ce8" table:formula="of:=5000*[.G25]" office:value-type="float" office:value="15000000" calcext:value-type="float">
            <text:p>15000000</text:p>
          </table:table-cell>
          <table:table-cell table:style-name="ce8" table:formula="of:=[.I25]-[.J25]" office:value-type="float" office:value="-3834000" calcext:value-type="float">
            <text:p>-3834000</text:p>
          </table:table-cell>
          <table:table-cell table:style-name="ce8" table:formula="of:=IF([.I25]&lt;[.J2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1" calcext:value-type="float">
            <text:p>10114551</text:p>
          </table:table-cell>
          <table:table-cell table:style-name="ce12" office:value-type="date" office:date-value="2024-06-23" calcext:value-type="date">
            <text:p>23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Fiang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23" calcext:value-type="float">
            <text:p>3723</text:p>
          </table:table-cell>
          <table:table-cell table:style-name="ce8" table:formula="of:=PRODUCT([.G26:.H26])" office:value-type="float" office:value="11169000" calcext:value-type="float">
            <text:p>11169000</text:p>
          </table:table-cell>
          <table:table-cell table:style-name="ce8" table:formula="of:=5000*[.G26]" office:value-type="float" office:value="15000000" calcext:value-type="float">
            <text:p>15000000</text:p>
          </table:table-cell>
          <table:table-cell table:style-name="ce8" table:formula="of:=[.I26]-[.J26]" office:value-type="float" office:value="-3831000" calcext:value-type="float">
            <text:p>-3831000</text:p>
          </table:table-cell>
          <table:table-cell table:style-name="ce8" table:formula="of:=IF([.I26]&lt;[.J2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2" calcext:value-type="float">
            <text:p>10114552</text:p>
          </table:table-cell>
          <table:table-cell table:style-name="ce12" office:value-type="date" office:date-value="2024-06-24" calcext:value-type="date">
            <text:p>24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24" calcext:value-type="float">
            <text:p>3724</text:p>
          </table:table-cell>
          <table:table-cell table:style-name="ce8" table:formula="of:=PRODUCT([.G27:.H27])" office:value-type="float" office:value="11172000" calcext:value-type="float">
            <text:p>11172000</text:p>
          </table:table-cell>
          <table:table-cell table:style-name="ce8" table:formula="of:=5000*[.G27]" office:value-type="float" office:value="15000000" calcext:value-type="float">
            <text:p>15000000</text:p>
          </table:table-cell>
          <table:table-cell table:style-name="ce8" table:formula="of:=[.I27]-[.J27]" office:value-type="float" office:value="-3828000" calcext:value-type="float">
            <text:p>-3828000</text:p>
          </table:table-cell>
          <table:table-cell table:style-name="ce8" table:formula="of:=IF([.I27]&lt;[.J2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3" calcext:value-type="float">
            <text:p>10114553</text:p>
          </table:table-cell>
          <table:table-cell table:style-name="ce12" office:value-type="date" office:date-value="2024-06-25" calcext:value-type="date">
            <text:p>25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25" calcext:value-type="float">
            <text:p>3725</text:p>
          </table:table-cell>
          <table:table-cell table:style-name="ce8" table:formula="of:=PRODUCT([.G28:.H28])" office:value-type="float" office:value="11175000" calcext:value-type="float">
            <text:p>11175000</text:p>
          </table:table-cell>
          <table:table-cell table:style-name="ce8" table:formula="of:=5000*[.G28]" office:value-type="float" office:value="15000000" calcext:value-type="float">
            <text:p>15000000</text:p>
          </table:table-cell>
          <table:table-cell table:style-name="ce8" table:formula="of:=[.I28]-[.J28]" office:value-type="float" office:value="-3825000" calcext:value-type="float">
            <text:p>-3825000</text:p>
          </table:table-cell>
          <table:table-cell table:style-name="ce8" table:formula="of:=IF([.I28]&lt;[.J2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4" calcext:value-type="float">
            <text:p>10114554</text:p>
          </table:table-cell>
          <table:table-cell table:style-name="ce12" office:value-type="date" office:date-value="2024-06-26" calcext:value-type="date">
            <text:p>26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25001" calcext:value-type="float">
            <text:p>25001</text:p>
          </table:table-cell>
          <table:table-cell table:style-name="ce8" table:formula="of:=PRODUCT([.G29:.H29])" office:value-type="float" office:value="75003000" calcext:value-type="float">
            <text:p>75003000</text:p>
          </table:table-cell>
          <table:table-cell table:style-name="ce8" table:formula="of:=5000*[.G29]" office:value-type="float" office:value="15000000" calcext:value-type="float">
            <text:p>15000000</text:p>
          </table:table-cell>
          <table:table-cell table:style-name="ce8" table:formula="of:=[.I29]-[.J29]" office:value-type="float" office:value="60003000" calcext:value-type="float">
            <text:p>60003000</text:p>
          </table:table-cell>
          <table:table-cell table:style-name="ce8" table:formula="of:=IF([.I29]&lt;[.J2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5" calcext:value-type="float">
            <text:p>10114555</text:p>
          </table:table-cell>
          <table:table-cell table:style-name="ce12" office:value-type="date" office:date-value="2024-06-27" calcext:value-type="date">
            <text:p>27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25002" calcext:value-type="float">
            <text:p>25002</text:p>
          </table:table-cell>
          <table:table-cell table:style-name="ce8" table:formula="of:=PRODUCT([.G30:.H30])" office:value-type="float" office:value="75006000" calcext:value-type="float">
            <text:p>75006000</text:p>
          </table:table-cell>
          <table:table-cell table:style-name="ce8" table:formula="of:=5000*[.G30]" office:value-type="float" office:value="15000000" calcext:value-type="float">
            <text:p>15000000</text:p>
          </table:table-cell>
          <table:table-cell table:style-name="ce8" table:formula="of:=[.I30]-[.J30]" office:value-type="float" office:value="60006000" calcext:value-type="float">
            <text:p>60006000</text:p>
          </table:table-cell>
          <table:table-cell table:style-name="ce8" table:formula="of:=IF([.I30]&lt;[.J3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6" calcext:value-type="float">
            <text:p>10114556</text:p>
          </table:table-cell>
          <table:table-cell table:style-name="ce12" office:value-type="date" office:date-value="2024-06-28" calcext:value-type="date">
            <text:p>28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25003" calcext:value-type="float">
            <text:p>25003</text:p>
          </table:table-cell>
          <table:table-cell table:style-name="ce8" table:formula="of:=PRODUCT([.G31:.H31])" office:value-type="float" office:value="75009000" calcext:value-type="float">
            <text:p>75009000</text:p>
          </table:table-cell>
          <table:table-cell table:style-name="ce8" table:formula="of:=5000*[.G31]" office:value-type="float" office:value="15000000" calcext:value-type="float">
            <text:p>15000000</text:p>
          </table:table-cell>
          <table:table-cell table:style-name="ce8" table:formula="of:=[.I31]-[.J31]" office:value-type="float" office:value="60009000" calcext:value-type="float">
            <text:p>60009000</text:p>
          </table:table-cell>
          <table:table-cell table:style-name="ce8" table:formula="of:=IF([.I31]&lt;[.J3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7" calcext:value-type="float">
            <text:p>10114557</text:p>
          </table:table-cell>
          <table:table-cell table:style-name="ce12" office:value-type="date" office:date-value="2024-06-29" calcext:value-type="date">
            <text:p>29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29" calcext:value-type="float">
            <text:p>3729</text:p>
          </table:table-cell>
          <table:table-cell table:style-name="ce8" table:formula="of:=PRODUCT([.G32:.H32])" office:value-type="float" office:value="11187000" calcext:value-type="float">
            <text:p>11187000</text:p>
          </table:table-cell>
          <table:table-cell table:style-name="ce8" table:formula="of:=5000*[.G32]" office:value-type="float" office:value="15000000" calcext:value-type="float">
            <text:p>15000000</text:p>
          </table:table-cell>
          <table:table-cell table:style-name="ce8" table:formula="of:=[.I32]-[.J32]" office:value-type="float" office:value="-3813000" calcext:value-type="float">
            <text:p>-3813000</text:p>
          </table:table-cell>
          <table:table-cell table:style-name="ce8" table:formula="of:=IF([.I32]&lt;[.J3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8" calcext:value-type="float">
            <text:p>10114558</text:p>
          </table:table-cell>
          <table:table-cell table:style-name="ce12" office:value-type="date" office:date-value="2024-06-30" calcext:value-type="date">
            <text:p>30/06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30" calcext:value-type="float">
            <text:p>3730</text:p>
          </table:table-cell>
          <table:table-cell table:style-name="ce8" table:formula="of:=PRODUCT([.G33:.H33])" office:value-type="float" office:value="11190000" calcext:value-type="float">
            <text:p>11190000</text:p>
          </table:table-cell>
          <table:table-cell table:style-name="ce8" table:formula="of:=5000*[.G33]" office:value-type="float" office:value="15000000" calcext:value-type="float">
            <text:p>15000000</text:p>
          </table:table-cell>
          <table:table-cell table:style-name="ce8" table:formula="of:=[.I33]-[.J33]" office:value-type="float" office:value="-3810000" calcext:value-type="float">
            <text:p>-3810000</text:p>
          </table:table-cell>
          <table:table-cell table:style-name="ce8" table:formula="of:=IF([.I33]&lt;[.J3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59" calcext:value-type="float">
            <text:p>10114559</text:p>
          </table:table-cell>
          <table:table-cell table:style-name="ce12" office:value-type="date" office:date-value="2024-07-01" calcext:value-type="date">
            <text:p>01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Pal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31" calcext:value-type="float">
            <text:p>3731</text:p>
          </table:table-cell>
          <table:table-cell table:style-name="ce8" table:formula="of:=PRODUCT([.G34:.H34])" office:value-type="float" office:value="11193000" calcext:value-type="float">
            <text:p>11193000</text:p>
          </table:table-cell>
          <table:table-cell table:style-name="ce8" table:formula="of:=5000*[.G34]" office:value-type="float" office:value="15000000" calcext:value-type="float">
            <text:p>15000000</text:p>
          </table:table-cell>
          <table:table-cell table:style-name="ce8" table:formula="of:=[.I34]-[.J34]" office:value-type="float" office:value="-3807000" calcext:value-type="float">
            <text:p>-3807000</text:p>
          </table:table-cell>
          <table:table-cell table:style-name="ce8" table:formula="of:=IF([.I34]&lt;[.J3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0" calcext:value-type="float">
            <text:p>10114560</text:p>
          </table:table-cell>
          <table:table-cell table:style-name="ce12" office:value-type="date" office:date-value="2024-07-02" calcext:value-type="date">
            <text:p>02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32" calcext:value-type="float">
            <text:p>3732</text:p>
          </table:table-cell>
          <table:table-cell table:style-name="ce8" table:formula="of:=PRODUCT([.G35:.H35])" office:value-type="float" office:value="11196000" calcext:value-type="float">
            <text:p>11196000</text:p>
          </table:table-cell>
          <table:table-cell table:style-name="ce8" table:formula="of:=5000*[.G35]" office:value-type="float" office:value="15000000" calcext:value-type="float">
            <text:p>15000000</text:p>
          </table:table-cell>
          <table:table-cell table:style-name="ce8" table:formula="of:=[.I35]-[.J35]" office:value-type="float" office:value="-3804000" calcext:value-type="float">
            <text:p>-3804000</text:p>
          </table:table-cell>
          <table:table-cell table:style-name="ce8" table:formula="of:=IF([.I35]&lt;[.J3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1" calcext:value-type="float">
            <text:p>10114561</text:p>
          </table:table-cell>
          <table:table-cell table:style-name="ce12" office:value-type="date" office:date-value="2024-07-03" calcext:value-type="date">
            <text:p>03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733" calcext:value-type="float">
            <text:p>3733</text:p>
          </table:table-cell>
          <table:table-cell table:style-name="ce8" table:formula="of:=PRODUCT([.G36:.H36])" office:value-type="float" office:value="11199000" calcext:value-type="float">
            <text:p>11199000</text:p>
          </table:table-cell>
          <table:table-cell table:style-name="ce8" table:formula="of:=5000*[.G36]" office:value-type="float" office:value="15000000" calcext:value-type="float">
            <text:p>15000000</text:p>
          </table:table-cell>
          <table:table-cell table:style-name="ce8" table:formula="of:=[.I36]-[.J36]" office:value-type="float" office:value="-3801000" calcext:value-type="float">
            <text:p>-3801000</text:p>
          </table:table-cell>
          <table:table-cell table:style-name="ce8" table:formula="of:=IF([.I36]&lt;[.J3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0" calcext:value-type="float">
            <text:p>11124670</text:p>
          </table:table-cell>
          <table:table-cell table:style-name="ce12" office:value-type="date" office:date-value="2024-07-04" calcext:value-type="date">
            <text:p>04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34" calcext:value-type="float">
            <text:p>3734</text:p>
          </table:table-cell>
          <table:table-cell table:style-name="ce8" table:formula="of:=PRODUCT([.G37:.H37])" office:value-type="float" office:value="29872000" calcext:value-type="float">
            <text:p>29872000</text:p>
          </table:table-cell>
          <table:table-cell table:style-name="ce8" table:formula="of:=8000*[.G37]" office:value-type="float" office:value="64000000" calcext:value-type="float">
            <text:p>64000000</text:p>
          </table:table-cell>
          <table:table-cell table:style-name="ce8" table:formula="of:=[.I37]-[.J37]" office:value-type="float" office:value="-34128000" calcext:value-type="float">
            <text:p>-34128000</text:p>
          </table:table-cell>
          <table:table-cell table:style-name="ce8" table:formula="of:=IF([.I37]&lt;[.J3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1" calcext:value-type="float">
            <text:p>11124671</text:p>
          </table:table-cell>
          <table:table-cell table:style-name="ce12" office:value-type="date" office:date-value="2024-07-05" calcext:value-type="date">
            <text:p>05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25003" calcext:value-type="float">
            <text:p>25003</text:p>
          </table:table-cell>
          <table:table-cell table:style-name="ce8" table:formula="of:=PRODUCT([.G38:.H38])" office:value-type="float" office:value="200024000" calcext:value-type="float">
            <text:p>200024000</text:p>
          </table:table-cell>
          <table:table-cell table:style-name="ce8" table:formula="of:=8000*[.G38]" office:value-type="float" office:value="64000000" calcext:value-type="float">
            <text:p>64000000</text:p>
          </table:table-cell>
          <table:table-cell table:style-name="ce8" table:formula="of:=[.I38]-[.J38]" office:value-type="float" office:value="136024000" calcext:value-type="float">
            <text:p>136024000</text:p>
          </table:table-cell>
          <table:table-cell table:style-name="ce8" table:formula="of:=IF([.I38]&lt;[.J3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2" calcext:value-type="float">
            <text:p>11124672</text:p>
          </table:table-cell>
          <table:table-cell table:style-name="ce12" office:value-type="date" office:date-value="2024-07-06" calcext:value-type="date">
            <text:p>06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25004" calcext:value-type="float">
            <text:p>25004</text:p>
          </table:table-cell>
          <table:table-cell table:style-name="ce8" table:formula="of:=PRODUCT([.G39:.H39])" office:value-type="float" office:value="200032000" calcext:value-type="float">
            <text:p>200032000</text:p>
          </table:table-cell>
          <table:table-cell table:style-name="ce8" table:formula="of:=8000*[.G39]" office:value-type="float" office:value="64000000" calcext:value-type="float">
            <text:p>64000000</text:p>
          </table:table-cell>
          <table:table-cell table:style-name="ce8" table:formula="of:=[.I39]-[.J39]" office:value-type="float" office:value="136032000" calcext:value-type="float">
            <text:p>136032000</text:p>
          </table:table-cell>
          <table:table-cell table:style-name="ce8" table:formula="of:=IF([.I39]&lt;[.J3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3" calcext:value-type="float">
            <text:p>11124673</text:p>
          </table:table-cell>
          <table:table-cell table:style-name="ce12" office:value-type="date" office:date-value="2024-07-07" calcext:value-type="date">
            <text:p>07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25005" calcext:value-type="float">
            <text:p>25005</text:p>
          </table:table-cell>
          <table:table-cell table:style-name="ce8" table:formula="of:=PRODUCT([.G40:.H40])" office:value-type="float" office:value="200040000" calcext:value-type="float">
            <text:p>200040000</text:p>
          </table:table-cell>
          <table:table-cell table:style-name="ce8" table:formula="of:=8000*[.G40]" office:value-type="float" office:value="64000000" calcext:value-type="float">
            <text:p>64000000</text:p>
          </table:table-cell>
          <table:table-cell table:style-name="ce8" table:formula="of:=[.I40]-[.J40]" office:value-type="float" office:value="136040000" calcext:value-type="float">
            <text:p>136040000</text:p>
          </table:table-cell>
          <table:table-cell table:style-name="ce8" table:formula="of:=IF([.I40]&lt;[.J4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4" calcext:value-type="float">
            <text:p>11124674</text:p>
          </table:table-cell>
          <table:table-cell table:style-name="ce12" office:value-type="date" office:date-value="2024-07-08" calcext:value-type="date">
            <text:p>08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38" calcext:value-type="float">
            <text:p>3738</text:p>
          </table:table-cell>
          <table:table-cell table:style-name="ce8" table:formula="of:=PRODUCT([.G41:.H41])" office:value-type="float" office:value="29904000" calcext:value-type="float">
            <text:p>29904000</text:p>
          </table:table-cell>
          <table:table-cell table:style-name="ce8" table:formula="of:=8000*[.G41]" office:value-type="float" office:value="64000000" calcext:value-type="float">
            <text:p>64000000</text:p>
          </table:table-cell>
          <table:table-cell table:style-name="ce8" table:formula="of:=[.I41]-[.J41]" office:value-type="float" office:value="-34096000" calcext:value-type="float">
            <text:p>-34096000</text:p>
          </table:table-cell>
          <table:table-cell table:style-name="ce8" table:formula="of:=IF([.I41]&lt;[.J4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5" calcext:value-type="float">
            <text:p>11124675</text:p>
          </table:table-cell>
          <table:table-cell table:style-name="ce12" office:value-type="date" office:date-value="2024-07-09" calcext:value-type="date">
            <text:p>09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39" calcext:value-type="float">
            <text:p>3739</text:p>
          </table:table-cell>
          <table:table-cell table:style-name="ce8" table:formula="of:=PRODUCT([.G42:.H42])" office:value-type="float" office:value="29912000" calcext:value-type="float">
            <text:p>29912000</text:p>
          </table:table-cell>
          <table:table-cell table:style-name="ce8" table:formula="of:=8000*[.G42]" office:value-type="float" office:value="64000000" calcext:value-type="float">
            <text:p>64000000</text:p>
          </table:table-cell>
          <table:table-cell table:style-name="ce8" table:formula="of:=[.I42]-[.J42]" office:value-type="float" office:value="-34088000" calcext:value-type="float">
            <text:p>-34088000</text:p>
          </table:table-cell>
          <table:table-cell table:style-name="ce8" table:formula="of:=IF([.I42]&lt;[.J4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6" calcext:value-type="float">
            <text:p>11124676</text:p>
          </table:table-cell>
          <table:table-cell table:style-name="ce12" office:value-type="date" office:date-value="2024-07-10" calcext:value-type="date">
            <text:p>10/07/24</text:p>
          </table:table-cell>
          <table:table-cell table:style-name="ce8" office:value-type="string" calcext:value-type="string">
            <text:p>Mayo Keby</text:p>
          </table:table-cell>
          <table:table-cell table:style-name="ce8" office:value-type="string" calcext:value-type="string">
            <text:p>Lér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0" calcext:value-type="float">
            <text:p>3740</text:p>
          </table:table-cell>
          <table:table-cell table:style-name="ce8" table:formula="of:=PRODUCT([.G43:.H43])" office:value-type="float" office:value="29920000" calcext:value-type="float">
            <text:p>29920000</text:p>
          </table:table-cell>
          <table:table-cell table:style-name="ce8" table:formula="of:=8000*[.G43]" office:value-type="float" office:value="64000000" calcext:value-type="float">
            <text:p>64000000</text:p>
          </table:table-cell>
          <table:table-cell table:style-name="ce8" table:formula="of:=[.I43]-[.J43]" office:value-type="float" office:value="-34080000" calcext:value-type="float">
            <text:p>-34080000</text:p>
          </table:table-cell>
          <table:table-cell table:style-name="ce8" table:formula="of:=IF([.I43]&lt;[.J4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7" calcext:value-type="float">
            <text:p>11124677</text:p>
          </table:table-cell>
          <table:table-cell table:style-name="ce12" office:value-type="date" office:date-value="2024-07-11" calcext:value-type="date">
            <text:p>11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1" calcext:value-type="float">
            <text:p>3741</text:p>
          </table:table-cell>
          <table:table-cell table:style-name="ce8" table:formula="of:=PRODUCT([.G44:.H44])" office:value-type="float" office:value="29928000" calcext:value-type="float">
            <text:p>29928000</text:p>
          </table:table-cell>
          <table:table-cell table:style-name="ce8" table:formula="of:=8000*[.G44]" office:value-type="float" office:value="64000000" calcext:value-type="float">
            <text:p>64000000</text:p>
          </table:table-cell>
          <table:table-cell table:style-name="ce8" table:formula="of:=[.I44]-[.J44]" office:value-type="float" office:value="-34072000" calcext:value-type="float">
            <text:p>-34072000</text:p>
          </table:table-cell>
          <table:table-cell table:style-name="ce8" table:formula="of:=IF([.I44]&lt;[.J4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8" calcext:value-type="float">
            <text:p>11124678</text:p>
          </table:table-cell>
          <table:table-cell table:style-name="ce12" office:value-type="date" office:date-value="2024-07-12" calcext:value-type="date">
            <text:p>12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2" calcext:value-type="float">
            <text:p>3742</text:p>
          </table:table-cell>
          <table:table-cell table:style-name="ce8" table:formula="of:=PRODUCT([.G45:.H45])" office:value-type="float" office:value="29936000" calcext:value-type="float">
            <text:p>29936000</text:p>
          </table:table-cell>
          <table:table-cell table:style-name="ce8" table:formula="of:=8000*[.G45]" office:value-type="float" office:value="64000000" calcext:value-type="float">
            <text:p>64000000</text:p>
          </table:table-cell>
          <table:table-cell table:style-name="ce8" table:formula="of:=[.I45]-[.J45]" office:value-type="float" office:value="-34064000" calcext:value-type="float">
            <text:p>-34064000</text:p>
          </table:table-cell>
          <table:table-cell table:style-name="ce8" table:formula="of:=IF([.I45]&lt;[.J4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79" calcext:value-type="float">
            <text:p>11124679</text:p>
          </table:table-cell>
          <table:table-cell table:style-name="ce12" office:value-type="date" office:date-value="2024-07-13" calcext:value-type="date">
            <text:p>13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3" calcext:value-type="float">
            <text:p>3743</text:p>
          </table:table-cell>
          <table:table-cell table:style-name="ce8" table:formula="of:=PRODUCT([.G46:.H46])" office:value-type="float" office:value="29944000" calcext:value-type="float">
            <text:p>29944000</text:p>
          </table:table-cell>
          <table:table-cell table:style-name="ce8" table:formula="of:=8000*[.G46]" office:value-type="float" office:value="64000000" calcext:value-type="float">
            <text:p>64000000</text:p>
          </table:table-cell>
          <table:table-cell table:style-name="ce8" table:formula="of:=[.I46]-[.J46]" office:value-type="float" office:value="-34056000" calcext:value-type="float">
            <text:p>-34056000</text:p>
          </table:table-cell>
          <table:table-cell table:style-name="ce8" table:formula="of:=IF([.I46]&lt;[.J4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0" calcext:value-type="float">
            <text:p>11124680</text:p>
          </table:table-cell>
          <table:table-cell table:style-name="ce12" office:value-type="date" office:date-value="2024-07-14" calcext:value-type="date">
            <text:p>14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4" calcext:value-type="float">
            <text:p>3744</text:p>
          </table:table-cell>
          <table:table-cell table:style-name="ce8" table:formula="of:=PRODUCT([.G47:.H47])" office:value-type="float" office:value="29952000" calcext:value-type="float">
            <text:p>29952000</text:p>
          </table:table-cell>
          <table:table-cell table:style-name="ce8" table:formula="of:=8000*[.G47]" office:value-type="float" office:value="64000000" calcext:value-type="float">
            <text:p>64000000</text:p>
          </table:table-cell>
          <table:table-cell table:style-name="ce8" table:formula="of:=[.I47]-[.J47]" office:value-type="float" office:value="-34048000" calcext:value-type="float">
            <text:p>-34048000</text:p>
          </table:table-cell>
          <table:table-cell table:style-name="ce8" table:formula="of:=IF([.I47]&lt;[.J4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1" calcext:value-type="float">
            <text:p>11124681</text:p>
          </table:table-cell>
          <table:table-cell table:style-name="ce12" office:value-type="date" office:date-value="2024-07-15" calcext:value-type="date">
            <text:p>15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5" calcext:value-type="float">
            <text:p>3745</text:p>
          </table:table-cell>
          <table:table-cell table:style-name="ce8" table:formula="of:=PRODUCT([.G48:.H48])" office:value-type="float" office:value="29960000" calcext:value-type="float">
            <text:p>29960000</text:p>
          </table:table-cell>
          <table:table-cell table:style-name="ce8" table:formula="of:=8000*[.G48]" office:value-type="float" office:value="64000000" calcext:value-type="float">
            <text:p>64000000</text:p>
          </table:table-cell>
          <table:table-cell table:style-name="ce8" table:formula="of:=[.I48]-[.J48]" office:value-type="float" office:value="-34040000" calcext:value-type="float">
            <text:p>-34040000</text:p>
          </table:table-cell>
          <table:table-cell table:style-name="ce8" table:formula="of:=IF([.I48]&lt;[.J4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2" calcext:value-type="float">
            <text:p>11124682</text:p>
          </table:table-cell>
          <table:table-cell table:style-name="ce12" office:value-type="date" office:date-value="2024-07-16" calcext:value-type="date">
            <text:p>16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6" calcext:value-type="float">
            <text:p>3746</text:p>
          </table:table-cell>
          <table:table-cell table:style-name="ce8" table:formula="of:=PRODUCT([.G49:.H49])" office:value-type="float" office:value="29968000" calcext:value-type="float">
            <text:p>29968000</text:p>
          </table:table-cell>
          <table:table-cell table:style-name="ce8" table:formula="of:=8000*[.G49]" office:value-type="float" office:value="64000000" calcext:value-type="float">
            <text:p>64000000</text:p>
          </table:table-cell>
          <table:table-cell table:style-name="ce8" table:formula="of:=[.I49]-[.J49]" office:value-type="float" office:value="-34032000" calcext:value-type="float">
            <text:p>-34032000</text:p>
          </table:table-cell>
          <table:table-cell table:style-name="ce8" table:formula="of:=IF([.I49]&lt;[.J4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3" calcext:value-type="float">
            <text:p>11124683</text:p>
          </table:table-cell>
          <table:table-cell table:style-name="ce12" office:value-type="date" office:date-value="2024-07-17" calcext:value-type="date">
            <text:p>17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7" calcext:value-type="float">
            <text:p>3747</text:p>
          </table:table-cell>
          <table:table-cell table:style-name="ce8" table:formula="of:=PRODUCT([.G50:.H50])" office:value-type="float" office:value="29976000" calcext:value-type="float">
            <text:p>29976000</text:p>
          </table:table-cell>
          <table:table-cell table:style-name="ce8" table:formula="of:=8000*[.G50]" office:value-type="float" office:value="64000000" calcext:value-type="float">
            <text:p>64000000</text:p>
          </table:table-cell>
          <table:table-cell table:style-name="ce8" table:formula="of:=[.I50]-[.J50]" office:value-type="float" office:value="-34024000" calcext:value-type="float">
            <text:p>-34024000</text:p>
          </table:table-cell>
          <table:table-cell table:style-name="ce8" table:formula="of:=IF([.I50]&lt;[.J5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4" calcext:value-type="float">
            <text:p>11124684</text:p>
          </table:table-cell>
          <table:table-cell table:style-name="ce12" office:value-type="date" office:date-value="2024-07-18" calcext:value-type="date">
            <text:p>18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8" calcext:value-type="float">
            <text:p>3748</text:p>
          </table:table-cell>
          <table:table-cell table:style-name="ce8" table:formula="of:=PRODUCT([.G51:.H51])" office:value-type="float" office:value="29984000" calcext:value-type="float">
            <text:p>29984000</text:p>
          </table:table-cell>
          <table:table-cell table:style-name="ce8" table:formula="of:=8000*[.G51]" office:value-type="float" office:value="64000000" calcext:value-type="float">
            <text:p>64000000</text:p>
          </table:table-cell>
          <table:table-cell table:style-name="ce8" table:formula="of:=[.I51]-[.J51]" office:value-type="float" office:value="-34016000" calcext:value-type="float">
            <text:p>-34016000</text:p>
          </table:table-cell>
          <table:table-cell table:style-name="ce8" table:formula="of:=IF([.I51]&lt;[.J5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5" calcext:value-type="float">
            <text:p>11124685</text:p>
          </table:table-cell>
          <table:table-cell table:style-name="ce12" office:value-type="date" office:date-value="2024-07-19" calcext:value-type="date">
            <text:p>19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49" calcext:value-type="float">
            <text:p>3749</text:p>
          </table:table-cell>
          <table:table-cell table:style-name="ce8" table:formula="of:=PRODUCT([.G52:.H52])" office:value-type="float" office:value="29992000" calcext:value-type="float">
            <text:p>29992000</text:p>
          </table:table-cell>
          <table:table-cell table:style-name="ce8" table:formula="of:=8000*[.G52]" office:value-type="float" office:value="64000000" calcext:value-type="float">
            <text:p>64000000</text:p>
          </table:table-cell>
          <table:table-cell table:style-name="ce8" table:formula="of:=[.I52]-[.J52]" office:value-type="float" office:value="-34008000" calcext:value-type="float">
            <text:p>-34008000</text:p>
          </table:table-cell>
          <table:table-cell table:style-name="ce8" table:formula="of:=IF([.I52]&lt;[.J5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6" calcext:value-type="float">
            <text:p>11124686</text:p>
          </table:table-cell>
          <table:table-cell table:style-name="ce12" office:value-type="date" office:date-value="2024-07-20" calcext:value-type="date">
            <text:p>20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50" calcext:value-type="float">
            <text:p>3750</text:p>
          </table:table-cell>
          <table:table-cell table:style-name="ce8" table:formula="of:=PRODUCT([.G53:.H53])" office:value-type="float" office:value="30000000" calcext:value-type="float">
            <text:p>30000000</text:p>
          </table:table-cell>
          <table:table-cell table:style-name="ce8" table:formula="of:=8000*[.G53]" office:value-type="float" office:value="64000000" calcext:value-type="float">
            <text:p>64000000</text:p>
          </table:table-cell>
          <table:table-cell table:style-name="ce8" table:formula="of:=[.I53]-[.J53]" office:value-type="float" office:value="-34000000" calcext:value-type="float">
            <text:p>-34000000</text:p>
          </table:table-cell>
          <table:table-cell table:style-name="ce8" table:formula="of:=IF([.I53]&lt;[.J5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7" calcext:value-type="float">
            <text:p>11124687</text:p>
          </table:table-cell>
          <table:table-cell table:style-name="ce12" office:value-type="date" office:date-value="2024-07-21" calcext:value-type="date">
            <text:p>21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3751" calcext:value-type="float">
            <text:p>3751</text:p>
          </table:table-cell>
          <table:table-cell table:style-name="ce8" table:formula="of:=PRODUCT([.G54:.H54])" office:value-type="float" office:value="30008000" calcext:value-type="float">
            <text:p>30008000</text:p>
          </table:table-cell>
          <table:table-cell table:style-name="ce8" table:formula="of:=8000*[.G54]" office:value-type="float" office:value="64000000" calcext:value-type="float">
            <text:p>64000000</text:p>
          </table:table-cell>
          <table:table-cell table:style-name="ce8" table:formula="of:=[.I54]-[.J54]" office:value-type="float" office:value="-33992000" calcext:value-type="float">
            <text:p>-33992000</text:p>
          </table:table-cell>
          <table:table-cell table:style-name="ce8" table:formula="of:=IF([.I54]&lt;[.J5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1124688" calcext:value-type="float">
            <text:p>11124688</text:p>
          </table:table-cell>
          <table:table-cell table:style-name="ce12" office:value-type="date" office:date-value="2024-07-22" calcext:value-type="date">
            <text:p>22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8000" calcext:value-type="float">
            <text:p>8000</text:p>
          </table:table-cell>
          <table:table-cell table:style-name="ce8" office:value-type="float" office:value="9752" calcext:value-type="float">
            <text:p>9752</text:p>
          </table:table-cell>
          <table:table-cell table:style-name="ce8" table:formula="of:=PRODUCT([.G55:.H55])" office:value-type="float" office:value="78016000" calcext:value-type="float">
            <text:p>78016000</text:p>
          </table:table-cell>
          <table:table-cell table:style-name="ce8" table:formula="of:=8000*[.G55]" office:value-type="float" office:value="64000000" calcext:value-type="float">
            <text:p>64000000</text:p>
          </table:table-cell>
          <table:table-cell table:style-name="ce8" table:formula="of:=[.I55]-[.J55]" office:value-type="float" office:value="14016000" calcext:value-type="float">
            <text:p>14016000</text:p>
          </table:table-cell>
          <table:table-cell table:style-name="ce8" table:formula="of:=IF([.I55]&lt;[.J5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1" calcext:value-type="float">
            <text:p>10114561</text:p>
          </table:table-cell>
          <table:table-cell table:style-name="ce12" office:value-type="date" office:date-value="2024-07-23" calcext:value-type="date">
            <text:p>23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table:formula="of:=PRODUCT([.G56:.H56])" office:value-type="float" office:value="29259000" calcext:value-type="float">
            <text:p>29259000</text:p>
          </table:table-cell>
          <table:table-cell table:style-name="ce8" table:formula="of:=8000*[.G56]" office:value-type="float" office:value="24000000" calcext:value-type="float">
            <text:p>24000000</text:p>
          </table:table-cell>
          <table:table-cell table:style-name="ce8" table:formula="of:=[.I56]-[.J56]" office:value-type="float" office:value="5259000" calcext:value-type="float">
            <text:p>5259000</text:p>
          </table:table-cell>
          <table:table-cell table:style-name="ce8" table:formula="of:=IF([.I56]&lt;[.J5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2" calcext:value-type="float">
            <text:p>10114562</text:p>
          </table:table-cell>
          <table:table-cell table:style-name="ce12" office:value-type="date" office:date-value="2024-07-24" calcext:value-type="date">
            <text:p>24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54" calcext:value-type="float">
            <text:p>9754</text:p>
          </table:table-cell>
          <table:table-cell table:style-name="ce8" table:formula="of:=PRODUCT([.G57:.H57])" office:value-type="float" office:value="29262000" calcext:value-type="float">
            <text:p>29262000</text:p>
          </table:table-cell>
          <table:table-cell table:style-name="ce8" table:formula="of:=8000*[.G57]" office:value-type="float" office:value="24000000" calcext:value-type="float">
            <text:p>24000000</text:p>
          </table:table-cell>
          <table:table-cell table:style-name="ce8" table:formula="of:=[.I57]-[.J57]" office:value-type="float" office:value="5262000" calcext:value-type="float">
            <text:p>5262000</text:p>
          </table:table-cell>
          <table:table-cell table:style-name="ce8" table:formula="of:=IF([.I57]&lt;[.J5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3" calcext:value-type="float">
            <text:p>10114563</text:p>
          </table:table-cell>
          <table:table-cell table:style-name="ce12" office:value-type="date" office:date-value="2024-07-25" calcext:value-type="date">
            <text:p>25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55" calcext:value-type="float">
            <text:p>9755</text:p>
          </table:table-cell>
          <table:table-cell table:style-name="ce8" table:formula="of:=PRODUCT([.G58:.H58])" office:value-type="float" office:value="29265000" calcext:value-type="float">
            <text:p>29265000</text:p>
          </table:table-cell>
          <table:table-cell table:style-name="ce8" table:formula="of:=8000*[.G58]" office:value-type="float" office:value="24000000" calcext:value-type="float">
            <text:p>24000000</text:p>
          </table:table-cell>
          <table:table-cell table:style-name="ce8" table:formula="of:=[.I58]-[.J58]" office:value-type="float" office:value="5265000" calcext:value-type="float">
            <text:p>5265000</text:p>
          </table:table-cell>
          <table:table-cell table:style-name="ce8" table:formula="of:=IF([.I58]&lt;[.J5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4" calcext:value-type="float">
            <text:p>10114564</text:p>
          </table:table-cell>
          <table:table-cell table:style-name="ce12" office:value-type="date" office:date-value="2024-07-26" calcext:value-type="date">
            <text:p>26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56" calcext:value-type="float">
            <text:p>9756</text:p>
          </table:table-cell>
          <table:table-cell table:style-name="ce8" table:formula="of:=PRODUCT([.G59:.H59])" office:value-type="float" office:value="29268000" calcext:value-type="float">
            <text:p>29268000</text:p>
          </table:table-cell>
          <table:table-cell table:style-name="ce8" table:formula="of:=8000*[.G59]" office:value-type="float" office:value="24000000" calcext:value-type="float">
            <text:p>24000000</text:p>
          </table:table-cell>
          <table:table-cell table:style-name="ce8" table:formula="of:=[.I59]-[.J59]" office:value-type="float" office:value="5268000" calcext:value-type="float">
            <text:p>5268000</text:p>
          </table:table-cell>
          <table:table-cell table:style-name="ce8" table:formula="of:=IF([.I59]&lt;[.J5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5" calcext:value-type="float">
            <text:p>10114565</text:p>
          </table:table-cell>
          <table:table-cell table:style-name="ce12" office:value-type="date" office:date-value="2024-07-27" calcext:value-type="date">
            <text:p>27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57" calcext:value-type="float">
            <text:p>9757</text:p>
          </table:table-cell>
          <table:table-cell table:style-name="ce8" table:formula="of:=PRODUCT([.G60:.H60])" office:value-type="float" office:value="29271000" calcext:value-type="float">
            <text:p>29271000</text:p>
          </table:table-cell>
          <table:table-cell table:style-name="ce8" table:formula="of:=8000*[.G60]" office:value-type="float" office:value="24000000" calcext:value-type="float">
            <text:p>24000000</text:p>
          </table:table-cell>
          <table:table-cell table:style-name="ce8" table:formula="of:=[.I60]-[.J60]" office:value-type="float" office:value="5271000" calcext:value-type="float">
            <text:p>5271000</text:p>
          </table:table-cell>
          <table:table-cell table:style-name="ce8" table:formula="of:=IF([.I60]&lt;[.J6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6" calcext:value-type="float">
            <text:p>10114566</text:p>
          </table:table-cell>
          <table:table-cell table:style-name="ce12" office:value-type="date" office:date-value="2024-07-28" calcext:value-type="date">
            <text:p>28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58" calcext:value-type="float">
            <text:p>9758</text:p>
          </table:table-cell>
          <table:table-cell table:style-name="ce8" table:formula="of:=PRODUCT([.G61:.H61])" office:value-type="float" office:value="29274000" calcext:value-type="float">
            <text:p>29274000</text:p>
          </table:table-cell>
          <table:table-cell table:style-name="ce8" table:formula="of:=8000*[.G61]" office:value-type="float" office:value="24000000" calcext:value-type="float">
            <text:p>24000000</text:p>
          </table:table-cell>
          <table:table-cell table:style-name="ce8" table:formula="of:=[.I61]-[.J61]" office:value-type="float" office:value="5274000" calcext:value-type="float">
            <text:p>5274000</text:p>
          </table:table-cell>
          <table:table-cell table:style-name="ce8" table:formula="of:=IF([.I61]&lt;[.J6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7" calcext:value-type="float">
            <text:p>10114567</text:p>
          </table:table-cell>
          <table:table-cell table:style-name="ce12" office:value-type="date" office:date-value="2024-07-29" calcext:value-type="date">
            <text:p>29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59" calcext:value-type="float">
            <text:p>9759</text:p>
          </table:table-cell>
          <table:table-cell table:style-name="ce8" table:formula="of:=PRODUCT([.G62:.H62])" office:value-type="float" office:value="29277000" calcext:value-type="float">
            <text:p>29277000</text:p>
          </table:table-cell>
          <table:table-cell table:style-name="ce8" table:formula="of:=8000*[.G62]" office:value-type="float" office:value="24000000" calcext:value-type="float">
            <text:p>24000000</text:p>
          </table:table-cell>
          <table:table-cell table:style-name="ce8" table:formula="of:=[.I62]-[.J62]" office:value-type="float" office:value="5277000" calcext:value-type="float">
            <text:p>5277000</text:p>
          </table:table-cell>
          <table:table-cell table:style-name="ce8" table:formula="of:=IF([.I62]&lt;[.J6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8" calcext:value-type="float">
            <text:p>10114568</text:p>
          </table:table-cell>
          <table:table-cell table:style-name="ce12" office:value-type="date" office:date-value="2024-07-30" calcext:value-type="date">
            <text:p>30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Sarh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60" calcext:value-type="float">
            <text:p>9760</text:p>
          </table:table-cell>
          <table:table-cell table:style-name="ce8" table:formula="of:=PRODUCT([.G63:.H63])" office:value-type="float" office:value="29280000" calcext:value-type="float">
            <text:p>29280000</text:p>
          </table:table-cell>
          <table:table-cell table:style-name="ce8" table:formula="of:=8000*[.G63]" office:value-type="float" office:value="24000000" calcext:value-type="float">
            <text:p>24000000</text:p>
          </table:table-cell>
          <table:table-cell table:style-name="ce8" table:formula="of:=[.I63]-[.J63]" office:value-type="float" office:value="5280000" calcext:value-type="float">
            <text:p>5280000</text:p>
          </table:table-cell>
          <table:table-cell table:style-name="ce8" table:formula="of:=IF([.I63]&lt;[.J6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69" calcext:value-type="float">
            <text:p>10114569</text:p>
          </table:table-cell>
          <table:table-cell table:style-name="ce12" office:value-type="date" office:date-value="2024-07-31" calcext:value-type="date">
            <text:p>31/07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761" calcext:value-type="float">
            <text:p>15761</text:p>
          </table:table-cell>
          <table:table-cell table:style-name="ce8" table:formula="of:=PRODUCT([.G64:.H64])" office:value-type="float" office:value="47283000" calcext:value-type="float">
            <text:p>47283000</text:p>
          </table:table-cell>
          <table:table-cell table:style-name="ce8" table:formula="of:=8000*[.G64]" office:value-type="float" office:value="24000000" calcext:value-type="float">
            <text:p>24000000</text:p>
          </table:table-cell>
          <table:table-cell table:style-name="ce8" table:formula="of:=[.I64]-[.J64]" office:value-type="float" office:value="23283000" calcext:value-type="float">
            <text:p>23283000</text:p>
          </table:table-cell>
          <table:table-cell table:style-name="ce8" table:formula="of:=IF([.I64]&lt;[.J6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0" calcext:value-type="float">
            <text:p>10114570</text:p>
          </table:table-cell>
          <table:table-cell table:style-name="ce12" office:value-type="date" office:date-value="2024-08-01" calcext:value-type="date">
            <text:p>01/08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762" calcext:value-type="float">
            <text:p>15762</text:p>
          </table:table-cell>
          <table:table-cell table:style-name="ce8" table:formula="of:=PRODUCT([.G65:.H65])" office:value-type="float" office:value="47286000" calcext:value-type="float">
            <text:p>47286000</text:p>
          </table:table-cell>
          <table:table-cell table:style-name="ce8" table:formula="of:=8000*[.G65]" office:value-type="float" office:value="24000000" calcext:value-type="float">
            <text:p>24000000</text:p>
          </table:table-cell>
          <table:table-cell table:style-name="ce8" table:formula="of:=[.I65]-[.J65]" office:value-type="float" office:value="23286000" calcext:value-type="float">
            <text:p>23286000</text:p>
          </table:table-cell>
          <table:table-cell table:style-name="ce8" table:formula="of:=IF([.I65]&lt;[.J6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1" calcext:value-type="float">
            <text:p>10114571</text:p>
          </table:table-cell>
          <table:table-cell table:style-name="ce12" office:value-type="date" office:date-value="2024-08-02" calcext:value-type="date">
            <text:p>02/08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763" calcext:value-type="float">
            <text:p>15763</text:p>
          </table:table-cell>
          <table:table-cell table:style-name="ce8" table:formula="of:=PRODUCT([.G66:.H66])" office:value-type="float" office:value="47289000" calcext:value-type="float">
            <text:p>47289000</text:p>
          </table:table-cell>
          <table:table-cell table:style-name="ce8" table:formula="of:=8000*[.G66]" office:value-type="float" office:value="24000000" calcext:value-type="float">
            <text:p>24000000</text:p>
          </table:table-cell>
          <table:table-cell table:style-name="ce8" table:formula="of:=[.I66]-[.J66]" office:value-type="float" office:value="23289000" calcext:value-type="float">
            <text:p>23289000</text:p>
          </table:table-cell>
          <table:table-cell table:style-name="ce8" table:formula="of:=IF([.I66]&lt;[.J6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2" calcext:value-type="float">
            <text:p>10114572</text:p>
          </table:table-cell>
          <table:table-cell table:style-name="ce12" office:value-type="date" office:date-value="2024-08-03" calcext:value-type="date">
            <text:p>03/08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764" calcext:value-type="float">
            <text:p>15764</text:p>
          </table:table-cell>
          <table:table-cell table:style-name="ce8" table:formula="of:=PRODUCT([.G67:.H67])" office:value-type="float" office:value="47292000" calcext:value-type="float">
            <text:p>47292000</text:p>
          </table:table-cell>
          <table:table-cell table:style-name="ce8" table:formula="of:=8000*[.G67]" office:value-type="float" office:value="24000000" calcext:value-type="float">
            <text:p>24000000</text:p>
          </table:table-cell>
          <table:table-cell table:style-name="ce8" table:formula="of:=[.I67]-[.J67]" office:value-type="float" office:value="23292000" calcext:value-type="float">
            <text:p>23292000</text:p>
          </table:table-cell>
          <table:table-cell table:style-name="ce8" table:formula="of:=IF([.I67]&lt;[.J6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3" calcext:value-type="float">
            <text:p>10114573</text:p>
          </table:table-cell>
          <table:table-cell table:style-name="ce12" office:value-type="date" office:date-value="2024-08-04" calcext:value-type="date">
            <text:p>04/08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765" calcext:value-type="float">
            <text:p>15765</text:p>
          </table:table-cell>
          <table:table-cell table:style-name="ce8" table:formula="of:=PRODUCT([.G68:.H68])" office:value-type="float" office:value="47295000" calcext:value-type="float">
            <text:p>47295000</text:p>
          </table:table-cell>
          <table:table-cell table:style-name="ce8" table:formula="of:=8000*[.G68]" office:value-type="float" office:value="24000000" calcext:value-type="float">
            <text:p>24000000</text:p>
          </table:table-cell>
          <table:table-cell table:style-name="ce8" table:formula="of:=[.I68]-[.J68]" office:value-type="float" office:value="23295000" calcext:value-type="float">
            <text:p>23295000</text:p>
          </table:table-cell>
          <table:table-cell table:style-name="ce8" table:formula="of:=IF([.I68]&lt;[.J6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4" calcext:value-type="float">
            <text:p>10114574</text:p>
          </table:table-cell>
          <table:table-cell table:style-name="ce12" office:value-type="date" office:date-value="2024-08-05" calcext:value-type="date">
            <text:p>05/08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766" calcext:value-type="float">
            <text:p>15766</text:p>
          </table:table-cell>
          <table:table-cell table:style-name="ce8" table:formula="of:=PRODUCT([.G69:.H69])" office:value-type="float" office:value="47298000" calcext:value-type="float">
            <text:p>47298000</text:p>
          </table:table-cell>
          <table:table-cell table:style-name="ce8" table:formula="of:=8000*[.G69]" office:value-type="float" office:value="24000000" calcext:value-type="float">
            <text:p>24000000</text:p>
          </table:table-cell>
          <table:table-cell table:style-name="ce8" table:formula="of:=[.I69]-[.J69]" office:value-type="float" office:value="23298000" calcext:value-type="float">
            <text:p>23298000</text:p>
          </table:table-cell>
          <table:table-cell table:style-name="ce8" table:formula="of:=IF([.I69]&lt;[.J6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5" calcext:value-type="float">
            <text:p>10114575</text:p>
          </table:table-cell>
          <table:table-cell table:style-name="ce12" office:value-type="date" office:date-value="2024-08-06" calcext:value-type="date">
            <text:p>06/08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767" calcext:value-type="float">
            <text:p>9767</text:p>
          </table:table-cell>
          <table:table-cell table:style-name="ce8" table:formula="of:=PRODUCT([.G70:.H70])" office:value-type="float" office:value="29301000" calcext:value-type="float">
            <text:p>29301000</text:p>
          </table:table-cell>
          <table:table-cell table:style-name="ce8" table:formula="of:=8000*[.G70]" office:value-type="float" office:value="24000000" calcext:value-type="float">
            <text:p>24000000</text:p>
          </table:table-cell>
          <table:table-cell table:style-name="ce8" table:formula="of:=[.I70]-[.J70]" office:value-type="float" office:value="5301000" calcext:value-type="float">
            <text:p>5301000</text:p>
          </table:table-cell>
          <table:table-cell table:style-name="ce8" table:formula="of:=IF([.I70]&lt;[.J7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6" calcext:value-type="float">
            <text:p>10114576</text:p>
          </table:table-cell>
          <table:table-cell table:style-name="ce12" office:value-type="date" office:date-value="2024-08-07" calcext:value-type="date">
            <text:p>07/08/24</text:p>
          </table:table-cell>
          <table:table-cell table:style-name="ce8" office:value-type="string" calcext:value-type="string">
            <text:p>Logone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29768" calcext:value-type="float">
            <text:p>29768</text:p>
          </table:table-cell>
          <table:table-cell table:style-name="ce8" table:formula="of:=PRODUCT([.G71:.H71])" office:value-type="float" office:value="89304000" calcext:value-type="float">
            <text:p>89304000</text:p>
          </table:table-cell>
          <table:table-cell table:style-name="ce8" table:formula="of:=8000*[.G71]" office:value-type="float" office:value="24000000" calcext:value-type="float">
            <text:p>24000000</text:p>
          </table:table-cell>
          <table:table-cell table:style-name="ce8" table:formula="of:=[.I71]-[.J71]" office:value-type="float" office:value="65304000" calcext:value-type="float">
            <text:p>65304000</text:p>
          </table:table-cell>
          <table:table-cell table:style-name="ce8" table:formula="of:=IF([.I71]&lt;[.J7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7" calcext:value-type="float">
            <text:p>10114577</text:p>
          </table:table-cell>
          <table:table-cell table:style-name="ce12" office:value-type="date" office:date-value="2024-08-08" calcext:value-type="date">
            <text:p>08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69" calcext:value-type="float">
            <text:p>29769</text:p>
          </table:table-cell>
          <table:table-cell table:style-name="ce8" table:formula="of:=PRODUCT([.G72:.H72])" office:value-type="float" office:value="119076000" calcext:value-type="float">
            <text:p>119076000</text:p>
          </table:table-cell>
          <table:table-cell table:style-name="ce8" table:formula="of:=8000*[.G72]" office:value-type="float" office:value="32000000" calcext:value-type="float">
            <text:p>32000000</text:p>
          </table:table-cell>
          <table:table-cell table:style-name="ce8" table:formula="of:=[.I72]-[.J72]" office:value-type="float" office:value="87076000" calcext:value-type="float">
            <text:p>87076000</text:p>
          </table:table-cell>
          <table:table-cell table:style-name="ce8" table:formula="of:=IF([.I72]&lt;[.J7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8" calcext:value-type="float">
            <text:p>10114578</text:p>
          </table:table-cell>
          <table:table-cell table:style-name="ce12" office:value-type="date" office:date-value="2024-08-09" calcext:value-type="date">
            <text:p>09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0" calcext:value-type="float">
            <text:p>29770</text:p>
          </table:table-cell>
          <table:table-cell table:style-name="ce8" table:formula="of:=PRODUCT([.G73:.H73])" office:value-type="float" office:value="119080000" calcext:value-type="float">
            <text:p>119080000</text:p>
          </table:table-cell>
          <table:table-cell table:style-name="ce8" table:formula="of:=8000*[.G73]" office:value-type="float" office:value="32000000" calcext:value-type="float">
            <text:p>32000000</text:p>
          </table:table-cell>
          <table:table-cell table:style-name="ce8" table:formula="of:=[.I73]-[.J73]" office:value-type="float" office:value="87080000" calcext:value-type="float">
            <text:p>87080000</text:p>
          </table:table-cell>
          <table:table-cell table:style-name="ce8" table:formula="of:=IF([.I73]&lt;[.J7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79" calcext:value-type="float">
            <text:p>10114579</text:p>
          </table:table-cell>
          <table:table-cell table:style-name="ce12" office:value-type="date" office:date-value="2024-08-10" calcext:value-type="date">
            <text:p>10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1" calcext:value-type="float">
            <text:p>29771</text:p>
          </table:table-cell>
          <table:table-cell table:style-name="ce8" table:formula="of:=PRODUCT([.G74:.H74])" office:value-type="float" office:value="119084000" calcext:value-type="float">
            <text:p>119084000</text:p>
          </table:table-cell>
          <table:table-cell table:style-name="ce8" table:formula="of:=8000*[.G74]" office:value-type="float" office:value="32000000" calcext:value-type="float">
            <text:p>32000000</text:p>
          </table:table-cell>
          <table:table-cell table:style-name="ce8" table:formula="of:=[.I74]-[.J74]" office:value-type="float" office:value="87084000" calcext:value-type="float">
            <text:p>87084000</text:p>
          </table:table-cell>
          <table:table-cell table:style-name="ce8" table:formula="of:=IF([.I74]&lt;[.J7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0" calcext:value-type="float">
            <text:p>10114580</text:p>
          </table:table-cell>
          <table:table-cell table:style-name="ce12" office:value-type="date" office:date-value="2024-08-11" calcext:value-type="date">
            <text:p>11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2" calcext:value-type="float">
            <text:p>29772</text:p>
          </table:table-cell>
          <table:table-cell table:style-name="ce8" table:formula="of:=PRODUCT([.G75:.H75])" office:value-type="float" office:value="119088000" calcext:value-type="float">
            <text:p>119088000</text:p>
          </table:table-cell>
          <table:table-cell table:style-name="ce8" table:formula="of:=8000*[.G75]" office:value-type="float" office:value="32000000" calcext:value-type="float">
            <text:p>32000000</text:p>
          </table:table-cell>
          <table:table-cell table:style-name="ce8" table:formula="of:=[.I75]-[.J75]" office:value-type="float" office:value="87088000" calcext:value-type="float">
            <text:p>87088000</text:p>
          </table:table-cell>
          <table:table-cell table:style-name="ce8" table:formula="of:=IF([.I75]&lt;[.J7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1" calcext:value-type="float">
            <text:p>10114581</text:p>
          </table:table-cell>
          <table:table-cell table:style-name="ce12" office:value-type="date" office:date-value="2024-08-12" calcext:value-type="date">
            <text:p>12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3" calcext:value-type="float">
            <text:p>29773</text:p>
          </table:table-cell>
          <table:table-cell table:style-name="ce8" table:formula="of:=PRODUCT([.G76:.H76])" office:value-type="float" office:value="119092000" calcext:value-type="float">
            <text:p>119092000</text:p>
          </table:table-cell>
          <table:table-cell table:style-name="ce8" table:formula="of:=8000*[.G76]" office:value-type="float" office:value="32000000" calcext:value-type="float">
            <text:p>32000000</text:p>
          </table:table-cell>
          <table:table-cell table:style-name="ce8" table:formula="of:=[.I76]-[.J76]" office:value-type="float" office:value="87092000" calcext:value-type="float">
            <text:p>87092000</text:p>
          </table:table-cell>
          <table:table-cell table:style-name="ce8" table:formula="of:=IF([.I76]&lt;[.J7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2" calcext:value-type="float">
            <text:p>10114582</text:p>
          </table:table-cell>
          <table:table-cell table:style-name="ce12" office:value-type="date" office:date-value="2024-08-13" calcext:value-type="date">
            <text:p>13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4" calcext:value-type="float">
            <text:p>29774</text:p>
          </table:table-cell>
          <table:table-cell table:style-name="ce8" table:formula="of:=PRODUCT([.G77:.H77])" office:value-type="float" office:value="119096000" calcext:value-type="float">
            <text:p>119096000</text:p>
          </table:table-cell>
          <table:table-cell table:style-name="ce8" table:formula="of:=8000*[.G77]" office:value-type="float" office:value="32000000" calcext:value-type="float">
            <text:p>32000000</text:p>
          </table:table-cell>
          <table:table-cell table:style-name="ce8" table:formula="of:=[.I77]-[.J77]" office:value-type="float" office:value="87096000" calcext:value-type="float">
            <text:p>87096000</text:p>
          </table:table-cell>
          <table:table-cell table:style-name="ce8" table:formula="of:=IF([.I77]&lt;[.J7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3" calcext:value-type="float">
            <text:p>10114583</text:p>
          </table:table-cell>
          <table:table-cell table:style-name="ce12" office:value-type="date" office:date-value="2024-08-14" calcext:value-type="date">
            <text:p>14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5" calcext:value-type="float">
            <text:p>29775</text:p>
          </table:table-cell>
          <table:table-cell table:style-name="ce8" table:formula="of:=PRODUCT([.G78:.H78])" office:value-type="float" office:value="119100000" calcext:value-type="float">
            <text:p>119100000</text:p>
          </table:table-cell>
          <table:table-cell table:style-name="ce8" table:formula="of:=8000*[.G78]" office:value-type="float" office:value="32000000" calcext:value-type="float">
            <text:p>32000000</text:p>
          </table:table-cell>
          <table:table-cell table:style-name="ce8" table:formula="of:=[.I78]-[.J78]" office:value-type="float" office:value="87100000" calcext:value-type="float">
            <text:p>87100000</text:p>
          </table:table-cell>
          <table:table-cell table:style-name="ce8" table:formula="of:=IF([.I78]&lt;[.J7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4" calcext:value-type="float">
            <text:p>10114584</text:p>
          </table:table-cell>
          <table:table-cell table:style-name="ce12" office:value-type="date" office:date-value="2024-08-15" calcext:value-type="date">
            <text:p>15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6" calcext:value-type="float">
            <text:p>29776</text:p>
          </table:table-cell>
          <table:table-cell table:style-name="ce8" table:formula="of:=PRODUCT([.G79:.H79])" office:value-type="float" office:value="119104000" calcext:value-type="float">
            <text:p>119104000</text:p>
          </table:table-cell>
          <table:table-cell table:style-name="ce8" table:formula="of:=8000*[.G79]" office:value-type="float" office:value="32000000" calcext:value-type="float">
            <text:p>32000000</text:p>
          </table:table-cell>
          <table:table-cell table:style-name="ce8" table:formula="of:=[.I79]-[.J79]" office:value-type="float" office:value="87104000" calcext:value-type="float">
            <text:p>87104000</text:p>
          </table:table-cell>
          <table:table-cell table:style-name="ce8" table:formula="of:=IF([.I79]&lt;[.J7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5" calcext:value-type="float">
            <text:p>10114585</text:p>
          </table:table-cell>
          <table:table-cell table:style-name="ce12" office:value-type="date" office:date-value="2024-08-16" calcext:value-type="date">
            <text:p>16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7" calcext:value-type="float">
            <text:p>29777</text:p>
          </table:table-cell>
          <table:table-cell table:style-name="ce8" table:formula="of:=PRODUCT([.G80:.H80])" office:value-type="float" office:value="119108000" calcext:value-type="float">
            <text:p>119108000</text:p>
          </table:table-cell>
          <table:table-cell table:style-name="ce8" table:formula="of:=8000*[.G80]" office:value-type="float" office:value="32000000" calcext:value-type="float">
            <text:p>32000000</text:p>
          </table:table-cell>
          <table:table-cell table:style-name="ce8" table:formula="of:=[.I80]-[.J80]" office:value-type="float" office:value="87108000" calcext:value-type="float">
            <text:p>87108000</text:p>
          </table:table-cell>
          <table:table-cell table:style-name="ce8" table:formula="of:=IF([.I80]&lt;[.J8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6" calcext:value-type="float">
            <text:p>10114586</text:p>
          </table:table-cell>
          <table:table-cell table:style-name="ce12" office:value-type="date" office:date-value="2024-08-17" calcext:value-type="date">
            <text:p>17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8" calcext:value-type="float">
            <text:p>29778</text:p>
          </table:table-cell>
          <table:table-cell table:style-name="ce8" table:formula="of:=PRODUCT([.G81:.H81])" office:value-type="float" office:value="119112000" calcext:value-type="float">
            <text:p>119112000</text:p>
          </table:table-cell>
          <table:table-cell table:style-name="ce8" table:formula="of:=8000*[.G81]" office:value-type="float" office:value="32000000" calcext:value-type="float">
            <text:p>32000000</text:p>
          </table:table-cell>
          <table:table-cell table:style-name="ce8" table:formula="of:=[.I81]-[.J81]" office:value-type="float" office:value="87112000" calcext:value-type="float">
            <text:p>87112000</text:p>
          </table:table-cell>
          <table:table-cell table:style-name="ce8" table:formula="of:=IF([.I81]&lt;[.J8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7" calcext:value-type="float">
            <text:p>10114587</text:p>
          </table:table-cell>
          <table:table-cell table:style-name="ce12" office:value-type="date" office:date-value="2024-08-18" calcext:value-type="date">
            <text:p>18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79" calcext:value-type="float">
            <text:p>29779</text:p>
          </table:table-cell>
          <table:table-cell table:style-name="ce8" table:formula="of:=PRODUCT([.G82:.H82])" office:value-type="float" office:value="119116000" calcext:value-type="float">
            <text:p>119116000</text:p>
          </table:table-cell>
          <table:table-cell table:style-name="ce8" table:formula="of:=8000*[.G82]" office:value-type="float" office:value="32000000" calcext:value-type="float">
            <text:p>32000000</text:p>
          </table:table-cell>
          <table:table-cell table:style-name="ce8" table:formula="of:=[.I82]-[.J82]" office:value-type="float" office:value="87116000" calcext:value-type="float">
            <text:p>87116000</text:p>
          </table:table-cell>
          <table:table-cell table:style-name="ce8" table:formula="of:=IF([.I82]&lt;[.J8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8" calcext:value-type="float">
            <text:p>10114588</text:p>
          </table:table-cell>
          <table:table-cell table:style-name="ce12" office:value-type="date" office:date-value="2024-08-19" calcext:value-type="date">
            <text:p>19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0" calcext:value-type="float">
            <text:p>29780</text:p>
          </table:table-cell>
          <table:table-cell table:style-name="ce8" table:formula="of:=PRODUCT([.G83:.H83])" office:value-type="float" office:value="119120000" calcext:value-type="float">
            <text:p>119120000</text:p>
          </table:table-cell>
          <table:table-cell table:style-name="ce8" table:formula="of:=8000*[.G83]" office:value-type="float" office:value="32000000" calcext:value-type="float">
            <text:p>32000000</text:p>
          </table:table-cell>
          <table:table-cell table:style-name="ce8" table:formula="of:=[.I83]-[.J83]" office:value-type="float" office:value="87120000" calcext:value-type="float">
            <text:p>87120000</text:p>
          </table:table-cell>
          <table:table-cell table:style-name="ce8" table:formula="of:=IF([.I83]&lt;[.J8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89" calcext:value-type="float">
            <text:p>10114589</text:p>
          </table:table-cell>
          <table:table-cell table:style-name="ce12" office:value-type="date" office:date-value="2024-08-20" calcext:value-type="date">
            <text:p>20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1" calcext:value-type="float">
            <text:p>29781</text:p>
          </table:table-cell>
          <table:table-cell table:style-name="ce8" table:formula="of:=PRODUCT([.G84:.H84])" office:value-type="float" office:value="119124000" calcext:value-type="float">
            <text:p>119124000</text:p>
          </table:table-cell>
          <table:table-cell table:style-name="ce8" table:formula="of:=8000*[.G84]" office:value-type="float" office:value="32000000" calcext:value-type="float">
            <text:p>32000000</text:p>
          </table:table-cell>
          <table:table-cell table:style-name="ce8" table:formula="of:=[.I84]-[.J84]" office:value-type="float" office:value="87124000" calcext:value-type="float">
            <text:p>87124000</text:p>
          </table:table-cell>
          <table:table-cell table:style-name="ce8" table:formula="of:=IF([.I84]&lt;[.J8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0" calcext:value-type="float">
            <text:p>10114590</text:p>
          </table:table-cell>
          <table:table-cell table:style-name="ce12" office:value-type="date" office:date-value="2024-08-21" calcext:value-type="date">
            <text:p>21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2" calcext:value-type="float">
            <text:p>29782</text:p>
          </table:table-cell>
          <table:table-cell table:style-name="ce8" table:formula="of:=PRODUCT([.G85:.H85])" office:value-type="float" office:value="119128000" calcext:value-type="float">
            <text:p>119128000</text:p>
          </table:table-cell>
          <table:table-cell table:style-name="ce8" table:formula="of:=8000*[.G85]" office:value-type="float" office:value="32000000" calcext:value-type="float">
            <text:p>32000000</text:p>
          </table:table-cell>
          <table:table-cell table:style-name="ce8" table:formula="of:=[.I85]-[.J85]" office:value-type="float" office:value="87128000" calcext:value-type="float">
            <text:p>87128000</text:p>
          </table:table-cell>
          <table:table-cell table:style-name="ce8" table:formula="of:=IF([.I85]&lt;[.J8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1" calcext:value-type="float">
            <text:p>10114591</text:p>
          </table:table-cell>
          <table:table-cell table:style-name="ce12" office:value-type="date" office:date-value="2024-08-22" calcext:value-type="date">
            <text:p>22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3" calcext:value-type="float">
            <text:p>29783</text:p>
          </table:table-cell>
          <table:table-cell table:style-name="ce8" table:formula="of:=PRODUCT([.G86:.H86])" office:value-type="float" office:value="119132000" calcext:value-type="float">
            <text:p>119132000</text:p>
          </table:table-cell>
          <table:table-cell table:style-name="ce8" table:formula="of:=8000*[.G86]" office:value-type="float" office:value="32000000" calcext:value-type="float">
            <text:p>32000000</text:p>
          </table:table-cell>
          <table:table-cell table:style-name="ce8" table:formula="of:=[.I86]-[.J86]" office:value-type="float" office:value="87132000" calcext:value-type="float">
            <text:p>87132000</text:p>
          </table:table-cell>
          <table:table-cell table:style-name="ce8" table:formula="of:=IF([.I86]&lt;[.J8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2" calcext:value-type="float">
            <text:p>10114592</text:p>
          </table:table-cell>
          <table:table-cell table:style-name="ce12" office:value-type="date" office:date-value="2024-08-23" calcext:value-type="date">
            <text:p>23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4" calcext:value-type="float">
            <text:p>29784</text:p>
          </table:table-cell>
          <table:table-cell table:style-name="ce8" table:formula="of:=PRODUCT([.G87:.H87])" office:value-type="float" office:value="119136000" calcext:value-type="float">
            <text:p>119136000</text:p>
          </table:table-cell>
          <table:table-cell table:style-name="ce8" table:formula="of:=8000*[.G87]" office:value-type="float" office:value="32000000" calcext:value-type="float">
            <text:p>32000000</text:p>
          </table:table-cell>
          <table:table-cell table:style-name="ce8" table:formula="of:=[.I87]-[.J87]" office:value-type="float" office:value="87136000" calcext:value-type="float">
            <text:p>87136000</text:p>
          </table:table-cell>
          <table:table-cell table:style-name="ce8" table:formula="of:=IF([.I87]&lt;[.J8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3" calcext:value-type="float">
            <text:p>10114593</text:p>
          </table:table-cell>
          <table:table-cell table:style-name="ce12" office:value-type="date" office:date-value="2024-08-24" calcext:value-type="date">
            <text:p>24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5" calcext:value-type="float">
            <text:p>29785</text:p>
          </table:table-cell>
          <table:table-cell table:style-name="ce8" table:formula="of:=PRODUCT([.G88:.H88])" office:value-type="float" office:value="119140000" calcext:value-type="float">
            <text:p>119140000</text:p>
          </table:table-cell>
          <table:table-cell table:style-name="ce8" table:formula="of:=8000*[.G88]" office:value-type="float" office:value="32000000" calcext:value-type="float">
            <text:p>32000000</text:p>
          </table:table-cell>
          <table:table-cell table:style-name="ce8" table:formula="of:=[.I88]-[.J88]" office:value-type="float" office:value="87140000" calcext:value-type="float">
            <text:p>87140000</text:p>
          </table:table-cell>
          <table:table-cell table:style-name="ce8" table:formula="of:=IF([.I88]&lt;[.J8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4" calcext:value-type="float">
            <text:p>10114594</text:p>
          </table:table-cell>
          <table:table-cell table:style-name="ce12" office:value-type="date" office:date-value="2024-08-25" calcext:value-type="date">
            <text:p>25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6" calcext:value-type="float">
            <text:p>29786</text:p>
          </table:table-cell>
          <table:table-cell table:style-name="ce8" table:formula="of:=PRODUCT([.G89:.H89])" office:value-type="float" office:value="119144000" calcext:value-type="float">
            <text:p>119144000</text:p>
          </table:table-cell>
          <table:table-cell table:style-name="ce8" table:formula="of:=8000*[.G89]" office:value-type="float" office:value="32000000" calcext:value-type="float">
            <text:p>32000000</text:p>
          </table:table-cell>
          <table:table-cell table:style-name="ce8" table:formula="of:=[.I89]-[.J89]" office:value-type="float" office:value="87144000" calcext:value-type="float">
            <text:p>87144000</text:p>
          </table:table-cell>
          <table:table-cell table:style-name="ce8" table:formula="of:=IF([.I89]&lt;[.J8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5" calcext:value-type="float">
            <text:p>10114595</text:p>
          </table:table-cell>
          <table:table-cell table:style-name="ce12" office:value-type="date" office:date-value="2024-08-26" calcext:value-type="date">
            <text:p>26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7" calcext:value-type="float">
            <text:p>29787</text:p>
          </table:table-cell>
          <table:table-cell table:style-name="ce8" table:formula="of:=PRODUCT([.G90:.H90])" office:value-type="float" office:value="119148000" calcext:value-type="float">
            <text:p>119148000</text:p>
          </table:table-cell>
          <table:table-cell table:style-name="ce8" table:formula="of:=8000*[.G90]" office:value-type="float" office:value="32000000" calcext:value-type="float">
            <text:p>32000000</text:p>
          </table:table-cell>
          <table:table-cell table:style-name="ce8" table:formula="of:=[.I90]-[.J90]" office:value-type="float" office:value="87148000" calcext:value-type="float">
            <text:p>87148000</text:p>
          </table:table-cell>
          <table:table-cell table:style-name="ce8" table:formula="of:=IF([.I90]&lt;[.J9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6" calcext:value-type="float">
            <text:p>10114596</text:p>
          </table:table-cell>
          <table:table-cell table:style-name="ce12" office:value-type="date" office:date-value="2024-08-27" calcext:value-type="date">
            <text:p>27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8" calcext:value-type="float">
            <text:p>29788</text:p>
          </table:table-cell>
          <table:table-cell table:style-name="ce8" table:formula="of:=PRODUCT([.G91:.H91])" office:value-type="float" office:value="119152000" calcext:value-type="float">
            <text:p>119152000</text:p>
          </table:table-cell>
          <table:table-cell table:style-name="ce8" table:formula="of:=8000*[.G91]" office:value-type="float" office:value="32000000" calcext:value-type="float">
            <text:p>32000000</text:p>
          </table:table-cell>
          <table:table-cell table:style-name="ce8" table:formula="of:=[.I91]-[.J91]" office:value-type="float" office:value="87152000" calcext:value-type="float">
            <text:p>87152000</text:p>
          </table:table-cell>
          <table:table-cell table:style-name="ce8" table:formula="of:=IF([.I91]&lt;[.J9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7" calcext:value-type="float">
            <text:p>10114597</text:p>
          </table:table-cell>
          <table:table-cell table:style-name="ce12" office:value-type="date" office:date-value="2024-08-28" calcext:value-type="date">
            <text:p>28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89" calcext:value-type="float">
            <text:p>29789</text:p>
          </table:table-cell>
          <table:table-cell table:style-name="ce8" table:formula="of:=PRODUCT([.G92:.H92])" office:value-type="float" office:value="119156000" calcext:value-type="float">
            <text:p>119156000</text:p>
          </table:table-cell>
          <table:table-cell table:style-name="ce8" table:formula="of:=8000*[.G92]" office:value-type="float" office:value="32000000" calcext:value-type="float">
            <text:p>32000000</text:p>
          </table:table-cell>
          <table:table-cell table:style-name="ce8" table:formula="of:=[.I92]-[.J92]" office:value-type="float" office:value="87156000" calcext:value-type="float">
            <text:p>87156000</text:p>
          </table:table-cell>
          <table:table-cell table:style-name="ce8" table:formula="of:=IF([.I92]&lt;[.J9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8" calcext:value-type="float">
            <text:p>10114598</text:p>
          </table:table-cell>
          <table:table-cell table:style-name="ce12" office:value-type="date" office:date-value="2024-08-29" calcext:value-type="date">
            <text:p>29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0" calcext:value-type="float">
            <text:p>29790</text:p>
          </table:table-cell>
          <table:table-cell table:style-name="ce8" table:formula="of:=PRODUCT([.G93:.H93])" office:value-type="float" office:value="119160000" calcext:value-type="float">
            <text:p>119160000</text:p>
          </table:table-cell>
          <table:table-cell table:style-name="ce8" table:formula="of:=8000*[.G93]" office:value-type="float" office:value="32000000" calcext:value-type="float">
            <text:p>32000000</text:p>
          </table:table-cell>
          <table:table-cell table:style-name="ce8" table:formula="of:=[.I93]-[.J93]" office:value-type="float" office:value="87160000" calcext:value-type="float">
            <text:p>87160000</text:p>
          </table:table-cell>
          <table:table-cell table:style-name="ce8" table:formula="of:=IF([.I93]&lt;[.J9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599" calcext:value-type="float">
            <text:p>10114599</text:p>
          </table:table-cell>
          <table:table-cell table:style-name="ce12" office:value-type="date" office:date-value="2024-08-30" calcext:value-type="date">
            <text:p>30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1" calcext:value-type="float">
            <text:p>29791</text:p>
          </table:table-cell>
          <table:table-cell table:style-name="ce8" table:formula="of:=PRODUCT([.G94:.H94])" office:value-type="float" office:value="119164000" calcext:value-type="float">
            <text:p>119164000</text:p>
          </table:table-cell>
          <table:table-cell table:style-name="ce8" table:formula="of:=8000*[.G94]" office:value-type="float" office:value="32000000" calcext:value-type="float">
            <text:p>32000000</text:p>
          </table:table-cell>
          <table:table-cell table:style-name="ce8" table:formula="of:=[.I94]-[.J94]" office:value-type="float" office:value="87164000" calcext:value-type="float">
            <text:p>87164000</text:p>
          </table:table-cell>
          <table:table-cell table:style-name="ce8" table:formula="of:=IF([.I94]&lt;[.J9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0" calcext:value-type="float">
            <text:p>10114600</text:p>
          </table:table-cell>
          <table:table-cell table:style-name="ce12" office:value-type="date" office:date-value="2024-08-31" calcext:value-type="date">
            <text:p>31/08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2" calcext:value-type="float">
            <text:p>29792</text:p>
          </table:table-cell>
          <table:table-cell table:style-name="ce8" table:formula="of:=PRODUCT([.G95:.H95])" office:value-type="float" office:value="119168000" calcext:value-type="float">
            <text:p>119168000</text:p>
          </table:table-cell>
          <table:table-cell table:style-name="ce8" table:formula="of:=8000*[.G95]" office:value-type="float" office:value="32000000" calcext:value-type="float">
            <text:p>32000000</text:p>
          </table:table-cell>
          <table:table-cell table:style-name="ce8" table:formula="of:=[.I95]-[.J95]" office:value-type="float" office:value="87168000" calcext:value-type="float">
            <text:p>87168000</text:p>
          </table:table-cell>
          <table:table-cell table:style-name="ce8" table:formula="of:=IF([.I95]&lt;[.J9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1" calcext:value-type="float">
            <text:p>10114601</text:p>
          </table:table-cell>
          <table:table-cell table:style-name="ce12" office:value-type="date" office:date-value="2024-09-01" calcext:value-type="date">
            <text:p>01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3" calcext:value-type="float">
            <text:p>29793</text:p>
          </table:table-cell>
          <table:table-cell table:style-name="ce8" table:formula="of:=PRODUCT([.G96:.H96])" office:value-type="float" office:value="119172000" calcext:value-type="float">
            <text:p>119172000</text:p>
          </table:table-cell>
          <table:table-cell table:style-name="ce8" table:formula="of:=8000*[.G96]" office:value-type="float" office:value="32000000" calcext:value-type="float">
            <text:p>32000000</text:p>
          </table:table-cell>
          <table:table-cell table:style-name="ce8" table:formula="of:=[.I96]-[.J96]" office:value-type="float" office:value="87172000" calcext:value-type="float">
            <text:p>87172000</text:p>
          </table:table-cell>
          <table:table-cell table:style-name="ce8" table:formula="of:=IF([.I96]&lt;[.J9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2" calcext:value-type="float">
            <text:p>10114602</text:p>
          </table:table-cell>
          <table:table-cell table:style-name="ce12" office:value-type="date" office:date-value="2024-09-02" calcext:value-type="date">
            <text:p>02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4" calcext:value-type="float">
            <text:p>29794</text:p>
          </table:table-cell>
          <table:table-cell table:style-name="ce8" table:formula="of:=PRODUCT([.G97:.H97])" office:value-type="float" office:value="119176000" calcext:value-type="float">
            <text:p>119176000</text:p>
          </table:table-cell>
          <table:table-cell table:style-name="ce8" table:formula="of:=8000*[.G97]" office:value-type="float" office:value="32000000" calcext:value-type="float">
            <text:p>32000000</text:p>
          </table:table-cell>
          <table:table-cell table:style-name="ce8" table:formula="of:=[.I97]-[.J97]" office:value-type="float" office:value="87176000" calcext:value-type="float">
            <text:p>87176000</text:p>
          </table:table-cell>
          <table:table-cell table:style-name="ce8" table:formula="of:=IF([.I97]&lt;[.J9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3" calcext:value-type="float">
            <text:p>10114603</text:p>
          </table:table-cell>
          <table:table-cell table:style-name="ce12" office:value-type="date" office:date-value="2024-09-03" calcext:value-type="date">
            <text:p>03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5" calcext:value-type="float">
            <text:p>29795</text:p>
          </table:table-cell>
          <table:table-cell table:style-name="ce8" table:formula="of:=PRODUCT([.G98:.H98])" office:value-type="float" office:value="119180000" calcext:value-type="float">
            <text:p>119180000</text:p>
          </table:table-cell>
          <table:table-cell table:style-name="ce8" table:formula="of:=8000*[.G98]" office:value-type="float" office:value="32000000" calcext:value-type="float">
            <text:p>32000000</text:p>
          </table:table-cell>
          <table:table-cell table:style-name="ce8" table:formula="of:=[.I98]-[.J98]" office:value-type="float" office:value="87180000" calcext:value-type="float">
            <text:p>87180000</text:p>
          </table:table-cell>
          <table:table-cell table:style-name="ce8" table:formula="of:=IF([.I98]&lt;[.J9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4" calcext:value-type="float">
            <text:p>10114604</text:p>
          </table:table-cell>
          <table:table-cell table:style-name="ce12" office:value-type="date" office:date-value="2024-09-04" calcext:value-type="date">
            <text:p>04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6" calcext:value-type="float">
            <text:p>29796</text:p>
          </table:table-cell>
          <table:table-cell table:style-name="ce8" table:formula="of:=PRODUCT([.G99:.H99])" office:value-type="float" office:value="119184000" calcext:value-type="float">
            <text:p>119184000</text:p>
          </table:table-cell>
          <table:table-cell table:style-name="ce8" table:formula="of:=8000*[.G99]" office:value-type="float" office:value="32000000" calcext:value-type="float">
            <text:p>32000000</text:p>
          </table:table-cell>
          <table:table-cell table:style-name="ce8" table:formula="of:=[.I99]-[.J99]" office:value-type="float" office:value="87184000" calcext:value-type="float">
            <text:p>87184000</text:p>
          </table:table-cell>
          <table:table-cell table:style-name="ce8" table:formula="of:=IF([.I99]&lt;[.J9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5" calcext:value-type="float">
            <text:p>10114605</text:p>
          </table:table-cell>
          <table:table-cell table:style-name="ce12" office:value-type="date" office:date-value="2024-09-05" calcext:value-type="date">
            <text:p>05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7" calcext:value-type="float">
            <text:p>29797</text:p>
          </table:table-cell>
          <table:table-cell table:style-name="ce8" table:formula="of:=PRODUCT([.G100:.H100])" office:value-type="float" office:value="119188000" calcext:value-type="float">
            <text:p>119188000</text:p>
          </table:table-cell>
          <table:table-cell table:style-name="ce8" table:formula="of:=8000*[.G100]" office:value-type="float" office:value="32000000" calcext:value-type="float">
            <text:p>32000000</text:p>
          </table:table-cell>
          <table:table-cell table:style-name="ce8" table:formula="of:=[.I100]-[.J100]" office:value-type="float" office:value="87188000" calcext:value-type="float">
            <text:p>87188000</text:p>
          </table:table-cell>
          <table:table-cell table:style-name="ce8" table:formula="of:=IF([.I100]&lt;[.J10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6" calcext:value-type="float">
            <text:p>10114606</text:p>
          </table:table-cell>
          <table:table-cell table:style-name="ce12" office:value-type="date" office:date-value="2024-09-06" calcext:value-type="date">
            <text:p>06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8" calcext:value-type="float">
            <text:p>29798</text:p>
          </table:table-cell>
          <table:table-cell table:style-name="ce8" table:formula="of:=PRODUCT([.G101:.H101])" office:value-type="float" office:value="119192000" calcext:value-type="float">
            <text:p>119192000</text:p>
          </table:table-cell>
          <table:table-cell table:style-name="ce8" table:formula="of:=8000*[.G101]" office:value-type="float" office:value="32000000" calcext:value-type="float">
            <text:p>32000000</text:p>
          </table:table-cell>
          <table:table-cell table:style-name="ce8" table:formula="of:=[.I101]-[.J101]" office:value-type="float" office:value="87192000" calcext:value-type="float">
            <text:p>87192000</text:p>
          </table:table-cell>
          <table:table-cell table:style-name="ce8" table:formula="of:=IF([.I101]&lt;[.J10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7" calcext:value-type="float">
            <text:p>10114607</text:p>
          </table:table-cell>
          <table:table-cell table:style-name="ce12" office:value-type="date" office:date-value="2024-09-07" calcext:value-type="date">
            <text:p>07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799" calcext:value-type="float">
            <text:p>29799</text:p>
          </table:table-cell>
          <table:table-cell table:style-name="ce8" table:formula="of:=PRODUCT([.G102:.H102])" office:value-type="float" office:value="119196000" calcext:value-type="float">
            <text:p>119196000</text:p>
          </table:table-cell>
          <table:table-cell table:style-name="ce8" table:formula="of:=8000*[.G102]" office:value-type="float" office:value="32000000" calcext:value-type="float">
            <text:p>32000000</text:p>
          </table:table-cell>
          <table:table-cell table:style-name="ce8" table:formula="of:=[.I102]-[.J102]" office:value-type="float" office:value="87196000" calcext:value-type="float">
            <text:p>87196000</text:p>
          </table:table-cell>
          <table:table-cell table:style-name="ce8" table:formula="of:=IF([.I102]&lt;[.J10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8" calcext:value-type="float">
            <text:p>10114608</text:p>
          </table:table-cell>
          <table:table-cell table:style-name="ce12" office:value-type="date" office:date-value="2024-09-08" calcext:value-type="date">
            <text:p>08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0" calcext:value-type="float">
            <text:p>29800</text:p>
          </table:table-cell>
          <table:table-cell table:style-name="ce8" table:formula="of:=PRODUCT([.G103:.H103])" office:value-type="float" office:value="119200000" calcext:value-type="float">
            <text:p>119200000</text:p>
          </table:table-cell>
          <table:table-cell table:style-name="ce8" table:formula="of:=8000*[.G103]" office:value-type="float" office:value="32000000" calcext:value-type="float">
            <text:p>32000000</text:p>
          </table:table-cell>
          <table:table-cell table:style-name="ce8" table:formula="of:=[.I103]-[.J103]" office:value-type="float" office:value="87200000" calcext:value-type="float">
            <text:p>87200000</text:p>
          </table:table-cell>
          <table:table-cell table:style-name="ce8" table:formula="of:=IF([.I103]&lt;[.J10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09" calcext:value-type="float">
            <text:p>10114609</text:p>
          </table:table-cell>
          <table:table-cell table:style-name="ce12" office:value-type="date" office:date-value="2024-09-09" calcext:value-type="date">
            <text:p>09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1" calcext:value-type="float">
            <text:p>29801</text:p>
          </table:table-cell>
          <table:table-cell table:style-name="ce8" table:formula="of:=PRODUCT([.G104:.H104])" office:value-type="float" office:value="119204000" calcext:value-type="float">
            <text:p>119204000</text:p>
          </table:table-cell>
          <table:table-cell table:style-name="ce8" table:formula="of:=8000*[.G104]" office:value-type="float" office:value="32000000" calcext:value-type="float">
            <text:p>32000000</text:p>
          </table:table-cell>
          <table:table-cell table:style-name="ce8" table:formula="of:=[.I104]-[.J104]" office:value-type="float" office:value="87204000" calcext:value-type="float">
            <text:p>87204000</text:p>
          </table:table-cell>
          <table:table-cell table:style-name="ce8" table:formula="of:=IF([.I104]&lt;[.J10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0" calcext:value-type="float">
            <text:p>10114610</text:p>
          </table:table-cell>
          <table:table-cell table:style-name="ce12" office:value-type="date" office:date-value="2024-09-10" calcext:value-type="date">
            <text:p>10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2" calcext:value-type="float">
            <text:p>29802</text:p>
          </table:table-cell>
          <table:table-cell table:style-name="ce8" table:formula="of:=PRODUCT([.G105:.H105])" office:value-type="float" office:value="119208000" calcext:value-type="float">
            <text:p>119208000</text:p>
          </table:table-cell>
          <table:table-cell table:style-name="ce8" table:formula="of:=8000*[.G105]" office:value-type="float" office:value="32000000" calcext:value-type="float">
            <text:p>32000000</text:p>
          </table:table-cell>
          <table:table-cell table:style-name="ce8" table:formula="of:=[.I105]-[.J105]" office:value-type="float" office:value="87208000" calcext:value-type="float">
            <text:p>87208000</text:p>
          </table:table-cell>
          <table:table-cell table:style-name="ce8" table:formula="of:=IF([.I105]&lt;[.J10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1" calcext:value-type="float">
            <text:p>10114611</text:p>
          </table:table-cell>
          <table:table-cell table:style-name="ce12" office:value-type="date" office:date-value="2024-09-11" calcext:value-type="date">
            <text:p>11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3" calcext:value-type="float">
            <text:p>29803</text:p>
          </table:table-cell>
          <table:table-cell table:style-name="ce8" table:formula="of:=PRODUCT([.G106:.H106])" office:value-type="float" office:value="119212000" calcext:value-type="float">
            <text:p>119212000</text:p>
          </table:table-cell>
          <table:table-cell table:style-name="ce8" table:formula="of:=8000*[.G106]" office:value-type="float" office:value="32000000" calcext:value-type="float">
            <text:p>32000000</text:p>
          </table:table-cell>
          <table:table-cell table:style-name="ce8" table:formula="of:=[.I106]-[.J106]" office:value-type="float" office:value="87212000" calcext:value-type="float">
            <text:p>87212000</text:p>
          </table:table-cell>
          <table:table-cell table:style-name="ce8" table:formula="of:=IF([.I106]&lt;[.J10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2" calcext:value-type="float">
            <text:p>10114612</text:p>
          </table:table-cell>
          <table:table-cell table:style-name="ce12" office:value-type="date" office:date-value="2024-09-12" calcext:value-type="date">
            <text:p>12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4" calcext:value-type="float">
            <text:p>29804</text:p>
          </table:table-cell>
          <table:table-cell table:style-name="ce8" table:formula="of:=PRODUCT([.G107:.H107])" office:value-type="float" office:value="119216000" calcext:value-type="float">
            <text:p>119216000</text:p>
          </table:table-cell>
          <table:table-cell table:style-name="ce8" table:formula="of:=8000*[.G107]" office:value-type="float" office:value="32000000" calcext:value-type="float">
            <text:p>32000000</text:p>
          </table:table-cell>
          <table:table-cell table:style-name="ce8" table:formula="of:=[.I107]-[.J107]" office:value-type="float" office:value="87216000" calcext:value-type="float">
            <text:p>87216000</text:p>
          </table:table-cell>
          <table:table-cell table:style-name="ce8" table:formula="of:=IF([.I107]&lt;[.J10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3" calcext:value-type="float">
            <text:p>10114613</text:p>
          </table:table-cell>
          <table:table-cell table:style-name="ce12" office:value-type="date" office:date-value="2024-09-13" calcext:value-type="date">
            <text:p>13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5" calcext:value-type="float">
            <text:p>29805</text:p>
          </table:table-cell>
          <table:table-cell table:style-name="ce8" table:formula="of:=PRODUCT([.G108:.H108])" office:value-type="float" office:value="119220000" calcext:value-type="float">
            <text:p>119220000</text:p>
          </table:table-cell>
          <table:table-cell table:style-name="ce8" table:formula="of:=8000*[.G108]" office:value-type="float" office:value="32000000" calcext:value-type="float">
            <text:p>32000000</text:p>
          </table:table-cell>
          <table:table-cell table:style-name="ce8" table:formula="of:=[.I108]-[.J108]" office:value-type="float" office:value="87220000" calcext:value-type="float">
            <text:p>87220000</text:p>
          </table:table-cell>
          <table:table-cell table:style-name="ce8" table:formula="of:=IF([.I108]&lt;[.J10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4" calcext:value-type="float">
            <text:p>10114614</text:p>
          </table:table-cell>
          <table:table-cell table:style-name="ce12" office:value-type="date" office:date-value="2024-09-14" calcext:value-type="date">
            <text:p>14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6" calcext:value-type="float">
            <text:p>29806</text:p>
          </table:table-cell>
          <table:table-cell table:style-name="ce8" table:formula="of:=PRODUCT([.G109:.H109])" office:value-type="float" office:value="119224000" calcext:value-type="float">
            <text:p>119224000</text:p>
          </table:table-cell>
          <table:table-cell table:style-name="ce8" table:formula="of:=8000*[.G109]" office:value-type="float" office:value="32000000" calcext:value-type="float">
            <text:p>32000000</text:p>
          </table:table-cell>
          <table:table-cell table:style-name="ce8" table:formula="of:=[.I109]-[.J109]" office:value-type="float" office:value="87224000" calcext:value-type="float">
            <text:p>87224000</text:p>
          </table:table-cell>
          <table:table-cell table:style-name="ce8" table:formula="of:=IF([.I109]&lt;[.J10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5" calcext:value-type="float">
            <text:p>10114615</text:p>
          </table:table-cell>
          <table:table-cell table:style-name="ce12" office:value-type="date" office:date-value="2024-09-15" calcext:value-type="date">
            <text:p>15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7" calcext:value-type="float">
            <text:p>29807</text:p>
          </table:table-cell>
          <table:table-cell table:style-name="ce8" table:formula="of:=PRODUCT([.G110:.H110])" office:value-type="float" office:value="119228000" calcext:value-type="float">
            <text:p>119228000</text:p>
          </table:table-cell>
          <table:table-cell table:style-name="ce8" table:formula="of:=8000*[.G110]" office:value-type="float" office:value="32000000" calcext:value-type="float">
            <text:p>32000000</text:p>
          </table:table-cell>
          <table:table-cell table:style-name="ce8" table:formula="of:=[.I110]-[.J110]" office:value-type="float" office:value="87228000" calcext:value-type="float">
            <text:p>87228000</text:p>
          </table:table-cell>
          <table:table-cell table:style-name="ce8" table:formula="of:=IF([.I110]&lt;[.J11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6" calcext:value-type="float">
            <text:p>10114616</text:p>
          </table:table-cell>
          <table:table-cell table:style-name="ce12" office:value-type="date" office:date-value="2024-09-16" calcext:value-type="date">
            <text:p>16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8" calcext:value-type="float">
            <text:p>29808</text:p>
          </table:table-cell>
          <table:table-cell table:style-name="ce8" table:formula="of:=PRODUCT([.G111:.H111])" office:value-type="float" office:value="119232000" calcext:value-type="float">
            <text:p>119232000</text:p>
          </table:table-cell>
          <table:table-cell table:style-name="ce8" table:formula="of:=8000*[.G111]" office:value-type="float" office:value="32000000" calcext:value-type="float">
            <text:p>32000000</text:p>
          </table:table-cell>
          <table:table-cell table:style-name="ce8" table:formula="of:=[.I111]-[.J111]" office:value-type="float" office:value="87232000" calcext:value-type="float">
            <text:p>87232000</text:p>
          </table:table-cell>
          <table:table-cell table:style-name="ce8" table:formula="of:=IF([.I111]&lt;[.J11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7" calcext:value-type="float">
            <text:p>10114617</text:p>
          </table:table-cell>
          <table:table-cell table:style-name="ce12" office:value-type="date" office:date-value="2024-09-17" calcext:value-type="date">
            <text:p>17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09" calcext:value-type="float">
            <text:p>29809</text:p>
          </table:table-cell>
          <table:table-cell table:style-name="ce8" table:formula="of:=PRODUCT([.G112:.H112])" office:value-type="float" office:value="119236000" calcext:value-type="float">
            <text:p>119236000</text:p>
          </table:table-cell>
          <table:table-cell table:style-name="ce8" table:formula="of:=8000*[.G112]" office:value-type="float" office:value="32000000" calcext:value-type="float">
            <text:p>32000000</text:p>
          </table:table-cell>
          <table:table-cell table:style-name="ce8" table:formula="of:=[.I112]-[.J112]" office:value-type="float" office:value="87236000" calcext:value-type="float">
            <text:p>87236000</text:p>
          </table:table-cell>
          <table:table-cell table:style-name="ce8" table:formula="of:=IF([.I112]&lt;[.J11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8" calcext:value-type="float">
            <text:p>10114618</text:p>
          </table:table-cell>
          <table:table-cell table:style-name="ce12" office:value-type="date" office:date-value="2024-09-18" calcext:value-type="date">
            <text:p>18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0" calcext:value-type="float">
            <text:p>29810</text:p>
          </table:table-cell>
          <table:table-cell table:style-name="ce8" table:formula="of:=PRODUCT([.G113:.H113])" office:value-type="float" office:value="119240000" calcext:value-type="float">
            <text:p>119240000</text:p>
          </table:table-cell>
          <table:table-cell table:style-name="ce8" table:formula="of:=8000*[.G113]" office:value-type="float" office:value="32000000" calcext:value-type="float">
            <text:p>32000000</text:p>
          </table:table-cell>
          <table:table-cell table:style-name="ce8" table:formula="of:=[.I113]-[.J113]" office:value-type="float" office:value="87240000" calcext:value-type="float">
            <text:p>87240000</text:p>
          </table:table-cell>
          <table:table-cell table:style-name="ce8" table:formula="of:=IF([.I113]&lt;[.J11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19" calcext:value-type="float">
            <text:p>10114619</text:p>
          </table:table-cell>
          <table:table-cell table:style-name="ce12" office:value-type="date" office:date-value="2024-09-19" calcext:value-type="date">
            <text:p>19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1" calcext:value-type="float">
            <text:p>29811</text:p>
          </table:table-cell>
          <table:table-cell table:style-name="ce8" table:formula="of:=PRODUCT([.G114:.H114])" office:value-type="float" office:value="119244000" calcext:value-type="float">
            <text:p>119244000</text:p>
          </table:table-cell>
          <table:table-cell table:style-name="ce8" table:formula="of:=8000*[.G114]" office:value-type="float" office:value="32000000" calcext:value-type="float">
            <text:p>32000000</text:p>
          </table:table-cell>
          <table:table-cell table:style-name="ce8" table:formula="of:=[.I114]-[.J114]" office:value-type="float" office:value="87244000" calcext:value-type="float">
            <text:p>87244000</text:p>
          </table:table-cell>
          <table:table-cell table:style-name="ce8" table:formula="of:=IF([.I114]&lt;[.J11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0" calcext:value-type="float">
            <text:p>10114620</text:p>
          </table:table-cell>
          <table:table-cell table:style-name="ce12" office:value-type="date" office:date-value="2024-09-20" calcext:value-type="date">
            <text:p>20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2" calcext:value-type="float">
            <text:p>29812</text:p>
          </table:table-cell>
          <table:table-cell table:style-name="ce8" table:formula="of:=PRODUCT([.G115:.H115])" office:value-type="float" office:value="119248000" calcext:value-type="float">
            <text:p>119248000</text:p>
          </table:table-cell>
          <table:table-cell table:style-name="ce8" table:formula="of:=8000*[.G115]" office:value-type="float" office:value="32000000" calcext:value-type="float">
            <text:p>32000000</text:p>
          </table:table-cell>
          <table:table-cell table:style-name="ce8" table:formula="of:=[.I115]-[.J115]" office:value-type="float" office:value="87248000" calcext:value-type="float">
            <text:p>87248000</text:p>
          </table:table-cell>
          <table:table-cell table:style-name="ce8" table:formula="of:=IF([.I115]&lt;[.J11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1" calcext:value-type="float">
            <text:p>10114621</text:p>
          </table:table-cell>
          <table:table-cell table:style-name="ce12" office:value-type="date" office:date-value="2024-09-21" calcext:value-type="date">
            <text:p>21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3" calcext:value-type="float">
            <text:p>29813</text:p>
          </table:table-cell>
          <table:table-cell table:style-name="ce8" table:formula="of:=PRODUCT([.G116:.H116])" office:value-type="float" office:value="119252000" calcext:value-type="float">
            <text:p>119252000</text:p>
          </table:table-cell>
          <table:table-cell table:style-name="ce8" table:formula="of:=8000*[.G116]" office:value-type="float" office:value="32000000" calcext:value-type="float">
            <text:p>32000000</text:p>
          </table:table-cell>
          <table:table-cell table:style-name="ce8" table:formula="of:=[.I116]-[.J116]" office:value-type="float" office:value="87252000" calcext:value-type="float">
            <text:p>87252000</text:p>
          </table:table-cell>
          <table:table-cell table:style-name="ce8" table:formula="of:=IF([.I116]&lt;[.J11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2" calcext:value-type="float">
            <text:p>10114622</text:p>
          </table:table-cell>
          <table:table-cell table:style-name="ce12" office:value-type="date" office:date-value="2024-09-22" calcext:value-type="date">
            <text:p>22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4" calcext:value-type="float">
            <text:p>29814</text:p>
          </table:table-cell>
          <table:table-cell table:style-name="ce8" table:formula="of:=PRODUCT([.G117:.H117])" office:value-type="float" office:value="119256000" calcext:value-type="float">
            <text:p>119256000</text:p>
          </table:table-cell>
          <table:table-cell table:style-name="ce8" table:formula="of:=8000*[.G117]" office:value-type="float" office:value="32000000" calcext:value-type="float">
            <text:p>32000000</text:p>
          </table:table-cell>
          <table:table-cell table:style-name="ce8" table:formula="of:=[.I117]-[.J117]" office:value-type="float" office:value="87256000" calcext:value-type="float">
            <text:p>87256000</text:p>
          </table:table-cell>
          <table:table-cell table:style-name="ce8" table:formula="of:=IF([.I117]&lt;[.J11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3" calcext:value-type="float">
            <text:p>10114623</text:p>
          </table:table-cell>
          <table:table-cell table:style-name="ce12" office:value-type="date" office:date-value="2024-09-23" calcext:value-type="date">
            <text:p>23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5" calcext:value-type="float">
            <text:p>29815</text:p>
          </table:table-cell>
          <table:table-cell table:style-name="ce8" table:formula="of:=PRODUCT([.G118:.H118])" office:value-type="float" office:value="119260000" calcext:value-type="float">
            <text:p>119260000</text:p>
          </table:table-cell>
          <table:table-cell table:style-name="ce8" table:formula="of:=8000*[.G118]" office:value-type="float" office:value="32000000" calcext:value-type="float">
            <text:p>32000000</text:p>
          </table:table-cell>
          <table:table-cell table:style-name="ce8" table:formula="of:=[.I118]-[.J118]" office:value-type="float" office:value="87260000" calcext:value-type="float">
            <text:p>87260000</text:p>
          </table:table-cell>
          <table:table-cell table:style-name="ce8" table:formula="of:=IF([.I118]&lt;[.J11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4" calcext:value-type="float">
            <text:p>10114624</text:p>
          </table:table-cell>
          <table:table-cell table:style-name="ce12" office:value-type="date" office:date-value="2024-09-24" calcext:value-type="date">
            <text:p>24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6" calcext:value-type="float">
            <text:p>29816</text:p>
          </table:table-cell>
          <table:table-cell table:style-name="ce8" table:formula="of:=PRODUCT([.G119:.H119])" office:value-type="float" office:value="119264000" calcext:value-type="float">
            <text:p>119264000</text:p>
          </table:table-cell>
          <table:table-cell table:style-name="ce8" table:formula="of:=8000*[.G119]" office:value-type="float" office:value="32000000" calcext:value-type="float">
            <text:p>32000000</text:p>
          </table:table-cell>
          <table:table-cell table:style-name="ce8" table:formula="of:=[.I119]-[.J119]" office:value-type="float" office:value="87264000" calcext:value-type="float">
            <text:p>87264000</text:p>
          </table:table-cell>
          <table:table-cell table:style-name="ce8" table:formula="of:=IF([.I119]&lt;[.J11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5" calcext:value-type="float">
            <text:p>10114625</text:p>
          </table:table-cell>
          <table:table-cell table:style-name="ce12" office:value-type="date" office:date-value="2024-09-25" calcext:value-type="date">
            <text:p>25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7" calcext:value-type="float">
            <text:p>29817</text:p>
          </table:table-cell>
          <table:table-cell table:style-name="ce8" table:formula="of:=PRODUCT([.G120:.H120])" office:value-type="float" office:value="119268000" calcext:value-type="float">
            <text:p>119268000</text:p>
          </table:table-cell>
          <table:table-cell table:style-name="ce8" table:formula="of:=8000*[.G120]" office:value-type="float" office:value="32000000" calcext:value-type="float">
            <text:p>32000000</text:p>
          </table:table-cell>
          <table:table-cell table:style-name="ce8" table:formula="of:=[.I120]-[.J120]" office:value-type="float" office:value="87268000" calcext:value-type="float">
            <text:p>87268000</text:p>
          </table:table-cell>
          <table:table-cell table:style-name="ce8" table:formula="of:=IF([.I120]&lt;[.J12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6" calcext:value-type="float">
            <text:p>10114626</text:p>
          </table:table-cell>
          <table:table-cell table:style-name="ce12" office:value-type="date" office:date-value="2024-09-26" calcext:value-type="date">
            <text:p>26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8" calcext:value-type="float">
            <text:p>29818</text:p>
          </table:table-cell>
          <table:table-cell table:style-name="ce8" table:formula="of:=PRODUCT([.G121:.H121])" office:value-type="float" office:value="119272000" calcext:value-type="float">
            <text:p>119272000</text:p>
          </table:table-cell>
          <table:table-cell table:style-name="ce8" table:formula="of:=8000*[.G121]" office:value-type="float" office:value="32000000" calcext:value-type="float">
            <text:p>32000000</text:p>
          </table:table-cell>
          <table:table-cell table:style-name="ce8" table:formula="of:=[.I121]-[.J121]" office:value-type="float" office:value="87272000" calcext:value-type="float">
            <text:p>87272000</text:p>
          </table:table-cell>
          <table:table-cell table:style-name="ce8" table:formula="of:=IF([.I121]&lt;[.J12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7" calcext:value-type="float">
            <text:p>10114627</text:p>
          </table:table-cell>
          <table:table-cell table:style-name="ce12" office:value-type="date" office:date-value="2024-09-27" calcext:value-type="date">
            <text:p>27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19" calcext:value-type="float">
            <text:p>29819</text:p>
          </table:table-cell>
          <table:table-cell table:style-name="ce8" table:formula="of:=PRODUCT([.G122:.H122])" office:value-type="float" office:value="119276000" calcext:value-type="float">
            <text:p>119276000</text:p>
          </table:table-cell>
          <table:table-cell table:style-name="ce8" table:formula="of:=8000*[.G122]" office:value-type="float" office:value="32000000" calcext:value-type="float">
            <text:p>32000000</text:p>
          </table:table-cell>
          <table:table-cell table:style-name="ce8" table:formula="of:=[.I122]-[.J122]" office:value-type="float" office:value="87276000" calcext:value-type="float">
            <text:p>87276000</text:p>
          </table:table-cell>
          <table:table-cell table:style-name="ce8" table:formula="of:=IF([.I122]&lt;[.J12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8" calcext:value-type="float">
            <text:p>10114628</text:p>
          </table:table-cell>
          <table:table-cell table:style-name="ce12" office:value-type="date" office:date-value="2024-09-28" calcext:value-type="date">
            <text:p>28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0" calcext:value-type="float">
            <text:p>29820</text:p>
          </table:table-cell>
          <table:table-cell table:style-name="ce8" table:formula="of:=PRODUCT([.G123:.H123])" office:value-type="float" office:value="119280000" calcext:value-type="float">
            <text:p>119280000</text:p>
          </table:table-cell>
          <table:table-cell table:style-name="ce8" table:formula="of:=8000*[.G123]" office:value-type="float" office:value="32000000" calcext:value-type="float">
            <text:p>32000000</text:p>
          </table:table-cell>
          <table:table-cell table:style-name="ce8" table:formula="of:=[.I123]-[.J123]" office:value-type="float" office:value="87280000" calcext:value-type="float">
            <text:p>87280000</text:p>
          </table:table-cell>
          <table:table-cell table:style-name="ce8" table:formula="of:=IF([.I123]&lt;[.J12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29" calcext:value-type="float">
            <text:p>10114629</text:p>
          </table:table-cell>
          <table:table-cell table:style-name="ce12" office:value-type="date" office:date-value="2024-09-29" calcext:value-type="date">
            <text:p>29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1" calcext:value-type="float">
            <text:p>29821</text:p>
          </table:table-cell>
          <table:table-cell table:style-name="ce8" table:formula="of:=PRODUCT([.G124:.H124])" office:value-type="float" office:value="119284000" calcext:value-type="float">
            <text:p>119284000</text:p>
          </table:table-cell>
          <table:table-cell table:style-name="ce8" table:formula="of:=8000*[.G124]" office:value-type="float" office:value="32000000" calcext:value-type="float">
            <text:p>32000000</text:p>
          </table:table-cell>
          <table:table-cell table:style-name="ce8" table:formula="of:=[.I124]-[.J124]" office:value-type="float" office:value="87284000" calcext:value-type="float">
            <text:p>87284000</text:p>
          </table:table-cell>
          <table:table-cell table:style-name="ce8" table:formula="of:=IF([.I124]&lt;[.J12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0" calcext:value-type="float">
            <text:p>10114630</text:p>
          </table:table-cell>
          <table:table-cell table:style-name="ce12" office:value-type="date" office:date-value="2024-09-30" calcext:value-type="date">
            <text:p>30/09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2" calcext:value-type="float">
            <text:p>29822</text:p>
          </table:table-cell>
          <table:table-cell table:style-name="ce8" table:formula="of:=PRODUCT([.G125:.H125])" office:value-type="float" office:value="119288000" calcext:value-type="float">
            <text:p>119288000</text:p>
          </table:table-cell>
          <table:table-cell table:style-name="ce8" table:formula="of:=8000*[.G125]" office:value-type="float" office:value="32000000" calcext:value-type="float">
            <text:p>32000000</text:p>
          </table:table-cell>
          <table:table-cell table:style-name="ce8" table:formula="of:=[.I125]-[.J125]" office:value-type="float" office:value="87288000" calcext:value-type="float">
            <text:p>87288000</text:p>
          </table:table-cell>
          <table:table-cell table:style-name="ce8" table:formula="of:=IF([.I125]&lt;[.J12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1" calcext:value-type="float">
            <text:p>10114631</text:p>
          </table:table-cell>
          <table:table-cell table:style-name="ce12" office:value-type="date" office:date-value="2024-10-01" calcext:value-type="date">
            <text:p>01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3" calcext:value-type="float">
            <text:p>29823</text:p>
          </table:table-cell>
          <table:table-cell table:style-name="ce8" table:formula="of:=PRODUCT([.G126:.H126])" office:value-type="float" office:value="119292000" calcext:value-type="float">
            <text:p>119292000</text:p>
          </table:table-cell>
          <table:table-cell table:style-name="ce8" table:formula="of:=8000*[.G126]" office:value-type="float" office:value="32000000" calcext:value-type="float">
            <text:p>32000000</text:p>
          </table:table-cell>
          <table:table-cell table:style-name="ce8" table:formula="of:=[.I126]-[.J126]" office:value-type="float" office:value="87292000" calcext:value-type="float">
            <text:p>87292000</text:p>
          </table:table-cell>
          <table:table-cell table:style-name="ce8" table:formula="of:=IF([.I126]&lt;[.J12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2" calcext:value-type="float">
            <text:p>10114632</text:p>
          </table:table-cell>
          <table:table-cell table:style-name="ce12" office:value-type="date" office:date-value="2024-10-02" calcext:value-type="date">
            <text:p>02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4" calcext:value-type="float">
            <text:p>29824</text:p>
          </table:table-cell>
          <table:table-cell table:style-name="ce8" table:formula="of:=PRODUCT([.G127:.H127])" office:value-type="float" office:value="119296000" calcext:value-type="float">
            <text:p>119296000</text:p>
          </table:table-cell>
          <table:table-cell table:style-name="ce8" table:formula="of:=8000*[.G127]" office:value-type="float" office:value="32000000" calcext:value-type="float">
            <text:p>32000000</text:p>
          </table:table-cell>
          <table:table-cell table:style-name="ce8" table:formula="of:=[.I127]-[.J127]" office:value-type="float" office:value="87296000" calcext:value-type="float">
            <text:p>87296000</text:p>
          </table:table-cell>
          <table:table-cell table:style-name="ce8" table:formula="of:=IF([.I127]&lt;[.J12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3" calcext:value-type="float">
            <text:p>10114633</text:p>
          </table:table-cell>
          <table:table-cell table:style-name="ce12" office:value-type="date" office:date-value="2024-10-03" calcext:value-type="date">
            <text:p>03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5" calcext:value-type="float">
            <text:p>29825</text:p>
          </table:table-cell>
          <table:table-cell table:style-name="ce8" table:formula="of:=PRODUCT([.G128:.H128])" office:value-type="float" office:value="119300000" calcext:value-type="float">
            <text:p>119300000</text:p>
          </table:table-cell>
          <table:table-cell table:style-name="ce8" table:formula="of:=8000*[.G128]" office:value-type="float" office:value="32000000" calcext:value-type="float">
            <text:p>32000000</text:p>
          </table:table-cell>
          <table:table-cell table:style-name="ce8" table:formula="of:=[.I128]-[.J128]" office:value-type="float" office:value="87300000" calcext:value-type="float">
            <text:p>87300000</text:p>
          </table:table-cell>
          <table:table-cell table:style-name="ce8" table:formula="of:=IF([.I128]&lt;[.J12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4" calcext:value-type="float">
            <text:p>10114634</text:p>
          </table:table-cell>
          <table:table-cell table:style-name="ce12" office:value-type="date" office:date-value="2024-10-04" calcext:value-type="date">
            <text:p>04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6" calcext:value-type="float">
            <text:p>29826</text:p>
          </table:table-cell>
          <table:table-cell table:style-name="ce8" table:formula="of:=PRODUCT([.G129:.H129])" office:value-type="float" office:value="119304000" calcext:value-type="float">
            <text:p>119304000</text:p>
          </table:table-cell>
          <table:table-cell table:style-name="ce8" table:formula="of:=8000*[.G129]" office:value-type="float" office:value="32000000" calcext:value-type="float">
            <text:p>32000000</text:p>
          </table:table-cell>
          <table:table-cell table:style-name="ce8" table:formula="of:=[.I129]-[.J129]" office:value-type="float" office:value="87304000" calcext:value-type="float">
            <text:p>87304000</text:p>
          </table:table-cell>
          <table:table-cell table:style-name="ce8" table:formula="of:=IF([.I129]&lt;[.J12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5" calcext:value-type="float">
            <text:p>10114635</text:p>
          </table:table-cell>
          <table:table-cell table:style-name="ce12" office:value-type="date" office:date-value="2024-10-05" calcext:value-type="date">
            <text:p>05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7" calcext:value-type="float">
            <text:p>29827</text:p>
          </table:table-cell>
          <table:table-cell table:style-name="ce8" table:formula="of:=PRODUCT([.G130:.H130])" office:value-type="float" office:value="119308000" calcext:value-type="float">
            <text:p>119308000</text:p>
          </table:table-cell>
          <table:table-cell table:style-name="ce8" table:formula="of:=8000*[.G130]" office:value-type="float" office:value="32000000" calcext:value-type="float">
            <text:p>32000000</text:p>
          </table:table-cell>
          <table:table-cell table:style-name="ce8" table:formula="of:=[.I130]-[.J130]" office:value-type="float" office:value="87308000" calcext:value-type="float">
            <text:p>87308000</text:p>
          </table:table-cell>
          <table:table-cell table:style-name="ce8" table:formula="of:=IF([.I130]&lt;[.J13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6" calcext:value-type="float">
            <text:p>10114636</text:p>
          </table:table-cell>
          <table:table-cell table:style-name="ce12" office:value-type="date" office:date-value="2024-10-06" calcext:value-type="date">
            <text:p>06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8" calcext:value-type="float">
            <text:p>29828</text:p>
          </table:table-cell>
          <table:table-cell table:style-name="ce8" table:formula="of:=PRODUCT([.G131:.H131])" office:value-type="float" office:value="119312000" calcext:value-type="float">
            <text:p>119312000</text:p>
          </table:table-cell>
          <table:table-cell table:style-name="ce8" table:formula="of:=8000*[.G131]" office:value-type="float" office:value="32000000" calcext:value-type="float">
            <text:p>32000000</text:p>
          </table:table-cell>
          <table:table-cell table:style-name="ce8" table:formula="of:=[.I131]-[.J131]" office:value-type="float" office:value="87312000" calcext:value-type="float">
            <text:p>87312000</text:p>
          </table:table-cell>
          <table:table-cell table:style-name="ce8" table:formula="of:=IF([.I131]&lt;[.J13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7" calcext:value-type="float">
            <text:p>10114637</text:p>
          </table:table-cell>
          <table:table-cell table:style-name="ce12" office:value-type="date" office:date-value="2024-10-07" calcext:value-type="date">
            <text:p>07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29" calcext:value-type="float">
            <text:p>29829</text:p>
          </table:table-cell>
          <table:table-cell table:style-name="ce8" table:formula="of:=PRODUCT([.G132:.H132])" office:value-type="float" office:value="119316000" calcext:value-type="float">
            <text:p>119316000</text:p>
          </table:table-cell>
          <table:table-cell table:style-name="ce8" table:formula="of:=8000*[.G132]" office:value-type="float" office:value="32000000" calcext:value-type="float">
            <text:p>32000000</text:p>
          </table:table-cell>
          <table:table-cell table:style-name="ce8" table:formula="of:=[.I132]-[.J132]" office:value-type="float" office:value="87316000" calcext:value-type="float">
            <text:p>87316000</text:p>
          </table:table-cell>
          <table:table-cell table:style-name="ce8" table:formula="of:=IF([.I132]&lt;[.J13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8" calcext:value-type="float">
            <text:p>10114638</text:p>
          </table:table-cell>
          <table:table-cell table:style-name="ce12" office:value-type="date" office:date-value="2024-10-08" calcext:value-type="date">
            <text:p>08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0" calcext:value-type="float">
            <text:p>29830</text:p>
          </table:table-cell>
          <table:table-cell table:style-name="ce8" table:formula="of:=PRODUCT([.G133:.H133])" office:value-type="float" office:value="119320000" calcext:value-type="float">
            <text:p>119320000</text:p>
          </table:table-cell>
          <table:table-cell table:style-name="ce8" table:formula="of:=8000*[.G133]" office:value-type="float" office:value="32000000" calcext:value-type="float">
            <text:p>32000000</text:p>
          </table:table-cell>
          <table:table-cell table:style-name="ce8" table:formula="of:=[.I133]-[.J133]" office:value-type="float" office:value="87320000" calcext:value-type="float">
            <text:p>87320000</text:p>
          </table:table-cell>
          <table:table-cell table:style-name="ce8" table:formula="of:=IF([.I133]&lt;[.J13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39" calcext:value-type="float">
            <text:p>10114639</text:p>
          </table:table-cell>
          <table:table-cell table:style-name="ce12" office:value-type="date" office:date-value="2024-10-09" calcext:value-type="date">
            <text:p>09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1" calcext:value-type="float">
            <text:p>29831</text:p>
          </table:table-cell>
          <table:table-cell table:style-name="ce8" table:formula="of:=PRODUCT([.G134:.H134])" office:value-type="float" office:value="119324000" calcext:value-type="float">
            <text:p>119324000</text:p>
          </table:table-cell>
          <table:table-cell table:style-name="ce8" table:formula="of:=8000*[.G134]" office:value-type="float" office:value="32000000" calcext:value-type="float">
            <text:p>32000000</text:p>
          </table:table-cell>
          <table:table-cell table:style-name="ce8" table:formula="of:=[.I134]-[.J134]" office:value-type="float" office:value="87324000" calcext:value-type="float">
            <text:p>87324000</text:p>
          </table:table-cell>
          <table:table-cell table:style-name="ce8" table:formula="of:=IF([.I134]&lt;[.J13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0" calcext:value-type="float">
            <text:p>10114640</text:p>
          </table:table-cell>
          <table:table-cell table:style-name="ce12" office:value-type="date" office:date-value="2024-10-10" calcext:value-type="date">
            <text:p>10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2" calcext:value-type="float">
            <text:p>29832</text:p>
          </table:table-cell>
          <table:table-cell table:style-name="ce8" table:formula="of:=PRODUCT([.G135:.H135])" office:value-type="float" office:value="119328000" calcext:value-type="float">
            <text:p>119328000</text:p>
          </table:table-cell>
          <table:table-cell table:style-name="ce8" table:formula="of:=8000*[.G135]" office:value-type="float" office:value="32000000" calcext:value-type="float">
            <text:p>32000000</text:p>
          </table:table-cell>
          <table:table-cell table:style-name="ce8" table:formula="of:=[.I135]-[.J135]" office:value-type="float" office:value="87328000" calcext:value-type="float">
            <text:p>87328000</text:p>
          </table:table-cell>
          <table:table-cell table:style-name="ce8" table:formula="of:=IF([.I135]&lt;[.J13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1" calcext:value-type="float">
            <text:p>10114641</text:p>
          </table:table-cell>
          <table:table-cell table:style-name="ce12" office:value-type="date" office:date-value="2024-10-11" calcext:value-type="date">
            <text:p>11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3" calcext:value-type="float">
            <text:p>29833</text:p>
          </table:table-cell>
          <table:table-cell table:style-name="ce8" table:formula="of:=PRODUCT([.G136:.H136])" office:value-type="float" office:value="119332000" calcext:value-type="float">
            <text:p>119332000</text:p>
          </table:table-cell>
          <table:table-cell table:style-name="ce8" table:formula="of:=8000*[.G136]" office:value-type="float" office:value="32000000" calcext:value-type="float">
            <text:p>32000000</text:p>
          </table:table-cell>
          <table:table-cell table:style-name="ce8" table:formula="of:=[.I136]-[.J136]" office:value-type="float" office:value="87332000" calcext:value-type="float">
            <text:p>87332000</text:p>
          </table:table-cell>
          <table:table-cell table:style-name="ce8" table:formula="of:=IF([.I136]&lt;[.J13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2" calcext:value-type="float">
            <text:p>10114642</text:p>
          </table:table-cell>
          <table:table-cell table:style-name="ce12" office:value-type="date" office:date-value="2024-10-12" calcext:value-type="date">
            <text:p>12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4" calcext:value-type="float">
            <text:p>29834</text:p>
          </table:table-cell>
          <table:table-cell table:style-name="ce8" table:formula="of:=PRODUCT([.G137:.H137])" office:value-type="float" office:value="119336000" calcext:value-type="float">
            <text:p>119336000</text:p>
          </table:table-cell>
          <table:table-cell table:style-name="ce8" table:formula="of:=8000*[.G137]" office:value-type="float" office:value="32000000" calcext:value-type="float">
            <text:p>32000000</text:p>
          </table:table-cell>
          <table:table-cell table:style-name="ce8" table:formula="of:=[.I137]-[.J137]" office:value-type="float" office:value="87336000" calcext:value-type="float">
            <text:p>87336000</text:p>
          </table:table-cell>
          <table:table-cell table:style-name="ce8" table:formula="of:=IF([.I137]&lt;[.J13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3" calcext:value-type="float">
            <text:p>10114643</text:p>
          </table:table-cell>
          <table:table-cell table:style-name="ce12" office:value-type="date" office:date-value="2024-10-13" calcext:value-type="date">
            <text:p>13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5" calcext:value-type="float">
            <text:p>29835</text:p>
          </table:table-cell>
          <table:table-cell table:style-name="ce8" table:formula="of:=PRODUCT([.G138:.H138])" office:value-type="float" office:value="119340000" calcext:value-type="float">
            <text:p>119340000</text:p>
          </table:table-cell>
          <table:table-cell table:style-name="ce8" table:formula="of:=8000*[.G138]" office:value-type="float" office:value="32000000" calcext:value-type="float">
            <text:p>32000000</text:p>
          </table:table-cell>
          <table:table-cell table:style-name="ce8" table:formula="of:=[.I138]-[.J138]" office:value-type="float" office:value="87340000" calcext:value-type="float">
            <text:p>87340000</text:p>
          </table:table-cell>
          <table:table-cell table:style-name="ce8" table:formula="of:=IF([.I138]&lt;[.J13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4" calcext:value-type="float">
            <text:p>10114644</text:p>
          </table:table-cell>
          <table:table-cell table:style-name="ce12" office:value-type="date" office:date-value="2024-10-14" calcext:value-type="date">
            <text:p>14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6" calcext:value-type="float">
            <text:p>29836</text:p>
          </table:table-cell>
          <table:table-cell table:style-name="ce8" table:formula="of:=PRODUCT([.G139:.H139])" office:value-type="float" office:value="119344000" calcext:value-type="float">
            <text:p>119344000</text:p>
          </table:table-cell>
          <table:table-cell table:style-name="ce8" table:formula="of:=8000*[.G139]" office:value-type="float" office:value="32000000" calcext:value-type="float">
            <text:p>32000000</text:p>
          </table:table-cell>
          <table:table-cell table:style-name="ce8" table:formula="of:=[.I139]-[.J139]" office:value-type="float" office:value="87344000" calcext:value-type="float">
            <text:p>87344000</text:p>
          </table:table-cell>
          <table:table-cell table:style-name="ce8" table:formula="of:=IF([.I139]&lt;[.J13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5" calcext:value-type="float">
            <text:p>10114645</text:p>
          </table:table-cell>
          <table:table-cell table:style-name="ce12" office:value-type="date" office:date-value="2024-10-15" calcext:value-type="date">
            <text:p>15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7" calcext:value-type="float">
            <text:p>29837</text:p>
          </table:table-cell>
          <table:table-cell table:style-name="ce8" table:formula="of:=PRODUCT([.G140:.H140])" office:value-type="float" office:value="119348000" calcext:value-type="float">
            <text:p>119348000</text:p>
          </table:table-cell>
          <table:table-cell table:style-name="ce8" table:formula="of:=8000*[.G140]" office:value-type="float" office:value="32000000" calcext:value-type="float">
            <text:p>32000000</text:p>
          </table:table-cell>
          <table:table-cell table:style-name="ce8" table:formula="of:=[.I140]-[.J140]" office:value-type="float" office:value="87348000" calcext:value-type="float">
            <text:p>87348000</text:p>
          </table:table-cell>
          <table:table-cell table:style-name="ce8" table:formula="of:=IF([.I140]&lt;[.J14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6" calcext:value-type="float">
            <text:p>10114646</text:p>
          </table:table-cell>
          <table:table-cell table:style-name="ce12" office:value-type="date" office:date-value="2024-10-16" calcext:value-type="date">
            <text:p>16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8" calcext:value-type="float">
            <text:p>29838</text:p>
          </table:table-cell>
          <table:table-cell table:style-name="ce8" table:formula="of:=PRODUCT([.G141:.H141])" office:value-type="float" office:value="119352000" calcext:value-type="float">
            <text:p>119352000</text:p>
          </table:table-cell>
          <table:table-cell table:style-name="ce8" table:formula="of:=8000*[.G141]" office:value-type="float" office:value="32000000" calcext:value-type="float">
            <text:p>32000000</text:p>
          </table:table-cell>
          <table:table-cell table:style-name="ce8" table:formula="of:=[.I141]-[.J141]" office:value-type="float" office:value="87352000" calcext:value-type="float">
            <text:p>87352000</text:p>
          </table:table-cell>
          <table:table-cell table:style-name="ce8" table:formula="of:=IF([.I141]&lt;[.J14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7" calcext:value-type="float">
            <text:p>10114647</text:p>
          </table:table-cell>
          <table:table-cell table:style-name="ce12" office:value-type="date" office:date-value="2024-10-17" calcext:value-type="date">
            <text:p>17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39" calcext:value-type="float">
            <text:p>29839</text:p>
          </table:table-cell>
          <table:table-cell table:style-name="ce8" table:formula="of:=PRODUCT([.G142:.H142])" office:value-type="float" office:value="119356000" calcext:value-type="float">
            <text:p>119356000</text:p>
          </table:table-cell>
          <table:table-cell table:style-name="ce8" table:formula="of:=8000*[.G142]" office:value-type="float" office:value="32000000" calcext:value-type="float">
            <text:p>32000000</text:p>
          </table:table-cell>
          <table:table-cell table:style-name="ce8" table:formula="of:=[.I142]-[.J142]" office:value-type="float" office:value="87356000" calcext:value-type="float">
            <text:p>87356000</text:p>
          </table:table-cell>
          <table:table-cell table:style-name="ce8" table:formula="of:=IF([.I142]&lt;[.J14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8" calcext:value-type="float">
            <text:p>10114648</text:p>
          </table:table-cell>
          <table:table-cell table:style-name="ce12" office:value-type="date" office:date-value="2024-10-18" calcext:value-type="date">
            <text:p>18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0" calcext:value-type="float">
            <text:p>29840</text:p>
          </table:table-cell>
          <table:table-cell table:style-name="ce8" table:formula="of:=PRODUCT([.G143:.H143])" office:value-type="float" office:value="119360000" calcext:value-type="float">
            <text:p>119360000</text:p>
          </table:table-cell>
          <table:table-cell table:style-name="ce8" table:formula="of:=8000*[.G143]" office:value-type="float" office:value="32000000" calcext:value-type="float">
            <text:p>32000000</text:p>
          </table:table-cell>
          <table:table-cell table:style-name="ce8" table:formula="of:=[.I143]-[.J143]" office:value-type="float" office:value="87360000" calcext:value-type="float">
            <text:p>87360000</text:p>
          </table:table-cell>
          <table:table-cell table:style-name="ce8" table:formula="of:=IF([.I143]&lt;[.J14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49" calcext:value-type="float">
            <text:p>10114649</text:p>
          </table:table-cell>
          <table:table-cell table:style-name="ce12" office:value-type="date" office:date-value="2024-10-19" calcext:value-type="date">
            <text:p>19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1" calcext:value-type="float">
            <text:p>29841</text:p>
          </table:table-cell>
          <table:table-cell table:style-name="ce8" table:formula="of:=PRODUCT([.G144:.H144])" office:value-type="float" office:value="119364000" calcext:value-type="float">
            <text:p>119364000</text:p>
          </table:table-cell>
          <table:table-cell table:style-name="ce8" table:formula="of:=8000*[.G144]" office:value-type="float" office:value="32000000" calcext:value-type="float">
            <text:p>32000000</text:p>
          </table:table-cell>
          <table:table-cell table:style-name="ce8" table:formula="of:=[.I144]-[.J144]" office:value-type="float" office:value="87364000" calcext:value-type="float">
            <text:p>87364000</text:p>
          </table:table-cell>
          <table:table-cell table:style-name="ce8" table:formula="of:=IF([.I144]&lt;[.J14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0" calcext:value-type="float">
            <text:p>10114650</text:p>
          </table:table-cell>
          <table:table-cell table:style-name="ce12" office:value-type="date" office:date-value="2024-10-20" calcext:value-type="date">
            <text:p>20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2" calcext:value-type="float">
            <text:p>29842</text:p>
          </table:table-cell>
          <table:table-cell table:style-name="ce8" table:formula="of:=PRODUCT([.G145:.H145])" office:value-type="float" office:value="119368000" calcext:value-type="float">
            <text:p>119368000</text:p>
          </table:table-cell>
          <table:table-cell table:style-name="ce8" table:formula="of:=8000*[.G145]" office:value-type="float" office:value="32000000" calcext:value-type="float">
            <text:p>32000000</text:p>
          </table:table-cell>
          <table:table-cell table:style-name="ce8" table:formula="of:=[.I145]-[.J145]" office:value-type="float" office:value="87368000" calcext:value-type="float">
            <text:p>87368000</text:p>
          </table:table-cell>
          <table:table-cell table:style-name="ce8" table:formula="of:=IF([.I145]&lt;[.J14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1" calcext:value-type="float">
            <text:p>10114651</text:p>
          </table:table-cell>
          <table:table-cell table:style-name="ce12" office:value-type="date" office:date-value="2024-10-21" calcext:value-type="date">
            <text:p>21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3" calcext:value-type="float">
            <text:p>29843</text:p>
          </table:table-cell>
          <table:table-cell table:style-name="ce8" table:formula="of:=PRODUCT([.G146:.H146])" office:value-type="float" office:value="119372000" calcext:value-type="float">
            <text:p>119372000</text:p>
          </table:table-cell>
          <table:table-cell table:style-name="ce8" table:formula="of:=8000*[.G146]" office:value-type="float" office:value="32000000" calcext:value-type="float">
            <text:p>32000000</text:p>
          </table:table-cell>
          <table:table-cell table:style-name="ce8" table:formula="of:=[.I146]-[.J146]" office:value-type="float" office:value="87372000" calcext:value-type="float">
            <text:p>87372000</text:p>
          </table:table-cell>
          <table:table-cell table:style-name="ce8" table:formula="of:=IF([.I146]&lt;[.J14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2" calcext:value-type="float">
            <text:p>10114652</text:p>
          </table:table-cell>
          <table:table-cell table:style-name="ce12" office:value-type="date" office:date-value="2024-10-22" calcext:value-type="date">
            <text:p>22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4" calcext:value-type="float">
            <text:p>29844</text:p>
          </table:table-cell>
          <table:table-cell table:style-name="ce8" table:formula="of:=PRODUCT([.G147:.H147])" office:value-type="float" office:value="119376000" calcext:value-type="float">
            <text:p>119376000</text:p>
          </table:table-cell>
          <table:table-cell table:style-name="ce8" table:formula="of:=8000*[.G147]" office:value-type="float" office:value="32000000" calcext:value-type="float">
            <text:p>32000000</text:p>
          </table:table-cell>
          <table:table-cell table:style-name="ce8" table:formula="of:=[.I147]-[.J147]" office:value-type="float" office:value="87376000" calcext:value-type="float">
            <text:p>87376000</text:p>
          </table:table-cell>
          <table:table-cell table:style-name="ce8" table:formula="of:=IF([.I147]&lt;[.J14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3" calcext:value-type="float">
            <text:p>10114653</text:p>
          </table:table-cell>
          <table:table-cell table:style-name="ce12" office:value-type="date" office:date-value="2024-10-23" calcext:value-type="date">
            <text:p>23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5" calcext:value-type="float">
            <text:p>29845</text:p>
          </table:table-cell>
          <table:table-cell table:style-name="ce8" table:formula="of:=PRODUCT([.G148:.H148])" office:value-type="float" office:value="119380000" calcext:value-type="float">
            <text:p>119380000</text:p>
          </table:table-cell>
          <table:table-cell table:style-name="ce8" table:formula="of:=8000*[.G148]" office:value-type="float" office:value="32000000" calcext:value-type="float">
            <text:p>32000000</text:p>
          </table:table-cell>
          <table:table-cell table:style-name="ce8" table:formula="of:=[.I148]-[.J148]" office:value-type="float" office:value="87380000" calcext:value-type="float">
            <text:p>87380000</text:p>
          </table:table-cell>
          <table:table-cell table:style-name="ce8" table:formula="of:=IF([.I148]&lt;[.J14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4" calcext:value-type="float">
            <text:p>10114654</text:p>
          </table:table-cell>
          <table:table-cell table:style-name="ce12" office:value-type="date" office:date-value="2024-10-24" calcext:value-type="date">
            <text:p>24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6" calcext:value-type="float">
            <text:p>29846</text:p>
          </table:table-cell>
          <table:table-cell table:style-name="ce8" table:formula="of:=PRODUCT([.G149:.H149])" office:value-type="float" office:value="119384000" calcext:value-type="float">
            <text:p>119384000</text:p>
          </table:table-cell>
          <table:table-cell table:style-name="ce8" table:formula="of:=8000*[.G149]" office:value-type="float" office:value="32000000" calcext:value-type="float">
            <text:p>32000000</text:p>
          </table:table-cell>
          <table:table-cell table:style-name="ce8" table:formula="of:=[.I149]-[.J149]" office:value-type="float" office:value="87384000" calcext:value-type="float">
            <text:p>87384000</text:p>
          </table:table-cell>
          <table:table-cell table:style-name="ce8" table:formula="of:=IF([.I149]&lt;[.J14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5" calcext:value-type="float">
            <text:p>10114655</text:p>
          </table:table-cell>
          <table:table-cell table:style-name="ce12" office:value-type="date" office:date-value="2024-10-25" calcext:value-type="date">
            <text:p>25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7" calcext:value-type="float">
            <text:p>29847</text:p>
          </table:table-cell>
          <table:table-cell table:style-name="ce8" table:formula="of:=PRODUCT([.G150:.H150])" office:value-type="float" office:value="119388000" calcext:value-type="float">
            <text:p>119388000</text:p>
          </table:table-cell>
          <table:table-cell table:style-name="ce8" table:formula="of:=8000*[.G150]" office:value-type="float" office:value="32000000" calcext:value-type="float">
            <text:p>32000000</text:p>
          </table:table-cell>
          <table:table-cell table:style-name="ce8" table:formula="of:=[.I150]-[.J150]" office:value-type="float" office:value="87388000" calcext:value-type="float">
            <text:p>87388000</text:p>
          </table:table-cell>
          <table:table-cell table:style-name="ce8" table:formula="of:=IF([.I150]&lt;[.J15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6" calcext:value-type="float">
            <text:p>10114656</text:p>
          </table:table-cell>
          <table:table-cell table:style-name="ce12" office:value-type="date" office:date-value="2024-10-26" calcext:value-type="date">
            <text:p>26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8" calcext:value-type="float">
            <text:p>29848</text:p>
          </table:table-cell>
          <table:table-cell table:style-name="ce8" table:formula="of:=PRODUCT([.G151:.H151])" office:value-type="float" office:value="119392000" calcext:value-type="float">
            <text:p>119392000</text:p>
          </table:table-cell>
          <table:table-cell table:style-name="ce8" table:formula="of:=8000*[.G151]" office:value-type="float" office:value="32000000" calcext:value-type="float">
            <text:p>32000000</text:p>
          </table:table-cell>
          <table:table-cell table:style-name="ce8" table:formula="of:=[.I151]-[.J151]" office:value-type="float" office:value="87392000" calcext:value-type="float">
            <text:p>87392000</text:p>
          </table:table-cell>
          <table:table-cell table:style-name="ce8" table:formula="of:=IF([.I151]&lt;[.J15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7" calcext:value-type="float">
            <text:p>10114657</text:p>
          </table:table-cell>
          <table:table-cell table:style-name="ce12" office:value-type="date" office:date-value="2024-10-27" calcext:value-type="date">
            <text:p>27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49" calcext:value-type="float">
            <text:p>29849</text:p>
          </table:table-cell>
          <table:table-cell table:style-name="ce8" table:formula="of:=PRODUCT([.G152:.H152])" office:value-type="float" office:value="119396000" calcext:value-type="float">
            <text:p>119396000</text:p>
          </table:table-cell>
          <table:table-cell table:style-name="ce8" table:formula="of:=8000*[.G152]" office:value-type="float" office:value="32000000" calcext:value-type="float">
            <text:p>32000000</text:p>
          </table:table-cell>
          <table:table-cell table:style-name="ce8" table:formula="of:=[.I152]-[.J152]" office:value-type="float" office:value="87396000" calcext:value-type="float">
            <text:p>87396000</text:p>
          </table:table-cell>
          <table:table-cell table:style-name="ce8" table:formula="of:=IF([.I152]&lt;[.J15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8" calcext:value-type="float">
            <text:p>10114658</text:p>
          </table:table-cell>
          <table:table-cell table:style-name="ce12" office:value-type="date" office:date-value="2024-10-28" calcext:value-type="date">
            <text:p>28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0" calcext:value-type="float">
            <text:p>29850</text:p>
          </table:table-cell>
          <table:table-cell table:style-name="ce8" table:formula="of:=PRODUCT([.G153:.H153])" office:value-type="float" office:value="119400000" calcext:value-type="float">
            <text:p>119400000</text:p>
          </table:table-cell>
          <table:table-cell table:style-name="ce8" table:formula="of:=8000*[.G153]" office:value-type="float" office:value="32000000" calcext:value-type="float">
            <text:p>32000000</text:p>
          </table:table-cell>
          <table:table-cell table:style-name="ce8" table:formula="of:=[.I153]-[.J153]" office:value-type="float" office:value="87400000" calcext:value-type="float">
            <text:p>87400000</text:p>
          </table:table-cell>
          <table:table-cell table:style-name="ce8" table:formula="of:=IF([.I153]&lt;[.J15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59" calcext:value-type="float">
            <text:p>10114659</text:p>
          </table:table-cell>
          <table:table-cell table:style-name="ce12" office:value-type="date" office:date-value="2024-10-29" calcext:value-type="date">
            <text:p>29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1" calcext:value-type="float">
            <text:p>29851</text:p>
          </table:table-cell>
          <table:table-cell table:style-name="ce8" table:formula="of:=PRODUCT([.G154:.H154])" office:value-type="float" office:value="119404000" calcext:value-type="float">
            <text:p>119404000</text:p>
          </table:table-cell>
          <table:table-cell table:style-name="ce8" table:formula="of:=8000*[.G154]" office:value-type="float" office:value="32000000" calcext:value-type="float">
            <text:p>32000000</text:p>
          </table:table-cell>
          <table:table-cell table:style-name="ce8" table:formula="of:=[.I154]-[.J154]" office:value-type="float" office:value="87404000" calcext:value-type="float">
            <text:p>87404000</text:p>
          </table:table-cell>
          <table:table-cell table:style-name="ce8" table:formula="of:=IF([.I154]&lt;[.J15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0" calcext:value-type="float">
            <text:p>10114660</text:p>
          </table:table-cell>
          <table:table-cell table:style-name="ce12" office:value-type="date" office:date-value="2024-10-30" calcext:value-type="date">
            <text:p>30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2" calcext:value-type="float">
            <text:p>29852</text:p>
          </table:table-cell>
          <table:table-cell table:style-name="ce8" table:formula="of:=PRODUCT([.G155:.H155])" office:value-type="float" office:value="119408000" calcext:value-type="float">
            <text:p>119408000</text:p>
          </table:table-cell>
          <table:table-cell table:style-name="ce8" table:formula="of:=8000*[.G155]" office:value-type="float" office:value="32000000" calcext:value-type="float">
            <text:p>32000000</text:p>
          </table:table-cell>
          <table:table-cell table:style-name="ce8" table:formula="of:=[.I155]-[.J155]" office:value-type="float" office:value="87408000" calcext:value-type="float">
            <text:p>87408000</text:p>
          </table:table-cell>
          <table:table-cell table:style-name="ce8" table:formula="of:=IF([.I155]&lt;[.J15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1" calcext:value-type="float">
            <text:p>10114661</text:p>
          </table:table-cell>
          <table:table-cell table:style-name="ce12" office:value-type="date" office:date-value="2024-10-31" calcext:value-type="date">
            <text:p>31/10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3" calcext:value-type="float">
            <text:p>29853</text:p>
          </table:table-cell>
          <table:table-cell table:style-name="ce8" table:formula="of:=PRODUCT([.G156:.H156])" office:value-type="float" office:value="119412000" calcext:value-type="float">
            <text:p>119412000</text:p>
          </table:table-cell>
          <table:table-cell table:style-name="ce8" table:formula="of:=8000*[.G156]" office:value-type="float" office:value="32000000" calcext:value-type="float">
            <text:p>32000000</text:p>
          </table:table-cell>
          <table:table-cell table:style-name="ce8" table:formula="of:=[.I156]-[.J156]" office:value-type="float" office:value="87412000" calcext:value-type="float">
            <text:p>87412000</text:p>
          </table:table-cell>
          <table:table-cell table:style-name="ce8" table:formula="of:=IF([.I156]&lt;[.J15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2" calcext:value-type="float">
            <text:p>10114662</text:p>
          </table:table-cell>
          <table:table-cell table:style-name="ce12" office:value-type="date" office:date-value="2024-11-01" calcext:value-type="date">
            <text:p>01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4" calcext:value-type="float">
            <text:p>29854</text:p>
          </table:table-cell>
          <table:table-cell table:style-name="ce8" table:formula="of:=PRODUCT([.G157:.H157])" office:value-type="float" office:value="119416000" calcext:value-type="float">
            <text:p>119416000</text:p>
          </table:table-cell>
          <table:table-cell table:style-name="ce8" table:formula="of:=8000*[.G157]" office:value-type="float" office:value="32000000" calcext:value-type="float">
            <text:p>32000000</text:p>
          </table:table-cell>
          <table:table-cell table:style-name="ce8" table:formula="of:=[.I157]-[.J157]" office:value-type="float" office:value="87416000" calcext:value-type="float">
            <text:p>87416000</text:p>
          </table:table-cell>
          <table:table-cell table:style-name="ce8" table:formula="of:=IF([.I157]&lt;[.J15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3" calcext:value-type="float">
            <text:p>10114663</text:p>
          </table:table-cell>
          <table:table-cell table:style-name="ce12" office:value-type="date" office:date-value="2024-11-02" calcext:value-type="date">
            <text:p>02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5" calcext:value-type="float">
            <text:p>29855</text:p>
          </table:table-cell>
          <table:table-cell table:style-name="ce8" table:formula="of:=PRODUCT([.G158:.H158])" office:value-type="float" office:value="119420000" calcext:value-type="float">
            <text:p>119420000</text:p>
          </table:table-cell>
          <table:table-cell table:style-name="ce8" table:formula="of:=8000*[.G158]" office:value-type="float" office:value="32000000" calcext:value-type="float">
            <text:p>32000000</text:p>
          </table:table-cell>
          <table:table-cell table:style-name="ce8" table:formula="of:=[.I158]-[.J158]" office:value-type="float" office:value="87420000" calcext:value-type="float">
            <text:p>87420000</text:p>
          </table:table-cell>
          <table:table-cell table:style-name="ce8" table:formula="of:=IF([.I158]&lt;[.J15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4" calcext:value-type="float">
            <text:p>10114664</text:p>
          </table:table-cell>
          <table:table-cell table:style-name="ce12" office:value-type="date" office:date-value="2024-11-03" calcext:value-type="date">
            <text:p>03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6" calcext:value-type="float">
            <text:p>29856</text:p>
          </table:table-cell>
          <table:table-cell table:style-name="ce8" table:formula="of:=PRODUCT([.G159:.H159])" office:value-type="float" office:value="119424000" calcext:value-type="float">
            <text:p>119424000</text:p>
          </table:table-cell>
          <table:table-cell table:style-name="ce8" table:formula="of:=8000*[.G159]" office:value-type="float" office:value="32000000" calcext:value-type="float">
            <text:p>32000000</text:p>
          </table:table-cell>
          <table:table-cell table:style-name="ce8" table:formula="of:=[.I159]-[.J159]" office:value-type="float" office:value="87424000" calcext:value-type="float">
            <text:p>87424000</text:p>
          </table:table-cell>
          <table:table-cell table:style-name="ce8" table:formula="of:=IF([.I159]&lt;[.J15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5" calcext:value-type="float">
            <text:p>10114665</text:p>
          </table:table-cell>
          <table:table-cell table:style-name="ce12" office:value-type="date" office:date-value="2024-11-04" calcext:value-type="date">
            <text:p>04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7" calcext:value-type="float">
            <text:p>29857</text:p>
          </table:table-cell>
          <table:table-cell table:style-name="ce8" table:formula="of:=PRODUCT([.G160:.H160])" office:value-type="float" office:value="119428000" calcext:value-type="float">
            <text:p>119428000</text:p>
          </table:table-cell>
          <table:table-cell table:style-name="ce8" table:formula="of:=8000*[.G160]" office:value-type="float" office:value="32000000" calcext:value-type="float">
            <text:p>32000000</text:p>
          </table:table-cell>
          <table:table-cell table:style-name="ce8" table:formula="of:=[.I160]-[.J160]" office:value-type="float" office:value="87428000" calcext:value-type="float">
            <text:p>87428000</text:p>
          </table:table-cell>
          <table:table-cell table:style-name="ce8" table:formula="of:=IF([.I160]&lt;[.J16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6" calcext:value-type="float">
            <text:p>10114666</text:p>
          </table:table-cell>
          <table:table-cell table:style-name="ce12" office:value-type="date" office:date-value="2024-11-05" calcext:value-type="date">
            <text:p>05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8" calcext:value-type="float">
            <text:p>29858</text:p>
          </table:table-cell>
          <table:table-cell table:style-name="ce8" table:formula="of:=PRODUCT([.G161:.H161])" office:value-type="float" office:value="119432000" calcext:value-type="float">
            <text:p>119432000</text:p>
          </table:table-cell>
          <table:table-cell table:style-name="ce8" table:formula="of:=8000*[.G161]" office:value-type="float" office:value="32000000" calcext:value-type="float">
            <text:p>32000000</text:p>
          </table:table-cell>
          <table:table-cell table:style-name="ce8" table:formula="of:=[.I161]-[.J161]" office:value-type="float" office:value="87432000" calcext:value-type="float">
            <text:p>87432000</text:p>
          </table:table-cell>
          <table:table-cell table:style-name="ce8" table:formula="of:=IF([.I161]&lt;[.J16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7" calcext:value-type="float">
            <text:p>10114667</text:p>
          </table:table-cell>
          <table:table-cell table:style-name="ce12" office:value-type="date" office:date-value="2024-11-06" calcext:value-type="date">
            <text:p>06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59" calcext:value-type="float">
            <text:p>29859</text:p>
          </table:table-cell>
          <table:table-cell table:style-name="ce8" table:formula="of:=PRODUCT([.G162:.H162])" office:value-type="float" office:value="119436000" calcext:value-type="float">
            <text:p>119436000</text:p>
          </table:table-cell>
          <table:table-cell table:style-name="ce8" table:formula="of:=8000*[.G162]" office:value-type="float" office:value="32000000" calcext:value-type="float">
            <text:p>32000000</text:p>
          </table:table-cell>
          <table:table-cell table:style-name="ce8" table:formula="of:=[.I162]-[.J162]" office:value-type="float" office:value="87436000" calcext:value-type="float">
            <text:p>87436000</text:p>
          </table:table-cell>
          <table:table-cell table:style-name="ce8" table:formula="of:=IF([.I162]&lt;[.J16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8" calcext:value-type="float">
            <text:p>10114668</text:p>
          </table:table-cell>
          <table:table-cell table:style-name="ce12" office:value-type="date" office:date-value="2024-11-07" calcext:value-type="date">
            <text:p>07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0" calcext:value-type="float">
            <text:p>29860</text:p>
          </table:table-cell>
          <table:table-cell table:style-name="ce8" table:formula="of:=PRODUCT([.G163:.H163])" office:value-type="float" office:value="119440000" calcext:value-type="float">
            <text:p>119440000</text:p>
          </table:table-cell>
          <table:table-cell table:style-name="ce8" table:formula="of:=8000*[.G163]" office:value-type="float" office:value="32000000" calcext:value-type="float">
            <text:p>32000000</text:p>
          </table:table-cell>
          <table:table-cell table:style-name="ce8" table:formula="of:=[.I163]-[.J163]" office:value-type="float" office:value="87440000" calcext:value-type="float">
            <text:p>87440000</text:p>
          </table:table-cell>
          <table:table-cell table:style-name="ce8" table:formula="of:=IF([.I163]&lt;[.J16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69" calcext:value-type="float">
            <text:p>10114669</text:p>
          </table:table-cell>
          <table:table-cell table:style-name="ce12" office:value-type="date" office:date-value="2024-11-08" calcext:value-type="date">
            <text:p>08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1" calcext:value-type="float">
            <text:p>29861</text:p>
          </table:table-cell>
          <table:table-cell table:style-name="ce8" table:formula="of:=PRODUCT([.G164:.H164])" office:value-type="float" office:value="119444000" calcext:value-type="float">
            <text:p>119444000</text:p>
          </table:table-cell>
          <table:table-cell table:style-name="ce8" table:formula="of:=8000*[.G164]" office:value-type="float" office:value="32000000" calcext:value-type="float">
            <text:p>32000000</text:p>
          </table:table-cell>
          <table:table-cell table:style-name="ce8" table:formula="of:=[.I164]-[.J164]" office:value-type="float" office:value="87444000" calcext:value-type="float">
            <text:p>87444000</text:p>
          </table:table-cell>
          <table:table-cell table:style-name="ce8" table:formula="of:=IF([.I164]&lt;[.J16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0" calcext:value-type="float">
            <text:p>10114670</text:p>
          </table:table-cell>
          <table:table-cell table:style-name="ce12" office:value-type="date" office:date-value="2024-11-09" calcext:value-type="date">
            <text:p>09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2" calcext:value-type="float">
            <text:p>29862</text:p>
          </table:table-cell>
          <table:table-cell table:style-name="ce8" table:formula="of:=PRODUCT([.G165:.H165])" office:value-type="float" office:value="119448000" calcext:value-type="float">
            <text:p>119448000</text:p>
          </table:table-cell>
          <table:table-cell table:style-name="ce8" table:formula="of:=8000*[.G165]" office:value-type="float" office:value="32000000" calcext:value-type="float">
            <text:p>32000000</text:p>
          </table:table-cell>
          <table:table-cell table:style-name="ce8" table:formula="of:=[.I165]-[.J165]" office:value-type="float" office:value="87448000" calcext:value-type="float">
            <text:p>87448000</text:p>
          </table:table-cell>
          <table:table-cell table:style-name="ce8" table:formula="of:=IF([.I165]&lt;[.J16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1" calcext:value-type="float">
            <text:p>10114671</text:p>
          </table:table-cell>
          <table:table-cell table:style-name="ce12" office:value-type="date" office:date-value="2024-11-10" calcext:value-type="date">
            <text:p>10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3" calcext:value-type="float">
            <text:p>29863</text:p>
          </table:table-cell>
          <table:table-cell table:style-name="ce8" table:formula="of:=PRODUCT([.G166:.H166])" office:value-type="float" office:value="119452000" calcext:value-type="float">
            <text:p>119452000</text:p>
          </table:table-cell>
          <table:table-cell table:style-name="ce8" table:formula="of:=8000*[.G166]" office:value-type="float" office:value="32000000" calcext:value-type="float">
            <text:p>32000000</text:p>
          </table:table-cell>
          <table:table-cell table:style-name="ce8" table:formula="of:=[.I166]-[.J166]" office:value-type="float" office:value="87452000" calcext:value-type="float">
            <text:p>87452000</text:p>
          </table:table-cell>
          <table:table-cell table:style-name="ce8" table:formula="of:=IF([.I166]&lt;[.J16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2" calcext:value-type="float">
            <text:p>10114672</text:p>
          </table:table-cell>
          <table:table-cell table:style-name="ce12" office:value-type="date" office:date-value="2024-11-11" calcext:value-type="date">
            <text:p>11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4" calcext:value-type="float">
            <text:p>29864</text:p>
          </table:table-cell>
          <table:table-cell table:style-name="ce8" table:formula="of:=PRODUCT([.G167:.H167])" office:value-type="float" office:value="119456000" calcext:value-type="float">
            <text:p>119456000</text:p>
          </table:table-cell>
          <table:table-cell table:style-name="ce8" table:formula="of:=8000*[.G167]" office:value-type="float" office:value="32000000" calcext:value-type="float">
            <text:p>32000000</text:p>
          </table:table-cell>
          <table:table-cell table:style-name="ce8" table:formula="of:=[.I167]-[.J167]" office:value-type="float" office:value="87456000" calcext:value-type="float">
            <text:p>87456000</text:p>
          </table:table-cell>
          <table:table-cell table:style-name="ce8" table:formula="of:=IF([.I167]&lt;[.J16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3" calcext:value-type="float">
            <text:p>10114673</text:p>
          </table:table-cell>
          <table:table-cell table:style-name="ce12" office:value-type="date" office:date-value="2024-11-12" calcext:value-type="date">
            <text:p>12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5" calcext:value-type="float">
            <text:p>29865</text:p>
          </table:table-cell>
          <table:table-cell table:style-name="ce8" table:formula="of:=PRODUCT([.G168:.H168])" office:value-type="float" office:value="119460000" calcext:value-type="float">
            <text:p>119460000</text:p>
          </table:table-cell>
          <table:table-cell table:style-name="ce8" table:formula="of:=8000*[.G168]" office:value-type="float" office:value="32000000" calcext:value-type="float">
            <text:p>32000000</text:p>
          </table:table-cell>
          <table:table-cell table:style-name="ce8" table:formula="of:=[.I168]-[.J168]" office:value-type="float" office:value="87460000" calcext:value-type="float">
            <text:p>87460000</text:p>
          </table:table-cell>
          <table:table-cell table:style-name="ce8" table:formula="of:=IF([.I168]&lt;[.J16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4" calcext:value-type="float">
            <text:p>10114674</text:p>
          </table:table-cell>
          <table:table-cell table:style-name="ce12" office:value-type="date" office:date-value="2024-11-13" calcext:value-type="date">
            <text:p>13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6" calcext:value-type="float">
            <text:p>29866</text:p>
          </table:table-cell>
          <table:table-cell table:style-name="ce8" table:formula="of:=PRODUCT([.G169:.H169])" office:value-type="float" office:value="119464000" calcext:value-type="float">
            <text:p>119464000</text:p>
          </table:table-cell>
          <table:table-cell table:style-name="ce8" table:formula="of:=8000*[.G169]" office:value-type="float" office:value="32000000" calcext:value-type="float">
            <text:p>32000000</text:p>
          </table:table-cell>
          <table:table-cell table:style-name="ce8" table:formula="of:=[.I169]-[.J169]" office:value-type="float" office:value="87464000" calcext:value-type="float">
            <text:p>87464000</text:p>
          </table:table-cell>
          <table:table-cell table:style-name="ce8" table:formula="of:=IF([.I169]&lt;[.J16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5" calcext:value-type="float">
            <text:p>10114675</text:p>
          </table:table-cell>
          <table:table-cell table:style-name="ce12" office:value-type="date" office:date-value="2024-11-14" calcext:value-type="date">
            <text:p>14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7" calcext:value-type="float">
            <text:p>29867</text:p>
          </table:table-cell>
          <table:table-cell table:style-name="ce8" table:formula="of:=PRODUCT([.G170:.H170])" office:value-type="float" office:value="119468000" calcext:value-type="float">
            <text:p>119468000</text:p>
          </table:table-cell>
          <table:table-cell table:style-name="ce8" table:formula="of:=8000*[.G170]" office:value-type="float" office:value="32000000" calcext:value-type="float">
            <text:p>32000000</text:p>
          </table:table-cell>
          <table:table-cell table:style-name="ce8" table:formula="of:=[.I170]-[.J170]" office:value-type="float" office:value="87468000" calcext:value-type="float">
            <text:p>87468000</text:p>
          </table:table-cell>
          <table:table-cell table:style-name="ce8" table:formula="of:=IF([.I170]&lt;[.J17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6" calcext:value-type="float">
            <text:p>10114676</text:p>
          </table:table-cell>
          <table:table-cell table:style-name="ce12" office:value-type="date" office:date-value="2024-11-15" calcext:value-type="date">
            <text:p>15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8" calcext:value-type="float">
            <text:p>29868</text:p>
          </table:table-cell>
          <table:table-cell table:style-name="ce8" table:formula="of:=PRODUCT([.G171:.H171])" office:value-type="float" office:value="119472000" calcext:value-type="float">
            <text:p>119472000</text:p>
          </table:table-cell>
          <table:table-cell table:style-name="ce8" table:formula="of:=8000*[.G171]" office:value-type="float" office:value="32000000" calcext:value-type="float">
            <text:p>32000000</text:p>
          </table:table-cell>
          <table:table-cell table:style-name="ce8" table:formula="of:=[.I171]-[.J171]" office:value-type="float" office:value="87472000" calcext:value-type="float">
            <text:p>87472000</text:p>
          </table:table-cell>
          <table:table-cell table:style-name="ce8" table:formula="of:=IF([.I171]&lt;[.J17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7" calcext:value-type="float">
            <text:p>10114677</text:p>
          </table:table-cell>
          <table:table-cell table:style-name="ce12" office:value-type="date" office:date-value="2024-11-16" calcext:value-type="date">
            <text:p>16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69" calcext:value-type="float">
            <text:p>29869</text:p>
          </table:table-cell>
          <table:table-cell table:style-name="ce8" table:formula="of:=PRODUCT([.G172:.H172])" office:value-type="float" office:value="119476000" calcext:value-type="float">
            <text:p>119476000</text:p>
          </table:table-cell>
          <table:table-cell table:style-name="ce8" table:formula="of:=8000*[.G172]" office:value-type="float" office:value="32000000" calcext:value-type="float">
            <text:p>32000000</text:p>
          </table:table-cell>
          <table:table-cell table:style-name="ce8" table:formula="of:=[.I172]-[.J172]" office:value-type="float" office:value="87476000" calcext:value-type="float">
            <text:p>87476000</text:p>
          </table:table-cell>
          <table:table-cell table:style-name="ce8" table:formula="of:=IF([.I172]&lt;[.J17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8" calcext:value-type="float">
            <text:p>10114678</text:p>
          </table:table-cell>
          <table:table-cell table:style-name="ce12" office:value-type="date" office:date-value="2024-11-17" calcext:value-type="date">
            <text:p>17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70" calcext:value-type="float">
            <text:p>29870</text:p>
          </table:table-cell>
          <table:table-cell table:style-name="ce8" table:formula="of:=PRODUCT([.G173:.H173])" office:value-type="float" office:value="119480000" calcext:value-type="float">
            <text:p>119480000</text:p>
          </table:table-cell>
          <table:table-cell table:style-name="ce8" table:formula="of:=8000*[.G173]" office:value-type="float" office:value="32000000" calcext:value-type="float">
            <text:p>32000000</text:p>
          </table:table-cell>
          <table:table-cell table:style-name="ce8" table:formula="of:=[.I173]-[.J173]" office:value-type="float" office:value="87480000" calcext:value-type="float">
            <text:p>87480000</text:p>
          </table:table-cell>
          <table:table-cell table:style-name="ce8" table:formula="of:=IF([.I173]&lt;[.J17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79" calcext:value-type="float">
            <text:p>10114679</text:p>
          </table:table-cell>
          <table:table-cell table:style-name="ce12" office:value-type="date" office:date-value="2024-11-18" calcext:value-type="date">
            <text:p>18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71" calcext:value-type="float">
            <text:p>29871</text:p>
          </table:table-cell>
          <table:table-cell table:style-name="ce8" table:formula="of:=PRODUCT([.G174:.H174])" office:value-type="float" office:value="119484000" calcext:value-type="float">
            <text:p>119484000</text:p>
          </table:table-cell>
          <table:table-cell table:style-name="ce8" table:formula="of:=8000*[.G174]" office:value-type="float" office:value="32000000" calcext:value-type="float">
            <text:p>32000000</text:p>
          </table:table-cell>
          <table:table-cell table:style-name="ce8" table:formula="of:=[.I174]-[.J174]" office:value-type="float" office:value="87484000" calcext:value-type="float">
            <text:p>87484000</text:p>
          </table:table-cell>
          <table:table-cell table:style-name="ce8" table:formula="of:=IF([.I174]&lt;[.J17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0" calcext:value-type="float">
            <text:p>10114680</text:p>
          </table:table-cell>
          <table:table-cell table:style-name="ce12" office:value-type="date" office:date-value="2024-11-19" calcext:value-type="date">
            <text:p>19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N’Djamena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29872" calcext:value-type="float">
            <text:p>29872</text:p>
          </table:table-cell>
          <table:table-cell table:style-name="ce8" table:formula="of:=PRODUCT([.G175:.H175])" office:value-type="float" office:value="119488000" calcext:value-type="float">
            <text:p>119488000</text:p>
          </table:table-cell>
          <table:table-cell table:style-name="ce8" table:formula="of:=8000*[.G175]" office:value-type="float" office:value="32000000" calcext:value-type="float">
            <text:p>32000000</text:p>
          </table:table-cell>
          <table:table-cell table:style-name="ce8" table:formula="of:=[.I175]-[.J175]" office:value-type="float" office:value="87488000" calcext:value-type="float">
            <text:p>87488000</text:p>
          </table:table-cell>
          <table:table-cell table:style-name="ce8" table:formula="of:=IF([.I175]&lt;[.J17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1" calcext:value-type="float">
            <text:p>10114681</text:p>
          </table:table-cell>
          <table:table-cell table:style-name="ce12" office:value-type="date" office:date-value="2024-11-20" calcext:value-type="date">
            <text:p>20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lesoum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73" calcext:value-type="float">
            <text:p>873</text:p>
          </table:table-cell>
          <table:table-cell table:style-name="ce8" table:formula="of:=PRODUCT([.G176:.H176])" office:value-type="float" office:value="2619000" calcext:value-type="float">
            <text:p>2619000</text:p>
          </table:table-cell>
          <table:table-cell table:style-name="ce8" table:formula="of:=8000*[.G176]" office:value-type="float" office:value="24000000" calcext:value-type="float">
            <text:p>24000000</text:p>
          </table:table-cell>
          <table:table-cell table:style-name="ce8" table:formula="of:=[.I176]-[.J176]" office:value-type="float" office:value="-21381000" calcext:value-type="float">
            <text:p>-21381000</text:p>
          </table:table-cell>
          <table:table-cell table:style-name="ce8" table:formula="of:=IF([.I176]&lt;[.J17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2" calcext:value-type="float">
            <text:p>10114682</text:p>
          </table:table-cell>
          <table:table-cell table:style-name="ce12" office:value-type="date" office:date-value="2024-11-21" calcext:value-type="date">
            <text:p>21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lesoum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74" calcext:value-type="float">
            <text:p>874</text:p>
          </table:table-cell>
          <table:table-cell table:style-name="ce8" table:formula="of:=PRODUCT([.G177:.H177])" office:value-type="float" office:value="2622000" calcext:value-type="float">
            <text:p>2622000</text:p>
          </table:table-cell>
          <table:table-cell table:style-name="ce8" table:formula="of:=8000*[.G177]" office:value-type="float" office:value="24000000" calcext:value-type="float">
            <text:p>24000000</text:p>
          </table:table-cell>
          <table:table-cell table:style-name="ce8" table:formula="of:=[.I177]-[.J177]" office:value-type="float" office:value="-21378000" calcext:value-type="float">
            <text:p>-21378000</text:p>
          </table:table-cell>
          <table:table-cell table:style-name="ce8" table:formula="of:=IF([.I177]&lt;[.J17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3" calcext:value-type="float">
            <text:p>10114683</text:p>
          </table:table-cell>
          <table:table-cell table:style-name="ce12" office:value-type="date" office:date-value="2024-11-22" calcext:value-type="date">
            <text:p>22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lesoum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75" calcext:value-type="float">
            <text:p>875</text:p>
          </table:table-cell>
          <table:table-cell table:style-name="ce8" table:formula="of:=PRODUCT([.G178:.H178])" office:value-type="float" office:value="2625000" calcext:value-type="float">
            <text:p>2625000</text:p>
          </table:table-cell>
          <table:table-cell table:style-name="ce8" table:formula="of:=8000*[.G178]" office:value-type="float" office:value="24000000" calcext:value-type="float">
            <text:p>24000000</text:p>
          </table:table-cell>
          <table:table-cell table:style-name="ce8" table:formula="of:=[.I178]-[.J178]" office:value-type="float" office:value="-21375000" calcext:value-type="float">
            <text:p>-21375000</text:p>
          </table:table-cell>
          <table:table-cell table:style-name="ce8" table:formula="of:=IF([.I178]&lt;[.J17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4" calcext:value-type="float">
            <text:p>10114684</text:p>
          </table:table-cell>
          <table:table-cell table:style-name="ce12" office:value-type="date" office:date-value="2024-11-23" calcext:value-type="date">
            <text:p>23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lesoum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76" calcext:value-type="float">
            <text:p>876</text:p>
          </table:table-cell>
          <table:table-cell table:style-name="ce8" table:formula="of:=PRODUCT([.G179:.H179])" office:value-type="float" office:value="2628000" calcext:value-type="float">
            <text:p>2628000</text:p>
          </table:table-cell>
          <table:table-cell table:style-name="ce8" table:formula="of:=8000*[.G179]" office:value-type="float" office:value="24000000" calcext:value-type="float">
            <text:p>24000000</text:p>
          </table:table-cell>
          <table:table-cell table:style-name="ce8" table:formula="of:=[.I179]-[.J179]" office:value-type="float" office:value="-21372000" calcext:value-type="float">
            <text:p>-21372000</text:p>
          </table:table-cell>
          <table:table-cell table:style-name="ce8" table:formula="of:=IF([.I179]&lt;[.J17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5" calcext:value-type="float">
            <text:p>10114685</text:p>
          </table:table-cell>
          <table:table-cell table:style-name="ce12" office:value-type="date" office:date-value="2024-11-24" calcext:value-type="date">
            <text:p>24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lesoum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877" calcext:value-type="float">
            <text:p>9877</text:p>
          </table:table-cell>
          <table:table-cell table:style-name="ce8" table:formula="of:=PRODUCT([.G180:.H180])" office:value-type="float" office:value="29631000" calcext:value-type="float">
            <text:p>29631000</text:p>
          </table:table-cell>
          <table:table-cell table:style-name="ce8" table:formula="of:=8000*[.G180]" office:value-type="float" office:value="24000000" calcext:value-type="float">
            <text:p>24000000</text:p>
          </table:table-cell>
          <table:table-cell table:style-name="ce8" table:formula="of:=[.I180]-[.J180]" office:value-type="float" office:value="5631000" calcext:value-type="float">
            <text:p>5631000</text:p>
          </table:table-cell>
          <table:table-cell table:style-name="ce8" table:formula="of:=IF([.I180]&lt;[.J18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6" calcext:value-type="float">
            <text:p>10114686</text:p>
          </table:table-cell>
          <table:table-cell table:style-name="ce12" office:value-type="date" office:date-value="2024-11-25" calcext:value-type="date">
            <text:p>25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878" calcext:value-type="float">
            <text:p>9878</text:p>
          </table:table-cell>
          <table:table-cell table:style-name="ce8" table:formula="of:=PRODUCT([.G181:.H181])" office:value-type="float" office:value="29634000" calcext:value-type="float">
            <text:p>29634000</text:p>
          </table:table-cell>
          <table:table-cell table:style-name="ce8" table:formula="of:=8000*[.G181]" office:value-type="float" office:value="24000000" calcext:value-type="float">
            <text:p>24000000</text:p>
          </table:table-cell>
          <table:table-cell table:style-name="ce8" table:formula="of:=[.I181]-[.J181]" office:value-type="float" office:value="5634000" calcext:value-type="float">
            <text:p>5634000</text:p>
          </table:table-cell>
          <table:table-cell table:style-name="ce8" table:formula="of:=IF([.I181]&lt;[.J18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7" calcext:value-type="float">
            <text:p>10114687</text:p>
          </table:table-cell>
          <table:table-cell table:style-name="ce12" office:value-type="date" office:date-value="2024-11-26" calcext:value-type="date">
            <text:p>26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table:formula="of:=PRODUCT([.G182:.H182])" office:value-type="float" office:value="5637000" calcext:value-type="float">
            <text:p>5637000</text:p>
          </table:table-cell>
          <table:table-cell table:style-name="ce8" table:formula="of:=8000*[.G182]" office:value-type="float" office:value="24000000" calcext:value-type="float">
            <text:p>24000000</text:p>
          </table:table-cell>
          <table:table-cell table:style-name="ce8" table:formula="of:=[.I182]-[.J182]" office:value-type="float" office:value="-18363000" calcext:value-type="float">
            <text:p>-18363000</text:p>
          </table:table-cell>
          <table:table-cell table:style-name="ce8" table:formula="of:=IF([.I182]&lt;[.J18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8" calcext:value-type="float">
            <text:p>10114688</text:p>
          </table:table-cell>
          <table:table-cell table:style-name="ce12" office:value-type="date" office:date-value="2024-11-27" calcext:value-type="date">
            <text:p>27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0" calcext:value-type="float">
            <text:p>1880</text:p>
          </table:table-cell>
          <table:table-cell table:style-name="ce8" table:formula="of:=PRODUCT([.G183:.H183])" office:value-type="float" office:value="5640000" calcext:value-type="float">
            <text:p>5640000</text:p>
          </table:table-cell>
          <table:table-cell table:style-name="ce8" table:formula="of:=8000*[.G183]" office:value-type="float" office:value="24000000" calcext:value-type="float">
            <text:p>24000000</text:p>
          </table:table-cell>
          <table:table-cell table:style-name="ce8" table:formula="of:=[.I183]-[.J183]" office:value-type="float" office:value="-18360000" calcext:value-type="float">
            <text:p>-18360000</text:p>
          </table:table-cell>
          <table:table-cell table:style-name="ce8" table:formula="of:=IF([.I183]&lt;[.J18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89" calcext:value-type="float">
            <text:p>10114689</text:p>
          </table:table-cell>
          <table:table-cell table:style-name="ce12" office:value-type="date" office:date-value="2024-11-28" calcext:value-type="date">
            <text:p>28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1" calcext:value-type="float">
            <text:p>1881</text:p>
          </table:table-cell>
          <table:table-cell table:style-name="ce8" table:formula="of:=PRODUCT([.G184:.H184])" office:value-type="float" office:value="5643000" calcext:value-type="float">
            <text:p>5643000</text:p>
          </table:table-cell>
          <table:table-cell table:style-name="ce8" table:formula="of:=8000*[.G184]" office:value-type="float" office:value="24000000" calcext:value-type="float">
            <text:p>24000000</text:p>
          </table:table-cell>
          <table:table-cell table:style-name="ce8" table:formula="of:=[.I184]-[.J184]" office:value-type="float" office:value="-18357000" calcext:value-type="float">
            <text:p>-18357000</text:p>
          </table:table-cell>
          <table:table-cell table:style-name="ce8" table:formula="of:=IF([.I184]&lt;[.J18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0" calcext:value-type="float">
            <text:p>10114690</text:p>
          </table:table-cell>
          <table:table-cell table:style-name="ce12" office:value-type="date" office:date-value="2024-11-29" calcext:value-type="date">
            <text:p>29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2" calcext:value-type="float">
            <text:p>1882</text:p>
          </table:table-cell>
          <table:table-cell table:style-name="ce8" table:formula="of:=PRODUCT([.G185:.H185])" office:value-type="float" office:value="5646000" calcext:value-type="float">
            <text:p>5646000</text:p>
          </table:table-cell>
          <table:table-cell table:style-name="ce8" table:formula="of:=8000*[.G185]" office:value-type="float" office:value="24000000" calcext:value-type="float">
            <text:p>24000000</text:p>
          </table:table-cell>
          <table:table-cell table:style-name="ce8" table:formula="of:=[.I185]-[.J185]" office:value-type="float" office:value="-18354000" calcext:value-type="float">
            <text:p>-18354000</text:p>
          </table:table-cell>
          <table:table-cell table:style-name="ce8" table:formula="of:=IF([.I185]&lt;[.J18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1" calcext:value-type="float">
            <text:p>10114691</text:p>
          </table:table-cell>
          <table:table-cell table:style-name="ce12" office:value-type="date" office:date-value="2024-11-30" calcext:value-type="date">
            <text:p>30/11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3" calcext:value-type="float">
            <text:p>1883</text:p>
          </table:table-cell>
          <table:table-cell table:style-name="ce8" table:formula="of:=PRODUCT([.G186:.H186])" office:value-type="float" office:value="5649000" calcext:value-type="float">
            <text:p>5649000</text:p>
          </table:table-cell>
          <table:table-cell table:style-name="ce8" table:formula="of:=8000*[.G186]" office:value-type="float" office:value="24000000" calcext:value-type="float">
            <text:p>24000000</text:p>
          </table:table-cell>
          <table:table-cell table:style-name="ce8" table:formula="of:=[.I186]-[.J186]" office:value-type="float" office:value="-18351000" calcext:value-type="float">
            <text:p>-18351000</text:p>
          </table:table-cell>
          <table:table-cell table:style-name="ce8" table:formula="of:=IF([.I186]&lt;[.J18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2" calcext:value-type="float">
            <text:p>10114692</text:p>
          </table:table-cell>
          <table:table-cell table:style-name="ce12" office:value-type="date" office:date-value="2024-12-01" calcext:value-type="date">
            <text:p>01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4" calcext:value-type="float">
            <text:p>1884</text:p>
          </table:table-cell>
          <table:table-cell table:style-name="ce8" table:formula="of:=PRODUCT([.G187:.H187])" office:value-type="float" office:value="5652000" calcext:value-type="float">
            <text:p>5652000</text:p>
          </table:table-cell>
          <table:table-cell table:style-name="ce8" table:formula="of:=8000*[.G187]" office:value-type="float" office:value="24000000" calcext:value-type="float">
            <text:p>24000000</text:p>
          </table:table-cell>
          <table:table-cell table:style-name="ce8" table:formula="of:=[.I187]-[.J187]" office:value-type="float" office:value="-18348000" calcext:value-type="float">
            <text:p>-18348000</text:p>
          </table:table-cell>
          <table:table-cell table:style-name="ce8" table:formula="of:=IF([.I187]&lt;[.J18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3" calcext:value-type="float">
            <text:p>10114693</text:p>
          </table:table-cell>
          <table:table-cell table:style-name="ce12" office:value-type="date" office:date-value="2024-12-02" calcext:value-type="date">
            <text:p>02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5" calcext:value-type="float">
            <text:p>1885</text:p>
          </table:table-cell>
          <table:table-cell table:style-name="ce8" table:formula="of:=PRODUCT([.G188:.H188])" office:value-type="float" office:value="5655000" calcext:value-type="float">
            <text:p>5655000</text:p>
          </table:table-cell>
          <table:table-cell table:style-name="ce8" table:formula="of:=8000*[.G188]" office:value-type="float" office:value="24000000" calcext:value-type="float">
            <text:p>24000000</text:p>
          </table:table-cell>
          <table:table-cell table:style-name="ce8" table:formula="of:=[.I188]-[.J188]" office:value-type="float" office:value="-18345000" calcext:value-type="float">
            <text:p>-18345000</text:p>
          </table:table-cell>
          <table:table-cell table:style-name="ce8" table:formula="of:=IF([.I188]&lt;[.J18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4" calcext:value-type="float">
            <text:p>10114694</text:p>
          </table:table-cell>
          <table:table-cell table:style-name="ce12" office:value-type="date" office:date-value="2024-12-03" calcext:value-type="date">
            <text:p>03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6" calcext:value-type="float">
            <text:p>1886</text:p>
          </table:table-cell>
          <table:table-cell table:style-name="ce8" table:formula="of:=PRODUCT([.G189:.H189])" office:value-type="float" office:value="5658000" calcext:value-type="float">
            <text:p>5658000</text:p>
          </table:table-cell>
          <table:table-cell table:style-name="ce8" table:formula="of:=8000*[.G189]" office:value-type="float" office:value="24000000" calcext:value-type="float">
            <text:p>24000000</text:p>
          </table:table-cell>
          <table:table-cell table:style-name="ce8" table:formula="of:=[.I189]-[.J189]" office:value-type="float" office:value="-18342000" calcext:value-type="float">
            <text:p>-18342000</text:p>
          </table:table-cell>
          <table:table-cell table:style-name="ce8" table:formula="of:=IF([.I189]&lt;[.J18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5" calcext:value-type="float">
            <text:p>10114695</text:p>
          </table:table-cell>
          <table:table-cell table:style-name="ce12" office:value-type="date" office:date-value="2024-12-04" calcext:value-type="date">
            <text:p>04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7" calcext:value-type="float">
            <text:p>1887</text:p>
          </table:table-cell>
          <table:table-cell table:style-name="ce8" table:formula="of:=PRODUCT([.G190:.H190])" office:value-type="float" office:value="5661000" calcext:value-type="float">
            <text:p>5661000</text:p>
          </table:table-cell>
          <table:table-cell table:style-name="ce8" table:formula="of:=8000*[.G190]" office:value-type="float" office:value="24000000" calcext:value-type="float">
            <text:p>24000000</text:p>
          </table:table-cell>
          <table:table-cell table:style-name="ce8" table:formula="of:=[.I190]-[.J190]" office:value-type="float" office:value="-18339000" calcext:value-type="float">
            <text:p>-18339000</text:p>
          </table:table-cell>
          <table:table-cell table:style-name="ce8" table:formula="of:=IF([.I190]&lt;[.J19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6" calcext:value-type="float">
            <text:p>10114696</text:p>
          </table:table-cell>
          <table:table-cell table:style-name="ce12" office:value-type="date" office:date-value="2024-12-05" calcext:value-type="date">
            <text:p>05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8" calcext:value-type="float">
            <text:p>1888</text:p>
          </table:table-cell>
          <table:table-cell table:style-name="ce8" table:formula="of:=PRODUCT([.G191:.H191])" office:value-type="float" office:value="5664000" calcext:value-type="float">
            <text:p>5664000</text:p>
          </table:table-cell>
          <table:table-cell table:style-name="ce8" table:formula="of:=8000*[.G191]" office:value-type="float" office:value="24000000" calcext:value-type="float">
            <text:p>24000000</text:p>
          </table:table-cell>
          <table:table-cell table:style-name="ce8" table:formula="of:=[.I191]-[.J191]" office:value-type="float" office:value="-18336000" calcext:value-type="float">
            <text:p>-18336000</text:p>
          </table:table-cell>
          <table:table-cell table:style-name="ce8" table:formula="of:=IF([.I191]&lt;[.J19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7" calcext:value-type="float">
            <text:p>10114697</text:p>
          </table:table-cell>
          <table:table-cell table:style-name="ce12" office:value-type="date" office:date-value="2024-12-06" calcext:value-type="date">
            <text:p>06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89" calcext:value-type="float">
            <text:p>1889</text:p>
          </table:table-cell>
          <table:table-cell table:style-name="ce8" table:formula="of:=PRODUCT([.G192:.H192])" office:value-type="float" office:value="5667000" calcext:value-type="float">
            <text:p>5667000</text:p>
          </table:table-cell>
          <table:table-cell table:style-name="ce8" table:formula="of:=8000*[.G192]" office:value-type="float" office:value="24000000" calcext:value-type="float">
            <text:p>24000000</text:p>
          </table:table-cell>
          <table:table-cell table:style-name="ce8" table:formula="of:=[.I192]-[.J192]" office:value-type="float" office:value="-18333000" calcext:value-type="float">
            <text:p>-18333000</text:p>
          </table:table-cell>
          <table:table-cell table:style-name="ce8" table:formula="of:=IF([.I192]&lt;[.J19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8" calcext:value-type="float">
            <text:p>10114698</text:p>
          </table:table-cell>
          <table:table-cell table:style-name="ce12" office:value-type="date" office:date-value="2024-12-07" calcext:value-type="date">
            <text:p>07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90" calcext:value-type="float">
            <text:p>1890</text:p>
          </table:table-cell>
          <table:table-cell table:style-name="ce8" table:formula="of:=PRODUCT([.G193:.H193])" office:value-type="float" office:value="5670000" calcext:value-type="float">
            <text:p>5670000</text:p>
          </table:table-cell>
          <table:table-cell table:style-name="ce8" table:formula="of:=8000*[.G193]" office:value-type="float" office:value="24000000" calcext:value-type="float">
            <text:p>24000000</text:p>
          </table:table-cell>
          <table:table-cell table:style-name="ce8" table:formula="of:=[.I193]-[.J193]" office:value-type="float" office:value="-18330000" calcext:value-type="float">
            <text:p>-18330000</text:p>
          </table:table-cell>
          <table:table-cell table:style-name="ce8" table:formula="of:=IF([.I193]&lt;[.J19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699" calcext:value-type="float">
            <text:p>10114699</text:p>
          </table:table-cell>
          <table:table-cell table:style-name="ce12" office:value-type="date" office:date-value="2024-12-08" calcext:value-type="date">
            <text:p>08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91" calcext:value-type="float">
            <text:p>1891</text:p>
          </table:table-cell>
          <table:table-cell table:style-name="ce8" table:formula="of:=PRODUCT([.G194:.H194])" office:value-type="float" office:value="5673000" calcext:value-type="float">
            <text:p>5673000</text:p>
          </table:table-cell>
          <table:table-cell table:style-name="ce8" table:formula="of:=8000*[.G194]" office:value-type="float" office:value="24000000" calcext:value-type="float">
            <text:p>24000000</text:p>
          </table:table-cell>
          <table:table-cell table:style-name="ce8" table:formula="of:=[.I194]-[.J194]" office:value-type="float" office:value="-18327000" calcext:value-type="float">
            <text:p>-18327000</text:p>
          </table:table-cell>
          <table:table-cell table:style-name="ce8" table:formula="of:=IF([.I194]&lt;[.J19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0" calcext:value-type="float">
            <text:p>10114700</text:p>
          </table:table-cell>
          <table:table-cell table:style-name="ce12" office:value-type="date" office:date-value="2024-12-09" calcext:value-type="date">
            <text:p>09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92" calcext:value-type="float">
            <text:p>1892</text:p>
          </table:table-cell>
          <table:table-cell table:style-name="ce8" table:formula="of:=PRODUCT([.G195:.H195])" office:value-type="float" office:value="5676000" calcext:value-type="float">
            <text:p>5676000</text:p>
          </table:table-cell>
          <table:table-cell table:style-name="ce8" table:formula="of:=8000*[.G195]" office:value-type="float" office:value="24000000" calcext:value-type="float">
            <text:p>24000000</text:p>
          </table:table-cell>
          <table:table-cell table:style-name="ce8" table:formula="of:=[.I195]-[.J195]" office:value-type="float" office:value="-18324000" calcext:value-type="float">
            <text:p>-18324000</text:p>
          </table:table-cell>
          <table:table-cell table:style-name="ce8" table:formula="of:=IF([.I195]&lt;[.J19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1" calcext:value-type="float">
            <text:p>10114701</text:p>
          </table:table-cell>
          <table:table-cell table:style-name="ce12" office:value-type="date" office:date-value="2024-12-10" calcext:value-type="date">
            <text:p>10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93" calcext:value-type="float">
            <text:p>1893</text:p>
          </table:table-cell>
          <table:table-cell table:style-name="ce8" table:formula="of:=PRODUCT([.G196:.H196])" office:value-type="float" office:value="5679000" calcext:value-type="float">
            <text:p>5679000</text:p>
          </table:table-cell>
          <table:table-cell table:style-name="ce8" table:formula="of:=8000*[.G196]" office:value-type="float" office:value="24000000" calcext:value-type="float">
            <text:p>24000000</text:p>
          </table:table-cell>
          <table:table-cell table:style-name="ce8" table:formula="of:=[.I196]-[.J196]" office:value-type="float" office:value="-18321000" calcext:value-type="float">
            <text:p>-18321000</text:p>
          </table:table-cell>
          <table:table-cell table:style-name="ce8" table:formula="of:=IF([.I196]&lt;[.J19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2" calcext:value-type="float">
            <text:p>10114702</text:p>
          </table:table-cell>
          <table:table-cell table:style-name="ce12" office:value-type="date" office:date-value="2024-12-11" calcext:value-type="date">
            <text:p>11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894" calcext:value-type="float">
            <text:p>1894</text:p>
          </table:table-cell>
          <table:table-cell table:style-name="ce8" table:formula="of:=PRODUCT([.G197:.H197])" office:value-type="float" office:value="5682000" calcext:value-type="float">
            <text:p>5682000</text:p>
          </table:table-cell>
          <table:table-cell table:style-name="ce8" table:formula="of:=8000*[.G197]" office:value-type="float" office:value="24000000" calcext:value-type="float">
            <text:p>24000000</text:p>
          </table:table-cell>
          <table:table-cell table:style-name="ce8" table:formula="of:=[.I197]-[.J197]" office:value-type="float" office:value="-18318000" calcext:value-type="float">
            <text:p>-18318000</text:p>
          </table:table-cell>
          <table:table-cell table:style-name="ce8" table:formula="of:=IF([.I197]&lt;[.J19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3" calcext:value-type="float">
            <text:p>10114703</text:p>
          </table:table-cell>
          <table:table-cell table:style-name="ce12" office:value-type="date" office:date-value="2024-12-12" calcext:value-type="date">
            <text:p>12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895" calcext:value-type="float">
            <text:p>9895</text:p>
          </table:table-cell>
          <table:table-cell table:style-name="ce8" table:formula="of:=PRODUCT([.G198:.H198])" office:value-type="float" office:value="29685000" calcext:value-type="float">
            <text:p>29685000</text:p>
          </table:table-cell>
          <table:table-cell table:style-name="ce8" table:formula="of:=8000*[.G198]" office:value-type="float" office:value="24000000" calcext:value-type="float">
            <text:p>24000000</text:p>
          </table:table-cell>
          <table:table-cell table:style-name="ce8" table:formula="of:=[.I198]-[.J198]" office:value-type="float" office:value="5685000" calcext:value-type="float">
            <text:p>5685000</text:p>
          </table:table-cell>
          <table:table-cell table:style-name="ce8" table:formula="of:=IF([.I198]&lt;[.J19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4" calcext:value-type="float">
            <text:p>10114704</text:p>
          </table:table-cell>
          <table:table-cell table:style-name="ce12" office:value-type="date" office:date-value="2024-12-13" calcext:value-type="date">
            <text:p>13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896" calcext:value-type="float">
            <text:p>9896</text:p>
          </table:table-cell>
          <table:table-cell table:style-name="ce8" table:formula="of:=PRODUCT([.G199:.H199])" office:value-type="float" office:value="29688000" calcext:value-type="float">
            <text:p>29688000</text:p>
          </table:table-cell>
          <table:table-cell table:style-name="ce8" table:formula="of:=8000*[.G199]" office:value-type="float" office:value="24000000" calcext:value-type="float">
            <text:p>24000000</text:p>
          </table:table-cell>
          <table:table-cell table:style-name="ce8" table:formula="of:=[.I199]-[.J199]" office:value-type="float" office:value="5688000" calcext:value-type="float">
            <text:p>5688000</text:p>
          </table:table-cell>
          <table:table-cell table:style-name="ce8" table:formula="of:=IF([.I199]&lt;[.J19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5" calcext:value-type="float">
            <text:p>10114705</text:p>
          </table:table-cell>
          <table:table-cell table:style-name="ce12" office:value-type="date" office:date-value="2024-12-14" calcext:value-type="date">
            <text:p>14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897" calcext:value-type="float">
            <text:p>9897</text:p>
          </table:table-cell>
          <table:table-cell table:style-name="ce8" table:formula="of:=PRODUCT([.G200:.H200])" office:value-type="float" office:value="29691000" calcext:value-type="float">
            <text:p>29691000</text:p>
          </table:table-cell>
          <table:table-cell table:style-name="ce8" table:formula="of:=8000*[.G200]" office:value-type="float" office:value="24000000" calcext:value-type="float">
            <text:p>24000000</text:p>
          </table:table-cell>
          <table:table-cell table:style-name="ce8" table:formula="of:=[.I200]-[.J200]" office:value-type="float" office:value="5691000" calcext:value-type="float">
            <text:p>5691000</text:p>
          </table:table-cell>
          <table:table-cell table:style-name="ce8" table:formula="of:=IF([.I200]&lt;[.J20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6" calcext:value-type="float">
            <text:p>10114706</text:p>
          </table:table-cell>
          <table:table-cell table:style-name="ce12" office:value-type="date" office:date-value="2024-12-15" calcext:value-type="date">
            <text:p>15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898" calcext:value-type="float">
            <text:p>9898</text:p>
          </table:table-cell>
          <table:table-cell table:style-name="ce8" table:formula="of:=PRODUCT([.G201:.H201])" office:value-type="float" office:value="29694000" calcext:value-type="float">
            <text:p>29694000</text:p>
          </table:table-cell>
          <table:table-cell table:style-name="ce8" table:formula="of:=8000*[.G201]" office:value-type="float" office:value="24000000" calcext:value-type="float">
            <text:p>24000000</text:p>
          </table:table-cell>
          <table:table-cell table:style-name="ce8" table:formula="of:=[.I201]-[.J201]" office:value-type="float" office:value="5694000" calcext:value-type="float">
            <text:p>5694000</text:p>
          </table:table-cell>
          <table:table-cell table:style-name="ce8" table:formula="of:=IF([.I201]&lt;[.J20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7" calcext:value-type="float">
            <text:p>10114707</text:p>
          </table:table-cell>
          <table:table-cell table:style-name="ce12" office:value-type="date" office:date-value="2024-12-16" calcext:value-type="date">
            <text:p>16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PRODUCT([.G202:.H202])" office:value-type="float" office:value="30000" calcext:value-type="float">
            <text:p>30000</text:p>
          </table:table-cell>
          <table:table-cell table:style-name="ce8" table:formula="of:=8000*[.G202]" office:value-type="float" office:value="24000000" calcext:value-type="float">
            <text:p>24000000</text:p>
          </table:table-cell>
          <table:table-cell table:style-name="ce8" table:formula="of:=[.I202]-[.J202]" office:value-type="float" office:value="-23970000" calcext:value-type="float">
            <text:p>-23970000</text:p>
          </table:table-cell>
          <table:table-cell table:style-name="ce8" table:formula="of:=IF([.I202]&lt;[.J20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8" calcext:value-type="float">
            <text:p>10114708</text:p>
          </table:table-cell>
          <table:table-cell table:style-name="ce12" office:value-type="date" office:date-value="2024-12-17" calcext:value-type="date">
            <text:p>17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900" calcext:value-type="float">
            <text:p>9900</text:p>
          </table:table-cell>
          <table:table-cell table:style-name="ce8" table:formula="of:=PRODUCT([.G203:.H203])" office:value-type="float" office:value="29700000" calcext:value-type="float">
            <text:p>29700000</text:p>
          </table:table-cell>
          <table:table-cell table:style-name="ce8" table:formula="of:=8000*[.G203]" office:value-type="float" office:value="24000000" calcext:value-type="float">
            <text:p>24000000</text:p>
          </table:table-cell>
          <table:table-cell table:style-name="ce8" table:formula="of:=[.I203]-[.J203]" office:value-type="float" office:value="5700000" calcext:value-type="float">
            <text:p>5700000</text:p>
          </table:table-cell>
          <table:table-cell table:style-name="ce8" table:formula="of:=IF([.I203]&lt;[.J20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09" calcext:value-type="float">
            <text:p>10114709</text:p>
          </table:table-cell>
          <table:table-cell table:style-name="ce12" office:value-type="date" office:date-value="2024-12-18" calcext:value-type="date">
            <text:p>18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901" calcext:value-type="float">
            <text:p>9901</text:p>
          </table:table-cell>
          <table:table-cell table:style-name="ce8" table:formula="of:=PRODUCT([.G204:.H204])" office:value-type="float" office:value="29703000" calcext:value-type="float">
            <text:p>29703000</text:p>
          </table:table-cell>
          <table:table-cell table:style-name="ce8" table:formula="of:=8000*[.G204]" office:value-type="float" office:value="24000000" calcext:value-type="float">
            <text:p>24000000</text:p>
          </table:table-cell>
          <table:table-cell table:style-name="ce8" table:formula="of:=[.I204]-[.J204]" office:value-type="float" office:value="5703000" calcext:value-type="float">
            <text:p>5703000</text:p>
          </table:table-cell>
          <table:table-cell table:style-name="ce8" table:formula="of:=IF([.I204]&lt;[.J20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0" calcext:value-type="float">
            <text:p>10114710</text:p>
          </table:table-cell>
          <table:table-cell table:style-name="ce12" office:value-type="date" office:date-value="2024-12-19" calcext:value-type="date">
            <text:p>19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2" calcext:value-type="float">
            <text:p>902</text:p>
          </table:table-cell>
          <table:table-cell table:style-name="ce8" table:formula="of:=PRODUCT([.G205:.H205])" office:value-type="float" office:value="2706000" calcext:value-type="float">
            <text:p>2706000</text:p>
          </table:table-cell>
          <table:table-cell table:style-name="ce8" table:formula="of:=8000*[.G205]" office:value-type="float" office:value="24000000" calcext:value-type="float">
            <text:p>24000000</text:p>
          </table:table-cell>
          <table:table-cell table:style-name="ce8" table:formula="of:=[.I205]-[.J205]" office:value-type="float" office:value="-21294000" calcext:value-type="float">
            <text:p>-21294000</text:p>
          </table:table-cell>
          <table:table-cell table:style-name="ce8" table:formula="of:=IF([.I205]&lt;[.J20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1" calcext:value-type="float">
            <text:p>10114711</text:p>
          </table:table-cell>
          <table:table-cell table:style-name="ce12" office:value-type="date" office:date-value="2024-12-20" calcext:value-type="date">
            <text:p>20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3" calcext:value-type="float">
            <text:p>903</text:p>
          </table:table-cell>
          <table:table-cell table:style-name="ce8" table:formula="of:=PRODUCT([.G206:.H206])" office:value-type="float" office:value="2709000" calcext:value-type="float">
            <text:p>2709000</text:p>
          </table:table-cell>
          <table:table-cell table:style-name="ce8" table:formula="of:=8000*[.G206]" office:value-type="float" office:value="24000000" calcext:value-type="float">
            <text:p>24000000</text:p>
          </table:table-cell>
          <table:table-cell table:style-name="ce8" table:formula="of:=[.I206]-[.J206]" office:value-type="float" office:value="-21291000" calcext:value-type="float">
            <text:p>-21291000</text:p>
          </table:table-cell>
          <table:table-cell table:style-name="ce8" table:formula="of:=IF([.I206]&lt;[.J20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2" calcext:value-type="float">
            <text:p>10114712</text:p>
          </table:table-cell>
          <table:table-cell table:style-name="ce12" office:value-type="date" office:date-value="2024-12-21" calcext:value-type="date">
            <text:p>21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4" calcext:value-type="float">
            <text:p>904</text:p>
          </table:table-cell>
          <table:table-cell table:style-name="ce8" table:formula="of:=PRODUCT([.G207:.H207])" office:value-type="float" office:value="2712000" calcext:value-type="float">
            <text:p>2712000</text:p>
          </table:table-cell>
          <table:table-cell table:style-name="ce8" table:formula="of:=8000*[.G207]" office:value-type="float" office:value="24000000" calcext:value-type="float">
            <text:p>24000000</text:p>
          </table:table-cell>
          <table:table-cell table:style-name="ce8" table:formula="of:=[.I207]-[.J207]" office:value-type="float" office:value="-21288000" calcext:value-type="float">
            <text:p>-21288000</text:p>
          </table:table-cell>
          <table:table-cell table:style-name="ce8" table:formula="of:=IF([.I207]&lt;[.J20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3" calcext:value-type="float">
            <text:p>10114713</text:p>
          </table:table-cell>
          <table:table-cell table:style-name="ce12" office:value-type="date" office:date-value="2024-12-22" calcext:value-type="date">
            <text:p>22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5" calcext:value-type="float">
            <text:p>905</text:p>
          </table:table-cell>
          <table:table-cell table:style-name="ce8" table:formula="of:=PRODUCT([.G208:.H208])" office:value-type="float" office:value="2715000" calcext:value-type="float">
            <text:p>2715000</text:p>
          </table:table-cell>
          <table:table-cell table:style-name="ce8" table:formula="of:=8000*[.G208]" office:value-type="float" office:value="24000000" calcext:value-type="float">
            <text:p>24000000</text:p>
          </table:table-cell>
          <table:table-cell table:style-name="ce8" table:formula="of:=[.I208]-[.J208]" office:value-type="float" office:value="-21285000" calcext:value-type="float">
            <text:p>-21285000</text:p>
          </table:table-cell>
          <table:table-cell table:style-name="ce8" table:formula="of:=IF([.I208]&lt;[.J20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4" calcext:value-type="float">
            <text:p>10114714</text:p>
          </table:table-cell>
          <table:table-cell table:style-name="ce12" office:value-type="date" office:date-value="2024-12-23" calcext:value-type="date">
            <text:p>23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6" calcext:value-type="float">
            <text:p>906</text:p>
          </table:table-cell>
          <table:table-cell table:style-name="ce8" table:formula="of:=PRODUCT([.G209:.H209])" office:value-type="float" office:value="2718000" calcext:value-type="float">
            <text:p>2718000</text:p>
          </table:table-cell>
          <table:table-cell table:style-name="ce8" table:formula="of:=8000*[.G209]" office:value-type="float" office:value="24000000" calcext:value-type="float">
            <text:p>24000000</text:p>
          </table:table-cell>
          <table:table-cell table:style-name="ce8" table:formula="of:=[.I209]-[.J209]" office:value-type="float" office:value="-21282000" calcext:value-type="float">
            <text:p>-21282000</text:p>
          </table:table-cell>
          <table:table-cell table:style-name="ce8" table:formula="of:=IF([.I209]&lt;[.J20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5" calcext:value-type="float">
            <text:p>10114715</text:p>
          </table:table-cell>
          <table:table-cell table:style-name="ce12" office:value-type="date" office:date-value="2024-12-24" calcext:value-type="date">
            <text:p>24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7" calcext:value-type="float">
            <text:p>907</text:p>
          </table:table-cell>
          <table:table-cell table:style-name="ce8" table:formula="of:=PRODUCT([.G210:.H210])" office:value-type="float" office:value="2721000" calcext:value-type="float">
            <text:p>2721000</text:p>
          </table:table-cell>
          <table:table-cell table:style-name="ce8" table:formula="of:=8000*[.G210]" office:value-type="float" office:value="24000000" calcext:value-type="float">
            <text:p>24000000</text:p>
          </table:table-cell>
          <table:table-cell table:style-name="ce8" table:formula="of:=[.I210]-[.J210]" office:value-type="float" office:value="-21279000" calcext:value-type="float">
            <text:p>-21279000</text:p>
          </table:table-cell>
          <table:table-cell table:style-name="ce8" table:formula="of:=IF([.I210]&lt;[.J2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6" calcext:value-type="float">
            <text:p>10114716</text:p>
          </table:table-cell>
          <table:table-cell table:style-name="ce12" office:value-type="date" office:date-value="2024-12-25" calcext:value-type="date">
            <text:p>25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8" calcext:value-type="float">
            <text:p>908</text:p>
          </table:table-cell>
          <table:table-cell table:style-name="ce8" table:formula="of:=PRODUCT([.G211:.H211])" office:value-type="float" office:value="2724000" calcext:value-type="float">
            <text:p>2724000</text:p>
          </table:table-cell>
          <table:table-cell table:style-name="ce8" table:formula="of:=8000*[.G211]" office:value-type="float" office:value="24000000" calcext:value-type="float">
            <text:p>24000000</text:p>
          </table:table-cell>
          <table:table-cell table:style-name="ce8" table:formula="of:=[.I211]-[.J211]" office:value-type="float" office:value="-21276000" calcext:value-type="float">
            <text:p>-21276000</text:p>
          </table:table-cell>
          <table:table-cell table:style-name="ce8" table:formula="of:=IF([.I211]&lt;[.J2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0114717" calcext:value-type="float">
            <text:p>10114717</text:p>
          </table:table-cell>
          <table:table-cell table:style-name="ce12" office:value-type="date" office:date-value="2024-12-26" calcext:value-type="date">
            <text:p>26/12/24</text:p>
          </table:table-cell>
          <table:table-cell table:style-name="ce8" office:value-type="string" calcext:value-type="string">
            <text:p>Chari Baguirmi</text:p>
          </table:table-cell>
          <table:table-cell table:style-name="ce8" office:value-type="string" calcext:value-type="string">
            <text:p>Koundoul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09" calcext:value-type="float">
            <text:p>909</text:p>
          </table:table-cell>
          <table:table-cell table:style-name="ce8" table:formula="of:=PRODUCT([.G212:.H212])" office:value-type="float" office:value="2727000" calcext:value-type="float">
            <text:p>2727000</text:p>
          </table:table-cell>
          <table:table-cell table:style-name="ce8" table:formula="of:=4000*[.G212]" office:value-type="float" office:value="12000000" calcext:value-type="float">
            <text:p>12000000</text:p>
          </table:table-cell>
          <table:table-cell table:style-name="ce8" table:formula="of:=[.I212]-[.J212]" office:value-type="float" office:value="-9273000" calcext:value-type="float">
            <text:p>-9273000</text:p>
          </table:table-cell>
          <table:table-cell table:style-name="ce8" table:formula="of:=IF([.I212]&lt;[.J2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17" calcext:value-type="float">
            <text:p>14104717</text:p>
          </table:table-cell>
          <table:table-cell table:style-name="ce12" office:value-type="date" office:date-value="2024-12-27" calcext:value-type="date">
            <text:p>27/12/24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table:formula="of:=PRODUCT([.G213:.H213])" office:value-type="float" office:value="1500000" calcext:value-type="float">
            <text:p>1500000</text:p>
          </table:table-cell>
          <table:table-cell table:style-name="ce8" table:formula="of:=4000*[.G213]" office:value-type="float" office:value="20000000" calcext:value-type="float">
            <text:p>20000000</text:p>
          </table:table-cell>
          <table:table-cell table:style-name="ce8" table:formula="of:=[.I213]-[.J213]" office:value-type="float" office:value="-18500000" calcext:value-type="float">
            <text:p>-18500000</text:p>
          </table:table-cell>
          <table:table-cell table:style-name="ce8" table:formula="of:=IF([.I213]&lt;[.J21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18" calcext:value-type="float">
            <text:p>14104718</text:p>
          </table:table-cell>
          <table:table-cell table:style-name="ce12" office:value-type="date" office:date-value="2024-12-28" calcext:value-type="date">
            <text:p>28/12/24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1" calcext:value-type="float">
            <text:p>301</text:p>
          </table:table-cell>
          <table:table-cell table:style-name="ce8" table:formula="of:=PRODUCT([.G214:.H214])" office:value-type="float" office:value="1505000" calcext:value-type="float">
            <text:p>1505000</text:p>
          </table:table-cell>
          <table:table-cell table:style-name="ce8" table:formula="of:=4000*[.G214]" office:value-type="float" office:value="20000000" calcext:value-type="float">
            <text:p>20000000</text:p>
          </table:table-cell>
          <table:table-cell table:style-name="ce8" table:formula="of:=[.I214]-[.J214]" office:value-type="float" office:value="-18495000" calcext:value-type="float">
            <text:p>-18495000</text:p>
          </table:table-cell>
          <table:table-cell table:style-name="ce8" table:formula="of:=IF([.I214]&lt;[.J21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19" calcext:value-type="float">
            <text:p>14104719</text:p>
          </table:table-cell>
          <table:table-cell table:style-name="ce12" office:value-type="date" office:date-value="2024-12-29" calcext:value-type="date">
            <text:p>29/12/24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2" calcext:value-type="float">
            <text:p>302</text:p>
          </table:table-cell>
          <table:table-cell table:style-name="ce8" table:formula="of:=PRODUCT([.G215:.H215])" office:value-type="float" office:value="1510000" calcext:value-type="float">
            <text:p>1510000</text:p>
          </table:table-cell>
          <table:table-cell table:style-name="ce8" table:formula="of:=4000*[.G215]" office:value-type="float" office:value="20000000" calcext:value-type="float">
            <text:p>20000000</text:p>
          </table:table-cell>
          <table:table-cell table:style-name="ce8" table:formula="of:=[.I215]-[.J215]" office:value-type="float" office:value="-18490000" calcext:value-type="float">
            <text:p>-18490000</text:p>
          </table:table-cell>
          <table:table-cell table:style-name="ce8" table:formula="of:=IF([.I215]&lt;[.J21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0" calcext:value-type="float">
            <text:p>14104720</text:p>
          </table:table-cell>
          <table:table-cell table:style-name="ce12" office:value-type="date" office:date-value="2024-12-30" calcext:value-type="date">
            <text:p>30/12/24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3" calcext:value-type="float">
            <text:p>303</text:p>
          </table:table-cell>
          <table:table-cell table:style-name="ce8" table:formula="of:=PRODUCT([.G216:.H216])" office:value-type="float" office:value="1515000" calcext:value-type="float">
            <text:p>1515000</text:p>
          </table:table-cell>
          <table:table-cell table:style-name="ce8" table:formula="of:=4000*[.G216]" office:value-type="float" office:value="20000000" calcext:value-type="float">
            <text:p>20000000</text:p>
          </table:table-cell>
          <table:table-cell table:style-name="ce8" table:formula="of:=[.I216]-[.J216]" office:value-type="float" office:value="-18485000" calcext:value-type="float">
            <text:p>-18485000</text:p>
          </table:table-cell>
          <table:table-cell table:style-name="ce8" table:formula="of:=IF([.I216]&lt;[.J21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1" calcext:value-type="float">
            <text:p>14104721</text:p>
          </table:table-cell>
          <table:table-cell table:style-name="ce12" office:value-type="date" office:date-value="2024-12-31" calcext:value-type="date">
            <text:p>31/12/24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4" calcext:value-type="float">
            <text:p>304</text:p>
          </table:table-cell>
          <table:table-cell table:style-name="ce8" table:formula="of:=PRODUCT([.G217:.H217])" office:value-type="float" office:value="1520000" calcext:value-type="float">
            <text:p>1520000</text:p>
          </table:table-cell>
          <table:table-cell table:style-name="ce8" table:formula="of:=4000*[.G217]" office:value-type="float" office:value="20000000" calcext:value-type="float">
            <text:p>20000000</text:p>
          </table:table-cell>
          <table:table-cell table:style-name="ce8" table:formula="of:=[.I217]-[.J217]" office:value-type="float" office:value="-18480000" calcext:value-type="float">
            <text:p>-18480000</text:p>
          </table:table-cell>
          <table:table-cell table:style-name="ce8" table:formula="of:=IF([.I217]&lt;[.J21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2" calcext:value-type="float">
            <text:p>14104722</text:p>
          </table:table-cell>
          <table:table-cell table:style-name="ce12" office:value-type="date" office:date-value="2025-01-01" calcext:value-type="date">
            <text:p>01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5" calcext:value-type="float">
            <text:p>305</text:p>
          </table:table-cell>
          <table:table-cell table:style-name="ce8" table:formula="of:=PRODUCT([.G218:.H218])" office:value-type="float" office:value="1525000" calcext:value-type="float">
            <text:p>1525000</text:p>
          </table:table-cell>
          <table:table-cell table:style-name="ce8" table:formula="of:=4000*[.G218]" office:value-type="float" office:value="20000000" calcext:value-type="float">
            <text:p>20000000</text:p>
          </table:table-cell>
          <table:table-cell table:style-name="ce8" table:formula="of:=[.I218]-[.J218]" office:value-type="float" office:value="-18475000" calcext:value-type="float">
            <text:p>-18475000</text:p>
          </table:table-cell>
          <table:table-cell table:style-name="ce8" table:formula="of:=IF([.I218]&lt;[.J21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3" calcext:value-type="float">
            <text:p>14104723</text:p>
          </table:table-cell>
          <table:table-cell table:style-name="ce12" office:value-type="date" office:date-value="2025-01-02" calcext:value-type="date">
            <text:p>02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6" calcext:value-type="float">
            <text:p>306</text:p>
          </table:table-cell>
          <table:table-cell table:style-name="ce8" table:formula="of:=PRODUCT([.G219:.H219])" office:value-type="float" office:value="1530000" calcext:value-type="float">
            <text:p>1530000</text:p>
          </table:table-cell>
          <table:table-cell table:style-name="ce8" table:formula="of:=4000*[.G219]" office:value-type="float" office:value="20000000" calcext:value-type="float">
            <text:p>20000000</text:p>
          </table:table-cell>
          <table:table-cell table:style-name="ce8" table:formula="of:=[.I219]-[.J219]" office:value-type="float" office:value="-18470000" calcext:value-type="float">
            <text:p>-18470000</text:p>
          </table:table-cell>
          <table:table-cell table:style-name="ce8" table:formula="of:=IF([.I219]&lt;[.J21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4" calcext:value-type="float">
            <text:p>14104724</text:p>
          </table:table-cell>
          <table:table-cell table:style-name="ce12" office:value-type="date" office:date-value="2025-01-03" calcext:value-type="date">
            <text:p>03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07" calcext:value-type="float">
            <text:p>307</text:p>
          </table:table-cell>
          <table:table-cell table:style-name="ce8" table:formula="of:=PRODUCT([.G220:.H220])" office:value-type="float" office:value="1535000" calcext:value-type="float">
            <text:p>1535000</text:p>
          </table:table-cell>
          <table:table-cell table:style-name="ce8" table:formula="of:=4000*[.G220]" office:value-type="float" office:value="20000000" calcext:value-type="float">
            <text:p>20000000</text:p>
          </table:table-cell>
          <table:table-cell table:style-name="ce8" table:formula="of:=[.I220]-[.J220]" office:value-type="float" office:value="-18465000" calcext:value-type="float">
            <text:p>-18465000</text:p>
          </table:table-cell>
          <table:table-cell table:style-name="ce8" table:formula="of:=IF([.I220]&lt;[.J22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5" calcext:value-type="float">
            <text:p>14104725</text:p>
          </table:table-cell>
          <table:table-cell table:style-name="ce12" office:value-type="date" office:date-value="2025-01-04" calcext:value-type="date">
            <text:p>04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35" calcext:value-type="float">
            <text:p>2035</text:p>
          </table:table-cell>
          <table:table-cell table:style-name="ce8" table:formula="of:=PRODUCT([.G221:.H221])" office:value-type="float" office:value="10175000" calcext:value-type="float">
            <text:p>10175000</text:p>
          </table:table-cell>
          <table:table-cell table:style-name="ce8" table:formula="of:=4000*[.G221]" office:value-type="float" office:value="20000000" calcext:value-type="float">
            <text:p>20000000</text:p>
          </table:table-cell>
          <table:table-cell table:style-name="ce8" table:formula="of:=[.I221]-[.J221]" office:value-type="float" office:value="-9825000" calcext:value-type="float">
            <text:p>-9825000</text:p>
          </table:table-cell>
          <table:table-cell table:style-name="ce8" table:formula="of:=IF([.I221]&lt;[.J22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6" calcext:value-type="float">
            <text:p>14104726</text:p>
          </table:table-cell>
          <table:table-cell table:style-name="ce12" office:value-type="date" office:date-value="2025-01-05" calcext:value-type="date">
            <text:p>05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36" calcext:value-type="float">
            <text:p>2036</text:p>
          </table:table-cell>
          <table:table-cell table:style-name="ce8" table:formula="of:=PRODUCT([.G222:.H222])" office:value-type="float" office:value="10180000" calcext:value-type="float">
            <text:p>10180000</text:p>
          </table:table-cell>
          <table:table-cell table:style-name="ce8" table:formula="of:=4000*[.G222]" office:value-type="float" office:value="20000000" calcext:value-type="float">
            <text:p>20000000</text:p>
          </table:table-cell>
          <table:table-cell table:style-name="ce8" table:formula="of:=[.I222]-[.J222]" office:value-type="float" office:value="-9820000" calcext:value-type="float">
            <text:p>-9820000</text:p>
          </table:table-cell>
          <table:table-cell table:style-name="ce8" table:formula="of:=IF([.I222]&lt;[.J22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7" calcext:value-type="float">
            <text:p>14104727</text:p>
          </table:table-cell>
          <table:table-cell table:style-name="ce12" office:value-type="date" office:date-value="2025-01-06" calcext:value-type="date">
            <text:p>06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37" calcext:value-type="float">
            <text:p>2037</text:p>
          </table:table-cell>
          <table:table-cell table:style-name="ce8" table:formula="of:=PRODUCT([.G223:.H223])" office:value-type="float" office:value="10185000" calcext:value-type="float">
            <text:p>10185000</text:p>
          </table:table-cell>
          <table:table-cell table:style-name="ce8" table:formula="of:=4000*[.G223]" office:value-type="float" office:value="20000000" calcext:value-type="float">
            <text:p>20000000</text:p>
          </table:table-cell>
          <table:table-cell table:style-name="ce8" table:formula="of:=[.I223]-[.J223]" office:value-type="float" office:value="-9815000" calcext:value-type="float">
            <text:p>-9815000</text:p>
          </table:table-cell>
          <table:table-cell table:style-name="ce8" table:formula="of:=IF([.I223]&lt;[.J22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8" calcext:value-type="float">
            <text:p>14104728</text:p>
          </table:table-cell>
          <table:table-cell table:style-name="ce12" office:value-type="date" office:date-value="2025-01-07" calcext:value-type="date">
            <text:p>07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38" calcext:value-type="float">
            <text:p>2038</text:p>
          </table:table-cell>
          <table:table-cell table:style-name="ce8" table:formula="of:=PRODUCT([.G224:.H224])" office:value-type="float" office:value="10190000" calcext:value-type="float">
            <text:p>10190000</text:p>
          </table:table-cell>
          <table:table-cell table:style-name="ce8" table:formula="of:=4000*[.G224]" office:value-type="float" office:value="20000000" calcext:value-type="float">
            <text:p>20000000</text:p>
          </table:table-cell>
          <table:table-cell table:style-name="ce8" table:formula="of:=[.I224]-[.J224]" office:value-type="float" office:value="-9810000" calcext:value-type="float">
            <text:p>-9810000</text:p>
          </table:table-cell>
          <table:table-cell table:style-name="ce8" table:formula="of:=IF([.I224]&lt;[.J22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29" calcext:value-type="float">
            <text:p>14104729</text:p>
          </table:table-cell>
          <table:table-cell table:style-name="ce12" office:value-type="date" office:date-value="2025-01-08" calcext:value-type="date">
            <text:p>08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39" calcext:value-type="float">
            <text:p>2039</text:p>
          </table:table-cell>
          <table:table-cell table:style-name="ce8" table:formula="of:=PRODUCT([.G225:.H225])" office:value-type="float" office:value="10195000" calcext:value-type="float">
            <text:p>10195000</text:p>
          </table:table-cell>
          <table:table-cell table:style-name="ce8" table:formula="of:=4000*[.G225]" office:value-type="float" office:value="20000000" calcext:value-type="float">
            <text:p>20000000</text:p>
          </table:table-cell>
          <table:table-cell table:style-name="ce8" table:formula="of:=[.I225]-[.J225]" office:value-type="float" office:value="-9805000" calcext:value-type="float">
            <text:p>-9805000</text:p>
          </table:table-cell>
          <table:table-cell table:style-name="ce8" table:formula="of:=IF([.I225]&lt;[.J22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0" calcext:value-type="float">
            <text:p>14104730</text:p>
          </table:table-cell>
          <table:table-cell table:style-name="ce12" office:value-type="date" office:date-value="2025-01-09" calcext:value-type="date">
            <text:p>09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40" calcext:value-type="float">
            <text:p>2040</text:p>
          </table:table-cell>
          <table:table-cell table:style-name="ce8" table:formula="of:=PRODUCT([.G226:.H226])" office:value-type="float" office:value="10200000" calcext:value-type="float">
            <text:p>10200000</text:p>
          </table:table-cell>
          <table:table-cell table:style-name="ce8" table:formula="of:=4000*[.G226]" office:value-type="float" office:value="20000000" calcext:value-type="float">
            <text:p>20000000</text:p>
          </table:table-cell>
          <table:table-cell table:style-name="ce8" table:formula="of:=[.I226]-[.J226]" office:value-type="float" office:value="-9800000" calcext:value-type="float">
            <text:p>-9800000</text:p>
          </table:table-cell>
          <table:table-cell table:style-name="ce8" table:formula="of:=IF([.I226]&lt;[.J22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1" calcext:value-type="float">
            <text:p>14104731</text:p>
          </table:table-cell>
          <table:table-cell table:style-name="ce12" office:value-type="date" office:date-value="2025-01-10" calcext:value-type="date">
            <text:p>10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041" calcext:value-type="float">
            <text:p>2041</text:p>
          </table:table-cell>
          <table:table-cell table:style-name="ce8" table:formula="of:=PRODUCT([.G227:.H227])" office:value-type="float" office:value="10205000" calcext:value-type="float">
            <text:p>10205000</text:p>
          </table:table-cell>
          <table:table-cell table:style-name="ce8" table:formula="of:=4000*[.G227]" office:value-type="float" office:value="20000000" calcext:value-type="float">
            <text:p>20000000</text:p>
          </table:table-cell>
          <table:table-cell table:style-name="ce8" table:formula="of:=[.I227]-[.J227]" office:value-type="float" office:value="-9795000" calcext:value-type="float">
            <text:p>-9795000</text:p>
          </table:table-cell>
          <table:table-cell table:style-name="ce8" table:formula="of:=IF([.I227]&lt;[.J22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2" calcext:value-type="float">
            <text:p>14104732</text:p>
          </table:table-cell>
          <table:table-cell table:style-name="ce12" office:value-type="date" office:date-value="2025-01-11" calcext:value-type="date">
            <text:p>11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15" calcext:value-type="float">
            <text:p>315</text:p>
          </table:table-cell>
          <table:table-cell table:style-name="ce8" table:formula="of:=PRODUCT([.G228:.H228])" office:value-type="float" office:value="1575000" calcext:value-type="float">
            <text:p>1575000</text:p>
          </table:table-cell>
          <table:table-cell table:style-name="ce8" table:formula="of:=4000*[.G228]" office:value-type="float" office:value="20000000" calcext:value-type="float">
            <text:p>20000000</text:p>
          </table:table-cell>
          <table:table-cell table:style-name="ce8" table:formula="of:=[.I228]-[.J228]" office:value-type="float" office:value="-18425000" calcext:value-type="float">
            <text:p>-18425000</text:p>
          </table:table-cell>
          <table:table-cell table:style-name="ce8" table:formula="of:=IF([.I228]&lt;[.J22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3" calcext:value-type="float">
            <text:p>14104733</text:p>
          </table:table-cell>
          <table:table-cell table:style-name="ce12" office:value-type="date" office:date-value="2025-01-12" calcext:value-type="date">
            <text:p>12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16" calcext:value-type="float">
            <text:p>316</text:p>
          </table:table-cell>
          <table:table-cell table:style-name="ce8" table:formula="of:=PRODUCT([.G229:.H229])" office:value-type="float" office:value="1580000" calcext:value-type="float">
            <text:p>1580000</text:p>
          </table:table-cell>
          <table:table-cell table:style-name="ce8" table:formula="of:=4000*[.G229]" office:value-type="float" office:value="20000000" calcext:value-type="float">
            <text:p>20000000</text:p>
          </table:table-cell>
          <table:table-cell table:style-name="ce8" table:formula="of:=[.I229]-[.J229]" office:value-type="float" office:value="-18420000" calcext:value-type="float">
            <text:p>-18420000</text:p>
          </table:table-cell>
          <table:table-cell table:style-name="ce8" table:formula="of:=IF([.I229]&lt;[.J22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4" calcext:value-type="float">
            <text:p>14104734</text:p>
          </table:table-cell>
          <table:table-cell table:style-name="ce12" office:value-type="date" office:date-value="2025-01-13" calcext:value-type="date">
            <text:p>13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17" calcext:value-type="float">
            <text:p>317</text:p>
          </table:table-cell>
          <table:table-cell table:style-name="ce8" table:formula="of:=PRODUCT([.G230:.H230])" office:value-type="float" office:value="1585000" calcext:value-type="float">
            <text:p>1585000</text:p>
          </table:table-cell>
          <table:table-cell table:style-name="ce8" table:formula="of:=4000*[.G230]" office:value-type="float" office:value="20000000" calcext:value-type="float">
            <text:p>20000000</text:p>
          </table:table-cell>
          <table:table-cell table:style-name="ce8" table:formula="of:=[.I230]-[.J230]" office:value-type="float" office:value="-18415000" calcext:value-type="float">
            <text:p>-18415000</text:p>
          </table:table-cell>
          <table:table-cell table:style-name="ce8" table:formula="of:=IF([.I230]&lt;[.J23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5" calcext:value-type="float">
            <text:p>14104735</text:p>
          </table:table-cell>
          <table:table-cell table:style-name="ce12" office:value-type="date" office:date-value="2025-01-14" calcext:value-type="date">
            <text:p>14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18" calcext:value-type="float">
            <text:p>318</text:p>
          </table:table-cell>
          <table:table-cell table:style-name="ce8" table:formula="of:=PRODUCT([.G231:.H231])" office:value-type="float" office:value="1590000" calcext:value-type="float">
            <text:p>1590000</text:p>
          </table:table-cell>
          <table:table-cell table:style-name="ce8" table:formula="of:=4000*[.G231]" office:value-type="float" office:value="20000000" calcext:value-type="float">
            <text:p>20000000</text:p>
          </table:table-cell>
          <table:table-cell table:style-name="ce8" table:formula="of:=[.I231]-[.J231]" office:value-type="float" office:value="-18410000" calcext:value-type="float">
            <text:p>-18410000</text:p>
          </table:table-cell>
          <table:table-cell table:style-name="ce8" table:formula="of:=IF([.I231]&lt;[.J23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6" calcext:value-type="float">
            <text:p>14104736</text:p>
          </table:table-cell>
          <table:table-cell table:style-name="ce12" office:value-type="date" office:date-value="2025-01-15" calcext:value-type="date">
            <text:p>15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19" calcext:value-type="float">
            <text:p>319</text:p>
          </table:table-cell>
          <table:table-cell table:style-name="ce8" table:formula="of:=PRODUCT([.G232:.H232])" office:value-type="float" office:value="1595000" calcext:value-type="float">
            <text:p>1595000</text:p>
          </table:table-cell>
          <table:table-cell table:style-name="ce8" table:formula="of:=4000*[.G232]" office:value-type="float" office:value="20000000" calcext:value-type="float">
            <text:p>20000000</text:p>
          </table:table-cell>
          <table:table-cell table:style-name="ce8" table:formula="of:=[.I232]-[.J232]" office:value-type="float" office:value="-18405000" calcext:value-type="float">
            <text:p>-18405000</text:p>
          </table:table-cell>
          <table:table-cell table:style-name="ce8" table:formula="of:=IF([.I232]&lt;[.J23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7" calcext:value-type="float">
            <text:p>14104737</text:p>
          </table:table-cell>
          <table:table-cell table:style-name="ce12" office:value-type="date" office:date-value="2025-01-16" calcext:value-type="date">
            <text:p>16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table:formula="of:=PRODUCT([.G233:.H233])" office:value-type="float" office:value="1600000" calcext:value-type="float">
            <text:p>1600000</text:p>
          </table:table-cell>
          <table:table-cell table:style-name="ce8" table:formula="of:=4000*[.G233]" office:value-type="float" office:value="20000000" calcext:value-type="float">
            <text:p>20000000</text:p>
          </table:table-cell>
          <table:table-cell table:style-name="ce8" table:formula="of:=[.I233]-[.J233]" office:value-type="float" office:value="-18400000" calcext:value-type="float">
            <text:p>-18400000</text:p>
          </table:table-cell>
          <table:table-cell table:style-name="ce8" table:formula="of:=IF([.I233]&lt;[.J23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8" calcext:value-type="float">
            <text:p>14104738</text:p>
          </table:table-cell>
          <table:table-cell table:style-name="ce12" office:value-type="date" office:date-value="2025-01-17" calcext:value-type="date">
            <text:p>17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2" calcext:value-type="float">
            <text:p>1002</text:p>
          </table:table-cell>
          <table:table-cell table:style-name="ce8" table:formula="of:=PRODUCT([.G234:.H234])" office:value-type="float" office:value="5010000" calcext:value-type="float">
            <text:p>5010000</text:p>
          </table:table-cell>
          <table:table-cell table:style-name="ce8" table:formula="of:=4000*[.G234]" office:value-type="float" office:value="20000000" calcext:value-type="float">
            <text:p>20000000</text:p>
          </table:table-cell>
          <table:table-cell table:style-name="ce8" table:formula="of:=[.I234]-[.J234]" office:value-type="float" office:value="-14990000" calcext:value-type="float">
            <text:p>-14990000</text:p>
          </table:table-cell>
          <table:table-cell table:style-name="ce8" table:formula="of:=IF([.I234]&lt;[.J23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39" calcext:value-type="float">
            <text:p>14104739</text:p>
          </table:table-cell>
          <table:table-cell table:style-name="ce12" office:value-type="date" office:date-value="2025-01-18" calcext:value-type="date">
            <text:p>18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3" calcext:value-type="float">
            <text:p>1003</text:p>
          </table:table-cell>
          <table:table-cell table:style-name="ce8" table:formula="of:=PRODUCT([.G235:.H235])" office:value-type="float" office:value="5015000" calcext:value-type="float">
            <text:p>5015000</text:p>
          </table:table-cell>
          <table:table-cell table:style-name="ce8" table:formula="of:=4000*[.G235]" office:value-type="float" office:value="20000000" calcext:value-type="float">
            <text:p>20000000</text:p>
          </table:table-cell>
          <table:table-cell table:style-name="ce8" table:formula="of:=[.I235]-[.J235]" office:value-type="float" office:value="-14985000" calcext:value-type="float">
            <text:p>-14985000</text:p>
          </table:table-cell>
          <table:table-cell table:style-name="ce8" table:formula="of:=IF([.I235]&lt;[.J23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40" calcext:value-type="float">
            <text:p>14104740</text:p>
          </table:table-cell>
          <table:table-cell table:style-name="ce12" office:value-type="date" office:date-value="2025-01-19" calcext:value-type="date">
            <text:p>19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4" calcext:value-type="float">
            <text:p>1004</text:p>
          </table:table-cell>
          <table:table-cell table:style-name="ce8" table:formula="of:=PRODUCT([.G236:.H236])" office:value-type="float" office:value="5020000" calcext:value-type="float">
            <text:p>5020000</text:p>
          </table:table-cell>
          <table:table-cell table:style-name="ce8" table:formula="of:=4000*[.G236]" office:value-type="float" office:value="20000000" calcext:value-type="float">
            <text:p>20000000</text:p>
          </table:table-cell>
          <table:table-cell table:style-name="ce8" table:formula="of:=[.I236]-[.J236]" office:value-type="float" office:value="-14980000" calcext:value-type="float">
            <text:p>-14980000</text:p>
          </table:table-cell>
          <table:table-cell table:style-name="ce8" table:formula="of:=IF([.I236]&lt;[.J23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41" calcext:value-type="float">
            <text:p>14104741</text:p>
          </table:table-cell>
          <table:table-cell table:style-name="ce12" office:value-type="date" office:date-value="2025-01-20" calcext:value-type="date">
            <text:p>20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5" calcext:value-type="float">
            <text:p>1005</text:p>
          </table:table-cell>
          <table:table-cell table:style-name="ce8" table:formula="of:=PRODUCT([.G237:.H237])" office:value-type="float" office:value="5025000" calcext:value-type="float">
            <text:p>5025000</text:p>
          </table:table-cell>
          <table:table-cell table:style-name="ce8" table:formula="of:=4000*[.G237]" office:value-type="float" office:value="20000000" calcext:value-type="float">
            <text:p>20000000</text:p>
          </table:table-cell>
          <table:table-cell table:style-name="ce8" table:formula="of:=[.I237]-[.J237]" office:value-type="float" office:value="-14975000" calcext:value-type="float">
            <text:p>-14975000</text:p>
          </table:table-cell>
          <table:table-cell table:style-name="ce8" table:formula="of:=IF([.I237]&lt;[.J23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42" calcext:value-type="float">
            <text:p>14104742</text:p>
          </table:table-cell>
          <table:table-cell table:style-name="ce12" office:value-type="date" office:date-value="2025-01-21" calcext:value-type="date">
            <text:p>21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6" calcext:value-type="float">
            <text:p>1006</text:p>
          </table:table-cell>
          <table:table-cell table:style-name="ce8" table:formula="of:=PRODUCT([.G238:.H238])" office:value-type="float" office:value="5030000" calcext:value-type="float">
            <text:p>5030000</text:p>
          </table:table-cell>
          <table:table-cell table:style-name="ce8" table:formula="of:=4000*[.G238]" office:value-type="float" office:value="20000000" calcext:value-type="float">
            <text:p>20000000</text:p>
          </table:table-cell>
          <table:table-cell table:style-name="ce8" table:formula="of:=[.I238]-[.J238]" office:value-type="float" office:value="-14970000" calcext:value-type="float">
            <text:p>-14970000</text:p>
          </table:table-cell>
          <table:table-cell table:style-name="ce8" table:formula="of:=IF([.I238]&lt;[.J23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43" calcext:value-type="float">
            <text:p>14104743</text:p>
          </table:table-cell>
          <table:table-cell table:style-name="ce12" office:value-type="date" office:date-value="2025-01-22" calcext:value-type="date">
            <text:p>22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7" calcext:value-type="float">
            <text:p>1007</text:p>
          </table:table-cell>
          <table:table-cell table:style-name="ce8" table:formula="of:=PRODUCT([.G239:.H239])" office:value-type="float" office:value="5035000" calcext:value-type="float">
            <text:p>5035000</text:p>
          </table:table-cell>
          <table:table-cell table:style-name="ce8" table:formula="of:=4000*[.G239]" office:value-type="float" office:value="20000000" calcext:value-type="float">
            <text:p>20000000</text:p>
          </table:table-cell>
          <table:table-cell table:style-name="ce8" table:formula="of:=[.I239]-[.J239]" office:value-type="float" office:value="-14965000" calcext:value-type="float">
            <text:p>-14965000</text:p>
          </table:table-cell>
          <table:table-cell table:style-name="ce8" table:formula="of:=IF([.I239]&lt;[.J23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4104744" calcext:value-type="float">
            <text:p>14104744</text:p>
          </table:table-cell>
          <table:table-cell table:style-name="ce12" office:value-type="date" office:date-value="2025-01-23" calcext:value-type="date">
            <text:p>23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1008" calcext:value-type="float">
            <text:p>1008</text:p>
          </table:table-cell>
          <table:table-cell table:style-name="ce8" table:formula="of:=PRODUCT([.G240:.H240])" office:value-type="float" office:value="5040000" calcext:value-type="float">
            <text:p>5040000</text:p>
          </table:table-cell>
          <table:table-cell table:style-name="ce8" table:formula="of:=4000*[.G240]" office:value-type="float" office:value="20000000" calcext:value-type="float">
            <text:p>20000000</text:p>
          </table:table-cell>
          <table:table-cell table:style-name="ce8" table:formula="of:=[.I240]-[.J240]" office:value-type="float" office:value="-14960000" calcext:value-type="float">
            <text:p>-14960000</text:p>
          </table:table-cell>
          <table:table-cell table:style-name="ce8" table:formula="of:=IF([.I240]&lt;[.J24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45" calcext:value-type="float">
            <text:p>14104745</text:p>
          </table:table-cell>
          <table:table-cell table:style-name="ce12" office:value-type="date" office:date-value="2025-01-24" calcext:value-type="date">
            <text:p>24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093" calcext:value-type="float">
            <text:p>4093</text:p>
          </table:table-cell>
          <table:table-cell table:style-name="ce8" table:formula="of:=PRODUCT([.G241:.H241])" office:value-type="float" office:value="12279000" calcext:value-type="float">
            <text:p>12279000</text:p>
          </table:table-cell>
          <table:table-cell table:style-name="ce8" table:formula="of:=4000*[.G241]" office:value-type="float" office:value="12000000" calcext:value-type="float">
            <text:p>12000000</text:p>
          </table:table-cell>
          <table:table-cell table:style-name="ce8" table:formula="of:=[.I241]-[.J241]" office:value-type="float" office:value="279000" calcext:value-type="float">
            <text:p>279000</text:p>
          </table:table-cell>
          <table:table-cell table:style-name="ce8" table:formula="of:=IF([.I241]&lt;[.J24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46" calcext:value-type="float">
            <text:p>14104746</text:p>
          </table:table-cell>
          <table:table-cell table:style-name="ce12" office:value-type="date" office:date-value="2025-01-25" calcext:value-type="date">
            <text:p>25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094" calcext:value-type="float">
            <text:p>4094</text:p>
          </table:table-cell>
          <table:table-cell table:style-name="ce8" table:formula="of:=PRODUCT([.G242:.H242])" office:value-type="float" office:value="12282000" calcext:value-type="float">
            <text:p>12282000</text:p>
          </table:table-cell>
          <table:table-cell table:style-name="ce8" table:formula="of:=4000*[.G242]" office:value-type="float" office:value="12000000" calcext:value-type="float">
            <text:p>12000000</text:p>
          </table:table-cell>
          <table:table-cell table:style-name="ce8" table:formula="of:=[.I242]-[.J242]" office:value-type="float" office:value="282000" calcext:value-type="float">
            <text:p>282000</text:p>
          </table:table-cell>
          <table:table-cell table:style-name="ce8" table:formula="of:=IF([.I242]&lt;[.J24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47" calcext:value-type="float">
            <text:p>14104747</text:p>
          </table:table-cell>
          <table:table-cell table:style-name="ce12" office:value-type="date" office:date-value="2025-01-26" calcext:value-type="date">
            <text:p>26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table:formula="of:=PRODUCT([.G243:.H243])" office:value-type="float" office:value="12285000" calcext:value-type="float">
            <text:p>12285000</text:p>
          </table:table-cell>
          <table:table-cell table:style-name="ce8" table:formula="of:=4000*[.G243]" office:value-type="float" office:value="12000000" calcext:value-type="float">
            <text:p>12000000</text:p>
          </table:table-cell>
          <table:table-cell table:style-name="ce8" table:formula="of:=[.I243]-[.J243]" office:value-type="float" office:value="285000" calcext:value-type="float">
            <text:p>285000</text:p>
          </table:table-cell>
          <table:table-cell table:style-name="ce8" table:formula="of:=IF([.I243]&lt;[.J24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48" calcext:value-type="float">
            <text:p>14104748</text:p>
          </table:table-cell>
          <table:table-cell table:style-name="ce12" office:value-type="date" office:date-value="2025-01-27" calcext:value-type="date">
            <text:p>27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table:formula="of:=PRODUCT([.G244:.H244])" office:value-type="float" office:value="12288000" calcext:value-type="float">
            <text:p>12288000</text:p>
          </table:table-cell>
          <table:table-cell table:style-name="ce8" table:formula="of:=4000*[.G244]" office:value-type="float" office:value="12000000" calcext:value-type="float">
            <text:p>12000000</text:p>
          </table:table-cell>
          <table:table-cell table:style-name="ce8" table:formula="of:=[.I244]-[.J244]" office:value-type="float" office:value="288000" calcext:value-type="float">
            <text:p>288000</text:p>
          </table:table-cell>
          <table:table-cell table:style-name="ce8" table:formula="of:=IF([.I244]&lt;[.J24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49" calcext:value-type="float">
            <text:p>14104749</text:p>
          </table:table-cell>
          <table:table-cell table:style-name="ce12" office:value-type="date" office:date-value="2025-01-28" calcext:value-type="date">
            <text:p>28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097" calcext:value-type="float">
            <text:p>4097</text:p>
          </table:table-cell>
          <table:table-cell table:style-name="ce8" table:formula="of:=PRODUCT([.G245:.H245])" office:value-type="float" office:value="12291000" calcext:value-type="float">
            <text:p>12291000</text:p>
          </table:table-cell>
          <table:table-cell table:style-name="ce8" table:formula="of:=4000*[.G245]" office:value-type="float" office:value="12000000" calcext:value-type="float">
            <text:p>12000000</text:p>
          </table:table-cell>
          <table:table-cell table:style-name="ce8" table:formula="of:=[.I245]-[.J245]" office:value-type="float" office:value="291000" calcext:value-type="float">
            <text:p>291000</text:p>
          </table:table-cell>
          <table:table-cell table:style-name="ce8" table:formula="of:=IF([.I245]&lt;[.J24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0" calcext:value-type="float">
            <text:p>14104750</text:p>
          </table:table-cell>
          <table:table-cell table:style-name="ce12" office:value-type="date" office:date-value="2025-01-29" calcext:value-type="date">
            <text:p>29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098" calcext:value-type="float">
            <text:p>4098</text:p>
          </table:table-cell>
          <table:table-cell table:style-name="ce8" table:formula="of:=PRODUCT([.G246:.H246])" office:value-type="float" office:value="12294000" calcext:value-type="float">
            <text:p>12294000</text:p>
          </table:table-cell>
          <table:table-cell table:style-name="ce8" table:formula="of:=4000*[.G246]" office:value-type="float" office:value="12000000" calcext:value-type="float">
            <text:p>12000000</text:p>
          </table:table-cell>
          <table:table-cell table:style-name="ce8" table:formula="of:=[.I246]-[.J246]" office:value-type="float" office:value="294000" calcext:value-type="float">
            <text:p>294000</text:p>
          </table:table-cell>
          <table:table-cell table:style-name="ce8" table:formula="of:=IF([.I246]&lt;[.J24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1" calcext:value-type="float">
            <text:p>14104751</text:p>
          </table:table-cell>
          <table:table-cell table:style-name="ce12" office:value-type="date" office:date-value="2025-01-30" calcext:value-type="date">
            <text:p>30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099" calcext:value-type="float">
            <text:p>4099</text:p>
          </table:table-cell>
          <table:table-cell table:style-name="ce8" table:formula="of:=PRODUCT([.G247:.H247])" office:value-type="float" office:value="12297000" calcext:value-type="float">
            <text:p>12297000</text:p>
          </table:table-cell>
          <table:table-cell table:style-name="ce8" table:formula="of:=4000*[.G247]" office:value-type="float" office:value="12000000" calcext:value-type="float">
            <text:p>12000000</text:p>
          </table:table-cell>
          <table:table-cell table:style-name="ce8" table:formula="of:=[.I247]-[.J247]" office:value-type="float" office:value="297000" calcext:value-type="float">
            <text:p>297000</text:p>
          </table:table-cell>
          <table:table-cell table:style-name="ce8" table:formula="of:=IF([.I247]&lt;[.J24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2" calcext:value-type="float">
            <text:p>14104752</text:p>
          </table:table-cell>
          <table:table-cell table:style-name="ce12" office:value-type="date" office:date-value="2025-01-31" calcext:value-type="date">
            <text:p>31/01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520" calcext:value-type="float">
            <text:p>15520</text:p>
          </table:table-cell>
          <table:table-cell table:style-name="ce8" table:formula="of:=PRODUCT([.G248:.H248])" office:value-type="float" office:value="46560000" calcext:value-type="float">
            <text:p>46560000</text:p>
          </table:table-cell>
          <table:table-cell table:style-name="ce8" table:formula="of:=4000*[.G248]" office:value-type="float" office:value="12000000" calcext:value-type="float">
            <text:p>12000000</text:p>
          </table:table-cell>
          <table:table-cell table:style-name="ce8" table:formula="of:=[.I248]-[.J248]" office:value-type="float" office:value="34560000" calcext:value-type="float">
            <text:p>34560000</text:p>
          </table:table-cell>
          <table:table-cell table:style-name="ce8" table:formula="of:=IF([.I248]&lt;[.J24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3" calcext:value-type="float">
            <text:p>14104753</text:p>
          </table:table-cell>
          <table:table-cell table:style-name="ce12" office:value-type="date" office:date-value="2025-02-01" calcext:value-type="date">
            <text:p>01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521" calcext:value-type="float">
            <text:p>15521</text:p>
          </table:table-cell>
          <table:table-cell table:style-name="ce8" table:formula="of:=PRODUCT([.G249:.H249])" office:value-type="float" office:value="46563000" calcext:value-type="float">
            <text:p>46563000</text:p>
          </table:table-cell>
          <table:table-cell table:style-name="ce8" table:formula="of:=4000*[.G249]" office:value-type="float" office:value="12000000" calcext:value-type="float">
            <text:p>12000000</text:p>
          </table:table-cell>
          <table:table-cell table:style-name="ce8" table:formula="of:=[.I249]-[.J249]" office:value-type="float" office:value="34563000" calcext:value-type="float">
            <text:p>34563000</text:p>
          </table:table-cell>
          <table:table-cell table:style-name="ce8" table:formula="of:=IF([.I249]&lt;[.J24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4" calcext:value-type="float">
            <text:p>14104754</text:p>
          </table:table-cell>
          <table:table-cell table:style-name="ce12" office:value-type="date" office:date-value="2025-02-02" calcext:value-type="date">
            <text:p>02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5522" calcext:value-type="float">
            <text:p>15522</text:p>
          </table:table-cell>
          <table:table-cell table:style-name="ce8" table:formula="of:=PRODUCT([.G250:.H250])" office:value-type="float" office:value="46566000" calcext:value-type="float">
            <text:p>46566000</text:p>
          </table:table-cell>
          <table:table-cell table:style-name="ce8" table:formula="of:=4000*[.G250]" office:value-type="float" office:value="12000000" calcext:value-type="float">
            <text:p>12000000</text:p>
          </table:table-cell>
          <table:table-cell table:style-name="ce8" table:formula="of:=[.I250]-[.J250]" office:value-type="float" office:value="34566000" calcext:value-type="float">
            <text:p>34566000</text:p>
          </table:table-cell>
          <table:table-cell table:style-name="ce8" table:formula="of:=IF([.I250]&lt;[.J25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5" calcext:value-type="float">
            <text:p>14104755</text:p>
          </table:table-cell>
          <table:table-cell table:style-name="ce12" office:value-type="date" office:date-value="2025-02-03" calcext:value-type="date">
            <text:p>03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03" calcext:value-type="float">
            <text:p>4103</text:p>
          </table:table-cell>
          <table:table-cell table:style-name="ce8" table:formula="of:=PRODUCT([.G251:.H251])" office:value-type="float" office:value="12309000" calcext:value-type="float">
            <text:p>12309000</text:p>
          </table:table-cell>
          <table:table-cell table:style-name="ce8" table:formula="of:=4000*[.G251]" office:value-type="float" office:value="12000000" calcext:value-type="float">
            <text:p>12000000</text:p>
          </table:table-cell>
          <table:table-cell table:style-name="ce8" table:formula="of:=[.I251]-[.J251]" office:value-type="float" office:value="309000" calcext:value-type="float">
            <text:p>309000</text:p>
          </table:table-cell>
          <table:table-cell table:style-name="ce8" table:formula="of:=IF([.I251]&lt;[.J25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6" calcext:value-type="float">
            <text:p>14104756</text:p>
          </table:table-cell>
          <table:table-cell table:style-name="ce12" office:value-type="date" office:date-value="2025-02-04" calcext:value-type="date">
            <text:p>04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04" calcext:value-type="float">
            <text:p>4104</text:p>
          </table:table-cell>
          <table:table-cell table:style-name="ce8" table:formula="of:=PRODUCT([.G252:.H252])" office:value-type="float" office:value="12312000" calcext:value-type="float">
            <text:p>12312000</text:p>
          </table:table-cell>
          <table:table-cell table:style-name="ce8" table:formula="of:=4000*[.G252]" office:value-type="float" office:value="12000000" calcext:value-type="float">
            <text:p>12000000</text:p>
          </table:table-cell>
          <table:table-cell table:style-name="ce8" table:formula="of:=[.I252]-[.J252]" office:value-type="float" office:value="312000" calcext:value-type="float">
            <text:p>312000</text:p>
          </table:table-cell>
          <table:table-cell table:style-name="ce8" table:formula="of:=IF([.I252]&lt;[.J25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7" calcext:value-type="float">
            <text:p>14104757</text:p>
          </table:table-cell>
          <table:table-cell table:style-name="ce12" office:value-type="date" office:date-value="2025-02-05" calcext:value-type="date">
            <text:p>05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05" calcext:value-type="float">
            <text:p>4105</text:p>
          </table:table-cell>
          <table:table-cell table:style-name="ce8" table:formula="of:=PRODUCT([.G253:.H253])" office:value-type="float" office:value="12315000" calcext:value-type="float">
            <text:p>12315000</text:p>
          </table:table-cell>
          <table:table-cell table:style-name="ce8" table:formula="of:=4000*[.G253]" office:value-type="float" office:value="12000000" calcext:value-type="float">
            <text:p>12000000</text:p>
          </table:table-cell>
          <table:table-cell table:style-name="ce8" table:formula="of:=[.I253]-[.J253]" office:value-type="float" office:value="315000" calcext:value-type="float">
            <text:p>315000</text:p>
          </table:table-cell>
          <table:table-cell table:style-name="ce8" table:formula="of:=IF([.I253]&lt;[.J25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8" calcext:value-type="float">
            <text:p>14104758</text:p>
          </table:table-cell>
          <table:table-cell table:style-name="ce12" office:value-type="date" office:date-value="2025-02-06" calcext:value-type="date">
            <text:p>06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06" calcext:value-type="float">
            <text:p>4106</text:p>
          </table:table-cell>
          <table:table-cell table:style-name="ce8" table:formula="of:=PRODUCT([.G254:.H254])" office:value-type="float" office:value="12318000" calcext:value-type="float">
            <text:p>12318000</text:p>
          </table:table-cell>
          <table:table-cell table:style-name="ce8" table:formula="of:=4000*[.G254]" office:value-type="float" office:value="12000000" calcext:value-type="float">
            <text:p>12000000</text:p>
          </table:table-cell>
          <table:table-cell table:style-name="ce8" table:formula="of:=[.I254]-[.J254]" office:value-type="float" office:value="318000" calcext:value-type="float">
            <text:p>318000</text:p>
          </table:table-cell>
          <table:table-cell table:style-name="ce8" table:formula="of:=IF([.I254]&lt;[.J25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59" calcext:value-type="float">
            <text:p>14104759</text:p>
          </table:table-cell>
          <table:table-cell table:style-name="ce12" office:value-type="date" office:date-value="2025-02-07" calcext:value-type="date">
            <text:p>07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table:formula="of:=PRODUCT([.G255:.H255])" office:value-type="float" office:value="12321000" calcext:value-type="float">
            <text:p>12321000</text:p>
          </table:table-cell>
          <table:table-cell table:style-name="ce8" table:formula="of:=4000*[.G255]" office:value-type="float" office:value="12000000" calcext:value-type="float">
            <text:p>12000000</text:p>
          </table:table-cell>
          <table:table-cell table:style-name="ce8" table:formula="of:=[.I255]-[.J255]" office:value-type="float" office:value="321000" calcext:value-type="float">
            <text:p>321000</text:p>
          </table:table-cell>
          <table:table-cell table:style-name="ce8" table:formula="of:=IF([.I255]&lt;[.J25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0" calcext:value-type="float">
            <text:p>14104760</text:p>
          </table:table-cell>
          <table:table-cell table:style-name="ce12" office:value-type="date" office:date-value="2025-02-08" calcext:value-type="date">
            <text:p>08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08" calcext:value-type="float">
            <text:p>4108</text:p>
          </table:table-cell>
          <table:table-cell table:style-name="ce8" table:formula="of:=PRODUCT([.G256:.H256])" office:value-type="float" office:value="12324000" calcext:value-type="float">
            <text:p>12324000</text:p>
          </table:table-cell>
          <table:table-cell table:style-name="ce8" table:formula="of:=4000*[.G256]" office:value-type="float" office:value="12000000" calcext:value-type="float">
            <text:p>12000000</text:p>
          </table:table-cell>
          <table:table-cell table:style-name="ce8" table:formula="of:=[.I256]-[.J256]" office:value-type="float" office:value="324000" calcext:value-type="float">
            <text:p>324000</text:p>
          </table:table-cell>
          <table:table-cell table:style-name="ce8" table:formula="of:=IF([.I256]&lt;[.J25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1" calcext:value-type="float">
            <text:p>14104761</text:p>
          </table:table-cell>
          <table:table-cell table:style-name="ce12" office:value-type="date" office:date-value="2025-02-09" calcext:value-type="date">
            <text:p>09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501" calcext:value-type="float">
            <text:p>4501</text:p>
          </table:table-cell>
          <table:table-cell table:style-name="ce8" table:formula="of:=PRODUCT([.G257:.H257])" office:value-type="float" office:value="13503000" calcext:value-type="float">
            <text:p>13503000</text:p>
          </table:table-cell>
          <table:table-cell table:style-name="ce8" table:formula="of:=4000*[.G257]" office:value-type="float" office:value="12000000" calcext:value-type="float">
            <text:p>12000000</text:p>
          </table:table-cell>
          <table:table-cell table:style-name="ce8" table:formula="of:=[.I257]-[.J257]" office:value-type="float" office:value="1503000" calcext:value-type="float">
            <text:p>1503000</text:p>
          </table:table-cell>
          <table:table-cell table:style-name="ce8" table:formula="of:=IF([.I257]&lt;[.J25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2" calcext:value-type="float">
            <text:p>14104762</text:p>
          </table:table-cell>
          <table:table-cell table:style-name="ce12" office:value-type="date" office:date-value="2025-02-10" calcext:value-type="date">
            <text:p>10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10" calcext:value-type="float">
            <text:p>4110</text:p>
          </table:table-cell>
          <table:table-cell table:style-name="ce8" table:formula="of:=PRODUCT([.G258:.H258])" office:value-type="float" office:value="12330000" calcext:value-type="float">
            <text:p>12330000</text:p>
          </table:table-cell>
          <table:table-cell table:style-name="ce8" table:formula="of:=4000*[.G258]" office:value-type="float" office:value="12000000" calcext:value-type="float">
            <text:p>12000000</text:p>
          </table:table-cell>
          <table:table-cell table:style-name="ce8" table:formula="of:=[.I258]-[.J258]" office:value-type="float" office:value="330000" calcext:value-type="float">
            <text:p>330000</text:p>
          </table:table-cell>
          <table:table-cell table:style-name="ce8" table:formula="of:=IF([.I258]&lt;[.J25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3" calcext:value-type="float">
            <text:p>14104763</text:p>
          </table:table-cell>
          <table:table-cell table:style-name="ce12" office:value-type="date" office:date-value="2025-02-11" calcext:value-type="date">
            <text:p>11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11" calcext:value-type="float">
            <text:p>4111</text:p>
          </table:table-cell>
          <table:table-cell table:style-name="ce8" table:formula="of:=PRODUCT([.G259:.H259])" office:value-type="float" office:value="12333000" calcext:value-type="float">
            <text:p>12333000</text:p>
          </table:table-cell>
          <table:table-cell table:style-name="ce8" table:formula="of:=4000*[.G259]" office:value-type="float" office:value="12000000" calcext:value-type="float">
            <text:p>12000000</text:p>
          </table:table-cell>
          <table:table-cell table:style-name="ce8" table:formula="of:=[.I259]-[.J259]" office:value-type="float" office:value="333000" calcext:value-type="float">
            <text:p>333000</text:p>
          </table:table-cell>
          <table:table-cell table:style-name="ce8" table:formula="of:=IF([.I259]&lt;[.J25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4" calcext:value-type="float">
            <text:p>14104764</text:p>
          </table:table-cell>
          <table:table-cell table:style-name="ce12" office:value-type="date" office:date-value="2025-02-12" calcext:value-type="date">
            <text:p>12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112" calcext:value-type="float">
            <text:p>4112</text:p>
          </table:table-cell>
          <table:table-cell table:style-name="ce8" table:formula="of:=PRODUCT([.G260:.H260])" office:value-type="float" office:value="12336000" calcext:value-type="float">
            <text:p>12336000</text:p>
          </table:table-cell>
          <table:table-cell table:style-name="ce8" table:formula="of:=4000*[.G260]" office:value-type="float" office:value="12000000" calcext:value-type="float">
            <text:p>12000000</text:p>
          </table:table-cell>
          <table:table-cell table:style-name="ce8" table:formula="of:=[.I260]-[.J260]" office:value-type="float" office:value="336000" calcext:value-type="float">
            <text:p>336000</text:p>
          </table:table-cell>
          <table:table-cell table:style-name="ce8" table:formula="of:=IF([.I260]&lt;[.J26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5" calcext:value-type="float">
            <text:p>14104765</text:p>
          </table:table-cell>
          <table:table-cell table:style-name="ce12" office:value-type="date" office:date-value="2025-02-13" calcext:value-type="date">
            <text:p>13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2" calcext:value-type="float">
            <text:p>9332</text:p>
          </table:table-cell>
          <table:table-cell table:style-name="ce8" table:formula="of:=PRODUCT([.G261:.H261])" office:value-type="float" office:value="27996000" calcext:value-type="float">
            <text:p>27996000</text:p>
          </table:table-cell>
          <table:table-cell table:style-name="ce8" table:formula="of:=4000*[.G261]" office:value-type="float" office:value="12000000" calcext:value-type="float">
            <text:p>12000000</text:p>
          </table:table-cell>
          <table:table-cell table:style-name="ce8" table:formula="of:=[.I261]-[.J261]" office:value-type="float" office:value="15996000" calcext:value-type="float">
            <text:p>15996000</text:p>
          </table:table-cell>
          <table:table-cell table:style-name="ce8" table:formula="of:=IF([.I261]&lt;[.J261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6" calcext:value-type="float">
            <text:p>14104766</text:p>
          </table:table-cell>
          <table:table-cell table:style-name="ce12" office:value-type="date" office:date-value="2025-02-14" calcext:value-type="date">
            <text:p>14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3" calcext:value-type="float">
            <text:p>9333</text:p>
          </table:table-cell>
          <table:table-cell table:style-name="ce8" table:formula="of:=PRODUCT([.G262:.H262])" office:value-type="float" office:value="27999000" calcext:value-type="float">
            <text:p>27999000</text:p>
          </table:table-cell>
          <table:table-cell table:style-name="ce8" table:formula="of:=4000*[.G262]" office:value-type="float" office:value="12000000" calcext:value-type="float">
            <text:p>12000000</text:p>
          </table:table-cell>
          <table:table-cell table:style-name="ce8" table:formula="of:=[.I262]-[.J262]" office:value-type="float" office:value="15999000" calcext:value-type="float">
            <text:p>15999000</text:p>
          </table:table-cell>
          <table:table-cell table:style-name="ce8" table:formula="of:=IF([.I262]&lt;[.J262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7" calcext:value-type="float">
            <text:p>14104767</text:p>
          </table:table-cell>
          <table:table-cell table:style-name="ce12" office:value-type="date" office:date-value="2025-02-15" calcext:value-type="date">
            <text:p>15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4" calcext:value-type="float">
            <text:p>9334</text:p>
          </table:table-cell>
          <table:table-cell table:style-name="ce8" table:formula="of:=PRODUCT([.G263:.H263])" office:value-type="float" office:value="28002000" calcext:value-type="float">
            <text:p>28002000</text:p>
          </table:table-cell>
          <table:table-cell table:style-name="ce8" table:formula="of:=4000*[.G263]" office:value-type="float" office:value="12000000" calcext:value-type="float">
            <text:p>12000000</text:p>
          </table:table-cell>
          <table:table-cell table:style-name="ce8" table:formula="of:=[.I263]-[.J263]" office:value-type="float" office:value="16002000" calcext:value-type="float">
            <text:p>16002000</text:p>
          </table:table-cell>
          <table:table-cell table:style-name="ce8" table:formula="of:=IF([.I263]&lt;[.J263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8" calcext:value-type="float">
            <text:p>14104768</text:p>
          </table:table-cell>
          <table:table-cell table:style-name="ce12" office:value-type="date" office:date-value="2025-02-16" calcext:value-type="date">
            <text:p>16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5" calcext:value-type="float">
            <text:p>9335</text:p>
          </table:table-cell>
          <table:table-cell table:style-name="ce8" table:formula="of:=PRODUCT([.G264:.H264])" office:value-type="float" office:value="28005000" calcext:value-type="float">
            <text:p>28005000</text:p>
          </table:table-cell>
          <table:table-cell table:style-name="ce8" table:formula="of:=4000*[.G264]" office:value-type="float" office:value="12000000" calcext:value-type="float">
            <text:p>12000000</text:p>
          </table:table-cell>
          <table:table-cell table:style-name="ce8" table:formula="of:=[.I264]-[.J264]" office:value-type="float" office:value="16005000" calcext:value-type="float">
            <text:p>16005000</text:p>
          </table:table-cell>
          <table:table-cell table:style-name="ce8" table:formula="of:=IF([.I264]&lt;[.J264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69" calcext:value-type="float">
            <text:p>14104769</text:p>
          </table:table-cell>
          <table:table-cell table:style-name="ce12" office:value-type="date" office:date-value="2025-02-17" calcext:value-type="date">
            <text:p>17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6" calcext:value-type="float">
            <text:p>9336</text:p>
          </table:table-cell>
          <table:table-cell table:style-name="ce8" table:formula="of:=PRODUCT([.G265:.H265])" office:value-type="float" office:value="28008000" calcext:value-type="float">
            <text:p>28008000</text:p>
          </table:table-cell>
          <table:table-cell table:style-name="ce8" table:formula="of:=4000*[.G265]" office:value-type="float" office:value="12000000" calcext:value-type="float">
            <text:p>12000000</text:p>
          </table:table-cell>
          <table:table-cell table:style-name="ce8" table:formula="of:=[.I265]-[.J265]" office:value-type="float" office:value="16008000" calcext:value-type="float">
            <text:p>16008000</text:p>
          </table:table-cell>
          <table:table-cell table:style-name="ce8" table:formula="of:=IF([.I265]&lt;[.J265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0" calcext:value-type="float">
            <text:p>14104770</text:p>
          </table:table-cell>
          <table:table-cell table:style-name="ce12" office:value-type="date" office:date-value="2025-02-18" calcext:value-type="date">
            <text:p>18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7" calcext:value-type="float">
            <text:p>9337</text:p>
          </table:table-cell>
          <table:table-cell table:style-name="ce8" table:formula="of:=PRODUCT([.G266:.H266])" office:value-type="float" office:value="28011000" calcext:value-type="float">
            <text:p>28011000</text:p>
          </table:table-cell>
          <table:table-cell table:style-name="ce8" table:formula="of:=4000*[.G266]" office:value-type="float" office:value="12000000" calcext:value-type="float">
            <text:p>12000000</text:p>
          </table:table-cell>
          <table:table-cell table:style-name="ce8" table:formula="of:=[.I266]-[.J266]" office:value-type="float" office:value="16011000" calcext:value-type="float">
            <text:p>16011000</text:p>
          </table:table-cell>
          <table:table-cell table:style-name="ce8" table:formula="of:=IF([.I266]&lt;[.J266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1" calcext:value-type="float">
            <text:p>14104771</text:p>
          </table:table-cell>
          <table:table-cell table:style-name="ce12" office:value-type="date" office:date-value="2025-02-19" calcext:value-type="date">
            <text:p>19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8" calcext:value-type="float">
            <text:p>9338</text:p>
          </table:table-cell>
          <table:table-cell table:style-name="ce8" table:formula="of:=PRODUCT([.G267:.H267])" office:value-type="float" office:value="28014000" calcext:value-type="float">
            <text:p>28014000</text:p>
          </table:table-cell>
          <table:table-cell table:style-name="ce8" table:formula="of:=4000*[.G267]" office:value-type="float" office:value="12000000" calcext:value-type="float">
            <text:p>12000000</text:p>
          </table:table-cell>
          <table:table-cell table:style-name="ce8" table:formula="of:=[.I267]-[.J267]" office:value-type="float" office:value="16014000" calcext:value-type="float">
            <text:p>16014000</text:p>
          </table:table-cell>
          <table:table-cell table:style-name="ce8" table:formula="of:=IF([.I267]&lt;[.J267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2" calcext:value-type="float">
            <text:p>14104772</text:p>
          </table:table-cell>
          <table:table-cell table:style-name="ce12" office:value-type="date" office:date-value="2025-02-20" calcext:value-type="date">
            <text:p>20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9" calcext:value-type="float">
            <text:p>9339</text:p>
          </table:table-cell>
          <table:table-cell table:style-name="ce8" table:formula="of:=PRODUCT([.G268:.H268])" office:value-type="float" office:value="28017000" calcext:value-type="float">
            <text:p>28017000</text:p>
          </table:table-cell>
          <table:table-cell table:style-name="ce8" table:formula="of:=4000*[.G268]" office:value-type="float" office:value="12000000" calcext:value-type="float">
            <text:p>12000000</text:p>
          </table:table-cell>
          <table:table-cell table:style-name="ce8" table:formula="of:=[.I268]-[.J268]" office:value-type="float" office:value="16017000" calcext:value-type="float">
            <text:p>16017000</text:p>
          </table:table-cell>
          <table:table-cell table:style-name="ce8" table:formula="of:=IF([.I268]&lt;[.J268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3" calcext:value-type="float">
            <text:p>14104773</text:p>
          </table:table-cell>
          <table:table-cell table:style-name="ce12" office:value-type="date" office:date-value="2025-02-21" calcext:value-type="date">
            <text:p>21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40" calcext:value-type="float">
            <text:p>9340</text:p>
          </table:table-cell>
          <table:table-cell table:style-name="ce8" table:formula="of:=PRODUCT([.G269:.H269])" office:value-type="float" office:value="28020000" calcext:value-type="float">
            <text:p>28020000</text:p>
          </table:table-cell>
          <table:table-cell table:style-name="ce8" table:formula="of:=4000*[.G269]" office:value-type="float" office:value="12000000" calcext:value-type="float">
            <text:p>12000000</text:p>
          </table:table-cell>
          <table:table-cell table:style-name="ce8" table:formula="of:=[.I269]-[.J269]" office:value-type="float" office:value="16020000" calcext:value-type="float">
            <text:p>16020000</text:p>
          </table:table-cell>
          <table:table-cell table:style-name="ce8" table:formula="of:=IF([.I269]&lt;[.J269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4" calcext:value-type="float">
            <text:p>14104774</text:p>
          </table:table-cell>
          <table:table-cell table:style-name="ce12" office:value-type="date" office:date-value="2025-02-22" calcext:value-type="date">
            <text:p>22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béch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41" calcext:value-type="float">
            <text:p>9341</text:p>
          </table:table-cell>
          <table:table-cell table:style-name="ce8" table:formula="of:=PRODUCT([.G270:.H270])" office:value-type="float" office:value="28023000" calcext:value-type="float">
            <text:p>28023000</text:p>
          </table:table-cell>
          <table:table-cell table:style-name="ce8" table:formula="of:=4000*[.G270]" office:value-type="float" office:value="12000000" calcext:value-type="float">
            <text:p>12000000</text:p>
          </table:table-cell>
          <table:table-cell table:style-name="ce8" table:formula="of:=[.I270]-[.J270]" office:value-type="float" office:value="16023000" calcext:value-type="float">
            <text:p>16023000</text:p>
          </table:table-cell>
          <table:table-cell table:style-name="ce8" table:formula="of:=IF([.I270]&lt;[.J270];&quot;mevente&quot;;&quot;augmentation&quot;)" office:value-type="string" office:string-value="augmentation" calcext:value-type="string">
            <text:p>augmentation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5" calcext:value-type="float">
            <text:p>14104775</text:p>
          </table:table-cell>
          <table:table-cell table:style-name="ce12" office:value-type="date" office:date-value="2025-02-23" calcext:value-type="date">
            <text:p>23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2" calcext:value-type="float">
            <text:p>932</text:p>
          </table:table-cell>
          <table:table-cell table:style-name="ce8" table:formula="of:=PRODUCT([.G271:.H271])" office:value-type="float" office:value="2796000" calcext:value-type="float">
            <text:p>2796000</text:p>
          </table:table-cell>
          <table:table-cell table:style-name="ce8" table:formula="of:=4000*[.G271]" office:value-type="float" office:value="12000000" calcext:value-type="float">
            <text:p>12000000</text:p>
          </table:table-cell>
          <table:table-cell table:style-name="ce8" table:formula="of:=[.I271]-[.J271]" office:value-type="float" office:value="-9204000" calcext:value-type="float">
            <text:p>-9204000</text:p>
          </table:table-cell>
          <table:table-cell table:style-name="ce8" table:formula="of:=IF([.I271]&lt;[.J27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6" calcext:value-type="float">
            <text:p>14104776</text:p>
          </table:table-cell>
          <table:table-cell table:style-name="ce12" office:value-type="date" office:date-value="2025-02-24" calcext:value-type="date">
            <text:p>24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3" calcext:value-type="float">
            <text:p>933</text:p>
          </table:table-cell>
          <table:table-cell table:style-name="ce8" table:formula="of:=PRODUCT([.G272:.H272])" office:value-type="float" office:value="2799000" calcext:value-type="float">
            <text:p>2799000</text:p>
          </table:table-cell>
          <table:table-cell table:style-name="ce8" table:formula="of:=4000*[.G272]" office:value-type="float" office:value="12000000" calcext:value-type="float">
            <text:p>12000000</text:p>
          </table:table-cell>
          <table:table-cell table:style-name="ce8" table:formula="of:=[.I272]-[.J272]" office:value-type="float" office:value="-9201000" calcext:value-type="float">
            <text:p>-9201000</text:p>
          </table:table-cell>
          <table:table-cell table:style-name="ce8" table:formula="of:=IF([.I272]&lt;[.J27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7" calcext:value-type="float">
            <text:p>14104777</text:p>
          </table:table-cell>
          <table:table-cell table:style-name="ce12" office:value-type="date" office:date-value="2025-02-25" calcext:value-type="date">
            <text:p>25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4" calcext:value-type="float">
            <text:p>934</text:p>
          </table:table-cell>
          <table:table-cell table:style-name="ce8" table:formula="of:=PRODUCT([.G273:.H273])" office:value-type="float" office:value="2802000" calcext:value-type="float">
            <text:p>2802000</text:p>
          </table:table-cell>
          <table:table-cell table:style-name="ce8" table:formula="of:=4000*[.G273]" office:value-type="float" office:value="12000000" calcext:value-type="float">
            <text:p>12000000</text:p>
          </table:table-cell>
          <table:table-cell table:style-name="ce8" table:formula="of:=[.I273]-[.J273]" office:value-type="float" office:value="-9198000" calcext:value-type="float">
            <text:p>-9198000</text:p>
          </table:table-cell>
          <table:table-cell table:style-name="ce8" table:formula="of:=IF([.I273]&lt;[.J27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8" calcext:value-type="float">
            <text:p>14104778</text:p>
          </table:table-cell>
          <table:table-cell table:style-name="ce12" office:value-type="date" office:date-value="2025-02-26" calcext:value-type="date">
            <text:p>26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5" calcext:value-type="float">
            <text:p>935</text:p>
          </table:table-cell>
          <table:table-cell table:style-name="ce8" table:formula="of:=PRODUCT([.G274:.H274])" office:value-type="float" office:value="2805000" calcext:value-type="float">
            <text:p>2805000</text:p>
          </table:table-cell>
          <table:table-cell table:style-name="ce8" table:formula="of:=4000*[.G274]" office:value-type="float" office:value="12000000" calcext:value-type="float">
            <text:p>12000000</text:p>
          </table:table-cell>
          <table:table-cell table:style-name="ce8" table:formula="of:=[.I274]-[.J274]" office:value-type="float" office:value="-9195000" calcext:value-type="float">
            <text:p>-9195000</text:p>
          </table:table-cell>
          <table:table-cell table:style-name="ce8" table:formula="of:=IF([.I274]&lt;[.J27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79" calcext:value-type="float">
            <text:p>14104779</text:p>
          </table:table-cell>
          <table:table-cell table:style-name="ce12" office:value-type="date" office:date-value="2025-02-27" calcext:value-type="date">
            <text:p>27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6" calcext:value-type="float">
            <text:p>936</text:p>
          </table:table-cell>
          <table:table-cell table:style-name="ce8" table:formula="of:=PRODUCT([.G275:.H275])" office:value-type="float" office:value="2808000" calcext:value-type="float">
            <text:p>2808000</text:p>
          </table:table-cell>
          <table:table-cell table:style-name="ce8" table:formula="of:=4000*[.G275]" office:value-type="float" office:value="12000000" calcext:value-type="float">
            <text:p>12000000</text:p>
          </table:table-cell>
          <table:table-cell table:style-name="ce8" table:formula="of:=[.I275]-[.J275]" office:value-type="float" office:value="-9192000" calcext:value-type="float">
            <text:p>-9192000</text:p>
          </table:table-cell>
          <table:table-cell table:style-name="ce8" table:formula="of:=IF([.I275]&lt;[.J27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0" calcext:value-type="float">
            <text:p>14104780</text:p>
          </table:table-cell>
          <table:table-cell table:style-name="ce12" office:value-type="date" office:date-value="2025-02-28" calcext:value-type="date">
            <text:p>28/02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7" calcext:value-type="float">
            <text:p>937</text:p>
          </table:table-cell>
          <table:table-cell table:style-name="ce8" table:formula="of:=PRODUCT([.G276:.H276])" office:value-type="float" office:value="2811000" calcext:value-type="float">
            <text:p>2811000</text:p>
          </table:table-cell>
          <table:table-cell table:style-name="ce8" table:formula="of:=4000*[.G276]" office:value-type="float" office:value="12000000" calcext:value-type="float">
            <text:p>12000000</text:p>
          </table:table-cell>
          <table:table-cell table:style-name="ce8" table:formula="of:=[.I276]-[.J276]" office:value-type="float" office:value="-9189000" calcext:value-type="float">
            <text:p>-9189000</text:p>
          </table:table-cell>
          <table:table-cell table:style-name="ce8" table:formula="of:=IF([.I276]&lt;[.J27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1" calcext:value-type="float">
            <text:p>14104781</text:p>
          </table:table-cell>
          <table:table-cell table:style-name="ce12" office:value-type="date" office:date-value="2025-03-01" calcext:value-type="date">
            <text:p>01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8" calcext:value-type="float">
            <text:p>938</text:p>
          </table:table-cell>
          <table:table-cell table:style-name="ce8" table:formula="of:=PRODUCT([.G277:.H277])" office:value-type="float" office:value="2814000" calcext:value-type="float">
            <text:p>2814000</text:p>
          </table:table-cell>
          <table:table-cell table:style-name="ce8" table:formula="of:=4000*[.G277]" office:value-type="float" office:value="12000000" calcext:value-type="float">
            <text:p>12000000</text:p>
          </table:table-cell>
          <table:table-cell table:style-name="ce8" table:formula="of:=[.I277]-[.J277]" office:value-type="float" office:value="-9186000" calcext:value-type="float">
            <text:p>-9186000</text:p>
          </table:table-cell>
          <table:table-cell table:style-name="ce8" table:formula="of:=IF([.I277]&lt;[.J27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2" calcext:value-type="float">
            <text:p>14104782</text:p>
          </table:table-cell>
          <table:table-cell table:style-name="ce12" office:value-type="date" office:date-value="2025-03-02" calcext:value-type="date">
            <text:p>02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39" calcext:value-type="float">
            <text:p>939</text:p>
          </table:table-cell>
          <table:table-cell table:style-name="ce8" table:formula="of:=PRODUCT([.G278:.H278])" office:value-type="float" office:value="2817000" calcext:value-type="float">
            <text:p>2817000</text:p>
          </table:table-cell>
          <table:table-cell table:style-name="ce8" table:formula="of:=4000*[.G278]" office:value-type="float" office:value="12000000" calcext:value-type="float">
            <text:p>12000000</text:p>
          </table:table-cell>
          <table:table-cell table:style-name="ce8" table:formula="of:=[.I278]-[.J278]" office:value-type="float" office:value="-9183000" calcext:value-type="float">
            <text:p>-9183000</text:p>
          </table:table-cell>
          <table:table-cell table:style-name="ce8" table:formula="of:=IF([.I278]&lt;[.J27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3" calcext:value-type="float">
            <text:p>14104783</text:p>
          </table:table-cell>
          <table:table-cell table:style-name="ce12" office:value-type="date" office:date-value="2025-03-03" calcext:value-type="date">
            <text:p>03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0" calcext:value-type="float">
            <text:p>940</text:p>
          </table:table-cell>
          <table:table-cell table:style-name="ce8" table:formula="of:=PRODUCT([.G279:.H279])" office:value-type="float" office:value="2820000" calcext:value-type="float">
            <text:p>2820000</text:p>
          </table:table-cell>
          <table:table-cell table:style-name="ce8" table:formula="of:=4000*[.G279]" office:value-type="float" office:value="12000000" calcext:value-type="float">
            <text:p>12000000</text:p>
          </table:table-cell>
          <table:table-cell table:style-name="ce8" table:formula="of:=[.I279]-[.J279]" office:value-type="float" office:value="-9180000" calcext:value-type="float">
            <text:p>-9180000</text:p>
          </table:table-cell>
          <table:table-cell table:style-name="ce8" table:formula="of:=IF([.I279]&lt;[.J27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4" calcext:value-type="float">
            <text:p>14104784</text:p>
          </table:table-cell>
          <table:table-cell table:style-name="ce12" office:value-type="date" office:date-value="2025-03-04" calcext:value-type="date">
            <text:p>04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1" calcext:value-type="float">
            <text:p>941</text:p>
          </table:table-cell>
          <table:table-cell table:style-name="ce8" table:formula="of:=PRODUCT([.G280:.H280])" office:value-type="float" office:value="2823000" calcext:value-type="float">
            <text:p>2823000</text:p>
          </table:table-cell>
          <table:table-cell table:style-name="ce8" table:formula="of:=4000*[.G280]" office:value-type="float" office:value="12000000" calcext:value-type="float">
            <text:p>12000000</text:p>
          </table:table-cell>
          <table:table-cell table:style-name="ce8" table:formula="of:=[.I280]-[.J280]" office:value-type="float" office:value="-9177000" calcext:value-type="float">
            <text:p>-9177000</text:p>
          </table:table-cell>
          <table:table-cell table:style-name="ce8" table:formula="of:=IF([.I280]&lt;[.J28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5" calcext:value-type="float">
            <text:p>14104785</text:p>
          </table:table-cell>
          <table:table-cell table:style-name="ce12" office:value-type="date" office:date-value="2025-03-05" calcext:value-type="date">
            <text:p>05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2" calcext:value-type="float">
            <text:p>942</text:p>
          </table:table-cell>
          <table:table-cell table:style-name="ce8" table:formula="of:=PRODUCT([.G281:.H281])" office:value-type="float" office:value="2826000" calcext:value-type="float">
            <text:p>2826000</text:p>
          </table:table-cell>
          <table:table-cell table:style-name="ce8" table:formula="of:=4000*[.G281]" office:value-type="float" office:value="12000000" calcext:value-type="float">
            <text:p>12000000</text:p>
          </table:table-cell>
          <table:table-cell table:style-name="ce8" table:formula="of:=[.I281]-[.J281]" office:value-type="float" office:value="-9174000" calcext:value-type="float">
            <text:p>-9174000</text:p>
          </table:table-cell>
          <table:table-cell table:style-name="ce8" table:formula="of:=IF([.I281]&lt;[.J28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6" calcext:value-type="float">
            <text:p>14104786</text:p>
          </table:table-cell>
          <table:table-cell table:style-name="ce12" office:value-type="date" office:date-value="2025-03-06" calcext:value-type="date">
            <text:p>06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3" calcext:value-type="float">
            <text:p>943</text:p>
          </table:table-cell>
          <table:table-cell table:style-name="ce8" table:formula="of:=PRODUCT([.G282:.H282])" office:value-type="float" office:value="2829000" calcext:value-type="float">
            <text:p>2829000</text:p>
          </table:table-cell>
          <table:table-cell table:style-name="ce8" table:formula="of:=4000*[.G282]" office:value-type="float" office:value="12000000" calcext:value-type="float">
            <text:p>12000000</text:p>
          </table:table-cell>
          <table:table-cell table:style-name="ce8" table:formula="of:=[.I282]-[.J282]" office:value-type="float" office:value="-9171000" calcext:value-type="float">
            <text:p>-9171000</text:p>
          </table:table-cell>
          <table:table-cell table:style-name="ce8" table:formula="of:=IF([.I282]&lt;[.J28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7" calcext:value-type="float">
            <text:p>14104787</text:p>
          </table:table-cell>
          <table:table-cell table:style-name="ce12" office:value-type="date" office:date-value="2025-03-07" calcext:value-type="date">
            <text:p>07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4" calcext:value-type="float">
            <text:p>944</text:p>
          </table:table-cell>
          <table:table-cell table:style-name="ce8" table:formula="of:=PRODUCT([.G283:.H283])" office:value-type="float" office:value="2832000" calcext:value-type="float">
            <text:p>2832000</text:p>
          </table:table-cell>
          <table:table-cell table:style-name="ce8" table:formula="of:=4000*[.G283]" office:value-type="float" office:value="12000000" calcext:value-type="float">
            <text:p>12000000</text:p>
          </table:table-cell>
          <table:table-cell table:style-name="ce8" table:formula="of:=[.I283]-[.J283]" office:value-type="float" office:value="-9168000" calcext:value-type="float">
            <text:p>-9168000</text:p>
          </table:table-cell>
          <table:table-cell table:style-name="ce8" table:formula="of:=IF([.I283]&lt;[.J28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8" calcext:value-type="float">
            <text:p>14104788</text:p>
          </table:table-cell>
          <table:table-cell table:style-name="ce12" office:value-type="date" office:date-value="2025-03-08" calcext:value-type="date">
            <text:p>08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5" calcext:value-type="float">
            <text:p>945</text:p>
          </table:table-cell>
          <table:table-cell table:style-name="ce8" table:formula="of:=PRODUCT([.G284:.H284])" office:value-type="float" office:value="2835000" calcext:value-type="float">
            <text:p>2835000</text:p>
          </table:table-cell>
          <table:table-cell table:style-name="ce8" table:formula="of:=4000*[.G284]" office:value-type="float" office:value="12000000" calcext:value-type="float">
            <text:p>12000000</text:p>
          </table:table-cell>
          <table:table-cell table:style-name="ce8" table:formula="of:=[.I284]-[.J284]" office:value-type="float" office:value="-9165000" calcext:value-type="float">
            <text:p>-9165000</text:p>
          </table:table-cell>
          <table:table-cell table:style-name="ce8" table:formula="of:=IF([.I284]&lt;[.J28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89" calcext:value-type="float">
            <text:p>14104789</text:p>
          </table:table-cell>
          <table:table-cell table:style-name="ce12" office:value-type="date" office:date-value="2025-03-09" calcext:value-type="date">
            <text:p>09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6" calcext:value-type="float">
            <text:p>946</text:p>
          </table:table-cell>
          <table:table-cell table:style-name="ce8" table:formula="of:=PRODUCT([.G285:.H285])" office:value-type="float" office:value="2838000" calcext:value-type="float">
            <text:p>2838000</text:p>
          </table:table-cell>
          <table:table-cell table:style-name="ce8" table:formula="of:=4000*[.G285]" office:value-type="float" office:value="12000000" calcext:value-type="float">
            <text:p>12000000</text:p>
          </table:table-cell>
          <table:table-cell table:style-name="ce8" table:formula="of:=[.I285]-[.J285]" office:value-type="float" office:value="-9162000" calcext:value-type="float">
            <text:p>-9162000</text:p>
          </table:table-cell>
          <table:table-cell table:style-name="ce8" table:formula="of:=IF([.I285]&lt;[.J28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0" calcext:value-type="float">
            <text:p>14104790</text:p>
          </table:table-cell>
          <table:table-cell table:style-name="ce12" office:value-type="date" office:date-value="2025-03-10" calcext:value-type="date">
            <text:p>10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947" calcext:value-type="float">
            <text:p>947</text:p>
          </table:table-cell>
          <table:table-cell table:style-name="ce8" table:formula="of:=PRODUCT([.G286:.H286])" office:value-type="float" office:value="2841000" calcext:value-type="float">
            <text:p>2841000</text:p>
          </table:table-cell>
          <table:table-cell table:style-name="ce8" table:formula="of:=4000*[.G286]" office:value-type="float" office:value="12000000" calcext:value-type="float">
            <text:p>12000000</text:p>
          </table:table-cell>
          <table:table-cell table:style-name="ce8" table:formula="of:=[.I286]-[.J286]" office:value-type="float" office:value="-9159000" calcext:value-type="float">
            <text:p>-9159000</text:p>
          </table:table-cell>
          <table:table-cell table:style-name="ce8" table:formula="of:=IF([.I286]&lt;[.J28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1" calcext:value-type="float">
            <text:p>14104791</text:p>
          </table:table-cell>
          <table:table-cell table:style-name="ce12" office:value-type="date" office:date-value="2025-03-11" calcext:value-type="date">
            <text:p>11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0" calcext:value-type="float">
            <text:p>1250</text:p>
          </table:table-cell>
          <table:table-cell table:style-name="ce8" table:formula="of:=PRODUCT([.G287:.H287])" office:value-type="float" office:value="3750000" calcext:value-type="float">
            <text:p>3750000</text:p>
          </table:table-cell>
          <table:table-cell table:style-name="ce8" table:formula="of:=4000*[.G287]" office:value-type="float" office:value="12000000" calcext:value-type="float">
            <text:p>12000000</text:p>
          </table:table-cell>
          <table:table-cell table:style-name="ce8" table:formula="of:=[.I287]-[.J287]" office:value-type="float" office:value="-8250000" calcext:value-type="float">
            <text:p>-8250000</text:p>
          </table:table-cell>
          <table:table-cell table:style-name="ce8" table:formula="of:=IF([.I287]&lt;[.J28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2" calcext:value-type="float">
            <text:p>14104792</text:p>
          </table:table-cell>
          <table:table-cell table:style-name="ce12" office:value-type="date" office:date-value="2025-03-12" calcext:value-type="date">
            <text:p>12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1" calcext:value-type="float">
            <text:p>1251</text:p>
          </table:table-cell>
          <table:table-cell table:style-name="ce8" table:formula="of:=PRODUCT([.G288:.H288])" office:value-type="float" office:value="3753000" calcext:value-type="float">
            <text:p>3753000</text:p>
          </table:table-cell>
          <table:table-cell table:style-name="ce8" table:formula="of:=4000*[.G288]" office:value-type="float" office:value="12000000" calcext:value-type="float">
            <text:p>12000000</text:p>
          </table:table-cell>
          <table:table-cell table:style-name="ce8" table:formula="of:=[.I288]-[.J288]" office:value-type="float" office:value="-8247000" calcext:value-type="float">
            <text:p>-8247000</text:p>
          </table:table-cell>
          <table:table-cell table:style-name="ce8" table:formula="of:=IF([.I288]&lt;[.J28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3" calcext:value-type="float">
            <text:p>14104793</text:p>
          </table:table-cell>
          <table:table-cell table:style-name="ce12" office:value-type="date" office:date-value="2025-03-13" calcext:value-type="date">
            <text:p>13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2" calcext:value-type="float">
            <text:p>1252</text:p>
          </table:table-cell>
          <table:table-cell table:style-name="ce8" table:formula="of:=PRODUCT([.G289:.H289])" office:value-type="float" office:value="3756000" calcext:value-type="float">
            <text:p>3756000</text:p>
          </table:table-cell>
          <table:table-cell table:style-name="ce8" table:formula="of:=4000*[.G289]" office:value-type="float" office:value="12000000" calcext:value-type="float">
            <text:p>12000000</text:p>
          </table:table-cell>
          <table:table-cell table:style-name="ce8" table:formula="of:=[.I289]-[.J289]" office:value-type="float" office:value="-8244000" calcext:value-type="float">
            <text:p>-8244000</text:p>
          </table:table-cell>
          <table:table-cell table:style-name="ce8" table:formula="of:=IF([.I289]&lt;[.J28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4" calcext:value-type="float">
            <text:p>14104794</text:p>
          </table:table-cell>
          <table:table-cell table:style-name="ce12" office:value-type="date" office:date-value="2025-03-14" calcext:value-type="date">
            <text:p>14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3" calcext:value-type="float">
            <text:p>1253</text:p>
          </table:table-cell>
          <table:table-cell table:style-name="ce8" table:formula="of:=PRODUCT([.G290:.H290])" office:value-type="float" office:value="3759000" calcext:value-type="float">
            <text:p>3759000</text:p>
          </table:table-cell>
          <table:table-cell table:style-name="ce8" table:formula="of:=4000*[.G290]" office:value-type="float" office:value="12000000" calcext:value-type="float">
            <text:p>12000000</text:p>
          </table:table-cell>
          <table:table-cell table:style-name="ce8" table:formula="of:=[.I290]-[.J290]" office:value-type="float" office:value="-8241000" calcext:value-type="float">
            <text:p>-8241000</text:p>
          </table:table-cell>
          <table:table-cell table:style-name="ce8" table:formula="of:=IF([.I290]&lt;[.J29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5" calcext:value-type="float">
            <text:p>14104795</text:p>
          </table:table-cell>
          <table:table-cell table:style-name="ce12" office:value-type="date" office:date-value="2025-03-15" calcext:value-type="date">
            <text:p>15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4" calcext:value-type="float">
            <text:p>1254</text:p>
          </table:table-cell>
          <table:table-cell table:style-name="ce8" table:formula="of:=PRODUCT([.G291:.H291])" office:value-type="float" office:value="3762000" calcext:value-type="float">
            <text:p>3762000</text:p>
          </table:table-cell>
          <table:table-cell table:style-name="ce8" table:formula="of:=4000*[.G291]" office:value-type="float" office:value="12000000" calcext:value-type="float">
            <text:p>12000000</text:p>
          </table:table-cell>
          <table:table-cell table:style-name="ce8" table:formula="of:=[.I291]-[.J291]" office:value-type="float" office:value="-8238000" calcext:value-type="float">
            <text:p>-8238000</text:p>
          </table:table-cell>
          <table:table-cell table:style-name="ce8" table:formula="of:=IF([.I291]&lt;[.J29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6" calcext:value-type="float">
            <text:p>14104796</text:p>
          </table:table-cell>
          <table:table-cell table:style-name="ce12" office:value-type="date" office:date-value="2025-03-16" calcext:value-type="date">
            <text:p>16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5" calcext:value-type="float">
            <text:p>1255</text:p>
          </table:table-cell>
          <table:table-cell table:style-name="ce8" table:formula="of:=PRODUCT([.G292:.H292])" office:value-type="float" office:value="3765000" calcext:value-type="float">
            <text:p>3765000</text:p>
          </table:table-cell>
          <table:table-cell table:style-name="ce8" table:formula="of:=4000*[.G292]" office:value-type="float" office:value="12000000" calcext:value-type="float">
            <text:p>12000000</text:p>
          </table:table-cell>
          <table:table-cell table:style-name="ce8" table:formula="of:=[.I292]-[.J292]" office:value-type="float" office:value="-8235000" calcext:value-type="float">
            <text:p>-8235000</text:p>
          </table:table-cell>
          <table:table-cell table:style-name="ce8" table:formula="of:=IF([.I292]&lt;[.J29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7" calcext:value-type="float">
            <text:p>14104797</text:p>
          </table:table-cell>
          <table:table-cell table:style-name="ce12" office:value-type="date" office:date-value="2025-03-17" calcext:value-type="date">
            <text:p>17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6" calcext:value-type="float">
            <text:p>1256</text:p>
          </table:table-cell>
          <table:table-cell table:style-name="ce8" table:formula="of:=PRODUCT([.G293:.H293])" office:value-type="float" office:value="3768000" calcext:value-type="float">
            <text:p>3768000</text:p>
          </table:table-cell>
          <table:table-cell table:style-name="ce8" table:formula="of:=4000*[.G293]" office:value-type="float" office:value="12000000" calcext:value-type="float">
            <text:p>12000000</text:p>
          </table:table-cell>
          <table:table-cell table:style-name="ce8" table:formula="of:=[.I293]-[.J293]" office:value-type="float" office:value="-8232000" calcext:value-type="float">
            <text:p>-8232000</text:p>
          </table:table-cell>
          <table:table-cell table:style-name="ce8" table:formula="of:=IF([.I293]&lt;[.J29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8" calcext:value-type="float">
            <text:p>14104798</text:p>
          </table:table-cell>
          <table:table-cell table:style-name="ce12" office:value-type="date" office:date-value="2025-03-18" calcext:value-type="date">
            <text:p>18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7" calcext:value-type="float">
            <text:p>1257</text:p>
          </table:table-cell>
          <table:table-cell table:style-name="ce8" table:formula="of:=PRODUCT([.G294:.H294])" office:value-type="float" office:value="3771000" calcext:value-type="float">
            <text:p>3771000</text:p>
          </table:table-cell>
          <table:table-cell table:style-name="ce8" table:formula="of:=4000*[.G294]" office:value-type="float" office:value="12000000" calcext:value-type="float">
            <text:p>12000000</text:p>
          </table:table-cell>
          <table:table-cell table:style-name="ce8" table:formula="of:=[.I294]-[.J294]" office:value-type="float" office:value="-8229000" calcext:value-type="float">
            <text:p>-8229000</text:p>
          </table:table-cell>
          <table:table-cell table:style-name="ce8" table:formula="of:=IF([.I294]&lt;[.J29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799" calcext:value-type="float">
            <text:p>14104799</text:p>
          </table:table-cell>
          <table:table-cell table:style-name="ce12" office:value-type="date" office:date-value="2025-03-19" calcext:value-type="date">
            <text:p>19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table:formula="of:=PRODUCT([.G295:.H295])" office:value-type="float" office:value="3774000" calcext:value-type="float">
            <text:p>3774000</text:p>
          </table:table-cell>
          <table:table-cell table:style-name="ce8" table:formula="of:=4000*[.G295]" office:value-type="float" office:value="12000000" calcext:value-type="float">
            <text:p>12000000</text:p>
          </table:table-cell>
          <table:table-cell table:style-name="ce8" table:formula="of:=[.I295]-[.J295]" office:value-type="float" office:value="-8226000" calcext:value-type="float">
            <text:p>-8226000</text:p>
          </table:table-cell>
          <table:table-cell table:style-name="ce8" table:formula="of:=IF([.I295]&lt;[.J29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800" calcext:value-type="float">
            <text:p>14104800</text:p>
          </table:table-cell>
          <table:table-cell table:style-name="ce12" office:value-type="date" office:date-value="2025-03-20" calcext:value-type="date">
            <text:p>20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9" calcext:value-type="float">
            <text:p>1259</text:p>
          </table:table-cell>
          <table:table-cell table:style-name="ce8" table:formula="of:=PRODUCT([.G296:.H296])" office:value-type="float" office:value="3777000" calcext:value-type="float">
            <text:p>3777000</text:p>
          </table:table-cell>
          <table:table-cell table:style-name="ce8" table:formula="of:=4000*[.G296]" office:value-type="float" office:value="12000000" calcext:value-type="float">
            <text:p>12000000</text:p>
          </table:table-cell>
          <table:table-cell table:style-name="ce8" table:formula="of:=[.I296]-[.J296]" office:value-type="float" office:value="-8223000" calcext:value-type="float">
            <text:p>-8223000</text:p>
          </table:table-cell>
          <table:table-cell table:style-name="ce8" table:formula="of:=IF([.I296]&lt;[.J29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4104801" calcext:value-type="float">
            <text:p>14104801</text:p>
          </table:table-cell>
          <table:table-cell table:style-name="ce12" office:value-type="date" office:date-value="2025-03-21" calcext:value-type="date">
            <text:p>21/03/25</text:p>
          </table:table-cell>
          <table:table-cell table:style-name="ce8" office:value-type="string" calcext:value-type="string">
            <text:p>Ouaddaï</text:p>
          </table:table-cell>
          <table:table-cell table:style-name="ce8" office:value-type="string" calcext:value-type="string">
            <text:p>Adré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50" calcext:value-type="float">
            <text:p>850</text:p>
          </table:table-cell>
          <table:table-cell table:style-name="ce8" table:formula="of:=PRODUCT([.G297:.H297])" office:value-type="float" office:value="2550000" calcext:value-type="float">
            <text:p>2550000</text:p>
          </table:table-cell>
          <table:table-cell table:style-name="ce8" table:formula="of:=4000*[.G297]" office:value-type="float" office:value="12000000" calcext:value-type="float">
            <text:p>12000000</text:p>
          </table:table-cell>
          <table:table-cell table:style-name="ce8" table:formula="of:=[.I297]-[.J297]" office:value-type="float" office:value="-9450000" calcext:value-type="float">
            <text:p>-9450000</text:p>
          </table:table-cell>
          <table:table-cell table:style-name="ce8" table:formula="of:=IF([.I297]&lt;[.J29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002" calcext:value-type="float">
            <text:p>13104002</text:p>
          </table:table-cell>
          <table:table-cell table:style-name="ce12" office:value-type="date" office:date-value="2025-03-22" calcext:value-type="date">
            <text:p>22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51" calcext:value-type="float">
            <text:p>851</text:p>
          </table:table-cell>
          <table:table-cell table:style-name="ce8" table:formula="of:=PRODUCT([.G298:.H298])" office:value-type="float" office:value="2553000" calcext:value-type="float">
            <text:p>2553000</text:p>
          </table:table-cell>
          <table:table-cell table:style-name="ce8" table:formula="of:=4000*[.G298]" office:value-type="float" office:value="12000000" calcext:value-type="float">
            <text:p>12000000</text:p>
          </table:table-cell>
          <table:table-cell table:style-name="ce8" table:formula="of:=[.I298]-[.J298]" office:value-type="float" office:value="-9447000" calcext:value-type="float">
            <text:p>-9447000</text:p>
          </table:table-cell>
          <table:table-cell table:style-name="ce8" table:formula="of:=IF([.I298]&lt;[.J29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003" calcext:value-type="float">
            <text:p>13104003</text:p>
          </table:table-cell>
          <table:table-cell table:style-name="ce12" office:value-type="date" office:date-value="2025-03-23" calcext:value-type="date">
            <text:p>23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52" calcext:value-type="float">
            <text:p>852</text:p>
          </table:table-cell>
          <table:table-cell table:style-name="ce8" table:formula="of:=PRODUCT([.G299:.H299])" office:value-type="float" office:value="2556000" calcext:value-type="float">
            <text:p>2556000</text:p>
          </table:table-cell>
          <table:table-cell table:style-name="ce8" table:formula="of:=4000*[.G299]" office:value-type="float" office:value="12000000" calcext:value-type="float">
            <text:p>12000000</text:p>
          </table:table-cell>
          <table:table-cell table:style-name="ce8" table:formula="of:=[.I299]-[.J299]" office:value-type="float" office:value="-9444000" calcext:value-type="float">
            <text:p>-9444000</text:p>
          </table:table-cell>
          <table:table-cell table:style-name="ce8" table:formula="of:=IF([.I299]&lt;[.J29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004" calcext:value-type="float">
            <text:p>13104004</text:p>
          </table:table-cell>
          <table:table-cell table:style-name="ce12" office:value-type="date" office:date-value="2025-03-24" calcext:value-type="date">
            <text:p>24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53" calcext:value-type="float">
            <text:p>853</text:p>
          </table:table-cell>
          <table:table-cell table:style-name="ce8" table:formula="of:=PRODUCT([.G300:.H300])" office:value-type="float" office:value="2559000" calcext:value-type="float">
            <text:p>2559000</text:p>
          </table:table-cell>
          <table:table-cell table:style-name="ce8" table:formula="of:=4000*[.G300]" office:value-type="float" office:value="12000000" calcext:value-type="float">
            <text:p>12000000</text:p>
          </table:table-cell>
          <table:table-cell table:style-name="ce8" table:formula="of:=[.I300]-[.J300]" office:value-type="float" office:value="-9441000" calcext:value-type="float">
            <text:p>-9441000</text:p>
          </table:table-cell>
          <table:table-cell table:style-name="ce8" table:formula="of:=IF([.I300]&lt;[.J30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005" calcext:value-type="float">
            <text:p>13104005</text:p>
          </table:table-cell>
          <table:table-cell table:style-name="ce12" office:value-type="date" office:date-value="2025-03-25" calcext:value-type="date">
            <text:p>25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54" calcext:value-type="float">
            <text:p>854</text:p>
          </table:table-cell>
          <table:table-cell table:style-name="ce8" table:formula="of:=PRODUCT([.G301:.H301])" office:value-type="float" office:value="2562000" calcext:value-type="float">
            <text:p>2562000</text:p>
          </table:table-cell>
          <table:table-cell table:style-name="ce8" table:formula="of:=4000*[.G301]" office:value-type="float" office:value="12000000" calcext:value-type="float">
            <text:p>12000000</text:p>
          </table:table-cell>
          <table:table-cell table:style-name="ce8" table:formula="of:=[.I301]-[.J301]" office:value-type="float" office:value="-9438000" calcext:value-type="float">
            <text:p>-9438000</text:p>
          </table:table-cell>
          <table:table-cell table:style-name="ce8" table:formula="of:=IF([.I301]&lt;[.J30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006" calcext:value-type="float">
            <text:p>13104006</text:p>
          </table:table-cell>
          <table:table-cell table:style-name="ce12" office:value-type="date" office:date-value="2025-03-26" calcext:value-type="date">
            <text:p>26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855" calcext:value-type="float">
            <text:p>855</text:p>
          </table:table-cell>
          <table:table-cell table:style-name="ce8" table:formula="of:=PRODUCT([.G302:.H302])" office:value-type="float" office:value="2565000" calcext:value-type="float">
            <text:p>2565000</text:p>
          </table:table-cell>
          <table:table-cell table:style-name="ce8" table:formula="of:=4000*[.G302]" office:value-type="float" office:value="12000000" calcext:value-type="float">
            <text:p>12000000</text:p>
          </table:table-cell>
          <table:table-cell table:style-name="ce8" table:formula="of:=[.I302]-[.J302]" office:value-type="float" office:value="-9435000" calcext:value-type="float">
            <text:p>-9435000</text:p>
          </table:table-cell>
          <table:table-cell table:style-name="ce8" table:formula="of:=IF([.I302]&lt;[.J30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007" calcext:value-type="float">
            <text:p>13104007</text:p>
          </table:table-cell>
          <table:table-cell table:style-name="ce12" office:value-type="date" office:date-value="2025-03-27" calcext:value-type="date">
            <text:p>27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6" calcext:value-type="float">
            <text:p>1266</text:p>
          </table:table-cell>
          <table:table-cell table:style-name="ce8" table:formula="of:=PRODUCT([.G303:.H303])" office:value-type="float" office:value="3798000" calcext:value-type="float">
            <text:p>3798000</text:p>
          </table:table-cell>
          <table:table-cell table:style-name="ce8" table:formula="of:=4000*[.G303]" office:value-type="float" office:value="12000000" calcext:value-type="float">
            <text:p>12000000</text:p>
          </table:table-cell>
          <table:table-cell table:style-name="ce8" table:formula="of:=[.I303]-[.J303]" office:value-type="float" office:value="-8202000" calcext:value-type="float">
            <text:p>-8202000</text:p>
          </table:table-cell>
          <table:table-cell table:style-name="ce8" table:formula="of:=IF([.I303]&lt;[.J30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08" calcext:value-type="float">
            <text:p>13104008</text:p>
          </table:table-cell>
          <table:table-cell table:style-name="ce12" office:value-type="date" office:date-value="2025-03-28" calcext:value-type="date">
            <text:p>28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7" calcext:value-type="float">
            <text:p>1267</text:p>
          </table:table-cell>
          <table:table-cell table:style-name="ce8" table:formula="of:=PRODUCT([.G304:.H304])" office:value-type="float" office:value="3801000" calcext:value-type="float">
            <text:p>3801000</text:p>
          </table:table-cell>
          <table:table-cell table:style-name="ce8" table:formula="of:=4000*[.G304]" office:value-type="float" office:value="12000000" calcext:value-type="float">
            <text:p>12000000</text:p>
          </table:table-cell>
          <table:table-cell table:style-name="ce8" table:formula="of:=[.I304]-[.J304]" office:value-type="float" office:value="-8199000" calcext:value-type="float">
            <text:p>-8199000</text:p>
          </table:table-cell>
          <table:table-cell table:style-name="ce8" table:formula="of:=IF([.I304]&lt;[.J30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09" calcext:value-type="float">
            <text:p>13104009</text:p>
          </table:table-cell>
          <table:table-cell table:style-name="ce12" office:value-type="date" office:date-value="2025-03-29" calcext:value-type="date">
            <text:p>29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8" calcext:value-type="float">
            <text:p>1268</text:p>
          </table:table-cell>
          <table:table-cell table:style-name="ce8" table:formula="of:=PRODUCT([.G305:.H305])" office:value-type="float" office:value="3804000" calcext:value-type="float">
            <text:p>3804000</text:p>
          </table:table-cell>
          <table:table-cell table:style-name="ce8" table:formula="of:=4000*[.G305]" office:value-type="float" office:value="12000000" calcext:value-type="float">
            <text:p>12000000</text:p>
          </table:table-cell>
          <table:table-cell table:style-name="ce8" table:formula="of:=[.I305]-[.J305]" office:value-type="float" office:value="-8196000" calcext:value-type="float">
            <text:p>-8196000</text:p>
          </table:table-cell>
          <table:table-cell table:style-name="ce8" table:formula="of:=IF([.I305]&lt;[.J30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0" calcext:value-type="float">
            <text:p>13104010</text:p>
          </table:table-cell>
          <table:table-cell table:style-name="ce12" office:value-type="date" office:date-value="2025-03-30" calcext:value-type="date">
            <text:p>30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9" calcext:value-type="float">
            <text:p>1269</text:p>
          </table:table-cell>
          <table:table-cell table:style-name="ce8" table:formula="of:=PRODUCT([.G306:.H306])" office:value-type="float" office:value="3807000" calcext:value-type="float">
            <text:p>3807000</text:p>
          </table:table-cell>
          <table:table-cell table:style-name="ce8" table:formula="of:=4000*[.G306]" office:value-type="float" office:value="12000000" calcext:value-type="float">
            <text:p>12000000</text:p>
          </table:table-cell>
          <table:table-cell table:style-name="ce8" table:formula="of:=[.I306]-[.J306]" office:value-type="float" office:value="-8193000" calcext:value-type="float">
            <text:p>-8193000</text:p>
          </table:table-cell>
          <table:table-cell table:style-name="ce8" table:formula="of:=IF([.I306]&lt;[.J30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1" calcext:value-type="float">
            <text:p>13104011</text:p>
          </table:table-cell>
          <table:table-cell table:style-name="ce12" office:value-type="date" office:date-value="2025-03-31" calcext:value-type="date">
            <text:p>31/03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2" calcext:value-type="float">
            <text:p>542</text:p>
          </table:table-cell>
          <table:table-cell table:style-name="ce8" table:formula="of:=PRODUCT([.G307:.H307])" office:value-type="float" office:value="1626000" calcext:value-type="float">
            <text:p>1626000</text:p>
          </table:table-cell>
          <table:table-cell table:style-name="ce8" table:formula="of:=4000*[.G307]" office:value-type="float" office:value="12000000" calcext:value-type="float">
            <text:p>12000000</text:p>
          </table:table-cell>
          <table:table-cell table:style-name="ce8" table:formula="of:=[.I307]-[.J307]" office:value-type="float" office:value="-10374000" calcext:value-type="float">
            <text:p>-10374000</text:p>
          </table:table-cell>
          <table:table-cell table:style-name="ce8" table:formula="of:=IF([.I307]&lt;[.J30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2" calcext:value-type="float">
            <text:p>13104012</text:p>
          </table:table-cell>
          <table:table-cell table:style-name="ce12" office:value-type="date" office:date-value="2025-04-01" calcext:value-type="date">
            <text:p>01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3" calcext:value-type="float">
            <text:p>543</text:p>
          </table:table-cell>
          <table:table-cell table:style-name="ce8" table:formula="of:=PRODUCT([.G308:.H308])" office:value-type="float" office:value="1629000" calcext:value-type="float">
            <text:p>1629000</text:p>
          </table:table-cell>
          <table:table-cell table:style-name="ce8" table:formula="of:=4000*[.G308]" office:value-type="float" office:value="12000000" calcext:value-type="float">
            <text:p>12000000</text:p>
          </table:table-cell>
          <table:table-cell table:style-name="ce8" table:formula="of:=[.I308]-[.J308]" office:value-type="float" office:value="-10371000" calcext:value-type="float">
            <text:p>-10371000</text:p>
          </table:table-cell>
          <table:table-cell table:style-name="ce8" table:formula="of:=IF([.I308]&lt;[.J30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3" calcext:value-type="float">
            <text:p>13104013</text:p>
          </table:table-cell>
          <table:table-cell table:style-name="ce12" office:value-type="date" office:date-value="2025-04-02" calcext:value-type="date">
            <text:p>02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4" calcext:value-type="float">
            <text:p>544</text:p>
          </table:table-cell>
          <table:table-cell table:style-name="ce8" table:formula="of:=PRODUCT([.G309:.H309])" office:value-type="float" office:value="1632000" calcext:value-type="float">
            <text:p>1632000</text:p>
          </table:table-cell>
          <table:table-cell table:style-name="ce8" table:formula="of:=4000*[.G309]" office:value-type="float" office:value="12000000" calcext:value-type="float">
            <text:p>12000000</text:p>
          </table:table-cell>
          <table:table-cell table:style-name="ce8" table:formula="of:=[.I309]-[.J309]" office:value-type="float" office:value="-10368000" calcext:value-type="float">
            <text:p>-10368000</text:p>
          </table:table-cell>
          <table:table-cell table:style-name="ce8" table:formula="of:=IF([.I309]&lt;[.J30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4" calcext:value-type="float">
            <text:p>13104014</text:p>
          </table:table-cell>
          <table:table-cell table:style-name="ce12" office:value-type="date" office:date-value="2025-04-03" calcext:value-type="date">
            <text:p>03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5" calcext:value-type="float">
            <text:p>545</text:p>
          </table:table-cell>
          <table:table-cell table:style-name="ce8" table:formula="of:=PRODUCT([.G310:.H310])" office:value-type="float" office:value="1635000" calcext:value-type="float">
            <text:p>1635000</text:p>
          </table:table-cell>
          <table:table-cell table:style-name="ce8" table:formula="of:=4000*[.G310]" office:value-type="float" office:value="12000000" calcext:value-type="float">
            <text:p>12000000</text:p>
          </table:table-cell>
          <table:table-cell table:style-name="ce8" table:formula="of:=[.I310]-[.J310]" office:value-type="float" office:value="-10365000" calcext:value-type="float">
            <text:p>-10365000</text:p>
          </table:table-cell>
          <table:table-cell table:style-name="ce8" table:formula="of:=IF([.I310]&lt;[.J3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5" calcext:value-type="float">
            <text:p>13104015</text:p>
          </table:table-cell>
          <table:table-cell table:style-name="ce12" office:value-type="date" office:date-value="2025-04-04" calcext:value-type="date">
            <text:p>04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6" calcext:value-type="float">
            <text:p>546</text:p>
          </table:table-cell>
          <table:table-cell table:style-name="ce8" table:formula="of:=PRODUCT([.G311:.H311])" office:value-type="float" office:value="1638000" calcext:value-type="float">
            <text:p>1638000</text:p>
          </table:table-cell>
          <table:table-cell table:style-name="ce8" table:formula="of:=4000*[.G311]" office:value-type="float" office:value="12000000" calcext:value-type="float">
            <text:p>12000000</text:p>
          </table:table-cell>
          <table:table-cell table:style-name="ce8" table:formula="of:=[.I311]-[.J311]" office:value-type="float" office:value="-10362000" calcext:value-type="float">
            <text:p>-10362000</text:p>
          </table:table-cell>
          <table:table-cell table:style-name="ce8" table:formula="of:=IF([.I311]&lt;[.J3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6" calcext:value-type="float">
            <text:p>13104016</text:p>
          </table:table-cell>
          <table:table-cell table:style-name="ce12" office:value-type="date" office:date-value="2025-04-05" calcext:value-type="date">
            <text:p>05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7" calcext:value-type="float">
            <text:p>547</text:p>
          </table:table-cell>
          <table:table-cell table:style-name="ce8" table:formula="of:=PRODUCT([.G312:.H312])" office:value-type="float" office:value="1641000" calcext:value-type="float">
            <text:p>1641000</text:p>
          </table:table-cell>
          <table:table-cell table:style-name="ce8" table:formula="of:=4000*[.G312]" office:value-type="float" office:value="12000000" calcext:value-type="float">
            <text:p>12000000</text:p>
          </table:table-cell>
          <table:table-cell table:style-name="ce8" table:formula="of:=[.I312]-[.J312]" office:value-type="float" office:value="-10359000" calcext:value-type="float">
            <text:p>-10359000</text:p>
          </table:table-cell>
          <table:table-cell table:style-name="ce8" table:formula="of:=IF([.I312]&lt;[.J3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7" calcext:value-type="float">
            <text:p>13104017</text:p>
          </table:table-cell>
          <table:table-cell table:style-name="ce12" office:value-type="date" office:date-value="2025-04-06" calcext:value-type="date">
            <text:p>06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8" calcext:value-type="float">
            <text:p>548</text:p>
          </table:table-cell>
          <table:table-cell table:style-name="ce8" table:formula="of:=PRODUCT([.G313:.H313])" office:value-type="float" office:value="1644000" calcext:value-type="float">
            <text:p>1644000</text:p>
          </table:table-cell>
          <table:table-cell table:style-name="ce8" table:formula="of:=4000*[.G313]" office:value-type="float" office:value="12000000" calcext:value-type="float">
            <text:p>12000000</text:p>
          </table:table-cell>
          <table:table-cell table:style-name="ce8" table:formula="of:=[.I313]-[.J313]" office:value-type="float" office:value="-10356000" calcext:value-type="float">
            <text:p>-10356000</text:p>
          </table:table-cell>
          <table:table-cell table:style-name="ce8" table:formula="of:=IF([.I313]&lt;[.J31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8" calcext:value-type="float">
            <text:p>13104018</text:p>
          </table:table-cell>
          <table:table-cell table:style-name="ce12" office:value-type="date" office:date-value="2025-04-07" calcext:value-type="date">
            <text:p>07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49" calcext:value-type="float">
            <text:p>549</text:p>
          </table:table-cell>
          <table:table-cell table:style-name="ce8" table:formula="of:=PRODUCT([.G314:.H314])" office:value-type="float" office:value="1647000" calcext:value-type="float">
            <text:p>1647000</text:p>
          </table:table-cell>
          <table:table-cell table:style-name="ce8" table:formula="of:=4000*[.G314]" office:value-type="float" office:value="12000000" calcext:value-type="float">
            <text:p>12000000</text:p>
          </table:table-cell>
          <table:table-cell table:style-name="ce8" table:formula="of:=[.I314]-[.J314]" office:value-type="float" office:value="-10353000" calcext:value-type="float">
            <text:p>-10353000</text:p>
          </table:table-cell>
          <table:table-cell table:style-name="ce8" table:formula="of:=IF([.I314]&lt;[.J31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19" calcext:value-type="float">
            <text:p>13104019</text:p>
          </table:table-cell>
          <table:table-cell table:style-name="ce12" office:value-type="date" office:date-value="2025-04-08" calcext:value-type="date">
            <text:p>08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0" calcext:value-type="float">
            <text:p>550</text:p>
          </table:table-cell>
          <table:table-cell table:style-name="ce8" table:formula="of:=PRODUCT([.G315:.H315])" office:value-type="float" office:value="1650000" calcext:value-type="float">
            <text:p>1650000</text:p>
          </table:table-cell>
          <table:table-cell table:style-name="ce8" table:formula="of:=4000*[.G315]" office:value-type="float" office:value="12000000" calcext:value-type="float">
            <text:p>12000000</text:p>
          </table:table-cell>
          <table:table-cell table:style-name="ce8" table:formula="of:=[.I315]-[.J315]" office:value-type="float" office:value="-10350000" calcext:value-type="float">
            <text:p>-10350000</text:p>
          </table:table-cell>
          <table:table-cell table:style-name="ce8" table:formula="of:=IF([.I315]&lt;[.J31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0" calcext:value-type="float">
            <text:p>13104020</text:p>
          </table:table-cell>
          <table:table-cell table:style-name="ce12" office:value-type="date" office:date-value="2025-04-09" calcext:value-type="date">
            <text:p>09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1" calcext:value-type="float">
            <text:p>551</text:p>
          </table:table-cell>
          <table:table-cell table:style-name="ce8" table:formula="of:=PRODUCT([.G316:.H316])" office:value-type="float" office:value="1653000" calcext:value-type="float">
            <text:p>1653000</text:p>
          </table:table-cell>
          <table:table-cell table:style-name="ce8" table:formula="of:=4000*[.G316]" office:value-type="float" office:value="12000000" calcext:value-type="float">
            <text:p>12000000</text:p>
          </table:table-cell>
          <table:table-cell table:style-name="ce8" table:formula="of:=[.I316]-[.J316]" office:value-type="float" office:value="-10347000" calcext:value-type="float">
            <text:p>-10347000</text:p>
          </table:table-cell>
          <table:table-cell table:style-name="ce8" table:formula="of:=IF([.I316]&lt;[.J31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1" calcext:value-type="float">
            <text:p>13104021</text:p>
          </table:table-cell>
          <table:table-cell table:style-name="ce12" office:value-type="date" office:date-value="2025-04-10" calcext:value-type="date">
            <text:p>10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2" calcext:value-type="float">
            <text:p>552</text:p>
          </table:table-cell>
          <table:table-cell table:style-name="ce8" table:formula="of:=PRODUCT([.G317:.H317])" office:value-type="float" office:value="1656000" calcext:value-type="float">
            <text:p>1656000</text:p>
          </table:table-cell>
          <table:table-cell table:style-name="ce8" table:formula="of:=4000*[.G317]" office:value-type="float" office:value="12000000" calcext:value-type="float">
            <text:p>12000000</text:p>
          </table:table-cell>
          <table:table-cell table:style-name="ce8" table:formula="of:=[.I317]-[.J317]" office:value-type="float" office:value="-10344000" calcext:value-type="float">
            <text:p>-10344000</text:p>
          </table:table-cell>
          <table:table-cell table:style-name="ce8" table:formula="of:=IF([.I317]&lt;[.J31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2" calcext:value-type="float">
            <text:p>13104022</text:p>
          </table:table-cell>
          <table:table-cell table:style-name="ce12" office:value-type="date" office:date-value="2025-04-11" calcext:value-type="date">
            <text:p>11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3" calcext:value-type="float">
            <text:p>553</text:p>
          </table:table-cell>
          <table:table-cell table:style-name="ce8" table:formula="of:=PRODUCT([.G318:.H318])" office:value-type="float" office:value="1659000" calcext:value-type="float">
            <text:p>1659000</text:p>
          </table:table-cell>
          <table:table-cell table:style-name="ce8" table:formula="of:=4000*[.G318]" office:value-type="float" office:value="12000000" calcext:value-type="float">
            <text:p>12000000</text:p>
          </table:table-cell>
          <table:table-cell table:style-name="ce8" table:formula="of:=[.I318]-[.J318]" office:value-type="float" office:value="-10341000" calcext:value-type="float">
            <text:p>-10341000</text:p>
          </table:table-cell>
          <table:table-cell table:style-name="ce8" table:formula="of:=IF([.I318]&lt;[.J31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3" calcext:value-type="float">
            <text:p>13104023</text:p>
          </table:table-cell>
          <table:table-cell table:style-name="ce12" office:value-type="date" office:date-value="2025-04-12" calcext:value-type="date">
            <text:p>12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4" calcext:value-type="float">
            <text:p>554</text:p>
          </table:table-cell>
          <table:table-cell table:style-name="ce8" table:formula="of:=PRODUCT([.G319:.H319])" office:value-type="float" office:value="1662000" calcext:value-type="float">
            <text:p>1662000</text:p>
          </table:table-cell>
          <table:table-cell table:style-name="ce8" table:formula="of:=4000*[.G319]" office:value-type="float" office:value="12000000" calcext:value-type="float">
            <text:p>12000000</text:p>
          </table:table-cell>
          <table:table-cell table:style-name="ce8" table:formula="of:=[.I319]-[.J319]" office:value-type="float" office:value="-10338000" calcext:value-type="float">
            <text:p>-10338000</text:p>
          </table:table-cell>
          <table:table-cell table:style-name="ce8" table:formula="of:=IF([.I319]&lt;[.J31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4" calcext:value-type="float">
            <text:p>13104024</text:p>
          </table:table-cell>
          <table:table-cell table:style-name="ce12" office:value-type="date" office:date-value="2025-04-13" calcext:value-type="date">
            <text:p>13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5" calcext:value-type="float">
            <text:p>555</text:p>
          </table:table-cell>
          <table:table-cell table:style-name="ce8" table:formula="of:=PRODUCT([.G320:.H320])" office:value-type="float" office:value="1665000" calcext:value-type="float">
            <text:p>1665000</text:p>
          </table:table-cell>
          <table:table-cell table:style-name="ce8" table:formula="of:=4000*[.G320]" office:value-type="float" office:value="12000000" calcext:value-type="float">
            <text:p>12000000</text:p>
          </table:table-cell>
          <table:table-cell table:style-name="ce8" table:formula="of:=[.I320]-[.J320]" office:value-type="float" office:value="-10335000" calcext:value-type="float">
            <text:p>-10335000</text:p>
          </table:table-cell>
          <table:table-cell table:style-name="ce8" table:formula="of:=IF([.I320]&lt;[.J32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5" calcext:value-type="float">
            <text:p>13104025</text:p>
          </table:table-cell>
          <table:table-cell table:style-name="ce12" office:value-type="date" office:date-value="2025-04-14" calcext:value-type="date">
            <text:p>14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6" calcext:value-type="float">
            <text:p>556</text:p>
          </table:table-cell>
          <table:table-cell table:style-name="ce8" table:formula="of:=PRODUCT([.G321:.H321])" office:value-type="float" office:value="1668000" calcext:value-type="float">
            <text:p>1668000</text:p>
          </table:table-cell>
          <table:table-cell table:style-name="ce8" table:formula="of:=4000*[.G321]" office:value-type="float" office:value="12000000" calcext:value-type="float">
            <text:p>12000000</text:p>
          </table:table-cell>
          <table:table-cell table:style-name="ce8" table:formula="of:=[.I321]-[.J321]" office:value-type="float" office:value="-10332000" calcext:value-type="float">
            <text:p>-10332000</text:p>
          </table:table-cell>
          <table:table-cell table:style-name="ce8" table:formula="of:=IF([.I321]&lt;[.J32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6" calcext:value-type="float">
            <text:p>13104026</text:p>
          </table:table-cell>
          <table:table-cell table:style-name="ce12" office:value-type="date" office:date-value="2025-04-15" calcext:value-type="date">
            <text:p>15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7" calcext:value-type="float">
            <text:p>557</text:p>
          </table:table-cell>
          <table:table-cell table:style-name="ce8" table:formula="of:=PRODUCT([.G322:.H322])" office:value-type="float" office:value="1671000" calcext:value-type="float">
            <text:p>1671000</text:p>
          </table:table-cell>
          <table:table-cell table:style-name="ce8" table:formula="of:=4000*[.G322]" office:value-type="float" office:value="12000000" calcext:value-type="float">
            <text:p>12000000</text:p>
          </table:table-cell>
          <table:table-cell table:style-name="ce8" table:formula="of:=[.I322]-[.J322]" office:value-type="float" office:value="-10329000" calcext:value-type="float">
            <text:p>-10329000</text:p>
          </table:table-cell>
          <table:table-cell table:style-name="ce8" table:formula="of:=IF([.I322]&lt;[.J32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7" calcext:value-type="float">
            <text:p>13104027</text:p>
          </table:table-cell>
          <table:table-cell table:style-name="ce12" office:value-type="date" office:date-value="2025-04-16" calcext:value-type="date">
            <text:p>16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8" calcext:value-type="float">
            <text:p>558</text:p>
          </table:table-cell>
          <table:table-cell table:style-name="ce8" table:formula="of:=PRODUCT([.G323:.H323])" office:value-type="float" office:value="1674000" calcext:value-type="float">
            <text:p>1674000</text:p>
          </table:table-cell>
          <table:table-cell table:style-name="ce8" table:formula="of:=4000*[.G323]" office:value-type="float" office:value="12000000" calcext:value-type="float">
            <text:p>12000000</text:p>
          </table:table-cell>
          <table:table-cell table:style-name="ce8" table:formula="of:=[.I323]-[.J323]" office:value-type="float" office:value="-10326000" calcext:value-type="float">
            <text:p>-10326000</text:p>
          </table:table-cell>
          <table:table-cell table:style-name="ce8" table:formula="of:=IF([.I323]&lt;[.J32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8" calcext:value-type="float">
            <text:p>13104028</text:p>
          </table:table-cell>
          <table:table-cell table:style-name="ce12" office:value-type="date" office:date-value="2025-04-17" calcext:value-type="date">
            <text:p>17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59" calcext:value-type="float">
            <text:p>559</text:p>
          </table:table-cell>
          <table:table-cell table:style-name="ce8" table:formula="of:=PRODUCT([.G324:.H324])" office:value-type="float" office:value="1677000" calcext:value-type="float">
            <text:p>1677000</text:p>
          </table:table-cell>
          <table:table-cell table:style-name="ce8" table:formula="of:=4000*[.G324]" office:value-type="float" office:value="12000000" calcext:value-type="float">
            <text:p>12000000</text:p>
          </table:table-cell>
          <table:table-cell table:style-name="ce8" table:formula="of:=[.I324]-[.J324]" office:value-type="float" office:value="-10323000" calcext:value-type="float">
            <text:p>-10323000</text:p>
          </table:table-cell>
          <table:table-cell table:style-name="ce8" table:formula="of:=IF([.I324]&lt;[.J32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29" calcext:value-type="float">
            <text:p>13104029</text:p>
          </table:table-cell>
          <table:table-cell table:style-name="ce12" office:value-type="date" office:date-value="2025-04-18" calcext:value-type="date">
            <text:p>18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0" calcext:value-type="float">
            <text:p>560</text:p>
          </table:table-cell>
          <table:table-cell table:style-name="ce8" table:formula="of:=PRODUCT([.G325:.H325])" office:value-type="float" office:value="1680000" calcext:value-type="float">
            <text:p>1680000</text:p>
          </table:table-cell>
          <table:table-cell table:style-name="ce8" table:formula="of:=4000*[.G325]" office:value-type="float" office:value="12000000" calcext:value-type="float">
            <text:p>12000000</text:p>
          </table:table-cell>
          <table:table-cell table:style-name="ce8" table:formula="of:=[.I325]-[.J325]" office:value-type="float" office:value="-10320000" calcext:value-type="float">
            <text:p>-10320000</text:p>
          </table:table-cell>
          <table:table-cell table:style-name="ce8" table:formula="of:=IF([.I325]&lt;[.J32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0" calcext:value-type="float">
            <text:p>13104030</text:p>
          </table:table-cell>
          <table:table-cell table:style-name="ce12" office:value-type="date" office:date-value="2025-04-19" calcext:value-type="date">
            <text:p>19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1" calcext:value-type="float">
            <text:p>561</text:p>
          </table:table-cell>
          <table:table-cell table:style-name="ce8" table:formula="of:=PRODUCT([.G326:.H326])" office:value-type="float" office:value="1683000" calcext:value-type="float">
            <text:p>1683000</text:p>
          </table:table-cell>
          <table:table-cell table:style-name="ce8" table:formula="of:=4000*[.G326]" office:value-type="float" office:value="12000000" calcext:value-type="float">
            <text:p>12000000</text:p>
          </table:table-cell>
          <table:table-cell table:style-name="ce8" table:formula="of:=[.I326]-[.J326]" office:value-type="float" office:value="-10317000" calcext:value-type="float">
            <text:p>-10317000</text:p>
          </table:table-cell>
          <table:table-cell table:style-name="ce8" table:formula="of:=IF([.I326]&lt;[.J32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1" calcext:value-type="float">
            <text:p>13104031</text:p>
          </table:table-cell>
          <table:table-cell table:style-name="ce12" office:value-type="date" office:date-value="2025-04-20" calcext:value-type="date">
            <text:p>20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2" calcext:value-type="float">
            <text:p>562</text:p>
          </table:table-cell>
          <table:table-cell table:style-name="ce8" table:formula="of:=PRODUCT([.G327:.H327])" office:value-type="float" office:value="1686000" calcext:value-type="float">
            <text:p>1686000</text:p>
          </table:table-cell>
          <table:table-cell table:style-name="ce8" table:formula="of:=4000*[.G327]" office:value-type="float" office:value="12000000" calcext:value-type="float">
            <text:p>12000000</text:p>
          </table:table-cell>
          <table:table-cell table:style-name="ce8" table:formula="of:=[.I327]-[.J327]" office:value-type="float" office:value="-10314000" calcext:value-type="float">
            <text:p>-10314000</text:p>
          </table:table-cell>
          <table:table-cell table:style-name="ce8" table:formula="of:=IF([.I327]&lt;[.J32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2" calcext:value-type="float">
            <text:p>13104032</text:p>
          </table:table-cell>
          <table:table-cell table:style-name="ce12" office:value-type="date" office:date-value="2025-04-21" calcext:value-type="date">
            <text:p>21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3" calcext:value-type="float">
            <text:p>563</text:p>
          </table:table-cell>
          <table:table-cell table:style-name="ce8" table:formula="of:=PRODUCT([.G328:.H328])" office:value-type="float" office:value="1689000" calcext:value-type="float">
            <text:p>1689000</text:p>
          </table:table-cell>
          <table:table-cell table:style-name="ce8" table:formula="of:=4000*[.G328]" office:value-type="float" office:value="12000000" calcext:value-type="float">
            <text:p>12000000</text:p>
          </table:table-cell>
          <table:table-cell table:style-name="ce8" table:formula="of:=[.I328]-[.J328]" office:value-type="float" office:value="-10311000" calcext:value-type="float">
            <text:p>-10311000</text:p>
          </table:table-cell>
          <table:table-cell table:style-name="ce8" table:formula="of:=IF([.I328]&lt;[.J32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3" calcext:value-type="float">
            <text:p>13104033</text:p>
          </table:table-cell>
          <table:table-cell table:style-name="ce12" office:value-type="date" office:date-value="2025-04-22" calcext:value-type="date">
            <text:p>22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4" calcext:value-type="float">
            <text:p>564</text:p>
          </table:table-cell>
          <table:table-cell table:style-name="ce8" table:formula="of:=PRODUCT([.G329:.H329])" office:value-type="float" office:value="1692000" calcext:value-type="float">
            <text:p>1692000</text:p>
          </table:table-cell>
          <table:table-cell table:style-name="ce8" table:formula="of:=4000*[.G329]" office:value-type="float" office:value="12000000" calcext:value-type="float">
            <text:p>12000000</text:p>
          </table:table-cell>
          <table:table-cell table:style-name="ce8" table:formula="of:=[.I329]-[.J329]" office:value-type="float" office:value="-10308000" calcext:value-type="float">
            <text:p>-10308000</text:p>
          </table:table-cell>
          <table:table-cell table:style-name="ce8" table:formula="of:=IF([.I329]&lt;[.J32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4" calcext:value-type="float">
            <text:p>13104034</text:p>
          </table:table-cell>
          <table:table-cell table:style-name="ce12" office:value-type="date" office:date-value="2025-04-23" calcext:value-type="date">
            <text:p>23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5" calcext:value-type="float">
            <text:p>565</text:p>
          </table:table-cell>
          <table:table-cell table:style-name="ce8" table:formula="of:=PRODUCT([.G330:.H330])" office:value-type="float" office:value="1695000" calcext:value-type="float">
            <text:p>1695000</text:p>
          </table:table-cell>
          <table:table-cell table:style-name="ce8" table:formula="of:=4000*[.G330]" office:value-type="float" office:value="12000000" calcext:value-type="float">
            <text:p>12000000</text:p>
          </table:table-cell>
          <table:table-cell table:style-name="ce8" table:formula="of:=[.I330]-[.J330]" office:value-type="float" office:value="-10305000" calcext:value-type="float">
            <text:p>-10305000</text:p>
          </table:table-cell>
          <table:table-cell table:style-name="ce8" table:formula="of:=IF([.I330]&lt;[.J33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5" calcext:value-type="float">
            <text:p>13104035</text:p>
          </table:table-cell>
          <table:table-cell table:style-name="ce12" office:value-type="date" office:date-value="2025-04-24" calcext:value-type="date">
            <text:p>24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6" calcext:value-type="float">
            <text:p>566</text:p>
          </table:table-cell>
          <table:table-cell table:style-name="ce8" table:formula="of:=PRODUCT([.G331:.H331])" office:value-type="float" office:value="1698000" calcext:value-type="float">
            <text:p>1698000</text:p>
          </table:table-cell>
          <table:table-cell table:style-name="ce8" table:formula="of:=4000*[.G331]" office:value-type="float" office:value="12000000" calcext:value-type="float">
            <text:p>12000000</text:p>
          </table:table-cell>
          <table:table-cell table:style-name="ce8" table:formula="of:=[.I331]-[.J331]" office:value-type="float" office:value="-10302000" calcext:value-type="float">
            <text:p>-10302000</text:p>
          </table:table-cell>
          <table:table-cell table:style-name="ce8" table:formula="of:=IF([.I331]&lt;[.J33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6" calcext:value-type="float">
            <text:p>13104036</text:p>
          </table:table-cell>
          <table:table-cell table:style-name="ce12" office:value-type="date" office:date-value="2025-04-25" calcext:value-type="date">
            <text:p>25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table:formula="of:=PRODUCT([.G332:.H332])" office:value-type="float" office:value="1701000" calcext:value-type="float">
            <text:p>1701000</text:p>
          </table:table-cell>
          <table:table-cell table:style-name="ce8" table:formula="of:=4000*[.G332]" office:value-type="float" office:value="12000000" calcext:value-type="float">
            <text:p>12000000</text:p>
          </table:table-cell>
          <table:table-cell table:style-name="ce8" table:formula="of:=[.I332]-[.J332]" office:value-type="float" office:value="-10299000" calcext:value-type="float">
            <text:p>-10299000</text:p>
          </table:table-cell>
          <table:table-cell table:style-name="ce8" table:formula="of:=IF([.I332]&lt;[.J33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7" calcext:value-type="float">
            <text:p>13104037</text:p>
          </table:table-cell>
          <table:table-cell table:style-name="ce12" office:value-type="date" office:date-value="2025-04-26" calcext:value-type="date">
            <text:p>26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8" calcext:value-type="float">
            <text:p>568</text:p>
          </table:table-cell>
          <table:table-cell table:style-name="ce8" table:formula="of:=PRODUCT([.G333:.H333])" office:value-type="float" office:value="1704000" calcext:value-type="float">
            <text:p>1704000</text:p>
          </table:table-cell>
          <table:table-cell table:style-name="ce8" table:formula="of:=4000*[.G333]" office:value-type="float" office:value="12000000" calcext:value-type="float">
            <text:p>12000000</text:p>
          </table:table-cell>
          <table:table-cell table:style-name="ce8" table:formula="of:=[.I333]-[.J333]" office:value-type="float" office:value="-10296000" calcext:value-type="float">
            <text:p>-10296000</text:p>
          </table:table-cell>
          <table:table-cell table:style-name="ce8" table:formula="of:=IF([.I333]&lt;[.J33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8" calcext:value-type="float">
            <text:p>13104038</text:p>
          </table:table-cell>
          <table:table-cell table:style-name="ce12" office:value-type="date" office:date-value="2025-04-27" calcext:value-type="date">
            <text:p>27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69" calcext:value-type="float">
            <text:p>569</text:p>
          </table:table-cell>
          <table:table-cell table:style-name="ce8" table:formula="of:=PRODUCT([.G334:.H334])" office:value-type="float" office:value="1707000" calcext:value-type="float">
            <text:p>1707000</text:p>
          </table:table-cell>
          <table:table-cell table:style-name="ce8" table:formula="of:=4000*[.G334]" office:value-type="float" office:value="12000000" calcext:value-type="float">
            <text:p>12000000</text:p>
          </table:table-cell>
          <table:table-cell table:style-name="ce8" table:formula="of:=[.I334]-[.J334]" office:value-type="float" office:value="-10293000" calcext:value-type="float">
            <text:p>-10293000</text:p>
          </table:table-cell>
          <table:table-cell table:style-name="ce8" table:formula="of:=IF([.I334]&lt;[.J33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39" calcext:value-type="float">
            <text:p>13104039</text:p>
          </table:table-cell>
          <table:table-cell table:style-name="ce12" office:value-type="date" office:date-value="2025-04-28" calcext:value-type="date">
            <text:p>28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0" calcext:value-type="float">
            <text:p>570</text:p>
          </table:table-cell>
          <table:table-cell table:style-name="ce8" table:formula="of:=PRODUCT([.G335:.H335])" office:value-type="float" office:value="1710000" calcext:value-type="float">
            <text:p>1710000</text:p>
          </table:table-cell>
          <table:table-cell table:style-name="ce8" table:formula="of:=4000*[.G335]" office:value-type="float" office:value="12000000" calcext:value-type="float">
            <text:p>12000000</text:p>
          </table:table-cell>
          <table:table-cell table:style-name="ce8" table:formula="of:=[.I335]-[.J335]" office:value-type="float" office:value="-10290000" calcext:value-type="float">
            <text:p>-10290000</text:p>
          </table:table-cell>
          <table:table-cell table:style-name="ce8" table:formula="of:=IF([.I335]&lt;[.J33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0" calcext:value-type="float">
            <text:p>13104040</text:p>
          </table:table-cell>
          <table:table-cell table:style-name="ce12" office:value-type="date" office:date-value="2025-04-29" calcext:value-type="date">
            <text:p>29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1" calcext:value-type="float">
            <text:p>571</text:p>
          </table:table-cell>
          <table:table-cell table:style-name="ce8" table:formula="of:=PRODUCT([.G336:.H336])" office:value-type="float" office:value="1713000" calcext:value-type="float">
            <text:p>1713000</text:p>
          </table:table-cell>
          <table:table-cell table:style-name="ce8" table:formula="of:=4000*[.G336]" office:value-type="float" office:value="12000000" calcext:value-type="float">
            <text:p>12000000</text:p>
          </table:table-cell>
          <table:table-cell table:style-name="ce8" table:formula="of:=[.I336]-[.J336]" office:value-type="float" office:value="-10287000" calcext:value-type="float">
            <text:p>-10287000</text:p>
          </table:table-cell>
          <table:table-cell table:style-name="ce8" table:formula="of:=IF([.I336]&lt;[.J33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1" calcext:value-type="float">
            <text:p>13104041</text:p>
          </table:table-cell>
          <table:table-cell table:style-name="ce12" office:value-type="date" office:date-value="2025-04-30" calcext:value-type="date">
            <text:p>30/04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2" calcext:value-type="float">
            <text:p>572</text:p>
          </table:table-cell>
          <table:table-cell table:style-name="ce8" table:formula="of:=PRODUCT([.G337:.H337])" office:value-type="float" office:value="1716000" calcext:value-type="float">
            <text:p>1716000</text:p>
          </table:table-cell>
          <table:table-cell table:style-name="ce8" table:formula="of:=4000*[.G337]" office:value-type="float" office:value="12000000" calcext:value-type="float">
            <text:p>12000000</text:p>
          </table:table-cell>
          <table:table-cell table:style-name="ce8" table:formula="of:=[.I337]-[.J337]" office:value-type="float" office:value="-10284000" calcext:value-type="float">
            <text:p>-10284000</text:p>
          </table:table-cell>
          <table:table-cell table:style-name="ce8" table:formula="of:=IF([.I337]&lt;[.J33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2" calcext:value-type="float">
            <text:p>13104042</text:p>
          </table:table-cell>
          <table:table-cell table:style-name="ce12" office:value-type="date" office:date-value="2025-05-01" calcext:value-type="date">
            <text:p>01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Biltine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3" calcext:value-type="float">
            <text:p>573</text:p>
          </table:table-cell>
          <table:table-cell table:style-name="ce8" table:formula="of:=PRODUCT([.G338:.H338])" office:value-type="float" office:value="1719000" calcext:value-type="float">
            <text:p>1719000</text:p>
          </table:table-cell>
          <table:table-cell table:style-name="ce8" table:formula="of:=4000*[.G338]" office:value-type="float" office:value="12000000" calcext:value-type="float">
            <text:p>12000000</text:p>
          </table:table-cell>
          <table:table-cell table:style-name="ce8" table:formula="of:=[.I338]-[.J338]" office:value-type="float" office:value="-10281000" calcext:value-type="float">
            <text:p>-10281000</text:p>
          </table:table-cell>
          <table:table-cell table:style-name="ce8" table:formula="of:=IF([.I338]&lt;[.J33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3" calcext:value-type="float">
            <text:p>13104043</text:p>
          </table:table-cell>
          <table:table-cell table:style-name="ce12" office:value-type="date" office:date-value="2025-05-02" calcext:value-type="date">
            <text:p>02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4" calcext:value-type="float">
            <text:p>574</text:p>
          </table:table-cell>
          <table:table-cell table:style-name="ce8" table:formula="of:=PRODUCT([.G339:.H339])" office:value-type="float" office:value="1722000" calcext:value-type="float">
            <text:p>1722000</text:p>
          </table:table-cell>
          <table:table-cell table:style-name="ce8" table:formula="of:=4000*[.G339]" office:value-type="float" office:value="12000000" calcext:value-type="float">
            <text:p>12000000</text:p>
          </table:table-cell>
          <table:table-cell table:style-name="ce8" table:formula="of:=[.I339]-[.J339]" office:value-type="float" office:value="-10278000" calcext:value-type="float">
            <text:p>-10278000</text:p>
          </table:table-cell>
          <table:table-cell table:style-name="ce8" table:formula="of:=IF([.I339]&lt;[.J33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4" calcext:value-type="float">
            <text:p>13104044</text:p>
          </table:table-cell>
          <table:table-cell table:style-name="ce12" office:value-type="date" office:date-value="2025-05-03" calcext:value-type="date">
            <text:p>03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5" calcext:value-type="float">
            <text:p>575</text:p>
          </table:table-cell>
          <table:table-cell table:style-name="ce8" table:formula="of:=PRODUCT([.G340:.H340])" office:value-type="float" office:value="1725000" calcext:value-type="float">
            <text:p>1725000</text:p>
          </table:table-cell>
          <table:table-cell table:style-name="ce8" table:formula="of:=4000*[.G340]" office:value-type="float" office:value="12000000" calcext:value-type="float">
            <text:p>12000000</text:p>
          </table:table-cell>
          <table:table-cell table:style-name="ce8" table:formula="of:=[.I340]-[.J340]" office:value-type="float" office:value="-10275000" calcext:value-type="float">
            <text:p>-10275000</text:p>
          </table:table-cell>
          <table:table-cell table:style-name="ce8" table:formula="of:=IF([.I340]&lt;[.J34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5" calcext:value-type="float">
            <text:p>13104045</text:p>
          </table:table-cell>
          <table:table-cell table:style-name="ce12" office:value-type="date" office:date-value="2025-05-04" calcext:value-type="date">
            <text:p>04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6" calcext:value-type="float">
            <text:p>576</text:p>
          </table:table-cell>
          <table:table-cell table:style-name="ce8" table:formula="of:=PRODUCT([.G341:.H341])" office:value-type="float" office:value="1728000" calcext:value-type="float">
            <text:p>1728000</text:p>
          </table:table-cell>
          <table:table-cell table:style-name="ce8" table:formula="of:=4000*[.G341]" office:value-type="float" office:value="12000000" calcext:value-type="float">
            <text:p>12000000</text:p>
          </table:table-cell>
          <table:table-cell table:style-name="ce8" table:formula="of:=[.I341]-[.J341]" office:value-type="float" office:value="-10272000" calcext:value-type="float">
            <text:p>-10272000</text:p>
          </table:table-cell>
          <table:table-cell table:style-name="ce8" table:formula="of:=IF([.I341]&lt;[.J34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6" calcext:value-type="float">
            <text:p>13104046</text:p>
          </table:table-cell>
          <table:table-cell table:style-name="ce12" office:value-type="date" office:date-value="2025-05-05" calcext:value-type="date">
            <text:p>05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577" calcext:value-type="float">
            <text:p>577</text:p>
          </table:table-cell>
          <table:table-cell table:style-name="ce8" table:formula="of:=PRODUCT([.G342:.H342])" office:value-type="float" office:value="1731000" calcext:value-type="float">
            <text:p>1731000</text:p>
          </table:table-cell>
          <table:table-cell table:style-name="ce8" table:formula="of:=4000*[.G342]" office:value-type="float" office:value="12000000" calcext:value-type="float">
            <text:p>12000000</text:p>
          </table:table-cell>
          <table:table-cell table:style-name="ce8" table:formula="of:=[.I342]-[.J342]" office:value-type="float" office:value="-10269000" calcext:value-type="float">
            <text:p>-10269000</text:p>
          </table:table-cell>
          <table:table-cell table:style-name="ce8" table:formula="of:=IF([.I342]&lt;[.J34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7" calcext:value-type="float">
            <text:p>13104047</text:p>
          </table:table-cell>
          <table:table-cell table:style-name="ce12" office:value-type="date" office:date-value="2025-05-06" calcext:value-type="date">
            <text:p>06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36" calcext:value-type="float">
            <text:p>1236</text:p>
          </table:table-cell>
          <table:table-cell table:style-name="ce8" table:formula="of:=PRODUCT([.G343:.H343])" office:value-type="float" office:value="3708000" calcext:value-type="float">
            <text:p>3708000</text:p>
          </table:table-cell>
          <table:table-cell table:style-name="ce8" table:formula="of:=4000*[.G343]" office:value-type="float" office:value="12000000" calcext:value-type="float">
            <text:p>12000000</text:p>
          </table:table-cell>
          <table:table-cell table:style-name="ce8" table:formula="of:=[.I343]-[.J343]" office:value-type="float" office:value="-8292000" calcext:value-type="float">
            <text:p>-8292000</text:p>
          </table:table-cell>
          <table:table-cell table:style-name="ce8" table:formula="of:=IF([.I343]&lt;[.J34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8" calcext:value-type="float">
            <text:p>13104048</text:p>
          </table:table-cell>
          <table:table-cell table:style-name="ce12" office:value-type="date" office:date-value="2025-05-07" calcext:value-type="date">
            <text:p>07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37" calcext:value-type="float">
            <text:p>1237</text:p>
          </table:table-cell>
          <table:table-cell table:style-name="ce8" table:formula="of:=PRODUCT([.G344:.H344])" office:value-type="float" office:value="3711000" calcext:value-type="float">
            <text:p>3711000</text:p>
          </table:table-cell>
          <table:table-cell table:style-name="ce8" table:formula="of:=4000*[.G344]" office:value-type="float" office:value="12000000" calcext:value-type="float">
            <text:p>12000000</text:p>
          </table:table-cell>
          <table:table-cell table:style-name="ce8" table:formula="of:=[.I344]-[.J344]" office:value-type="float" office:value="-8289000" calcext:value-type="float">
            <text:p>-8289000</text:p>
          </table:table-cell>
          <table:table-cell table:style-name="ce8" table:formula="of:=IF([.I344]&lt;[.J34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49" calcext:value-type="float">
            <text:p>13104049</text:p>
          </table:table-cell>
          <table:table-cell table:style-name="ce12" office:value-type="date" office:date-value="2025-05-08" calcext:value-type="date">
            <text:p>08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38" calcext:value-type="float">
            <text:p>1238</text:p>
          </table:table-cell>
          <table:table-cell table:style-name="ce8" table:formula="of:=PRODUCT([.G345:.H345])" office:value-type="float" office:value="3714000" calcext:value-type="float">
            <text:p>3714000</text:p>
          </table:table-cell>
          <table:table-cell table:style-name="ce8" table:formula="of:=4000*[.G345]" office:value-type="float" office:value="12000000" calcext:value-type="float">
            <text:p>12000000</text:p>
          </table:table-cell>
          <table:table-cell table:style-name="ce8" table:formula="of:=[.I345]-[.J345]" office:value-type="float" office:value="-8286000" calcext:value-type="float">
            <text:p>-8286000</text:p>
          </table:table-cell>
          <table:table-cell table:style-name="ce8" table:formula="of:=IF([.I345]&lt;[.J34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0" calcext:value-type="float">
            <text:p>13104050</text:p>
          </table:table-cell>
          <table:table-cell table:style-name="ce12" office:value-type="date" office:date-value="2025-05-09" calcext:value-type="date">
            <text:p>09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39" calcext:value-type="float">
            <text:p>1239</text:p>
          </table:table-cell>
          <table:table-cell table:style-name="ce8" table:formula="of:=PRODUCT([.G346:.H346])" office:value-type="float" office:value="3717000" calcext:value-type="float">
            <text:p>3717000</text:p>
          </table:table-cell>
          <table:table-cell table:style-name="ce8" table:formula="of:=4000*[.G346]" office:value-type="float" office:value="12000000" calcext:value-type="float">
            <text:p>12000000</text:p>
          </table:table-cell>
          <table:table-cell table:style-name="ce8" table:formula="of:=[.I346]-[.J346]" office:value-type="float" office:value="-8283000" calcext:value-type="float">
            <text:p>-8283000</text:p>
          </table:table-cell>
          <table:table-cell table:style-name="ce8" table:formula="of:=IF([.I346]&lt;[.J34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1" calcext:value-type="float">
            <text:p>13104051</text:p>
          </table:table-cell>
          <table:table-cell table:style-name="ce12" office:value-type="date" office:date-value="2025-05-10" calcext:value-type="date">
            <text:p>10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0" calcext:value-type="float">
            <text:p>1240</text:p>
          </table:table-cell>
          <table:table-cell table:style-name="ce8" table:formula="of:=PRODUCT([.G347:.H347])" office:value-type="float" office:value="3720000" calcext:value-type="float">
            <text:p>3720000</text:p>
          </table:table-cell>
          <table:table-cell table:style-name="ce8" table:formula="of:=4000*[.G347]" office:value-type="float" office:value="12000000" calcext:value-type="float">
            <text:p>12000000</text:p>
          </table:table-cell>
          <table:table-cell table:style-name="ce8" table:formula="of:=[.I347]-[.J347]" office:value-type="float" office:value="-8280000" calcext:value-type="float">
            <text:p>-8280000</text:p>
          </table:table-cell>
          <table:table-cell table:style-name="ce8" table:formula="of:=IF([.I347]&lt;[.J34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2" calcext:value-type="float">
            <text:p>13104052</text:p>
          </table:table-cell>
          <table:table-cell table:style-name="ce12" office:value-type="date" office:date-value="2025-05-11" calcext:value-type="date">
            <text:p>11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1" calcext:value-type="float">
            <text:p>1241</text:p>
          </table:table-cell>
          <table:table-cell table:style-name="ce8" table:formula="of:=PRODUCT([.G348:.H348])" office:value-type="float" office:value="3723000" calcext:value-type="float">
            <text:p>3723000</text:p>
          </table:table-cell>
          <table:table-cell table:style-name="ce8" table:formula="of:=4000*[.G348]" office:value-type="float" office:value="12000000" calcext:value-type="float">
            <text:p>12000000</text:p>
          </table:table-cell>
          <table:table-cell table:style-name="ce8" table:formula="of:=[.I348]-[.J348]" office:value-type="float" office:value="-8277000" calcext:value-type="float">
            <text:p>-8277000</text:p>
          </table:table-cell>
          <table:table-cell table:style-name="ce8" table:formula="of:=IF([.I348]&lt;[.J34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3" calcext:value-type="float">
            <text:p>13104053</text:p>
          </table:table-cell>
          <table:table-cell table:style-name="ce12" office:value-type="date" office:date-value="2025-05-12" calcext:value-type="date">
            <text:p>12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2" calcext:value-type="float">
            <text:p>1242</text:p>
          </table:table-cell>
          <table:table-cell table:style-name="ce8" table:formula="of:=PRODUCT([.G349:.H349])" office:value-type="float" office:value="3726000" calcext:value-type="float">
            <text:p>3726000</text:p>
          </table:table-cell>
          <table:table-cell table:style-name="ce8" table:formula="of:=4000*[.G349]" office:value-type="float" office:value="12000000" calcext:value-type="float">
            <text:p>12000000</text:p>
          </table:table-cell>
          <table:table-cell table:style-name="ce8" table:formula="of:=[.I349]-[.J349]" office:value-type="float" office:value="-8274000" calcext:value-type="float">
            <text:p>-8274000</text:p>
          </table:table-cell>
          <table:table-cell table:style-name="ce8" table:formula="of:=IF([.I349]&lt;[.J34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4" calcext:value-type="float">
            <text:p>13104054</text:p>
          </table:table-cell>
          <table:table-cell table:style-name="ce12" office:value-type="date" office:date-value="2025-05-13" calcext:value-type="date">
            <text:p>13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3" calcext:value-type="float">
            <text:p>1243</text:p>
          </table:table-cell>
          <table:table-cell table:style-name="ce8" table:formula="of:=PRODUCT([.G350:.H350])" office:value-type="float" office:value="3729000" calcext:value-type="float">
            <text:p>3729000</text:p>
          </table:table-cell>
          <table:table-cell table:style-name="ce8" table:formula="of:=4000*[.G350]" office:value-type="float" office:value="12000000" calcext:value-type="float">
            <text:p>12000000</text:p>
          </table:table-cell>
          <table:table-cell table:style-name="ce8" table:formula="of:=[.I350]-[.J350]" office:value-type="float" office:value="-8271000" calcext:value-type="float">
            <text:p>-8271000</text:p>
          </table:table-cell>
          <table:table-cell table:style-name="ce8" table:formula="of:=IF([.I350]&lt;[.J35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5" calcext:value-type="float">
            <text:p>13104055</text:p>
          </table:table-cell>
          <table:table-cell table:style-name="ce12" office:value-type="date" office:date-value="2025-05-14" calcext:value-type="date">
            <text:p>14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4" calcext:value-type="float">
            <text:p>1244</text:p>
          </table:table-cell>
          <table:table-cell table:style-name="ce8" table:formula="of:=PRODUCT([.G351:.H351])" office:value-type="float" office:value="3732000" calcext:value-type="float">
            <text:p>3732000</text:p>
          </table:table-cell>
          <table:table-cell table:style-name="ce8" table:formula="of:=4000*[.G351]" office:value-type="float" office:value="12000000" calcext:value-type="float">
            <text:p>12000000</text:p>
          </table:table-cell>
          <table:table-cell table:style-name="ce8" table:formula="of:=[.I351]-[.J351]" office:value-type="float" office:value="-8268000" calcext:value-type="float">
            <text:p>-8268000</text:p>
          </table:table-cell>
          <table:table-cell table:style-name="ce8" table:formula="of:=IF([.I351]&lt;[.J35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6" calcext:value-type="float">
            <text:p>13104056</text:p>
          </table:table-cell>
          <table:table-cell table:style-name="ce12" office:value-type="date" office:date-value="2025-05-15" calcext:value-type="date">
            <text:p>15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5" calcext:value-type="float">
            <text:p>1245</text:p>
          </table:table-cell>
          <table:table-cell table:style-name="ce8" table:formula="of:=PRODUCT([.G352:.H352])" office:value-type="float" office:value="3735000" calcext:value-type="float">
            <text:p>3735000</text:p>
          </table:table-cell>
          <table:table-cell table:style-name="ce8" table:formula="of:=4000*[.G352]" office:value-type="float" office:value="12000000" calcext:value-type="float">
            <text:p>12000000</text:p>
          </table:table-cell>
          <table:table-cell table:style-name="ce8" table:formula="of:=[.I352]-[.J352]" office:value-type="float" office:value="-8265000" calcext:value-type="float">
            <text:p>-8265000</text:p>
          </table:table-cell>
          <table:table-cell table:style-name="ce8" table:formula="of:=IF([.I352]&lt;[.J35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7" calcext:value-type="float">
            <text:p>13104057</text:p>
          </table:table-cell>
          <table:table-cell table:style-name="ce12" office:value-type="date" office:date-value="2025-05-16" calcext:value-type="date">
            <text:p>16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6" calcext:value-type="float">
            <text:p>1246</text:p>
          </table:table-cell>
          <table:table-cell table:style-name="ce8" table:formula="of:=PRODUCT([.G353:.H353])" office:value-type="float" office:value="3738000" calcext:value-type="float">
            <text:p>3738000</text:p>
          </table:table-cell>
          <table:table-cell table:style-name="ce8" table:formula="of:=4000*[.G353]" office:value-type="float" office:value="12000000" calcext:value-type="float">
            <text:p>12000000</text:p>
          </table:table-cell>
          <table:table-cell table:style-name="ce8" table:formula="of:=[.I353]-[.J353]" office:value-type="float" office:value="-8262000" calcext:value-type="float">
            <text:p>-8262000</text:p>
          </table:table-cell>
          <table:table-cell table:style-name="ce8" table:formula="of:=IF([.I353]&lt;[.J35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8" calcext:value-type="float">
            <text:p>13104058</text:p>
          </table:table-cell>
          <table:table-cell table:style-name="ce12" office:value-type="date" office:date-value="2025-05-17" calcext:value-type="date">
            <text:p>17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7" calcext:value-type="float">
            <text:p>1247</text:p>
          </table:table-cell>
          <table:table-cell table:style-name="ce8" table:formula="of:=PRODUCT([.G354:.H354])" office:value-type="float" office:value="3741000" calcext:value-type="float">
            <text:p>3741000</text:p>
          </table:table-cell>
          <table:table-cell table:style-name="ce8" table:formula="of:=4000*[.G354]" office:value-type="float" office:value="12000000" calcext:value-type="float">
            <text:p>12000000</text:p>
          </table:table-cell>
          <table:table-cell table:style-name="ce8" table:formula="of:=[.I354]-[.J354]" office:value-type="float" office:value="-8259000" calcext:value-type="float">
            <text:p>-8259000</text:p>
          </table:table-cell>
          <table:table-cell table:style-name="ce8" table:formula="of:=IF([.I354]&lt;[.J35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59" calcext:value-type="float">
            <text:p>13104059</text:p>
          </table:table-cell>
          <table:table-cell table:style-name="ce12" office:value-type="date" office:date-value="2025-05-18" calcext:value-type="date">
            <text:p>18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8" calcext:value-type="float">
            <text:p>1248</text:p>
          </table:table-cell>
          <table:table-cell table:style-name="ce8" table:formula="of:=PRODUCT([.G355:.H355])" office:value-type="float" office:value="3744000" calcext:value-type="float">
            <text:p>3744000</text:p>
          </table:table-cell>
          <table:table-cell table:style-name="ce8" table:formula="of:=4000*[.G355]" office:value-type="float" office:value="12000000" calcext:value-type="float">
            <text:p>12000000</text:p>
          </table:table-cell>
          <table:table-cell table:style-name="ce8" table:formula="of:=[.I355]-[.J355]" office:value-type="float" office:value="-8256000" calcext:value-type="float">
            <text:p>-8256000</text:p>
          </table:table-cell>
          <table:table-cell table:style-name="ce8" table:formula="of:=IF([.I355]&lt;[.J35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0" calcext:value-type="float">
            <text:p>13104060</text:p>
          </table:table-cell>
          <table:table-cell table:style-name="ce12" office:value-type="date" office:date-value="2025-05-19" calcext:value-type="date">
            <text:p>19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49" calcext:value-type="float">
            <text:p>1249</text:p>
          </table:table-cell>
          <table:table-cell table:style-name="ce8" table:formula="of:=PRODUCT([.G356:.H356])" office:value-type="float" office:value="3747000" calcext:value-type="float">
            <text:p>3747000</text:p>
          </table:table-cell>
          <table:table-cell table:style-name="ce8" table:formula="of:=4000*[.G356]" office:value-type="float" office:value="12000000" calcext:value-type="float">
            <text:p>12000000</text:p>
          </table:table-cell>
          <table:table-cell table:style-name="ce8" table:formula="of:=[.I356]-[.J356]" office:value-type="float" office:value="-8253000" calcext:value-type="float">
            <text:p>-8253000</text:p>
          </table:table-cell>
          <table:table-cell table:style-name="ce8" table:formula="of:=IF([.I356]&lt;[.J35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1" calcext:value-type="float">
            <text:p>13104061</text:p>
          </table:table-cell>
          <table:table-cell table:style-name="ce12" office:value-type="date" office:date-value="2025-05-20" calcext:value-type="date">
            <text:p>20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fémin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0" calcext:value-type="float">
            <text:p>1250</text:p>
          </table:table-cell>
          <table:table-cell table:style-name="ce8" table:formula="of:=PRODUCT([.G357:.H357])" office:value-type="float" office:value="3750000" calcext:value-type="float">
            <text:p>3750000</text:p>
          </table:table-cell>
          <table:table-cell table:style-name="ce8" table:formula="of:=4000*[.G357]" office:value-type="float" office:value="12000000" calcext:value-type="float">
            <text:p>12000000</text:p>
          </table:table-cell>
          <table:table-cell table:style-name="ce8" table:formula="of:=[.I357]-[.J357]" office:value-type="float" office:value="-8250000" calcext:value-type="float">
            <text:p>-8250000</text:p>
          </table:table-cell>
          <table:table-cell table:style-name="ce8" table:formula="of:=IF([.I357]&lt;[.J35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2" calcext:value-type="float">
            <text:p>13104062</text:p>
          </table:table-cell>
          <table:table-cell table:style-name="ce12" office:value-type="date" office:date-value="2025-05-21" calcext:value-type="date">
            <text:p>21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1" calcext:value-type="float">
            <text:p>1251</text:p>
          </table:table-cell>
          <table:table-cell table:style-name="ce8" table:formula="of:=PRODUCT([.G358:.H358])" office:value-type="float" office:value="3753000" calcext:value-type="float">
            <text:p>3753000</text:p>
          </table:table-cell>
          <table:table-cell table:style-name="ce8" table:formula="of:=4000*[.G358]" office:value-type="float" office:value="12000000" calcext:value-type="float">
            <text:p>12000000</text:p>
          </table:table-cell>
          <table:table-cell table:style-name="ce8" table:formula="of:=[.I358]-[.J358]" office:value-type="float" office:value="-8247000" calcext:value-type="float">
            <text:p>-8247000</text:p>
          </table:table-cell>
          <table:table-cell table:style-name="ce8" table:formula="of:=IF([.I358]&lt;[.J35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3" calcext:value-type="float">
            <text:p>13104063</text:p>
          </table:table-cell>
          <table:table-cell table:style-name="ce12" office:value-type="date" office:date-value="2025-05-22" calcext:value-type="date">
            <text:p>22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2" calcext:value-type="float">
            <text:p>1252</text:p>
          </table:table-cell>
          <table:table-cell table:style-name="ce8" table:formula="of:=PRODUCT([.G359:.H359])" office:value-type="float" office:value="3756000" calcext:value-type="float">
            <text:p>3756000</text:p>
          </table:table-cell>
          <table:table-cell table:style-name="ce8" table:formula="of:=4000*[.G359]" office:value-type="float" office:value="12000000" calcext:value-type="float">
            <text:p>12000000</text:p>
          </table:table-cell>
          <table:table-cell table:style-name="ce8" table:formula="of:=[.I359]-[.J359]" office:value-type="float" office:value="-8244000" calcext:value-type="float">
            <text:p>-8244000</text:p>
          </table:table-cell>
          <table:table-cell table:style-name="ce8" table:formula="of:=IF([.I359]&lt;[.J35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4" calcext:value-type="float">
            <text:p>13104064</text:p>
          </table:table-cell>
          <table:table-cell table:style-name="ce12" office:value-type="date" office:date-value="2025-05-23" calcext:value-type="date">
            <text:p>23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3" calcext:value-type="float">
            <text:p>1253</text:p>
          </table:table-cell>
          <table:table-cell table:style-name="ce8" table:formula="of:=PRODUCT([.G360:.H360])" office:value-type="float" office:value="3759000" calcext:value-type="float">
            <text:p>3759000</text:p>
          </table:table-cell>
          <table:table-cell table:style-name="ce8" table:formula="of:=4000*[.G360]" office:value-type="float" office:value="12000000" calcext:value-type="float">
            <text:p>12000000</text:p>
          </table:table-cell>
          <table:table-cell table:style-name="ce8" table:formula="of:=[.I360]-[.J360]" office:value-type="float" office:value="-8241000" calcext:value-type="float">
            <text:p>-8241000</text:p>
          </table:table-cell>
          <table:table-cell table:style-name="ce8" table:formula="of:=IF([.I360]&lt;[.J36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5" calcext:value-type="float">
            <text:p>13104065</text:p>
          </table:table-cell>
          <table:table-cell table:style-name="ce12" office:value-type="date" office:date-value="2025-05-24" calcext:value-type="date">
            <text:p>24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4" calcext:value-type="float">
            <text:p>1254</text:p>
          </table:table-cell>
          <table:table-cell table:style-name="ce8" table:formula="of:=PRODUCT([.G361:.H361])" office:value-type="float" office:value="3762000" calcext:value-type="float">
            <text:p>3762000</text:p>
          </table:table-cell>
          <table:table-cell table:style-name="ce8" table:formula="of:=4000*[.G361]" office:value-type="float" office:value="12000000" calcext:value-type="float">
            <text:p>12000000</text:p>
          </table:table-cell>
          <table:table-cell table:style-name="ce8" table:formula="of:=[.I361]-[.J361]" office:value-type="float" office:value="-8238000" calcext:value-type="float">
            <text:p>-8238000</text:p>
          </table:table-cell>
          <table:table-cell table:style-name="ce8" table:formula="of:=IF([.I361]&lt;[.J36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6" calcext:value-type="float">
            <text:p>13104066</text:p>
          </table:table-cell>
          <table:table-cell table:style-name="ce12" office:value-type="date" office:date-value="2025-05-25" calcext:value-type="date">
            <text:p>25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5" calcext:value-type="float">
            <text:p>1255</text:p>
          </table:table-cell>
          <table:table-cell table:style-name="ce8" table:formula="of:=PRODUCT([.G362:.H362])" office:value-type="float" office:value="3765000" calcext:value-type="float">
            <text:p>3765000</text:p>
          </table:table-cell>
          <table:table-cell table:style-name="ce8" table:formula="of:=4000*[.G362]" office:value-type="float" office:value="12000000" calcext:value-type="float">
            <text:p>12000000</text:p>
          </table:table-cell>
          <table:table-cell table:style-name="ce8" table:formula="of:=[.I362]-[.J362]" office:value-type="float" office:value="-8235000" calcext:value-type="float">
            <text:p>-8235000</text:p>
          </table:table-cell>
          <table:table-cell table:style-name="ce8" table:formula="of:=IF([.I362]&lt;[.J36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7" calcext:value-type="float">
            <text:p>13104067</text:p>
          </table:table-cell>
          <table:table-cell table:style-name="ce12" office:value-type="date" office:date-value="2025-05-26" calcext:value-type="date">
            <text:p>26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6" calcext:value-type="float">
            <text:p>1256</text:p>
          </table:table-cell>
          <table:table-cell table:style-name="ce8" table:formula="of:=PRODUCT([.G363:.H363])" office:value-type="float" office:value="3768000" calcext:value-type="float">
            <text:p>3768000</text:p>
          </table:table-cell>
          <table:table-cell table:style-name="ce8" table:formula="of:=4000*[.G363]" office:value-type="float" office:value="12000000" calcext:value-type="float">
            <text:p>12000000</text:p>
          </table:table-cell>
          <table:table-cell table:style-name="ce8" table:formula="of:=[.I363]-[.J363]" office:value-type="float" office:value="-8232000" calcext:value-type="float">
            <text:p>-8232000</text:p>
          </table:table-cell>
          <table:table-cell table:style-name="ce8" table:formula="of:=IF([.I363]&lt;[.J36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8" calcext:value-type="float">
            <text:p>13104068</text:p>
          </table:table-cell>
          <table:table-cell table:style-name="ce12" office:value-type="date" office:date-value="2025-05-27" calcext:value-type="date">
            <text:p>27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7" calcext:value-type="float">
            <text:p>1257</text:p>
          </table:table-cell>
          <table:table-cell table:style-name="ce8" table:formula="of:=PRODUCT([.G364:.H364])" office:value-type="float" office:value="3771000" calcext:value-type="float">
            <text:p>3771000</text:p>
          </table:table-cell>
          <table:table-cell table:style-name="ce8" table:formula="of:=4000*[.G364]" office:value-type="float" office:value="12000000" calcext:value-type="float">
            <text:p>12000000</text:p>
          </table:table-cell>
          <table:table-cell table:style-name="ce8" table:formula="of:=[.I364]-[.J364]" office:value-type="float" office:value="-8229000" calcext:value-type="float">
            <text:p>-8229000</text:p>
          </table:table-cell>
          <table:table-cell table:style-name="ce8" table:formula="of:=IF([.I364]&lt;[.J36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69" calcext:value-type="float">
            <text:p>13104069</text:p>
          </table:table-cell>
          <table:table-cell table:style-name="ce12" office:value-type="date" office:date-value="2025-05-28" calcext:value-type="date">
            <text:p>28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8" calcext:value-type="float">
            <text:p>1258</text:p>
          </table:table-cell>
          <table:table-cell table:style-name="ce8" table:formula="of:=PRODUCT([.G365:.H365])" office:value-type="float" office:value="3774000" calcext:value-type="float">
            <text:p>3774000</text:p>
          </table:table-cell>
          <table:table-cell table:style-name="ce8" table:formula="of:=4000*[.G365]" office:value-type="float" office:value="12000000" calcext:value-type="float">
            <text:p>12000000</text:p>
          </table:table-cell>
          <table:table-cell table:style-name="ce8" table:formula="of:=[.I365]-[.J365]" office:value-type="float" office:value="-8226000" calcext:value-type="float">
            <text:p>-8226000</text:p>
          </table:table-cell>
          <table:table-cell table:style-name="ce8" table:formula="of:=IF([.I365]&lt;[.J36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0" calcext:value-type="float">
            <text:p>13104070</text:p>
          </table:table-cell>
          <table:table-cell table:style-name="ce12" office:value-type="date" office:date-value="2025-05-29" calcext:value-type="date">
            <text:p>29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59" calcext:value-type="float">
            <text:p>1259</text:p>
          </table:table-cell>
          <table:table-cell table:style-name="ce8" table:formula="of:=PRODUCT([.G366:.H366])" office:value-type="float" office:value="3777000" calcext:value-type="float">
            <text:p>3777000</text:p>
          </table:table-cell>
          <table:table-cell table:style-name="ce8" table:formula="of:=4000*[.G366]" office:value-type="float" office:value="12000000" calcext:value-type="float">
            <text:p>12000000</text:p>
          </table:table-cell>
          <table:table-cell table:style-name="ce8" table:formula="of:=[.I366]-[.J366]" office:value-type="float" office:value="-8223000" calcext:value-type="float">
            <text:p>-8223000</text:p>
          </table:table-cell>
          <table:table-cell table:style-name="ce8" table:formula="of:=IF([.I366]&lt;[.J36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1" calcext:value-type="float">
            <text:p>13104071</text:p>
          </table:table-cell>
          <table:table-cell table:style-name="ce12" office:value-type="date" office:date-value="2025-05-30" calcext:value-type="date">
            <text:p>30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0" calcext:value-type="float">
            <text:p>1260</text:p>
          </table:table-cell>
          <table:table-cell table:style-name="ce8" table:formula="of:=PRODUCT([.G367:.H367])" office:value-type="float" office:value="3780000" calcext:value-type="float">
            <text:p>3780000</text:p>
          </table:table-cell>
          <table:table-cell table:style-name="ce8" table:formula="of:=4000*[.G367]" office:value-type="float" office:value="12000000" calcext:value-type="float">
            <text:p>12000000</text:p>
          </table:table-cell>
          <table:table-cell table:style-name="ce8" table:formula="of:=[.I367]-[.J367]" office:value-type="float" office:value="-8220000" calcext:value-type="float">
            <text:p>-8220000</text:p>
          </table:table-cell>
          <table:table-cell table:style-name="ce8" table:formula="of:=IF([.I367]&lt;[.J36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2" calcext:value-type="float">
            <text:p>13104072</text:p>
          </table:table-cell>
          <table:table-cell table:style-name="ce12" office:value-type="date" office:date-value="2025-05-31" calcext:value-type="date">
            <text:p>31/05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1" calcext:value-type="float">
            <text:p>1261</text:p>
          </table:table-cell>
          <table:table-cell table:style-name="ce8" table:formula="of:=PRODUCT([.G368:.H368])" office:value-type="float" office:value="3783000" calcext:value-type="float">
            <text:p>3783000</text:p>
          </table:table-cell>
          <table:table-cell table:style-name="ce8" table:formula="of:=4000*[.G368]" office:value-type="float" office:value="12000000" calcext:value-type="float">
            <text:p>12000000</text:p>
          </table:table-cell>
          <table:table-cell table:style-name="ce8" table:formula="of:=[.I368]-[.J368]" office:value-type="float" office:value="-8217000" calcext:value-type="float">
            <text:p>-8217000</text:p>
          </table:table-cell>
          <table:table-cell table:style-name="ce8" table:formula="of:=IF([.I368]&lt;[.J36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3" calcext:value-type="float">
            <text:p>13104073</text:p>
          </table:table-cell>
          <table:table-cell table:style-name="ce12" office:value-type="date" office:date-value="2025-06-01" calcext:value-type="date">
            <text:p>01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2" calcext:value-type="float">
            <text:p>1262</text:p>
          </table:table-cell>
          <table:table-cell table:style-name="ce8" table:formula="of:=PRODUCT([.G369:.H369])" office:value-type="float" office:value="3786000" calcext:value-type="float">
            <text:p>3786000</text:p>
          </table:table-cell>
          <table:table-cell table:style-name="ce8" table:formula="of:=4000*[.G369]" office:value-type="float" office:value="12000000" calcext:value-type="float">
            <text:p>12000000</text:p>
          </table:table-cell>
          <table:table-cell table:style-name="ce8" table:formula="of:=[.I369]-[.J369]" office:value-type="float" office:value="-8214000" calcext:value-type="float">
            <text:p>-8214000</text:p>
          </table:table-cell>
          <table:table-cell table:style-name="ce8" table:formula="of:=IF([.I369]&lt;[.J36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4" calcext:value-type="float">
            <text:p>13104074</text:p>
          </table:table-cell>
          <table:table-cell table:style-name="ce12" office:value-type="date" office:date-value="2025-06-02" calcext:value-type="date">
            <text:p>02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3" calcext:value-type="float">
            <text:p>1263</text:p>
          </table:table-cell>
          <table:table-cell table:style-name="ce8" table:formula="of:=PRODUCT([.G370:.H370])" office:value-type="float" office:value="3789000" calcext:value-type="float">
            <text:p>3789000</text:p>
          </table:table-cell>
          <table:table-cell table:style-name="ce8" table:formula="of:=4000*[.G370]" office:value-type="float" office:value="12000000" calcext:value-type="float">
            <text:p>12000000</text:p>
          </table:table-cell>
          <table:table-cell table:style-name="ce8" table:formula="of:=[.I370]-[.J370]" office:value-type="float" office:value="-8211000" calcext:value-type="float">
            <text:p>-8211000</text:p>
          </table:table-cell>
          <table:table-cell table:style-name="ce8" table:formula="of:=IF([.I370]&lt;[.J37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5" calcext:value-type="float">
            <text:p>13104075</text:p>
          </table:table-cell>
          <table:table-cell table:style-name="ce12" office:value-type="date" office:date-value="2025-06-03" calcext:value-type="date">
            <text:p>03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4" calcext:value-type="float">
            <text:p>1264</text:p>
          </table:table-cell>
          <table:table-cell table:style-name="ce8" table:formula="of:=PRODUCT([.G371:.H371])" office:value-type="float" office:value="3792000" calcext:value-type="float">
            <text:p>3792000</text:p>
          </table:table-cell>
          <table:table-cell table:style-name="ce8" table:formula="of:=4000*[.G371]" office:value-type="float" office:value="12000000" calcext:value-type="float">
            <text:p>12000000</text:p>
          </table:table-cell>
          <table:table-cell table:style-name="ce8" table:formula="of:=[.I371]-[.J371]" office:value-type="float" office:value="-8208000" calcext:value-type="float">
            <text:p>-8208000</text:p>
          </table:table-cell>
          <table:table-cell table:style-name="ce8" table:formula="of:=IF([.I371]&lt;[.J37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6" calcext:value-type="float">
            <text:p>13104076</text:p>
          </table:table-cell>
          <table:table-cell table:style-name="ce12" office:value-type="date" office:date-value="2025-06-04" calcext:value-type="date">
            <text:p>04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5" calcext:value-type="float">
            <text:p>1265</text:p>
          </table:table-cell>
          <table:table-cell table:style-name="ce8" table:formula="of:=PRODUCT([.G372:.H372])" office:value-type="float" office:value="3795000" calcext:value-type="float">
            <text:p>3795000</text:p>
          </table:table-cell>
          <table:table-cell table:style-name="ce8" table:formula="of:=4000*[.G372]" office:value-type="float" office:value="12000000" calcext:value-type="float">
            <text:p>12000000</text:p>
          </table:table-cell>
          <table:table-cell table:style-name="ce8" table:formula="of:=[.I372]-[.J372]" office:value-type="float" office:value="-8205000" calcext:value-type="float">
            <text:p>-8205000</text:p>
          </table:table-cell>
          <table:table-cell table:style-name="ce8" table:formula="of:=IF([.I372]&lt;[.J37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7" calcext:value-type="float">
            <text:p>13104077</text:p>
          </table:table-cell>
          <table:table-cell table:style-name="ce12" office:value-type="date" office:date-value="2025-06-05" calcext:value-type="date">
            <text:p>05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6" calcext:value-type="float">
            <text:p>1266</text:p>
          </table:table-cell>
          <table:table-cell table:style-name="ce8" table:formula="of:=PRODUCT([.G373:.H373])" office:value-type="float" office:value="3798000" calcext:value-type="float">
            <text:p>3798000</text:p>
          </table:table-cell>
          <table:table-cell table:style-name="ce8" table:formula="of:=4000*[.G373]" office:value-type="float" office:value="12000000" calcext:value-type="float">
            <text:p>12000000</text:p>
          </table:table-cell>
          <table:table-cell table:style-name="ce8" table:formula="of:=[.I373]-[.J373]" office:value-type="float" office:value="-8202000" calcext:value-type="float">
            <text:p>-8202000</text:p>
          </table:table-cell>
          <table:table-cell table:style-name="ce8" table:formula="of:=IF([.I373]&lt;[.J37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8" calcext:value-type="float">
            <text:p>13104078</text:p>
          </table:table-cell>
          <table:table-cell table:style-name="ce12" office:value-type="date" office:date-value="2025-06-06" calcext:value-type="date">
            <text:p>06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7" calcext:value-type="float">
            <text:p>1267</text:p>
          </table:table-cell>
          <table:table-cell table:style-name="ce8" table:formula="of:=PRODUCT([.G374:.H374])" office:value-type="float" office:value="3801000" calcext:value-type="float">
            <text:p>3801000</text:p>
          </table:table-cell>
          <table:table-cell table:style-name="ce8" table:formula="of:=4000*[.G374]" office:value-type="float" office:value="12000000" calcext:value-type="float">
            <text:p>12000000</text:p>
          </table:table-cell>
          <table:table-cell table:style-name="ce8" table:formula="of:=[.I374]-[.J374]" office:value-type="float" office:value="-8199000" calcext:value-type="float">
            <text:p>-8199000</text:p>
          </table:table-cell>
          <table:table-cell table:style-name="ce8" table:formula="of:=IF([.I374]&lt;[.J37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79" calcext:value-type="float">
            <text:p>13104079</text:p>
          </table:table-cell>
          <table:table-cell table:style-name="ce12" office:value-type="date" office:date-value="2025-06-07" calcext:value-type="date">
            <text:p>07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8" calcext:value-type="float">
            <text:p>1268</text:p>
          </table:table-cell>
          <table:table-cell table:style-name="ce8" table:formula="of:=PRODUCT([.G375:.H375])" office:value-type="float" office:value="3804000" calcext:value-type="float">
            <text:p>3804000</text:p>
          </table:table-cell>
          <table:table-cell table:style-name="ce8" table:formula="of:=4000*[.G375]" office:value-type="float" office:value="12000000" calcext:value-type="float">
            <text:p>12000000</text:p>
          </table:table-cell>
          <table:table-cell table:style-name="ce8" table:formula="of:=[.I375]-[.J375]" office:value-type="float" office:value="-8196000" calcext:value-type="float">
            <text:p>-8196000</text:p>
          </table:table-cell>
          <table:table-cell table:style-name="ce8" table:formula="of:=IF([.I375]&lt;[.J37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0" calcext:value-type="float">
            <text:p>13104080</text:p>
          </table:table-cell>
          <table:table-cell table:style-name="ce12" office:value-type="date" office:date-value="2025-06-08" calcext:value-type="date">
            <text:p>08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69" calcext:value-type="float">
            <text:p>1269</text:p>
          </table:table-cell>
          <table:table-cell table:style-name="ce8" table:formula="of:=PRODUCT([.G376:.H376])" office:value-type="float" office:value="3807000" calcext:value-type="float">
            <text:p>3807000</text:p>
          </table:table-cell>
          <table:table-cell table:style-name="ce8" table:formula="of:=4000*[.G376]" office:value-type="float" office:value="12000000" calcext:value-type="float">
            <text:p>12000000</text:p>
          </table:table-cell>
          <table:table-cell table:style-name="ce8" table:formula="of:=[.I376]-[.J376]" office:value-type="float" office:value="-8193000" calcext:value-type="float">
            <text:p>-8193000</text:p>
          </table:table-cell>
          <table:table-cell table:style-name="ce8" table:formula="of:=IF([.I376]&lt;[.J37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1" calcext:value-type="float">
            <text:p>13104081</text:p>
          </table:table-cell>
          <table:table-cell table:style-name="ce12" office:value-type="date" office:date-value="2025-06-09" calcext:value-type="date">
            <text:p>09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0" calcext:value-type="float">
            <text:p>1270</text:p>
          </table:table-cell>
          <table:table-cell table:style-name="ce8" table:formula="of:=PRODUCT([.G377:.H377])" office:value-type="float" office:value="3810000" calcext:value-type="float">
            <text:p>3810000</text:p>
          </table:table-cell>
          <table:table-cell table:style-name="ce8" table:formula="of:=4000*[.G377]" office:value-type="float" office:value="12000000" calcext:value-type="float">
            <text:p>12000000</text:p>
          </table:table-cell>
          <table:table-cell table:style-name="ce8" table:formula="of:=[.I377]-[.J377]" office:value-type="float" office:value="-8190000" calcext:value-type="float">
            <text:p>-8190000</text:p>
          </table:table-cell>
          <table:table-cell table:style-name="ce8" table:formula="of:=IF([.I377]&lt;[.J37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2" calcext:value-type="float">
            <text:p>13104082</text:p>
          </table:table-cell>
          <table:table-cell table:style-name="ce12" office:value-type="date" office:date-value="2025-06-10" calcext:value-type="date">
            <text:p>10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1" calcext:value-type="float">
            <text:p>1271</text:p>
          </table:table-cell>
          <table:table-cell table:style-name="ce8" table:formula="of:=PRODUCT([.G378:.H378])" office:value-type="float" office:value="3813000" calcext:value-type="float">
            <text:p>3813000</text:p>
          </table:table-cell>
          <table:table-cell table:style-name="ce8" table:formula="of:=4000*[.G378]" office:value-type="float" office:value="12000000" calcext:value-type="float">
            <text:p>12000000</text:p>
          </table:table-cell>
          <table:table-cell table:style-name="ce8" table:formula="of:=[.I378]-[.J378]" office:value-type="float" office:value="-8187000" calcext:value-type="float">
            <text:p>-8187000</text:p>
          </table:table-cell>
          <table:table-cell table:style-name="ce8" table:formula="of:=IF([.I378]&lt;[.J37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3" calcext:value-type="float">
            <text:p>13104083</text:p>
          </table:table-cell>
          <table:table-cell table:style-name="ce12" office:value-type="date" office:date-value="2025-06-11" calcext:value-type="date">
            <text:p>11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2" calcext:value-type="float">
            <text:p>1272</text:p>
          </table:table-cell>
          <table:table-cell table:style-name="ce8" table:formula="of:=PRODUCT([.G379:.H379])" office:value-type="float" office:value="3816000" calcext:value-type="float">
            <text:p>3816000</text:p>
          </table:table-cell>
          <table:table-cell table:style-name="ce8" table:formula="of:=4000*[.G379]" office:value-type="float" office:value="12000000" calcext:value-type="float">
            <text:p>12000000</text:p>
          </table:table-cell>
          <table:table-cell table:style-name="ce8" table:formula="of:=[.I379]-[.J379]" office:value-type="float" office:value="-8184000" calcext:value-type="float">
            <text:p>-8184000</text:p>
          </table:table-cell>
          <table:table-cell table:style-name="ce8" table:formula="of:=IF([.I379]&lt;[.J37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4" calcext:value-type="float">
            <text:p>13104084</text:p>
          </table:table-cell>
          <table:table-cell table:style-name="ce12" office:value-type="date" office:date-value="2025-06-12" calcext:value-type="date">
            <text:p>12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3" calcext:value-type="float">
            <text:p>1273</text:p>
          </table:table-cell>
          <table:table-cell table:style-name="ce8" table:formula="of:=PRODUCT([.G380:.H380])" office:value-type="float" office:value="3819000" calcext:value-type="float">
            <text:p>3819000</text:p>
          </table:table-cell>
          <table:table-cell table:style-name="ce8" table:formula="of:=4000*[.G380]" office:value-type="float" office:value="12000000" calcext:value-type="float">
            <text:p>12000000</text:p>
          </table:table-cell>
          <table:table-cell table:style-name="ce8" table:formula="of:=[.I380]-[.J380]" office:value-type="float" office:value="-8181000" calcext:value-type="float">
            <text:p>-8181000</text:p>
          </table:table-cell>
          <table:table-cell table:style-name="ce8" table:formula="of:=IF([.I380]&lt;[.J38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5" calcext:value-type="float">
            <text:p>13104085</text:p>
          </table:table-cell>
          <table:table-cell table:style-name="ce12" office:value-type="date" office:date-value="2025-06-13" calcext:value-type="date">
            <text:p>13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4" calcext:value-type="float">
            <text:p>1274</text:p>
          </table:table-cell>
          <table:table-cell table:style-name="ce8" table:formula="of:=PRODUCT([.G381:.H381])" office:value-type="float" office:value="3822000" calcext:value-type="float">
            <text:p>3822000</text:p>
          </table:table-cell>
          <table:table-cell table:style-name="ce8" table:formula="of:=4000*[.G381]" office:value-type="float" office:value="12000000" calcext:value-type="float">
            <text:p>12000000</text:p>
          </table:table-cell>
          <table:table-cell table:style-name="ce8" table:formula="of:=[.I381]-[.J381]" office:value-type="float" office:value="-8178000" calcext:value-type="float">
            <text:p>-8178000</text:p>
          </table:table-cell>
          <table:table-cell table:style-name="ce8" table:formula="of:=IF([.I381]&lt;[.J38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6" calcext:value-type="float">
            <text:p>13104086</text:p>
          </table:table-cell>
          <table:table-cell table:style-name="ce12" office:value-type="date" office:date-value="2025-06-14" calcext:value-type="date">
            <text:p>14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5" calcext:value-type="float">
            <text:p>1275</text:p>
          </table:table-cell>
          <table:table-cell table:style-name="ce8" table:formula="of:=PRODUCT([.G382:.H382])" office:value-type="float" office:value="3825000" calcext:value-type="float">
            <text:p>3825000</text:p>
          </table:table-cell>
          <table:table-cell table:style-name="ce8" table:formula="of:=4000*[.G382]" office:value-type="float" office:value="12000000" calcext:value-type="float">
            <text:p>12000000</text:p>
          </table:table-cell>
          <table:table-cell table:style-name="ce8" table:formula="of:=[.I382]-[.J382]" office:value-type="float" office:value="-8175000" calcext:value-type="float">
            <text:p>-8175000</text:p>
          </table:table-cell>
          <table:table-cell table:style-name="ce8" table:formula="of:=IF([.I382]&lt;[.J38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7" calcext:value-type="float">
            <text:p>13104087</text:p>
          </table:table-cell>
          <table:table-cell table:style-name="ce12" office:value-type="date" office:date-value="2025-06-15" calcext:value-type="date">
            <text:p>15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6" calcext:value-type="float">
            <text:p>1276</text:p>
          </table:table-cell>
          <table:table-cell table:style-name="ce8" table:formula="of:=PRODUCT([.G383:.H383])" office:value-type="float" office:value="3828000" calcext:value-type="float">
            <text:p>3828000</text:p>
          </table:table-cell>
          <table:table-cell table:style-name="ce8" table:formula="of:=4000*[.G383]" office:value-type="float" office:value="12000000" calcext:value-type="float">
            <text:p>12000000</text:p>
          </table:table-cell>
          <table:table-cell table:style-name="ce8" table:formula="of:=[.I383]-[.J383]" office:value-type="float" office:value="-8172000" calcext:value-type="float">
            <text:p>-8172000</text:p>
          </table:table-cell>
          <table:table-cell table:style-name="ce8" table:formula="of:=IF([.I383]&lt;[.J38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8" calcext:value-type="float">
            <text:p>13104088</text:p>
          </table:table-cell>
          <table:table-cell table:style-name="ce12" office:value-type="date" office:date-value="2025-06-16" calcext:value-type="date">
            <text:p>16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7" calcext:value-type="float">
            <text:p>1277</text:p>
          </table:table-cell>
          <table:table-cell table:style-name="ce8" table:formula="of:=PRODUCT([.G384:.H384])" office:value-type="float" office:value="3831000" calcext:value-type="float">
            <text:p>3831000</text:p>
          </table:table-cell>
          <table:table-cell table:style-name="ce8" table:formula="of:=4000*[.G384]" office:value-type="float" office:value="12000000" calcext:value-type="float">
            <text:p>12000000</text:p>
          </table:table-cell>
          <table:table-cell table:style-name="ce8" table:formula="of:=[.I384]-[.J384]" office:value-type="float" office:value="-8169000" calcext:value-type="float">
            <text:p>-8169000</text:p>
          </table:table-cell>
          <table:table-cell table:style-name="ce8" table:formula="of:=IF([.I384]&lt;[.J38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89" calcext:value-type="float">
            <text:p>13104089</text:p>
          </table:table-cell>
          <table:table-cell table:style-name="ce12" office:value-type="date" office:date-value="2025-06-17" calcext:value-type="date">
            <text:p>17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8" calcext:value-type="float">
            <text:p>1278</text:p>
          </table:table-cell>
          <table:table-cell table:style-name="ce8" table:formula="of:=PRODUCT([.G385:.H385])" office:value-type="float" office:value="3834000" calcext:value-type="float">
            <text:p>3834000</text:p>
          </table:table-cell>
          <table:table-cell table:style-name="ce8" table:formula="of:=4000*[.G385]" office:value-type="float" office:value="12000000" calcext:value-type="float">
            <text:p>12000000</text:p>
          </table:table-cell>
          <table:table-cell table:style-name="ce8" table:formula="of:=[.I385]-[.J385]" office:value-type="float" office:value="-8166000" calcext:value-type="float">
            <text:p>-8166000</text:p>
          </table:table-cell>
          <table:table-cell table:style-name="ce8" table:formula="of:=IF([.I385]&lt;[.J38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0" calcext:value-type="float">
            <text:p>13104090</text:p>
          </table:table-cell>
          <table:table-cell table:style-name="ce12" office:value-type="date" office:date-value="2025-06-18" calcext:value-type="date">
            <text:p>18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79" calcext:value-type="float">
            <text:p>1279</text:p>
          </table:table-cell>
          <table:table-cell table:style-name="ce8" table:formula="of:=PRODUCT([.G386:.H386])" office:value-type="float" office:value="3837000" calcext:value-type="float">
            <text:p>3837000</text:p>
          </table:table-cell>
          <table:table-cell table:style-name="ce8" table:formula="of:=4000*[.G386]" office:value-type="float" office:value="12000000" calcext:value-type="float">
            <text:p>12000000</text:p>
          </table:table-cell>
          <table:table-cell table:style-name="ce8" table:formula="of:=[.I386]-[.J386]" office:value-type="float" office:value="-8163000" calcext:value-type="float">
            <text:p>-8163000</text:p>
          </table:table-cell>
          <table:table-cell table:style-name="ce8" table:formula="of:=IF([.I386]&lt;[.J38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1" calcext:value-type="float">
            <text:p>13104091</text:p>
          </table:table-cell>
          <table:table-cell table:style-name="ce12" office:value-type="date" office:date-value="2025-06-19" calcext:value-type="date">
            <text:p>19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table:formula="of:=PRODUCT([.G387:.H387])" office:value-type="float" office:value="3840000" calcext:value-type="float">
            <text:p>3840000</text:p>
          </table:table-cell>
          <table:table-cell table:style-name="ce8" table:formula="of:=4000*[.G387]" office:value-type="float" office:value="12000000" calcext:value-type="float">
            <text:p>12000000</text:p>
          </table:table-cell>
          <table:table-cell table:style-name="ce8" table:formula="of:=[.I387]-[.J387]" office:value-type="float" office:value="-8160000" calcext:value-type="float">
            <text:p>-8160000</text:p>
          </table:table-cell>
          <table:table-cell table:style-name="ce8" table:formula="of:=IF([.I387]&lt;[.J38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2" calcext:value-type="float">
            <text:p>13104092</text:p>
          </table:table-cell>
          <table:table-cell table:style-name="ce12" office:value-type="date" office:date-value="2025-06-20" calcext:value-type="date">
            <text:p>20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1" calcext:value-type="float">
            <text:p>1281</text:p>
          </table:table-cell>
          <table:table-cell table:style-name="ce8" table:formula="of:=PRODUCT([.G388:.H388])" office:value-type="float" office:value="3843000" calcext:value-type="float">
            <text:p>3843000</text:p>
          </table:table-cell>
          <table:table-cell table:style-name="ce8" table:formula="of:=4000*[.G388]" office:value-type="float" office:value="12000000" calcext:value-type="float">
            <text:p>12000000</text:p>
          </table:table-cell>
          <table:table-cell table:style-name="ce8" table:formula="of:=[.I388]-[.J388]" office:value-type="float" office:value="-8157000" calcext:value-type="float">
            <text:p>-8157000</text:p>
          </table:table-cell>
          <table:table-cell table:style-name="ce8" table:formula="of:=IF([.I388]&lt;[.J38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3" calcext:value-type="float">
            <text:p>13104093</text:p>
          </table:table-cell>
          <table:table-cell table:style-name="ce12" office:value-type="date" office:date-value="2025-06-21" calcext:value-type="date">
            <text:p>21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2" calcext:value-type="float">
            <text:p>1282</text:p>
          </table:table-cell>
          <table:table-cell table:style-name="ce8" table:formula="of:=PRODUCT([.G389:.H389])" office:value-type="float" office:value="3846000" calcext:value-type="float">
            <text:p>3846000</text:p>
          </table:table-cell>
          <table:table-cell table:style-name="ce8" table:formula="of:=4000*[.G389]" office:value-type="float" office:value="12000000" calcext:value-type="float">
            <text:p>12000000</text:p>
          </table:table-cell>
          <table:table-cell table:style-name="ce8" table:formula="of:=[.I389]-[.J389]" office:value-type="float" office:value="-8154000" calcext:value-type="float">
            <text:p>-8154000</text:p>
          </table:table-cell>
          <table:table-cell table:style-name="ce8" table:formula="of:=IF([.I389]&lt;[.J38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4" calcext:value-type="float">
            <text:p>13104094</text:p>
          </table:table-cell>
          <table:table-cell table:style-name="ce12" office:value-type="date" office:date-value="2025-06-22" calcext:value-type="date">
            <text:p>22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3" calcext:value-type="float">
            <text:p>1283</text:p>
          </table:table-cell>
          <table:table-cell table:style-name="ce8" table:formula="of:=PRODUCT([.G390:.H390])" office:value-type="float" office:value="3849000" calcext:value-type="float">
            <text:p>3849000</text:p>
          </table:table-cell>
          <table:table-cell table:style-name="ce8" table:formula="of:=4000*[.G390]" office:value-type="float" office:value="12000000" calcext:value-type="float">
            <text:p>12000000</text:p>
          </table:table-cell>
          <table:table-cell table:style-name="ce8" table:formula="of:=[.I390]-[.J390]" office:value-type="float" office:value="-8151000" calcext:value-type="float">
            <text:p>-8151000</text:p>
          </table:table-cell>
          <table:table-cell table:style-name="ce8" table:formula="of:=IF([.I390]&lt;[.J39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5" calcext:value-type="float">
            <text:p>13104095</text:p>
          </table:table-cell>
          <table:table-cell table:style-name="ce12" office:value-type="date" office:date-value="2025-06-23" calcext:value-type="date">
            <text:p>23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4" calcext:value-type="float">
            <text:p>1284</text:p>
          </table:table-cell>
          <table:table-cell table:style-name="ce8" table:formula="of:=PRODUCT([.G391:.H391])" office:value-type="float" office:value="3852000" calcext:value-type="float">
            <text:p>3852000</text:p>
          </table:table-cell>
          <table:table-cell table:style-name="ce8" table:formula="of:=4000*[.G391]" office:value-type="float" office:value="12000000" calcext:value-type="float">
            <text:p>12000000</text:p>
          </table:table-cell>
          <table:table-cell table:style-name="ce8" table:formula="of:=[.I391]-[.J391]" office:value-type="float" office:value="-8148000" calcext:value-type="float">
            <text:p>-8148000</text:p>
          </table:table-cell>
          <table:table-cell table:style-name="ce8" table:formula="of:=IF([.I391]&lt;[.J39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6" calcext:value-type="float">
            <text:p>13104096</text:p>
          </table:table-cell>
          <table:table-cell table:style-name="ce12" office:value-type="date" office:date-value="2025-06-24" calcext:value-type="date">
            <text:p>24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5" calcext:value-type="float">
            <text:p>1285</text:p>
          </table:table-cell>
          <table:table-cell table:style-name="ce8" table:formula="of:=PRODUCT([.G392:.H392])" office:value-type="float" office:value="3855000" calcext:value-type="float">
            <text:p>3855000</text:p>
          </table:table-cell>
          <table:table-cell table:style-name="ce8" table:formula="of:=4000*[.G392]" office:value-type="float" office:value="12000000" calcext:value-type="float">
            <text:p>12000000</text:p>
          </table:table-cell>
          <table:table-cell table:style-name="ce8" table:formula="of:=[.I392]-[.J392]" office:value-type="float" office:value="-8145000" calcext:value-type="float">
            <text:p>-8145000</text:p>
          </table:table-cell>
          <table:table-cell table:style-name="ce8" table:formula="of:=IF([.I392]&lt;[.J39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7" calcext:value-type="float">
            <text:p>13104097</text:p>
          </table:table-cell>
          <table:table-cell table:style-name="ce12" office:value-type="date" office:date-value="2025-06-25" calcext:value-type="date">
            <text:p>25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6" calcext:value-type="float">
            <text:p>1286</text:p>
          </table:table-cell>
          <table:table-cell table:style-name="ce8" table:formula="of:=PRODUCT([.G393:.H393])" office:value-type="float" office:value="3858000" calcext:value-type="float">
            <text:p>3858000</text:p>
          </table:table-cell>
          <table:table-cell table:style-name="ce8" table:formula="of:=4000*[.G393]" office:value-type="float" office:value="12000000" calcext:value-type="float">
            <text:p>12000000</text:p>
          </table:table-cell>
          <table:table-cell table:style-name="ce8" table:formula="of:=[.I393]-[.J393]" office:value-type="float" office:value="-8142000" calcext:value-type="float">
            <text:p>-8142000</text:p>
          </table:table-cell>
          <table:table-cell table:style-name="ce8" table:formula="of:=IF([.I393]&lt;[.J39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8" calcext:value-type="float">
            <text:p>13104098</text:p>
          </table:table-cell>
          <table:table-cell table:style-name="ce12" office:value-type="date" office:date-value="2025-06-26" calcext:value-type="date">
            <text:p>26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7" calcext:value-type="float">
            <text:p>1287</text:p>
          </table:table-cell>
          <table:table-cell table:style-name="ce8" table:formula="of:=PRODUCT([.G394:.H394])" office:value-type="float" office:value="3861000" calcext:value-type="float">
            <text:p>3861000</text:p>
          </table:table-cell>
          <table:table-cell table:style-name="ce8" table:formula="of:=4000*[.G394]" office:value-type="float" office:value="12000000" calcext:value-type="float">
            <text:p>12000000</text:p>
          </table:table-cell>
          <table:table-cell table:style-name="ce8" table:formula="of:=[.I394]-[.J394]" office:value-type="float" office:value="-8139000" calcext:value-type="float">
            <text:p>-8139000</text:p>
          </table:table-cell>
          <table:table-cell table:style-name="ce8" table:formula="of:=IF([.I394]&lt;[.J39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099" calcext:value-type="float">
            <text:p>13104099</text:p>
          </table:table-cell>
          <table:table-cell table:style-name="ce12" office:value-type="date" office:date-value="2025-06-27" calcext:value-type="date">
            <text:p>27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8" calcext:value-type="float">
            <text:p>1288</text:p>
          </table:table-cell>
          <table:table-cell table:style-name="ce8" table:formula="of:=PRODUCT([.G395:.H395])" office:value-type="float" office:value="3864000" calcext:value-type="float">
            <text:p>3864000</text:p>
          </table:table-cell>
          <table:table-cell table:style-name="ce8" table:formula="of:=4000*[.G395]" office:value-type="float" office:value="12000000" calcext:value-type="float">
            <text:p>12000000</text:p>
          </table:table-cell>
          <table:table-cell table:style-name="ce8" table:formula="of:=[.I395]-[.J395]" office:value-type="float" office:value="-8136000" calcext:value-type="float">
            <text:p>-8136000</text:p>
          </table:table-cell>
          <table:table-cell table:style-name="ce8" table:formula="of:=IF([.I395]&lt;[.J39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100" calcext:value-type="float">
            <text:p>13104100</text:p>
          </table:table-cell>
          <table:table-cell table:style-name="ce12" office:value-type="date" office:date-value="2025-06-28" calcext:value-type="date">
            <text:p>28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89" calcext:value-type="float">
            <text:p>1289</text:p>
          </table:table-cell>
          <table:table-cell table:style-name="ce8" table:formula="of:=PRODUCT([.G396:.H396])" office:value-type="float" office:value="3867000" calcext:value-type="float">
            <text:p>3867000</text:p>
          </table:table-cell>
          <table:table-cell table:style-name="ce8" table:formula="of:=4000*[.G396]" office:value-type="float" office:value="12000000" calcext:value-type="float">
            <text:p>12000000</text:p>
          </table:table-cell>
          <table:table-cell table:style-name="ce8" table:formula="of:=[.I396]-[.J396]" office:value-type="float" office:value="-8133000" calcext:value-type="float">
            <text:p>-8133000</text:p>
          </table:table-cell>
          <table:table-cell table:style-name="ce8" table:formula="of:=IF([.I396]&lt;[.J39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101" calcext:value-type="float">
            <text:p>13104101</text:p>
          </table:table-cell>
          <table:table-cell table:style-name="ce12" office:value-type="date" office:date-value="2025-06-29" calcext:value-type="date">
            <text:p>29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0" calcext:value-type="float">
            <text:p>1290</text:p>
          </table:table-cell>
          <table:table-cell table:style-name="ce8" table:formula="of:=PRODUCT([.G397:.H397])" office:value-type="float" office:value="3870000" calcext:value-type="float">
            <text:p>3870000</text:p>
          </table:table-cell>
          <table:table-cell table:style-name="ce8" table:formula="of:=4000*[.G397]" office:value-type="float" office:value="12000000" calcext:value-type="float">
            <text:p>12000000</text:p>
          </table:table-cell>
          <table:table-cell table:style-name="ce8" table:formula="of:=[.I397]-[.J397]" office:value-type="float" office:value="-8130000" calcext:value-type="float">
            <text:p>-8130000</text:p>
          </table:table-cell>
          <table:table-cell table:style-name="ce8" table:formula="of:=IF([.I397]&lt;[.J39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102" calcext:value-type="float">
            <text:p>13104102</text:p>
          </table:table-cell>
          <table:table-cell table:style-name="ce12" office:value-type="date" office:date-value="2025-06-30" calcext:value-type="date">
            <text:p>30/06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1" calcext:value-type="float">
            <text:p>1291</text:p>
          </table:table-cell>
          <table:table-cell table:style-name="ce8" table:formula="of:=PRODUCT([.G398:.H398])" office:value-type="float" office:value="3873000" calcext:value-type="float">
            <text:p>3873000</text:p>
          </table:table-cell>
          <table:table-cell table:style-name="ce8" table:formula="of:=4000*[.G398]" office:value-type="float" office:value="12000000" calcext:value-type="float">
            <text:p>12000000</text:p>
          </table:table-cell>
          <table:table-cell table:style-name="ce8" table:formula="of:=[.I398]-[.J398]" office:value-type="float" office:value="-8127000" calcext:value-type="float">
            <text:p>-8127000</text:p>
          </table:table-cell>
          <table:table-cell table:style-name="ce8" table:formula="of:=IF([.I398]&lt;[.J39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103" calcext:value-type="float">
            <text:p>13104103</text:p>
          </table:table-cell>
          <table:table-cell table:style-name="ce12" office:value-type="date" office:date-value="2025-07-01" calcext:value-type="date">
            <text:p>01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2" calcext:value-type="float">
            <text:p>1292</text:p>
          </table:table-cell>
          <table:table-cell table:style-name="ce8" table:formula="of:=PRODUCT([.G399:.H399])" office:value-type="float" office:value="3876000" calcext:value-type="float">
            <text:p>3876000</text:p>
          </table:table-cell>
          <table:table-cell table:style-name="ce8" table:formula="of:=4000*[.G399]" office:value-type="float" office:value="12000000" calcext:value-type="float">
            <text:p>12000000</text:p>
          </table:table-cell>
          <table:table-cell table:style-name="ce8" table:formula="of:=[.I399]-[.J399]" office:value-type="float" office:value="-8124000" calcext:value-type="float">
            <text:p>-8124000</text:p>
          </table:table-cell>
          <table:table-cell table:style-name="ce8" table:formula="of:=IF([.I399]&lt;[.J39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104" calcext:value-type="float">
            <text:p>13104104</text:p>
          </table:table-cell>
          <table:table-cell table:style-name="ce12" office:value-type="date" office:date-value="2025-07-02" calcext:value-type="date">
            <text:p>02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3" calcext:value-type="float">
            <text:p>1293</text:p>
          </table:table-cell>
          <table:table-cell table:style-name="ce8" table:formula="of:=PRODUCT([.G400:.H400])" office:value-type="float" office:value="3879000" calcext:value-type="float">
            <text:p>3879000</text:p>
          </table:table-cell>
          <table:table-cell table:style-name="ce8" table:formula="of:=4000*[.G400]" office:value-type="float" office:value="12000000" calcext:value-type="float">
            <text:p>12000000</text:p>
          </table:table-cell>
          <table:table-cell table:style-name="ce8" table:formula="of:=[.I400]-[.J400]" office:value-type="float" office:value="-8121000" calcext:value-type="float">
            <text:p>-8121000</text:p>
          </table:table-cell>
          <table:table-cell table:style-name="ce8" table:formula="of:=IF([.I400]&lt;[.J40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foot looker</text:p>
          </table:table-cell>
          <table:table-cell table:style-name="ce8" office:value-type="float" office:value="13104105" calcext:value-type="float">
            <text:p>13104105</text:p>
          </table:table-cell>
          <table:table-cell table:style-name="ce12" office:value-type="date" office:date-value="2025-07-03" calcext:value-type="date">
            <text:p>03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4" calcext:value-type="float">
            <text:p>1294</text:p>
          </table:table-cell>
          <table:table-cell table:style-name="ce8" table:formula="of:=PRODUCT([.G401:.H401])" office:value-type="float" office:value="3882000" calcext:value-type="float">
            <text:p>3882000</text:p>
          </table:table-cell>
          <table:table-cell table:style-name="ce8" table:formula="of:=4000*[.G401]" office:value-type="float" office:value="12000000" calcext:value-type="float">
            <text:p>12000000</text:p>
          </table:table-cell>
          <table:table-cell table:style-name="ce8" table:formula="of:=[.I401]-[.J401]" office:value-type="float" office:value="-8118000" calcext:value-type="float">
            <text:p>-8118000</text:p>
          </table:table-cell>
          <table:table-cell table:style-name="ce8" table:formula="of:=IF([.I401]&lt;[.J40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06" calcext:value-type="float">
            <text:p>13104106</text:p>
          </table:table-cell>
          <table:table-cell table:style-name="ce12" office:value-type="date" office:date-value="2025-07-04" calcext:value-type="date">
            <text:p>04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5" calcext:value-type="float">
            <text:p>1295</text:p>
          </table:table-cell>
          <table:table-cell table:style-name="ce8" table:formula="of:=PRODUCT([.G402:.H402])" office:value-type="float" office:value="3885000" calcext:value-type="float">
            <text:p>3885000</text:p>
          </table:table-cell>
          <table:table-cell table:style-name="ce8" table:formula="of:=4000*[.G402]" office:value-type="float" office:value="12000000" calcext:value-type="float">
            <text:p>12000000</text:p>
          </table:table-cell>
          <table:table-cell table:style-name="ce8" table:formula="of:=[.I402]-[.J402]" office:value-type="float" office:value="-8115000" calcext:value-type="float">
            <text:p>-8115000</text:p>
          </table:table-cell>
          <table:table-cell table:style-name="ce8" table:formula="of:=IF([.I402]&lt;[.J40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07" calcext:value-type="float">
            <text:p>13104107</text:p>
          </table:table-cell>
          <table:table-cell table:style-name="ce12" office:value-type="date" office:date-value="2025-07-05" calcext:value-type="date">
            <text:p>05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6" calcext:value-type="float">
            <text:p>1296</text:p>
          </table:table-cell>
          <table:table-cell table:style-name="ce8" table:formula="of:=PRODUCT([.G403:.H403])" office:value-type="float" office:value="3888000" calcext:value-type="float">
            <text:p>3888000</text:p>
          </table:table-cell>
          <table:table-cell table:style-name="ce8" table:formula="of:=4000*[.G403]" office:value-type="float" office:value="12000000" calcext:value-type="float">
            <text:p>12000000</text:p>
          </table:table-cell>
          <table:table-cell table:style-name="ce8" table:formula="of:=[.I403]-[.J403]" office:value-type="float" office:value="-8112000" calcext:value-type="float">
            <text:p>-8112000</text:p>
          </table:table-cell>
          <table:table-cell table:style-name="ce8" table:formula="of:=IF([.I403]&lt;[.J40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08" calcext:value-type="float">
            <text:p>13104108</text:p>
          </table:table-cell>
          <table:table-cell table:style-name="ce12" office:value-type="date" office:date-value="2025-07-06" calcext:value-type="date">
            <text:p>06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7" calcext:value-type="float">
            <text:p>1297</text:p>
          </table:table-cell>
          <table:table-cell table:style-name="ce8" table:formula="of:=PRODUCT([.G404:.H404])" office:value-type="float" office:value="3891000" calcext:value-type="float">
            <text:p>3891000</text:p>
          </table:table-cell>
          <table:table-cell table:style-name="ce8" table:formula="of:=4000*[.G404]" office:value-type="float" office:value="12000000" calcext:value-type="float">
            <text:p>12000000</text:p>
          </table:table-cell>
          <table:table-cell table:style-name="ce8" table:formula="of:=[.I404]-[.J404]" office:value-type="float" office:value="-8109000" calcext:value-type="float">
            <text:p>-8109000</text:p>
          </table:table-cell>
          <table:table-cell table:style-name="ce8" table:formula="of:=IF([.I404]&lt;[.J40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09" calcext:value-type="float">
            <text:p>13104109</text:p>
          </table:table-cell>
          <table:table-cell table:style-name="ce12" office:value-type="date" office:date-value="2025-07-07" calcext:value-type="date">
            <text:p>07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8" calcext:value-type="float">
            <text:p>1298</text:p>
          </table:table-cell>
          <table:table-cell table:style-name="ce8" table:formula="of:=PRODUCT([.G405:.H405])" office:value-type="float" office:value="3894000" calcext:value-type="float">
            <text:p>3894000</text:p>
          </table:table-cell>
          <table:table-cell table:style-name="ce8" table:formula="of:=4000*[.G405]" office:value-type="float" office:value="12000000" calcext:value-type="float">
            <text:p>12000000</text:p>
          </table:table-cell>
          <table:table-cell table:style-name="ce8" table:formula="of:=[.I405]-[.J405]" office:value-type="float" office:value="-8106000" calcext:value-type="float">
            <text:p>-8106000</text:p>
          </table:table-cell>
          <table:table-cell table:style-name="ce8" table:formula="of:=IF([.I405]&lt;[.J40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0" calcext:value-type="float">
            <text:p>13104110</text:p>
          </table:table-cell>
          <table:table-cell table:style-name="ce12" office:value-type="date" office:date-value="2025-07-08" calcext:value-type="date">
            <text:p>08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299" calcext:value-type="float">
            <text:p>1299</text:p>
          </table:table-cell>
          <table:table-cell table:style-name="ce8" table:formula="of:=PRODUCT([.G406:.H406])" office:value-type="float" office:value="3897000" calcext:value-type="float">
            <text:p>3897000</text:p>
          </table:table-cell>
          <table:table-cell table:style-name="ce8" table:formula="of:=4000*[.G406]" office:value-type="float" office:value="12000000" calcext:value-type="float">
            <text:p>12000000</text:p>
          </table:table-cell>
          <table:table-cell table:style-name="ce8" table:formula="of:=[.I406]-[.J406]" office:value-type="float" office:value="-8103000" calcext:value-type="float">
            <text:p>-8103000</text:p>
          </table:table-cell>
          <table:table-cell table:style-name="ce8" table:formula="of:=IF([.I406]&lt;[.J406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1" calcext:value-type="float">
            <text:p>13104111</text:p>
          </table:table-cell>
          <table:table-cell table:style-name="ce12" office:value-type="date" office:date-value="2025-07-09" calcext:value-type="date">
            <text:p>09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table:formula="of:=PRODUCT([.G407:.H407])" office:value-type="float" office:value="3900000" calcext:value-type="float">
            <text:p>3900000</text:p>
          </table:table-cell>
          <table:table-cell table:style-name="ce8" table:formula="of:=4000*[.G407]" office:value-type="float" office:value="12000000" calcext:value-type="float">
            <text:p>12000000</text:p>
          </table:table-cell>
          <table:table-cell table:style-name="ce8" table:formula="of:=[.I407]-[.J407]" office:value-type="float" office:value="-8100000" calcext:value-type="float">
            <text:p>-8100000</text:p>
          </table:table-cell>
          <table:table-cell table:style-name="ce8" table:formula="of:=IF([.I407]&lt;[.J407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2" calcext:value-type="float">
            <text:p>13104112</text:p>
          </table:table-cell>
          <table:table-cell table:style-name="ce12" office:value-type="date" office:date-value="2025-07-10" calcext:value-type="date">
            <text:p>10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1" calcext:value-type="float">
            <text:p>1301</text:p>
          </table:table-cell>
          <table:table-cell table:style-name="ce8" table:formula="of:=PRODUCT([.G408:.H408])" office:value-type="float" office:value="3903000" calcext:value-type="float">
            <text:p>3903000</text:p>
          </table:table-cell>
          <table:table-cell table:style-name="ce8" table:formula="of:=4000*[.G408]" office:value-type="float" office:value="12000000" calcext:value-type="float">
            <text:p>12000000</text:p>
          </table:table-cell>
          <table:table-cell table:style-name="ce8" table:formula="of:=[.I408]-[.J408]" office:value-type="float" office:value="-8097000" calcext:value-type="float">
            <text:p>-8097000</text:p>
          </table:table-cell>
          <table:table-cell table:style-name="ce8" table:formula="of:=IF([.I408]&lt;[.J408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3" calcext:value-type="float">
            <text:p>13104113</text:p>
          </table:table-cell>
          <table:table-cell table:style-name="ce12" office:value-type="date" office:date-value="2025-07-11" calcext:value-type="date">
            <text:p>11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2" calcext:value-type="float">
            <text:p>1302</text:p>
          </table:table-cell>
          <table:table-cell table:style-name="ce8" table:formula="of:=PRODUCT([.G409:.H409])" office:value-type="float" office:value="3906000" calcext:value-type="float">
            <text:p>3906000</text:p>
          </table:table-cell>
          <table:table-cell table:style-name="ce8" table:formula="of:=4000*[.G409]" office:value-type="float" office:value="12000000" calcext:value-type="float">
            <text:p>12000000</text:p>
          </table:table-cell>
          <table:table-cell table:style-name="ce8" table:formula="of:=[.I409]-[.J409]" office:value-type="float" office:value="-8094000" calcext:value-type="float">
            <text:p>-8094000</text:p>
          </table:table-cell>
          <table:table-cell table:style-name="ce8" table:formula="of:=IF([.I409]&lt;[.J409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4" calcext:value-type="float">
            <text:p>13104114</text:p>
          </table:table-cell>
          <table:table-cell table:style-name="ce12" office:value-type="date" office:date-value="2025-07-12" calcext:value-type="date">
            <text:p>12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3" calcext:value-type="float">
            <text:p>1303</text:p>
          </table:table-cell>
          <table:table-cell table:style-name="ce8" table:formula="of:=PRODUCT([.G410:.H410])" office:value-type="float" office:value="3909000" calcext:value-type="float">
            <text:p>3909000</text:p>
          </table:table-cell>
          <table:table-cell table:style-name="ce8" table:formula="of:=4000*[.G410]" office:value-type="float" office:value="12000000" calcext:value-type="float">
            <text:p>12000000</text:p>
          </table:table-cell>
          <table:table-cell table:style-name="ce8" table:formula="of:=[.I410]-[.J410]" office:value-type="float" office:value="-8091000" calcext:value-type="float">
            <text:p>-8091000</text:p>
          </table:table-cell>
          <table:table-cell table:style-name="ce8" table:formula="of:=IF([.I410]&lt;[.J410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5" calcext:value-type="float">
            <text:p>13104115</text:p>
          </table:table-cell>
          <table:table-cell table:style-name="ce12" office:value-type="date" office:date-value="2025-07-13" calcext:value-type="date">
            <text:p>13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4" calcext:value-type="float">
            <text:p>1304</text:p>
          </table:table-cell>
          <table:table-cell table:style-name="ce8" table:formula="of:=PRODUCT([.G411:.H411])" office:value-type="float" office:value="3912000" calcext:value-type="float">
            <text:p>3912000</text:p>
          </table:table-cell>
          <table:table-cell table:style-name="ce8" table:formula="of:=4000*[.G411]" office:value-type="float" office:value="12000000" calcext:value-type="float">
            <text:p>12000000</text:p>
          </table:table-cell>
          <table:table-cell table:style-name="ce8" table:formula="of:=[.I411]-[.J411]" office:value-type="float" office:value="-8088000" calcext:value-type="float">
            <text:p>-8088000</text:p>
          </table:table-cell>
          <table:table-cell table:style-name="ce8" table:formula="of:=IF([.I411]&lt;[.J411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6" calcext:value-type="float">
            <text:p>13104116</text:p>
          </table:table-cell>
          <table:table-cell table:style-name="ce12" office:value-type="date" office:date-value="2025-07-14" calcext:value-type="date">
            <text:p>14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5" calcext:value-type="float">
            <text:p>1305</text:p>
          </table:table-cell>
          <table:table-cell table:style-name="ce8" table:formula="of:=PRODUCT([.G412:.H412])" office:value-type="float" office:value="3915000" calcext:value-type="float">
            <text:p>3915000</text:p>
          </table:table-cell>
          <table:table-cell table:style-name="ce8" table:formula="of:=4000*[.G412]" office:value-type="float" office:value="12000000" calcext:value-type="float">
            <text:p>12000000</text:p>
          </table:table-cell>
          <table:table-cell table:style-name="ce8" table:formula="of:=[.I412]-[.J412]" office:value-type="float" office:value="-8085000" calcext:value-type="float">
            <text:p>-8085000</text:p>
          </table:table-cell>
          <table:table-cell table:style-name="ce8" table:formula="of:=IF([.I412]&lt;[.J412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7" calcext:value-type="float">
            <text:p>13104117</text:p>
          </table:table-cell>
          <table:table-cell table:style-name="ce12" office:value-type="date" office:date-value="2025-07-15" calcext:value-type="date">
            <text:p>15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6" calcext:value-type="float">
            <text:p>1306</text:p>
          </table:table-cell>
          <table:table-cell table:style-name="ce8" table:formula="of:=PRODUCT([.G413:.H413])" office:value-type="float" office:value="3918000" calcext:value-type="float">
            <text:p>3918000</text:p>
          </table:table-cell>
          <table:table-cell table:style-name="ce8" table:formula="of:=4000*[.G413]" office:value-type="float" office:value="12000000" calcext:value-type="float">
            <text:p>12000000</text:p>
          </table:table-cell>
          <table:table-cell table:style-name="ce8" table:formula="of:=[.I413]-[.J413]" office:value-type="float" office:value="-8082000" calcext:value-type="float">
            <text:p>-8082000</text:p>
          </table:table-cell>
          <table:table-cell table:style-name="ce8" table:formula="of:=IF([.I413]&lt;[.J413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8" calcext:value-type="float">
            <text:p>13104118</text:p>
          </table:table-cell>
          <table:table-cell table:style-name="ce12" office:value-type="date" office:date-value="2025-07-16" calcext:value-type="date">
            <text:p>16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7" calcext:value-type="float">
            <text:p>1307</text:p>
          </table:table-cell>
          <table:table-cell table:style-name="ce8" table:formula="of:=PRODUCT([.G414:.H414])" office:value-type="float" office:value="3921000" calcext:value-type="float">
            <text:p>3921000</text:p>
          </table:table-cell>
          <table:table-cell table:style-name="ce8" table:formula="of:=4000*[.G414]" office:value-type="float" office:value="12000000" calcext:value-type="float">
            <text:p>12000000</text:p>
          </table:table-cell>
          <table:table-cell table:style-name="ce8" table:formula="of:=[.I414]-[.J414]" office:value-type="float" office:value="-8079000" calcext:value-type="float">
            <text:p>-8079000</text:p>
          </table:table-cell>
          <table:table-cell table:style-name="ce8" table:formula="of:=IF([.I414]&lt;[.J414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Tenis looker</text:p>
          </table:table-cell>
          <table:table-cell table:style-name="ce8" office:value-type="float" office:value="13104119" calcext:value-type="float">
            <text:p>13104119</text:p>
          </table:table-cell>
          <table:table-cell table:style-name="ce12" office:value-type="date" office:date-value="2025-07-17" calcext:value-type="date">
            <text:p>17/07/25</text:p>
          </table:table-cell>
          <table:table-cell table:style-name="ce8" office:value-type="string" calcext:value-type="string">
            <text:p>Guera</text:p>
          </table:table-cell>
          <table:table-cell table:style-name="ce8" office:value-type="string" calcext:value-type="string">
            <text:p>Mongo</text:p>
          </table:table-cell>
          <table:table-cell table:style-name="ce8" office:value-type="string" calcext:value-type="string">
            <text:p>Équipe masculine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1308" calcext:value-type="float">
            <text:p>1308</text:p>
          </table:table-cell>
          <table:table-cell table:style-name="ce8" table:formula="of:=PRODUCT([.G415:.H415])" office:value-type="float" office:value="3924000" calcext:value-type="float">
            <text:p>3924000</text:p>
          </table:table-cell>
          <table:table-cell table:style-name="ce8" table:formula="of:=4000*[.G415]" office:value-type="float" office:value="12000000" calcext:value-type="float">
            <text:p>12000000</text:p>
          </table:table-cell>
          <table:table-cell table:style-name="ce8" table:formula="of:=[.I415]-[.J415]" office:value-type="float" office:value="-8076000" calcext:value-type="float">
            <text:p>-8076000</text:p>
          </table:table-cell>
          <table:table-cell table:style-name="ce8" table:formula="of:=IF([.I415]&lt;[.J415];&quot;mevente&quot;;&quot;augmentation&quot;)" office:value-type="string" office:string-value="mevente" calcext:value-type="string">
            <text:p>mevente</text:p>
          </table:table-cell>
          <table:table-cell table:number-columns-repeated="16372"/>
        </table:table-row>
        <table:table-row table:style-name="ro1" table:number-rows-repeated="10481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4:33:07.714169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4-11-18T20:50:42Z</meta:creation-date>
    <dc:date>2024-12-10T14:34:10.970943319</dc:date>
    <meta:editing-cycles>11</meta:editing-cycles>
    <meta:editing-duration>PT2H19M40S</meta:editing-duration>
    <meta:document-statistic meta:table-count="1" meta:cell-count="4968" meta:object-count="0"/>
  </office:meta>
</office:document-meta>
</file>